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net 18 adam(0.1 step lr)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net 18 (for comparison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esnet-18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OR-18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esnet-26-[2,2,1,1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esnet-26-[2,2,1,1]-decay-0.0005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esnet-38-[5,2,1,1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erResnet-38-[5,2,1,1]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5.999cm" svg:height="8.999cm" svg:x="6.134cm" svg:y="6.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6:59:51.245499126</meta:creation-date>
    <dc:date>2017-05-16T01:31:41.532748883</dc:date>
    <meta:editing-duration>PT1H57M52S</meta:editing-duration>
    <meta:editing-cycles>5</meta:editing-cycles>
    <meta:generator>LibreOffice/5.1.4.2$Linux_X86_64 LibreOffice_project/10m0$Build-2</meta:generator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5">
                <text:p>0.865</text:p>
              </table:table-cell>
              <table:table-cell office:value-type="float" office:value="0.6739">
                <text:p>0.6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96">
                <text:p>0.5496</text:p>
              </table:table-cell>
              <table:table-cell office:value-type="float" office:value="0.6816">
                <text:p>0.6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">
                <text:p>0.49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76">
                <text:p>0.4576</text:p>
              </table:table-cell>
              <table:table-cell office:value-type="float" office:value="0.6441">
                <text:p>0.6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44">
                <text:p>0.4644</text:p>
              </table:table-cell>
              <table:table-cell office:value-type="float" office:value="0.6135">
                <text:p>0.6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43">
                <text:p>0.4643</text:p>
              </table:table-cell>
              <table:table-cell office:value-type="float" office:value="0.6413">
                <text:p>0.6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7">
                <text:p>0.4687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3">
                <text:p>0.4703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37">
                <text:p>0.4737</text:p>
              </table:table-cell>
              <table:table-cell office:value-type="float" office:value="0.5764">
                <text:p>0.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5">
                <text:p>0.465</text:p>
              </table:table-cell>
              <table:table-cell office:value-type="float" office:value="0.6105">
                <text:p>0.6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04">
                <text:p>0.4804</text:p>
              </table:table-cell>
              <table:table-cell office:value-type="float" office:value="0.6959">
                <text:p>0.6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3">
                <text:p>0.470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59">
                <text:p>0.4459</text:p>
              </table:table-cell>
              <table:table-cell office:value-type="float" office:value="0.5822">
                <text:p>0.5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04">
                <text:p>0.4604</text:p>
              </table:table-cell>
              <table:table-cell office:value-type="float" office:value="0.6383">
                <text:p>0.6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76">
                <text:p>0.4476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79">
                <text:p>0.4479</text:p>
              </table:table-cell>
              <table:table-cell office:value-type="float" office:value="0.5392">
                <text:p>0.5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5">
                <text:p>0.4385</text:p>
              </table:table-cell>
              <table:table-cell office:value-type="float" office:value="0.6045">
                <text:p>0.6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77">
                <text:p>0.4577</text:p>
              </table:table-cell>
              <table:table-cell office:value-type="float" office:value="0.6528">
                <text:p>0.6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84">
                <text:p>0.4484</text:p>
              </table:table-cell>
              <table:table-cell office:value-type="float" office:value="0.5527">
                <text:p>0.5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02">
                <text:p>0.4502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66">
                <text:p>0.4466</text:p>
              </table:table-cell>
              <table:table-cell office:value-type="float" office:value="0.6058">
                <text:p>0.6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15">
                <text:p>0.4415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98">
                <text:p>0.4498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93">
                <text:p>0.4593</text:p>
              </table:table-cell>
              <table:table-cell office:value-type="float" office:value="0.7104">
                <text:p>0.7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47">
                <text:p>0.4447</text:p>
              </table:table-cell>
              <table:table-cell office:value-type="float" office:value="0.6365">
                <text:p>0.6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7">
                <text:p>0.437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92">
                <text:p>0.4692</text:p>
              </table:table-cell>
              <table:table-cell office:value-type="float" office:value="0.5229">
                <text:p>0.5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65">
                <text:p>0.4565</text:p>
              </table:table-cell>
              <table:table-cell office:value-type="float" office:value="0.5281">
                <text:p>0.5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8">
                <text:p>0.4278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38">
                <text:p>0.4438</text:p>
              </table:table-cell>
              <table:table-cell office:value-type="float" office:value="0.7217">
                <text:p>0.7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81">
                <text:p>0.4381</text:p>
              </table:table-cell>
              <table:table-cell office:value-type="float" office:value="0.6922">
                <text:p>0.6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16">
                <text:p>0.4216</text:p>
              </table:table-cell>
              <table:table-cell office:value-type="float" office:value="0.6283">
                <text:p>0.6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59">
                <text:p>0.4659</text:p>
              </table:table-cell>
              <table:table-cell office:value-type="float" office:value="0.7562">
                <text:p>0.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26">
                <text:p>0.4326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6">
                <text:p>0.4226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22">
                <text:p>0.4422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3">
                <text:p>0.473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14">
                <text:p>0.4514</text:p>
              </table:table-cell>
              <table:table-cell office:value-type="float" office:value="0.5377">
                <text:p>0.5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67">
                <text:p>0.4567</text:p>
              </table:table-cell>
              <table:table-cell office:value-type="float" office:value="0.8574">
                <text:p>0.8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69">
                <text:p>0.4569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6">
                <text:p>0.4316</text:p>
              </table:table-cell>
              <table:table-cell office:value-type="float" office:value="3.2754">
                <text:p>3.2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23">
                <text:p>0.4423</text:p>
              </table:table-cell>
              <table:table-cell office:value-type="float" office:value="1.5534">
                <text:p>1.5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9">
                <text:p>0.4379</text:p>
              </table:table-cell>
              <table:table-cell office:value-type="float" office:value="0.8636">
                <text:p>0.8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">
                <text:p>0.459</text:p>
              </table:table-cell>
              <table:table-cell office:value-type="float" office:value="0.7486">
                <text:p>0.7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06">
                <text:p>0.4406</text:p>
              </table:table-cell>
              <table:table-cell office:value-type="float" office:value="0.7449">
                <text:p>0.7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9">
                <text:p>0.4279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14">
                <text:p>0.421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24">
                <text:p>0.4224</text:p>
              </table:table-cell>
              <table:table-cell office:value-type="float" office:value="0.6192">
                <text:p>0.6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24">
                <text:p>0.4224</text:p>
              </table:table-cell>
              <table:table-cell office:value-type="float" office:value="0.7193">
                <text:p>0.7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6">
                <text:p>0.406</text:p>
              </table:table-cell>
              <table:table-cell office:value-type="float" office:value="1.7313">
                <text:p>1.7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37">
                <text:p>0.4237</text:p>
              </table:table-cell>
              <table:table-cell office:value-type="float" office:value="0.7181">
                <text:p>0.7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88">
                <text:p>0.418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51">
                <text:p>0.3951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04">
                <text:p>0.4204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47">
                <text:p>0.4247</text:p>
              </table:table-cell>
              <table:table-cell office:value-type="float" office:value="1.5147">
                <text:p>1.5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66">
                <text:p>0.4266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86">
                <text:p>0.428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07">
                <text:p>0.4207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06">
                <text:p>0.4106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78">
                <text:p>0.4178</text:p>
              </table:table-cell>
              <table:table-cell office:value-type="float" office:value="0.9031">
                <text:p>0.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26">
                <text:p>0.4126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72">
                <text:p>0.3972</text:p>
              </table:table-cell>
              <table:table-cell office:value-type="float" office:value="0.5712">
                <text:p>0.5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89">
                <text:p>0.4289</text:p>
              </table:table-cell>
              <table:table-cell office:value-type="float" office:value="0.5012">
                <text:p>0.5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96">
                <text:p>0.4096</text:p>
              </table:table-cell>
              <table:table-cell office:value-type="float" office:value="0.8792">
                <text:p>0.8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73">
                <text:p>0.3973</text:p>
              </table:table-cell>
              <table:table-cell office:value-type="float" office:value="1.1215">
                <text:p>1.1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9">
                <text:p>0.399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85">
                <text:p>0.3985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2">
                <text:p>0.4082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54">
                <text:p>0.3954</text:p>
              </table:table-cell>
              <table:table-cell office:value-type="float" office:value="0.8017">
                <text:p>0.8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86">
                <text:p>0.3786</text:p>
              </table:table-cell>
              <table:table-cell office:value-type="float" office:value="0.6927">
                <text:p>0.6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4">
                <text:p>0.3784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72">
                <text:p>0.3772</text:p>
              </table:table-cell>
              <table:table-cell office:value-type="float" office:value="1.1289">
                <text:p>1.1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61">
                <text:p>0.3961</text:p>
              </table:table-cell>
              <table:table-cell office:value-type="float" office:value="0.6556">
                <text:p>0.6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71">
                <text:p>0.4071</text:p>
              </table:table-cell>
              <table:table-cell office:value-type="float" office:value="0.7362">
                <text:p>0.7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15">
                <text:p>0.3915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58">
                <text:p>0.3958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1">
                <text:p>0.411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54">
                <text:p>0.3754</text:p>
              </table:table-cell>
              <table:table-cell office:value-type="float" office:value="0.7818">
                <text:p>0.7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94">
                <text:p>0.389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92">
                <text:p>0.3992</text:p>
              </table:table-cell>
              <table:table-cell office:value-type="float" office:value="2.018">
                <text:p>2.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51">
                <text:p>0.3751</text:p>
              </table:table-cell>
              <table:table-cell office:value-type="float" office:value="1.1266">
                <text:p>1.12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27">
                <text:p>0.3627</text:p>
              </table:table-cell>
              <table:table-cell office:value-type="float" office:value="0.7668">
                <text:p>0.7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16">
                <text:p>0.3716</text:p>
              </table:table-cell>
              <table:table-cell office:value-type="float" office:value="0.5802">
                <text:p>0.5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9">
                <text:p>0.369</text:p>
              </table:table-cell>
              <table:table-cell office:value-type="float" office:value="0.7906">
                <text:p>0.7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19">
                <text:p>0.3819</text:p>
              </table:table-cell>
              <table:table-cell office:value-type="float" office:value="1.0985">
                <text:p>1.0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84">
                <text:p>0.3684</text:p>
              </table:table-cell>
              <table:table-cell office:value-type="float" office:value="0.7779">
                <text:p>0.7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87">
                <text:p>0.3587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45">
                <text:p>0.3745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11">
                <text:p>0.3611</text:p>
              </table:table-cell>
              <table:table-cell office:value-type="float" office:value="0.7518">
                <text:p>0.7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62">
                <text:p>0.356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2">
                <text:p>0.362</text:p>
              </table:table-cell>
              <table:table-cell office:value-type="float" office:value="0.9098">
                <text:p>0.9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19">
                <text:p>0.3619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01">
                <text:p>0.3601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51">
                <text:p>0.3351</text:p>
              </table:table-cell>
              <table:table-cell office:value-type="float" office:value="1.0432">
                <text:p>1.0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45">
                <text:p>0.3445</text:p>
              </table:table-cell>
              <table:table-cell office:value-type="float" office:value="0.5006">
                <text:p>0.5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41">
                <text:p>0.3641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72">
                <text:p>0.3672</text:p>
              </table:table-cell>
              <table:table-cell office:value-type="float" office:value="0.6005">
                <text:p>0.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92">
                <text:p>0.3592</text:p>
              </table:table-cell>
              <table:table-cell office:value-type="float" office:value="0.6117">
                <text:p>0.61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97">
                <text:p>0.3397</text:p>
              </table:table-cell>
              <table:table-cell office:value-type="float" office:value="0.7156">
                <text:p>0.7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91">
                <text:p>0.3391</text:p>
              </table:table-cell>
              <table:table-cell office:value-type="float" office:value="0.7898">
                <text:p>0.78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8">
                <text:p>0.3568</text:p>
              </table:table-cell>
              <table:table-cell office:value-type="float" office:value="0.7162">
                <text:p>0.7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73">
                <text:p>0.3373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86">
                <text:p>0.3386</text:p>
              </table:table-cell>
              <table:table-cell office:value-type="float" office:value="0.5934">
                <text:p>0.5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42">
                <text:p>0.3542</text:p>
              </table:table-cell>
              <table:table-cell office:value-type="float" office:value="0.5612">
                <text:p>0.56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96">
                <text:p>0.3296</text:p>
              </table:table-cell>
              <table:table-cell office:value-type="float" office:value="0.4973">
                <text:p>0.49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14">
                <text:p>0.3514</text:p>
              </table:table-cell>
              <table:table-cell office:value-type="float" office:value="0.5727">
                <text:p>0.5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19">
                <text:p>0.3619</text:p>
              </table:table-cell>
              <table:table-cell office:value-type="float" office:value="0.6353">
                <text:p>0.6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25">
                <text:p>0.3525</text:p>
              </table:table-cell>
              <table:table-cell office:value-type="float" office:value="0.8222">
                <text:p>0.82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64">
                <text:p>0.3364</text:p>
              </table:table-cell>
              <table:table-cell office:value-type="float" office:value="0.5698">
                <text:p>0.5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01">
                <text:p>0.3201</text:p>
              </table:table-cell>
              <table:table-cell office:value-type="float" office:value="0.8373">
                <text:p>0.8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55">
                <text:p>0.3355</text:p>
              </table:table-cell>
              <table:table-cell office:value-type="float" office:value="1.4863">
                <text:p>1.4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64">
                <text:p>0.3764</text:p>
              </table:table-cell>
              <table:table-cell office:value-type="float" office:value="1.9573">
                <text:p>1.95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36">
                <text:p>0.3736</text:p>
              </table:table-cell>
              <table:table-cell office:value-type="float" office:value="1.3099">
                <text:p>1.3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43">
                <text:p>0.3243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03">
                <text:p>0.3303</text:p>
              </table:table-cell>
              <table:table-cell office:value-type="float" office:value="1.0315">
                <text:p>1.0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5">
                <text:p>0.3545</text:p>
              </table:table-cell>
              <table:table-cell office:value-type="float" office:value="0.7538">
                <text:p>0.75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72">
                <text:p>0.3172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54">
                <text:p>0.3354</text:p>
              </table:table-cell>
              <table:table-cell office:value-type="float" office:value="0.5249">
                <text:p>0.5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2">
                <text:p>0.342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79">
                <text:p>0.3279</text:p>
              </table:table-cell>
              <table:table-cell office:value-type="float" office:value="0.5392">
                <text:p>0.53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41">
                <text:p>0.3641</text:p>
              </table:table-cell>
              <table:table-cell office:value-type="float" office:value="0.7939">
                <text:p>0.7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27">
                <text:p>0.3627</text:p>
              </table:table-cell>
              <table:table-cell office:value-type="float" office:value="0.5887">
                <text:p>0.58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415">
                <text:p>0.3415</text:p>
              </table:table-cell>
              <table:table-cell office:value-type="float" office:value="0.7181">
                <text:p>0.71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92">
                <text:p>0.3292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1">
                <text:p>0.331</text:p>
              </table:table-cell>
              <table:table-cell office:value-type="float" office:value="0.6737">
                <text:p>0.67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33">
                <text:p>0.3133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49">
                <text:p>0.3249</text:p>
              </table:table-cell>
              <table:table-cell office:value-type="float" office:value="0.5864">
                <text:p>0.5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58">
                <text:p>0.3358</text:p>
              </table:table-cell>
              <table:table-cell office:value-type="float" office:value="0.7496">
                <text:p>0.7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">
                <text:p>0.32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1">
                <text:p>0.3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15">
                <text:p>0.3115</text:p>
              </table:table-cell>
              <table:table-cell office:value-type="float" office:value="0.6179">
                <text:p>0.61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61">
                <text:p>0.3361</text:p>
              </table:table-cell>
              <table:table-cell office:value-type="float" office:value="0.6388">
                <text:p>0.63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78">
                <text:p>0.3278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69">
                <text:p>0.3069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82">
                <text:p>0.328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02">
                <text:p>0.3302</text:p>
              </table:table-cell>
              <table:table-cell office:value-type="float" office:value="0.7015">
                <text:p>0.7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71">
                <text:p>0.3171</text:p>
              </table:table-cell>
              <table:table-cell office:value-type="float" office:value="0.6884">
                <text:p>0.6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52">
                <text:p>0.3352</text:p>
              </table:table-cell>
              <table:table-cell office:value-type="float" office:value="0.6181">
                <text:p>0.6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08">
                <text:p>0.3208</text:p>
              </table:table-cell>
              <table:table-cell office:value-type="float" office:value="0.7349">
                <text:p>0.7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39">
                <text:p>0.3039</text:p>
              </table:table-cell>
              <table:table-cell office:value-type="float" office:value="0.6042">
                <text:p>0.6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42">
                <text:p>0.3242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">
                <text:p>0.31</text:p>
              </table:table-cell>
              <table:table-cell office:value-type="float" office:value="0.7753">
                <text:p>0.7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36">
                <text:p>0.2936</text:p>
              </table:table-cell>
              <table:table-cell office:value-type="float" office:value="0.5738">
                <text:p>0.5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32">
                <text:p>0.2932</text:p>
              </table:table-cell>
              <table:table-cell office:value-type="float" office:value="0.9452">
                <text:p>0.9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41">
                <text:p>0.3141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79">
                <text:p>0.2979</text:p>
              </table:table-cell>
              <table:table-cell office:value-type="float" office:value="0.7162">
                <text:p>0.7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069">
                <text:p>0.3069</text:p>
              </table:table-cell>
              <table:table-cell office:value-type="float" office:value="0.9682">
                <text:p>0.9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137">
                <text:p>0.3137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1">
                <text:p>0.321</text:p>
              </table:table-cell>
              <table:table-cell office:value-type="float" office:value="0.8918">
                <text:p>0.89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85">
                <text:p>0.2885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82">
                <text:p>0.2882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2">
                <text:p>0.252</text:p>
              </table:table-cell>
              <table:table-cell office:value-type="float" office:value="0.6759">
                <text:p>0.67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32">
                <text:p>0.2732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99">
                <text:p>0.2499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9">
                <text:p>0.2479</text:p>
              </table:table-cell>
              <table:table-cell office:value-type="float" office:value="0.7397">
                <text:p>0.7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99">
                <text:p>0.2499</text:p>
              </table:table-cell>
              <table:table-cell office:value-type="float" office:value="0.7173">
                <text:p>0.7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26">
                <text:p>0.2526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92">
                <text:p>0.2392</text:p>
              </table:table-cell>
              <table:table-cell office:value-type="float" office:value="0.6891">
                <text:p>0.68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87">
                <text:p>0.2387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85">
                <text:p>0.2285</text:p>
              </table:table-cell>
              <table:table-cell office:value-type="float" office:value="0.6508">
                <text:p>0.65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97">
                <text:p>0.2397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24">
                <text:p>0.2224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35">
                <text:p>0.2335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23">
                <text:p>0.2423</text:p>
              </table:table-cell>
              <table:table-cell office:value-type="float" office:value="0.6885">
                <text:p>0.68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14">
                <text:p>0.2314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9">
                <text:p>0.229</text:p>
              </table:table-cell>
              <table:table-cell office:value-type="float" office:value="0.8259">
                <text:p>0.8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314">
                <text:p>0.2314</text:p>
              </table:table-cell>
              <table:table-cell office:value-type="float" office:value="0.7067">
                <text:p>0.70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28">
                <text:p>0.2328</text:p>
              </table:table-cell>
              <table:table-cell office:value-type="float" office:value="0.6995">
                <text:p>0.6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08">
                <text:p>0.2508</text:p>
              </table:table-cell>
              <table:table-cell office:value-type="float" office:value="0.6444">
                <text:p>0.6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78">
                <text:p>0.2478</text:p>
              </table:table-cell>
              <table:table-cell office:value-type="float" office:value="0.7445">
                <text:p>0.7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153">
                <text:p>0.2153</text:p>
              </table:table-cell>
              <table:table-cell office:value-type="float" office:value="0.8777">
                <text:p>0.8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24">
                <text:p>0.2224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332">
                <text:p>0.2332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4">
                <text:p>0.2444</text:p>
              </table:table-cell>
              <table:table-cell office:value-type="float" office:value="0.8724">
                <text:p>0.87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47">
                <text:p>0.2247</text:p>
              </table:table-cell>
              <table:table-cell office:value-type="float" office:value="0.6635">
                <text:p>0.66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64">
                <text:p>0.2264</text:p>
              </table:table-cell>
              <table:table-cell office:value-type="float" office:value="0.7817">
                <text:p>0.78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55">
                <text:p>0.225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48">
                <text:p>0.2248</text:p>
              </table:table-cell>
              <table:table-cell office:value-type="float" office:value="0.8218">
                <text:p>0.8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06">
                <text:p>0.2106</text:p>
              </table:table-cell>
              <table:table-cell office:value-type="float" office:value="1.0492">
                <text:p>1.0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15">
                <text:p>0.2315</text:p>
              </table:table-cell>
              <table:table-cell office:value-type="float" office:value="0.9366">
                <text:p>0.93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054">
                <text:p>0.2054</text:p>
              </table:table-cell>
              <table:table-cell office:value-type="float" office:value="0.7974">
                <text:p>0.7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38">
                <text:p>0.2138</text:p>
              </table:table-cell>
              <table:table-cell office:value-type="float" office:value="0.7827">
                <text:p>0.78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25">
                <text:p>0.2425</text:p>
              </table:table-cell>
              <table:table-cell office:value-type="float" office:value="0.7571">
                <text:p>0.7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44">
                <text:p>0.2344</text:p>
              </table:table-cell>
              <table:table-cell office:value-type="float" office:value="0.7262">
                <text:p>0.7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59">
                <text:p>0.2259</text:p>
              </table:table-cell>
              <table:table-cell office:value-type="float" office:value="0.6718">
                <text:p>0.6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03">
                <text:p>0.2003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42">
                <text:p>0.2042</text:p>
              </table:table-cell>
              <table:table-cell office:value-type="float" office:value="0.7697">
                <text:p>0.76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54">
                <text:p>0.2154</text:p>
              </table:table-cell>
              <table:table-cell office:value-type="float" office:value="0.9298">
                <text:p>0.92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49">
                <text:p>0.2149</text:p>
              </table:table-cell>
              <table:table-cell office:value-type="float" office:value="0.7641">
                <text:p>0.7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9">
                <text:p>0.219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326">
                <text:p>0.2326</text:p>
              </table:table-cell>
              <table:table-cell office:value-type="float" office:value="0.7885">
                <text:p>0.7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16">
                <text:p>0.2116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03">
                <text:p>0.2303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35">
                <text:p>0.2035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94">
                <text:p>0.2194</text:p>
              </table:table-cell>
              <table:table-cell office:value-type="float" office:value="1.3437">
                <text:p>1.34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83">
                <text:p>0.198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57">
                <text:p>0.2057</text:p>
              </table:table-cell>
              <table:table-cell office:value-type="float" office:value="1.0267">
                <text:p>1.02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52">
                <text:p>0.2152</text:p>
              </table:table-cell>
              <table:table-cell office:value-type="float" office:value="1.0238">
                <text:p>1.02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12">
                <text:p>0.1912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21">
                <text:p>0.2121</text:p>
              </table:table-cell>
              <table:table-cell office:value-type="float" office:value="0.9163">
                <text:p>0.9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54">
                <text:p>0.1954</text:p>
              </table:table-cell>
              <table:table-cell office:value-type="float" office:value="1.0525">
                <text:p>1.05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87">
                <text:p>0.1987</text:p>
              </table:table-cell>
              <table:table-cell office:value-type="float" office:value="1.6789">
                <text:p>1.6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74">
                <text:p>0.1974</text:p>
              </table:table-cell>
              <table:table-cell office:value-type="float" office:value="1.7291">
                <text:p>1.7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08">
                <text:p>0.2108</text:p>
              </table:table-cell>
              <table:table-cell office:value-type="float" office:value="1.4207">
                <text:p>1.42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1.4133">
                <text:p>1.41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3">
                <text:p>0.193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51">
                <text:p>0.2251</text:p>
              </table:table-cell>
              <table:table-cell office:value-type="float" office:value="1.1359">
                <text:p>1.13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18">
                <text:p>0.1918</text:p>
              </table:table-cell>
              <table:table-cell office:value-type="float" office:value="1.2832">
                <text:p>1.28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65">
                <text:p>0.1965</text:p>
              </table:table-cell>
              <table:table-cell office:value-type="float" office:value="1.0184">
                <text:p>1.0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83">
                <text:p>0.1883</text:p>
              </table:table-cell>
              <table:table-cell office:value-type="float" office:value="0.9377">
                <text:p>0.93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69">
                <text:p>0.2069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21">
                <text:p>0.2221</text:p>
              </table:table-cell>
              <table:table-cell office:value-type="float" office:value="1.0385">
                <text:p>1.0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68">
                <text:p>0.1968</text:p>
              </table:table-cell>
              <table:table-cell office:value-type="float" office:value="1.0701">
                <text:p>1.07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77">
                <text:p>0.1977</text:p>
              </table:table-cell>
              <table:table-cell office:value-type="float" office:value="1.2097">
                <text:p>1.2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17">
                <text:p>0.1917</text:p>
              </table:table-cell>
              <table:table-cell office:value-type="float" office:value="1.0666">
                <text:p>1.06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857">
                <text:p>0.1857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2">
                <text:p>0.2172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773">
                <text:p>0.1773</text:p>
              </table:table-cell>
              <table:table-cell office:value-type="float" office:value="0.8832">
                <text:p>0.88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37">
                <text:p>0.2137</text:p>
              </table:table-cell>
              <table:table-cell office:value-type="float" office:value="0.9249">
                <text:p>0.92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063">
                <text:p>0.2063</text:p>
              </table:table-cell>
              <table:table-cell office:value-type="float" office:value="0.8538">
                <text:p>0.8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59">
                <text:p>0.205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61">
                <text:p>0.1961</text:p>
              </table:table-cell>
              <table:table-cell office:value-type="float" office:value="1.1477">
                <text:p>1.1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58">
                <text:p>0.1758</text:p>
              </table:table-cell>
              <table:table-cell office:value-type="float" office:value="0.8571">
                <text:p>0.8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89">
                <text:p>0.1889</text:p>
              </table:table-cell>
              <table:table-cell office:value-type="float" office:value="1.0221">
                <text:p>1.0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035">
                <text:p>0.2035</text:p>
              </table:table-cell>
              <table:table-cell office:value-type="float" office:value="1.1859">
                <text:p>1.18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854">
                <text:p>0.1854</text:p>
              </table:table-cell>
              <table:table-cell office:value-type="float" office:value="1.0884">
                <text:p>1.08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6">
                <text:p>0.1976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02">
                <text:p>0.1902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38">
                <text:p>0.1938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012">
                <text:p>0.2012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18">
                <text:p>0.2118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93">
                <text:p>0.1693</text:p>
              </table:table-cell>
              <table:table-cell office:value-type="float" office:value="1.0467">
                <text:p>1.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005">
                <text:p>0.2005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64">
                <text:p>0.1764</text:p>
              </table:table-cell>
              <table:table-cell office:value-type="float" office:value="1.2751">
                <text:p>1.27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">
                <text:p>0.19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62">
                <text:p>0.1862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63">
                <text:p>0.1763</text:p>
              </table:table-cell>
              <table:table-cell office:value-type="float" office:value="1.1495">
                <text:p>1.14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42">
                <text:p>0.1842</text:p>
              </table:table-cell>
              <table:table-cell office:value-type="float" office:value="1.1751">
                <text:p>1.17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51">
                <text:p>0.1851</text:p>
              </table:table-cell>
              <table:table-cell office:value-type="float" office:value="1.2847">
                <text:p>1.28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75">
                <text:p>0.1875</text:p>
              </table:table-cell>
              <table:table-cell office:value-type="float" office:value="1.2603">
                <text:p>1.26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728">
                <text:p>0.1728</text:p>
              </table:table-cell>
              <table:table-cell office:value-type="float" office:value="1.4127">
                <text:p>1.4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95">
                <text:p>0.169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71">
                <text:p>0.2071</text:p>
              </table:table-cell>
              <table:table-cell office:value-type="float" office:value="1.6473">
                <text:p>1.64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9">
                <text:p>0.189</text:p>
              </table:table-cell>
              <table:table-cell office:value-type="float" office:value="1.3921">
                <text:p>1.39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726">
                <text:p>0.1726</text:p>
              </table:table-cell>
              <table:table-cell office:value-type="float" office:value="1.5435">
                <text:p>1.54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41">
                <text:p>0.1441</text:p>
              </table:table-cell>
              <table:table-cell office:value-type="float" office:value="1.4625">
                <text:p>1.4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16">
                <text:p>0.1616</text:p>
              </table:table-cell>
              <table:table-cell office:value-type="float" office:value="1.1597">
                <text:p>1.15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2">
                <text:p>0.182</text:p>
              </table:table-cell>
              <table:table-cell office:value-type="float" office:value="1.5051">
                <text:p>1.5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87">
                <text:p>0.1587</text:p>
              </table:table-cell>
              <table:table-cell office:value-type="float" office:value="1.7613">
                <text:p>1.76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818">
                <text:p>0.1818</text:p>
              </table:table-cell>
              <table:table-cell office:value-type="float" office:value="1.7465">
                <text:p>1.74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597">
                <text:p>0.1597</text:p>
              </table:table-cell>
              <table:table-cell office:value-type="float" office:value="1.8541">
                <text:p>1.85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58">
                <text:p>0.1958</text:p>
              </table:table-cell>
              <table:table-cell office:value-type="float" office:value="1.9616">
                <text:p>1.9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571">
                <text:p>0.1571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">
                <text:p>0.162</text:p>
              </table:table-cell>
              <table:table-cell office:value-type="float" office:value="1.8996">
                <text:p>1.89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65">
                <text:p>0.1465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72">
                <text:p>0.1772</text:p>
              </table:table-cell>
              <table:table-cell office:value-type="float" office:value="1.7972">
                <text:p>1.79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754">
                <text:p>0.1754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8">
                <text:p>0.168</text:p>
              </table:table-cell>
              <table:table-cell office:value-type="float" office:value="1.6154">
                <text:p>1.6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85">
                <text:p>0.1585</text:p>
              </table:table-cell>
              <table:table-cell office:value-type="float" office:value="1.2906">
                <text:p>1.29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757">
                <text:p>0.1757</text:p>
              </table:table-cell>
              <table:table-cell office:value-type="float" office:value="1.2815">
                <text:p>1.28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44">
                <text:p>0.2044</text:p>
              </table:table-cell>
              <table:table-cell office:value-type="float" office:value="1.0508">
                <text:p>1.0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3">
                <text:p>0.18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">
                <text:p>0.16</text:p>
              </table:table-cell>
              <table:table-cell office:value-type="float" office:value="1.6293">
                <text:p>1.6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775">
                <text:p>0.1775</text:p>
              </table:table-cell>
              <table:table-cell office:value-type="float" office:value="1.3669">
                <text:p>1.36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38">
                <text:p>0.1638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13">
                <text:p>0.1813</text:p>
              </table:table-cell>
              <table:table-cell office:value-type="float" office:value="1.4408">
                <text:p>1.44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65">
                <text:p>0.1465</text:p>
              </table:table-cell>
              <table:table-cell office:value-type="float" office:value="1.2101">
                <text:p>1.2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873">
                <text:p>0.1873</text:p>
              </table:table-cell>
              <table:table-cell office:value-type="float" office:value="1.2826">
                <text:p>1.28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19">
                <text:p>0.1519</text:p>
              </table:table-cell>
              <table:table-cell office:value-type="float" office:value="1.2082">
                <text:p>1.2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519">
                <text:p>0.1519</text:p>
              </table:table-cell>
              <table:table-cell office:value-type="float" office:value="1.1707">
                <text:p>1.1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56">
                <text:p>0.1556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35">
                <text:p>0.1535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81">
                <text:p>0.181</text:p>
              </table:table-cell>
              <table:table-cell office:value-type="float" office:value="1.8123">
                <text:p>1.81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51">
                <text:p>0.1551</text:p>
              </table:table-cell>
              <table:table-cell office:value-type="float" office:value="1.5286">
                <text:p>1.5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934">
                <text:p>0.1934</text:p>
              </table:table-cell>
              <table:table-cell office:value-type="float" office:value="1.5535">
                <text:p>1.55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97">
                <text:p>0.1597</text:p>
              </table:table-cell>
              <table:table-cell office:value-type="float" office:value="1.3714">
                <text:p>1.3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14">
                <text:p>0.1414</text:p>
              </table:table-cell>
              <table:table-cell office:value-type="float" office:value="1.6473">
                <text:p>1.64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7">
                <text:p>0.157</text:p>
              </table:table-cell>
              <table:table-cell office:value-type="float" office:value="2.1557">
                <text:p>2.15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758">
                <text:p>0.1758</text:p>
              </table:table-cell>
              <table:table-cell office:value-type="float" office:value="2.7423">
                <text:p>2.7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72">
                <text:p>0.1772</text:p>
              </table:table-cell>
              <table:table-cell office:value-type="float" office:value="1.6321">
                <text:p>1.63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4">
                <text:p>0.154</text:p>
              </table:table-cell>
              <table:table-cell office:value-type="float" office:value="1.7019">
                <text:p>1.7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788">
                <text:p>0.1788</text:p>
              </table:table-cell>
              <table:table-cell office:value-type="float" office:value="1.7239">
                <text:p>1.7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73">
                <text:p>0.1673</text:p>
              </table:table-cell>
              <table:table-cell office:value-type="float" office:value="1.6576">
                <text:p>1.6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8">
                <text:p>0.168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75">
                <text:p>0.1675</text:p>
              </table:table-cell>
              <table:table-cell office:value-type="float" office:value="1.5624">
                <text:p>1.56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35">
                <text:p>0.1235</text:p>
              </table:table-cell>
              <table:table-cell office:value-type="float" office:value="2.0813">
                <text:p>2.08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37">
                <text:p>0.1637</text:p>
              </table:table-cell>
              <table:table-cell office:value-type="float" office:value="1.6892">
                <text:p>1.68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421">
                <text:p>0.1421</text:p>
              </table:table-cell>
              <table:table-cell office:value-type="float" office:value="1.2808">
                <text:p>1.28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99">
                <text:p>0.1699</text:p>
              </table:table-cell>
              <table:table-cell office:value-type="float" office:value="1.3747">
                <text:p>1.37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447">
                <text:p>0.1447</text:p>
              </table:table-cell>
              <table:table-cell office:value-type="float" office:value="1.4819">
                <text:p>1.4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12">
                <text:p>0.1412</text:p>
              </table:table-cell>
              <table:table-cell office:value-type="float" office:value="1.9246">
                <text:p>1.92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98">
                <text:p>0.1598</text:p>
              </table:table-cell>
              <table:table-cell office:value-type="float" office:value="2.2721">
                <text:p>2.27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15">
                <text:p>0.1615</text:p>
              </table:table-cell>
              <table:table-cell office:value-type="float" office:value="1.4033">
                <text:p>1.40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438">
                <text:p>0.1438</text:p>
              </table:table-cell>
              <table:table-cell office:value-type="float" office:value="1.6252">
                <text:p>1.62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228">
                <text:p>0.1228</text:p>
              </table:table-cell>
              <table:table-cell office:value-type="float" office:value="1.5053">
                <text:p>1.50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8">
                <text:p>0.158</text:p>
              </table:table-cell>
              <table:table-cell office:value-type="float" office:value="2.1698">
                <text:p>2.1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85">
                <text:p>0.1685</text:p>
              </table:table-cell>
              <table:table-cell office:value-type="float" office:value="2.0168">
                <text:p>2.01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2">
                <text:p>0.152</text:p>
              </table:table-cell>
              <table:table-cell office:value-type="float" office:value="1.6356">
                <text:p>1.63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22">
                <text:p>0.1622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93">
                <text:p>0.1493</text:p>
              </table:table-cell>
              <table:table-cell office:value-type="float" office:value="2.8393">
                <text:p>2.83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26">
                <text:p>0.1526</text:p>
              </table:table-cell>
              <table:table-cell office:value-type="float" office:value="2.7377">
                <text:p>2.73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8">
                <text:p>0.168</text:p>
              </table:table-cell>
              <table:table-cell office:value-type="float" office:value="2.6961">
                <text:p>2.69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588">
                <text:p>0.1588</text:p>
              </table:table-cell>
              <table:table-cell office:value-type="float" office:value="2.3092">
                <text:p>2.30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26">
                <text:p>0.1426</text:p>
              </table:table-cell>
              <table:table-cell office:value-type="float" office:value="2.4809">
                <text:p>2.48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55">
                <text:p>0.1355</text:p>
              </table:table-cell>
              <table:table-cell office:value-type="float" office:value="2.5091">
                <text:p>2.5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39">
                <text:p>0.1239</text:p>
              </table:table-cell>
              <table:table-cell office:value-type="float" office:value="2.4544">
                <text:p>2.45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27">
                <text:p>0.1327</text:p>
              </table:table-cell>
              <table:table-cell office:value-type="float" office:value="2.3945">
                <text:p>2.39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29">
                <text:p>0.1629</text:p>
              </table:table-cell>
              <table:table-cell office:value-type="float" office:value="2.3281">
                <text:p>2.32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76">
                <text:p>0.1576</text:p>
              </table:table-cell>
              <table:table-cell office:value-type="float" office:value="2.2422">
                <text:p>2.24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68">
                <text:p>0.1168</text:p>
              </table:table-cell>
              <table:table-cell office:value-type="float" office:value="2.3164">
                <text:p>2.31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85">
                <text:p>0.1385</text:p>
              </table:table-cell>
              <table:table-cell office:value-type="float" office:value="2.2065">
                <text:p>2.2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02">
                <text:p>0.1302</text:p>
              </table:table-cell>
              <table:table-cell office:value-type="float" office:value="2.2689">
                <text:p>2.26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63">
                <text:p>0.1263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03">
                <text:p>0.1503</text:p>
              </table:table-cell>
              <table:table-cell office:value-type="float" office:value="2.1792">
                <text:p>2.17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85">
                <text:p>0.1285</text:p>
              </table:table-cell>
              <table:table-cell office:value-type="float" office:value="2.1196">
                <text:p>2.11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34">
                <text:p>0.134</text:p>
              </table:table-cell>
              <table:table-cell office:value-type="float" office:value="2.2168">
                <text:p>2.2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">
                <text:p>0.126</text:p>
              </table:table-cell>
              <table:table-cell office:value-type="float" office:value="2.1629">
                <text:p>2.16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32">
                <text:p>0.1532</text:p>
              </table:table-cell>
              <table:table-cell office:value-type="float" office:value="2.2751">
                <text:p>2.27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348">
                <text:p>0.1348</text:p>
              </table:table-cell>
              <table:table-cell office:value-type="float" office:value="1.9893">
                <text:p>1.9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21">
                <text:p>0.1221</text:p>
              </table:table-cell>
              <table:table-cell office:value-type="float" office:value="2.2069">
                <text:p>2.20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27">
                <text:p>0.1227</text:p>
              </table:table-cell>
              <table:table-cell office:value-type="float" office:value="2.4657">
                <text:p>2.46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64">
                <text:p>0.1264</text:p>
              </table:table-cell>
              <table:table-cell office:value-type="float" office:value="2.3019">
                <text:p>2.30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72">
                <text:p>0.1272</text:p>
              </table:table-cell>
              <table:table-cell office:value-type="float" office:value="2.3272">
                <text:p>2.32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92">
                <text:p>0.1192</text:p>
              </table:table-cell>
              <table:table-cell office:value-type="float" office:value="2.3014">
                <text:p>2.30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74">
                <text:p>0.1374</text:p>
              </table:table-cell>
              <table:table-cell office:value-type="float" office:value="2.3426">
                <text:p>2.34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29">
                <text:p>0.1529</text:p>
              </table:table-cell>
              <table:table-cell office:value-type="float" office:value="2.3038">
                <text:p>2.30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61">
                <text:p>0.1361</text:p>
              </table:table-cell>
              <table:table-cell office:value-type="float" office:value="2.3179">
                <text:p>2.31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297">
                <text:p>0.1297</text:p>
              </table:table-cell>
              <table:table-cell office:value-type="float" office:value="2.2503">
                <text:p>2.25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18">
                <text:p>0.1518</text:p>
              </table:table-cell>
              <table:table-cell office:value-type="float" office:value="2.0224">
                <text:p>2.02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238">
                <text:p>0.1238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65">
                <text:p>0.1265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1">
                <text:p>0.1321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54">
                <text:p>0.1354</text:p>
              </table:table-cell>
              <table:table-cell office:value-type="float" office:value="2.5719">
                <text:p>2.57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09">
                <text:p>0.1309</text:p>
              </table:table-cell>
              <table:table-cell office:value-type="float" office:value="2.1841">
                <text:p>2.1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22">
                <text:p>0.1222</text:p>
              </table:table-cell>
              <table:table-cell office:value-type="float" office:value="2.3077">
                <text:p>2.30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63">
                <text:p>0.1363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12">
                <text:p>0.1212</text:p>
              </table:table-cell>
              <table:table-cell office:value-type="float" office:value="2.1186">
                <text:p>2.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75">
                <text:p>0.1375</text:p>
              </table:table-cell>
              <table:table-cell office:value-type="float" office:value="2.2056">
                <text:p>2.2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12">
                <text:p>0.1312</text:p>
              </table:table-cell>
              <table:table-cell office:value-type="float" office:value="2.2855">
                <text:p>2.2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97">
                <text:p>0.1297</text:p>
              </table:table-cell>
              <table:table-cell office:value-type="float" office:value="2.1758">
                <text:p>2.17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75">
                <text:p>0.127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06">
                <text:p>0.1306</text:p>
              </table:table-cell>
              <table:table-cell office:value-type="float" office:value="2.1545">
                <text:p>2.15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62">
                <text:p>0.1462</text:p>
              </table:table-cell>
              <table:table-cell office:value-type="float" office:value="2.1493">
                <text:p>2.14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69">
                <text:p>0.1069</text:p>
              </table:table-cell>
              <table:table-cell office:value-type="float" office:value="2.1605">
                <text:p>2.16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245">
                <text:p>0.1245</text:p>
              </table:table-cell>
              <table:table-cell office:value-type="float" office:value="1.8973">
                <text:p>1.89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274">
                <text:p>0.1274</text:p>
              </table:table-cell>
              <table:table-cell office:value-type="float" office:value="2.1465">
                <text:p>2.14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6">
                <text:p>0.136</text:p>
              </table:table-cell>
              <table:table-cell office:value-type="float" office:value="2.3707">
                <text:p>2.37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94">
                <text:p>0.1194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42">
                <text:p>0.1342</text:p>
              </table:table-cell>
              <table:table-cell office:value-type="float" office:value="2.372">
                <text:p>2.3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98">
                <text:p>0.1298</text:p>
              </table:table-cell>
              <table:table-cell office:value-type="float" office:value="2.2555">
                <text:p>2.25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36">
                <text:p>0.1436</text:p>
              </table:table-cell>
              <table:table-cell office:value-type="float" office:value="2.2306">
                <text:p>2.2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2">
                <text:p>0.1402</text:p>
              </table:table-cell>
              <table:table-cell office:value-type="float" office:value="2.2379">
                <text:p>2.23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1">
                <text:p>0.1411</text:p>
              </table:table-cell>
              <table:table-cell office:value-type="float" office:value="1.9824">
                <text:p>1.98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07">
                <text:p>0.1207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45">
                <text:p>0.1145</text:p>
              </table:table-cell>
              <table:table-cell office:value-type="float" office:value="2.3569">
                <text:p>2.3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56">
                <text:p>0.1556</text:p>
              </table:table-cell>
              <table:table-cell office:value-type="float" office:value="2.3196">
                <text:p>2.31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204">
                <text:p>0.1204</text:p>
              </table:table-cell>
              <table:table-cell office:value-type="float" office:value="2.4977">
                <text:p>2.49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88">
                <text:p>0.1288</text:p>
              </table:table-cell>
              <table:table-cell office:value-type="float" office:value="2.2885">
                <text:p>2.28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68">
                <text:p>0.1368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252">
                <text:p>0.1252</text:p>
              </table:table-cell>
              <table:table-cell office:value-type="float" office:value="2.3139">
                <text:p>2.3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2">
                <text:p>0.122</text:p>
              </table:table-cell>
              <table:table-cell office:value-type="float" office:value="2.2557">
                <text:p>2.25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58">
                <text:p>0.1258</text:p>
              </table:table-cell>
              <table:table-cell office:value-type="float" office:value="2.3033">
                <text:p>2.30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116">
                <text:p>0.1116</text:p>
              </table:table-cell>
              <table:table-cell office:value-type="float" office:value="2.1143">
                <text:p>2.11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56">
                <text:p>0.1156</text:p>
              </table:table-cell>
              <table:table-cell office:value-type="float" office:value="2.3432">
                <text:p>2.34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29">
                <text:p>0.129</text:p>
              </table:table-cell>
              <table:table-cell office:value-type="float" office:value="2.4268">
                <text:p>2.42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45">
                <text:p>0.1245</text:p>
              </table:table-cell>
              <table:table-cell office:value-type="float" office:value="2.4142">
                <text:p>2.41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17">
                <text:p>0.1417</text:p>
              </table:table-cell>
              <table:table-cell office:value-type="float" office:value="2.5105">
                <text:p>2.51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333">
                <text:p>0.1333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27">
                <text:p>0.127</text:p>
              </table:table-cell>
              <table:table-cell office:value-type="float" office:value="2.4262">
                <text:p>2.42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116">
                <text:p>0.1116</text:p>
              </table:table-cell>
              <table:table-cell office:value-type="float" office:value="2.4394">
                <text:p>2.43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532">
                <text:p>0.1532</text:p>
              </table:table-cell>
              <table:table-cell office:value-type="float" office:value="2.4509">
                <text:p>2.45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318">
                <text:p>0.1318</text:p>
              </table:table-cell>
              <table:table-cell office:value-type="float" office:value="2.4455">
                <text:p>2.4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95">
                <text:p>0.1295</text:p>
              </table:table-cell>
              <table:table-cell office:value-type="float" office:value="2.6097">
                <text:p>2.60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294">
                <text:p>0.1294</text:p>
              </table:table-cell>
              <table:table-cell office:value-type="float" office:value="2.4313">
                <text:p>2.4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265">
                <text:p>0.1265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02">
                <text:p>0.1302</text:p>
              </table:table-cell>
              <table:table-cell office:value-type="float" office:value="2.4131">
                <text:p>2.4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373">
                <text:p>0.1373</text:p>
              </table:table-cell>
              <table:table-cell office:value-type="float" office:value="2.2939">
                <text:p>2.29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73">
                <text:p>0.1173</text:p>
              </table:table-cell>
              <table:table-cell office:value-type="float" office:value="2.3334">
                <text:p>2.33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22">
                <text:p>0.1222</text:p>
              </table:table-cell>
              <table:table-cell office:value-type="float" office:value="2.2481">
                <text:p>2.24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332">
                <text:p>0.1332</text:p>
              </table:table-cell>
              <table:table-cell office:value-type="float" office:value="2.3492">
                <text:p>2.34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95">
                <text:p>0.1395</text:p>
              </table:table-cell>
              <table:table-cell office:value-type="float" office:value="2.4896">
                <text:p>2.48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219">
                <text:p>0.1219</text:p>
              </table:table-cell>
              <table:table-cell office:value-type="float" office:value="2.2975">
                <text:p>2.2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337">
                <text:p>0.1337</text:p>
              </table:table-cell>
              <table:table-cell office:value-type="float" office:value="2.2922">
                <text:p>2.29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22">
                <text:p>0.1322</text:p>
              </table:table-cell>
              <table:table-cell office:value-type="float" office:value="2.309">
                <text:p>2.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224">
                <text:p>0.1224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146">
                <text:p>0.1146</text:p>
              </table:table-cell>
              <table:table-cell office:value-type="float" office:value="2.3682">
                <text:p>2.36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241">
                <text:p>0.1241</text:p>
              </table:table-cell>
              <table:table-cell office:value-type="float" office:value="2.3346">
                <text:p>2.33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195">
                <text:p>0.1195</text:p>
              </table:table-cell>
              <table:table-cell office:value-type="float" office:value="2.4333">
                <text:p>2.4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296">
                <text:p>0.1296</text:p>
              </table:table-cell>
              <table:table-cell office:value-type="float" office:value="2.5824">
                <text:p>2.58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249">
                <text:p>0.1249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242">
                <text:p>0.1242</text:p>
              </table:table-cell>
              <table:table-cell office:value-type="float" office:value="2.4965">
                <text:p>2.49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302">
                <text:p>0.1302</text:p>
              </table:table-cell>
              <table:table-cell office:value-type="float" office:value="2.5461">
                <text:p>2.54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421">
                <text:p>0.1421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19">
                <text:p>0.1119</text:p>
              </table:table-cell>
              <table:table-cell office:value-type="float" office:value="2.6358">
                <text:p>2.63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442">
                <text:p>0.1442</text:p>
              </table:table-cell>
              <table:table-cell office:value-type="float" office:value="2.521">
                <text:p>2.5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135">
                <text:p>0.1135</text:p>
              </table:table-cell>
              <table:table-cell office:value-type="float" office:value="2.6053">
                <text:p>2.60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33">
                <text:p>0.1333</text:p>
              </table:table-cell>
              <table:table-cell office:value-type="float" office:value="2.2445">
                <text:p>2.2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149">
                <text:p>0.1149</text:p>
              </table:table-cell>
              <table:table-cell office:value-type="float" office:value="2.5425">
                <text:p>2.54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151">
                <text:p>0.1151</text:p>
              </table:table-cell>
              <table:table-cell office:value-type="float" office:value="2.6037">
                <text:p>2.60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066">
                <text:p>0.1066</text:p>
              </table:table-cell>
              <table:table-cell office:value-type="float" office:value="2.5669">
                <text:p>2.56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972">
                <text:p>0.0972</text:p>
              </table:table-cell>
              <table:table-cell office:value-type="float" office:value="2.7423">
                <text:p>2.74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257">
                <text:p>0.1257</text:p>
              </table:table-cell>
              <table:table-cell office:value-type="float" office:value="2.5566">
                <text:p>2.55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261">
                <text:p>0.1261</text:p>
              </table:table-cell>
              <table:table-cell office:value-type="float" office:value="2.5207">
                <text:p>2.52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34">
                <text:p>0.1134</text:p>
              </table:table-cell>
              <table:table-cell office:value-type="float" office:value="2.5543">
                <text:p>2.55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17">
                <text:p>0.117</text:p>
              </table:table-cell>
              <table:table-cell office:value-type="float" office:value="2.3106">
                <text:p>2.31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394">
                <text:p>0.1394</text:p>
              </table:table-cell>
              <table:table-cell office:value-type="float" office:value="2.5644">
                <text:p>2.5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396">
                <text:p>0.1396</text:p>
              </table:table-cell>
              <table:table-cell office:value-type="float" office:value="2.5757">
                <text:p>2.57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199">
                <text:p>0.1199</text:p>
              </table:table-cell>
              <table:table-cell office:value-type="float" office:value="2.5629">
                <text:p>2.56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324">
                <text:p>0.1324</text:p>
              </table:table-cell>
              <table:table-cell office:value-type="float" office:value="2.2877">
                <text:p>2.28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276">
                <text:p>0.1276</text:p>
              </table:table-cell>
              <table:table-cell office:value-type="float" office:value="2.5658">
                <text:p>2.56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21">
                <text:p>0.121</text:p>
              </table:table-cell>
              <table:table-cell office:value-type="float" office:value="2.8735">
                <text:p>2.87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234">
                <text:p>0.1234</text:p>
              </table:table-cell>
              <table:table-cell office:value-type="float" office:value="2.5745">
                <text:p>2.57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6">
                <text:p>0.136</text:p>
              </table:table-cell>
              <table:table-cell office:value-type="float" office:value="2.827">
                <text:p>2.8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425">
                <text:p>0.1425</text:p>
              </table:table-cell>
              <table:table-cell office:value-type="float" office:value="2.5835">
                <text:p>2.58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317">
                <text:p>0.1317</text:p>
              </table:table-cell>
              <table:table-cell office:value-type="float" office:value="2.6367">
                <text:p>2.63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316">
                <text:p>0.1316</text:p>
              </table:table-cell>
              <table:table-cell office:value-type="float" office:value="2.5809">
                <text:p>2.5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284">
                <text:p>0.1284</text:p>
              </table:table-cell>
              <table:table-cell office:value-type="float" office:value="2.5549">
                <text:p>2.55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164">
                <text:p>0.1164</text:p>
              </table:table-cell>
              <table:table-cell office:value-type="float" office:value="2.5687">
                <text:p>2.56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343">
                <text:p>0.1343</text:p>
              </table:table-cell>
              <table:table-cell office:value-type="float" office:value="2.6315">
                <text:p>2.6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375">
                <text:p>0.1375</text:p>
              </table:table-cell>
              <table:table-cell office:value-type="float" office:value="2.5683">
                <text:p>2.56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356">
                <text:p>0.1356</text:p>
              </table:table-cell>
              <table:table-cell office:value-type="float" office:value="2.5555">
                <text:p>2.55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325">
                <text:p>0.1325</text:p>
              </table:table-cell>
              <table:table-cell office:value-type="float" office:value="2.5589">
                <text:p>2.55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38">
                <text:p>0.138</text:p>
              </table:table-cell>
              <table:table-cell office:value-type="float" office:value="2.6402">
                <text:p>2.64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218">
                <text:p>0.1218</text:p>
              </table:table-cell>
              <table:table-cell office:value-type="float" office:value="2.5573">
                <text:p>2.55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277">
                <text:p>0.1277</text:p>
              </table:table-cell>
              <table:table-cell office:value-type="float" office:value="2.5948">
                <text:p>2.59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15">
                <text:p>0.115</text:p>
              </table:table-cell>
              <table:table-cell office:value-type="float" office:value="2.5444">
                <text:p>2.54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219">
                <text:p>0.1219</text:p>
              </table:table-cell>
              <table:table-cell office:value-type="float" office:value="2.5797">
                <text:p>2.57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118">
                <text:p>0.1118</text:p>
              </table:table-cell>
              <table:table-cell office:value-type="float" office:value="2.5395">
                <text:p>2.53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208">
                <text:p>0.1208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205">
                <text:p>0.1205</text:p>
              </table:table-cell>
              <table:table-cell office:value-type="float" office:value="2.5407">
                <text:p>2.54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484">
                <text:p>0.1484</text:p>
              </table:table-cell>
              <table:table-cell office:value-type="float" office:value="2.6282">
                <text:p>2.62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417">
                <text:p>0.1417</text:p>
              </table:table-cell>
              <table:table-cell office:value-type="float" office:value="2.5415">
                <text:p>2.54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231">
                <text:p>0.1231</text:p>
              </table:table-cell>
              <table:table-cell office:value-type="float" office:value="2.6129">
                <text:p>2.61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147">
                <text:p>0.1147</text:p>
              </table:table-cell>
              <table:table-cell office:value-type="float" office:value="2.5385">
                <text:p>2.53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274">
                <text:p>0.1274</text:p>
              </table:table-cell>
              <table:table-cell office:value-type="float" office:value="2.8259">
                <text:p>2.82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116">
                <text:p>0.1116</text:p>
              </table:table-cell>
              <table:table-cell office:value-type="float" office:value="2.5514">
                <text:p>2.55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12">
                <text:p>0.112</text:p>
              </table:table-cell>
              <table:table-cell office:value-type="float" office:value="2.7984">
                <text:p>2.79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331">
                <text:p>0.1331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246">
                <text:p>0.1246</text:p>
              </table:table-cell>
              <table:table-cell office:value-type="float" office:value="2.4965">
                <text:p>2.49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345">
                <text:p>0.1345</text:p>
              </table:table-cell>
              <table:table-cell office:value-type="float" office:value="2.5421">
                <text:p>2.54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209">
                <text:p>0.1209</text:p>
              </table:table-cell>
              <table:table-cell office:value-type="float" office:value="2.4198">
                <text:p>2.41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405">
                <text:p>0.1405</text:p>
              </table:table-cell>
              <table:table-cell office:value-type="float" office:value="2.5417">
                <text:p>2.54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071">
                <text:p>0.1071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098">
                <text:p>0.1098</text:p>
              </table:table-cell>
              <table:table-cell office:value-type="float" office:value="2.5501">
                <text:p>2.55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249">
                <text:p>0.1249</text:p>
              </table:table-cell>
              <table:table-cell office:value-type="float" office:value="2.1626">
                <text:p>2.16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083">
                <text:p>0.1083</text:p>
              </table:table-cell>
              <table:table-cell office:value-type="float" office:value="2.5269">
                <text:p>2.52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067">
                <text:p>0.1067</text:p>
              </table:table-cell>
              <table:table-cell office:value-type="float" office:value="2.6281">
                <text:p>2.62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337">
                <text:p>0.1337</text:p>
              </table:table-cell>
              <table:table-cell office:value-type="float" office:value="2.5237">
                <text:p>2.52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498">
                <text:p>0.1498</text:p>
              </table:table-cell>
              <table:table-cell office:value-type="float" office:value="2.4777">
                <text:p>2.47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295">
                <text:p>0.1295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118">
                <text:p>0.1118</text:p>
              </table:table-cell>
              <table:table-cell office:value-type="float" office:value="2.4166">
                <text:p>2.4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076">
                <text:p>0.1076</text:p>
              </table:table-cell>
              <table:table-cell office:value-type="float" office:value="2.5145">
                <text:p>2.51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258">
                <text:p>0.1258</text:p>
              </table:table-cell>
              <table:table-cell office:value-type="float" office:value="2.4541">
                <text:p>2.45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361">
                <text:p>0.1361</text:p>
              </table:table-cell>
              <table:table-cell office:value-type="float" office:value="2.5208">
                <text:p>2.52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284">
                <text:p>0.1284</text:p>
              </table:table-cell>
              <table:table-cell office:value-type="float" office:value="2.5972">
                <text:p>2.59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73">
                <text:p>0.1173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138">
                <text:p>0.1138</text:p>
              </table:table-cell>
              <table:table-cell office:value-type="float" office:value="2.3056">
                <text:p>2.3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272">
                <text:p>0.1272</text:p>
              </table:table-cell>
              <table:table-cell office:value-type="float" office:value="2.5222">
                <text:p>2.52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193">
                <text:p>0.1193</text:p>
              </table:table-cell>
              <table:table-cell office:value-type="float" office:value="2.4318">
                <text:p>2.43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134">
                <text:p>0.1134</text:p>
              </table:table-cell>
              <table:table-cell office:value-type="float" office:value="2.5049">
                <text:p>2.50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203">
                <text:p>0.1203</text:p>
              </table:table-cell>
              <table:table-cell office:value-type="float" office:value="2.3267">
                <text:p>2.32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28">
                <text:p>0.1128</text:p>
              </table:table-cell>
              <table:table-cell office:value-type="float" office:value="2.4946">
                <text:p>2.49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74">
                <text:p>0.1174</text:p>
              </table:table-cell>
              <table:table-cell office:value-type="float" office:value="2.4982">
                <text:p>2.49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27">
                <text:p>0.1527</text:p>
              </table:table-cell>
              <table:table-cell office:value-type="float" office:value="2.4859">
                <text:p>2.48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203">
                <text:p>0.1203</text:p>
              </table:table-cell>
              <table:table-cell office:value-type="float" office:value="2.3827">
                <text:p>2.38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081">
                <text:p>0.1081</text:p>
              </table:table-cell>
              <table:table-cell office:value-type="float" office:value="2.4931">
                <text:p>2.49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347">
                <text:p>0.1347</text:p>
              </table:table-cell>
              <table:table-cell office:value-type="float" office:value="2.5115">
                <text:p>2.51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9">
                <text:p>0.109</text:p>
              </table:table-cell>
              <table:table-cell office:value-type="float" office:value="2.5003">
                <text:p>2.50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315">
                <text:p>0.1315</text:p>
              </table:table-cell>
              <table:table-cell office:value-type="float" office:value="2.4164">
                <text:p>2.41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233">
                <text:p>0.1233</text:p>
              </table:table-cell>
              <table:table-cell office:value-type="float" office:value="2.4943">
                <text:p>2.4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83">
                <text:p>0.1083</text:p>
              </table:table-cell>
              <table:table-cell office:value-type="float" office:value="2.5822">
                <text:p>2.58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224">
                <text:p>0.1224</text:p>
              </table:table-cell>
              <table:table-cell office:value-type="float" office:value="2.4989">
                <text:p>2.49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945">
                <text:p>0.094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413">
                <text:p>0.1413</text:p>
              </table:table-cell>
              <table:table-cell office:value-type="float" office:value="2.4928">
                <text:p>2.49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222">
                <text:p>0.1222</text:p>
              </table:table-cell>
              <table:table-cell office:value-type="float" office:value="2.3983">
                <text:p>2.39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324">
                <text:p>0.1324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426">
                <text:p>0.1426</text:p>
              </table:table-cell>
              <table:table-cell office:value-type="float" office:value="2.4807">
                <text:p>2.48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33">
                <text:p>0.1133</text:p>
              </table:table-cell>
              <table:table-cell office:value-type="float" office:value="2.4722">
                <text:p>2.47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329">
                <text:p>0.1329</text:p>
              </table:table-cell>
              <table:table-cell office:value-type="float" office:value="2.6317">
                <text:p>2.6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61">
                <text:p>0.1361</text:p>
              </table:table-cell>
              <table:table-cell office:value-type="float" office:value="2.4856">
                <text:p>2.48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286">
                <text:p>0.1286</text:p>
              </table:table-cell>
              <table:table-cell office:value-type="float" office:value="2.4588">
                <text:p>2.45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148">
                <text:p>0.1148</text:p>
              </table:table-cell>
              <table:table-cell office:value-type="float" office:value="2.4973">
                <text:p>2.49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432">
                <text:p>0.1432</text:p>
              </table:table-cell>
              <table:table-cell office:value-type="float" office:value="2.4742">
                <text:p>2.47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264">
                <text:p>0.1264</text:p>
              </table:table-cell>
              <table:table-cell office:value-type="float" office:value="2.5039">
                <text:p>2.50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233">
                <text:p>0.1233</text:p>
              </table:table-cell>
              <table:table-cell office:value-type="float" office:value="2.5648">
                <text:p>2.56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205">
                <text:p>0.1205</text:p>
              </table:table-cell>
              <table:table-cell office:value-type="float" office:value="2.4848">
                <text:p>2.48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31">
                <text:p>0.1331</text:p>
              </table:table-cell>
              <table:table-cell office:value-type="float" office:value="2.1678">
                <text:p>2.16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191">
                <text:p>0.1191</text:p>
              </table:table-cell>
              <table:table-cell office:value-type="float" office:value="2.4744">
                <text:p>2.47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472">
                <text:p>0.1472</text:p>
              </table:table-cell>
              <table:table-cell office:value-type="float" office:value="2.6444">
                <text:p>2.64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187">
                <text:p>0.1187</text:p>
              </table:table-cell>
              <table:table-cell office:value-type="float" office:value="2.4897">
                <text:p>2.48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17">
                <text:p>0.117</text:p>
              </table:table-cell>
              <table:table-cell office:value-type="float" office:value="2.6178">
                <text:p>2.61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237">
                <text:p>0.1237</text:p>
              </table:table-cell>
              <table:table-cell office:value-type="float" office:value="2.4906">
                <text:p>2.49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107">
                <text:p>0.1107</text:p>
              </table:table-cell>
              <table:table-cell office:value-type="float" office:value="2.3905">
                <text:p>2.39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218">
                <text:p>0.1218</text:p>
              </table:table-cell>
              <table:table-cell office:value-type="float" office:value="2.4902">
                <text:p>2.49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167">
                <text:p>0.1167</text:p>
              </table:table-cell>
              <table:table-cell office:value-type="float" office:value="2.5341">
                <text:p>2.53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349">
                <text:p>0.1349</text:p>
              </table:table-cell>
              <table:table-cell office:value-type="float" office:value="2.4951">
                <text:p>2.4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51">
                <text:p>0.1051</text:p>
              </table:table-cell>
              <table:table-cell office:value-type="float" office:value="2.3846">
                <text:p>2.38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178">
                <text:p>0.1178</text:p>
              </table:table-cell>
              <table:table-cell office:value-type="float" office:value="2.5187">
                <text:p>2.51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287">
                <text:p>0.1287</text:p>
              </table:table-cell>
              <table:table-cell office:value-type="float" office:value="2.4678">
                <text:p>2.4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19">
                <text:p>0.119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236">
                <text:p>0.123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94">
                <text:p>0.1094</text:p>
              </table:table-cell>
              <table:table-cell office:value-type="float" office:value="2.4978">
                <text:p>2.49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89">
                <text:p>0.1089</text:p>
              </table:table-cell>
              <table:table-cell office:value-type="float" office:value="2.4504">
                <text:p>2.45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68">
                <text:p>0.1068</text:p>
              </table:table-cell>
              <table:table-cell office:value-type="float" office:value="2.4867">
                <text:p>2.48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313">
                <text:p>0.1313</text:p>
              </table:table-cell>
              <table:table-cell office:value-type="float" office:value="2.5147">
                <text:p>2.5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202">
                <text:p>0.1202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78">
                <text:p>0.1278</text:p>
              </table:table-cell>
              <table:table-cell office:value-type="float" office:value="2.7131">
                <text:p>2.7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45">
                <text:p>0.1145</text:p>
              </table:table-cell>
              <table:table-cell office:value-type="float" office:value="2.4995">
                <text:p>2.49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74">
                <text:p>0.1174</text:p>
              </table:table-cell>
              <table:table-cell office:value-type="float" office:value="2.3826">
                <text:p>2.38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81">
                <text:p>0.0981</text:p>
              </table:table-cell>
              <table:table-cell office:value-type="float" office:value="2.5151">
                <text:p>2.51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281">
                <text:p>0.1281</text:p>
              </table:table-cell>
              <table:table-cell office:value-type="float" office:value="2.6144">
                <text:p>2.61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294">
                <text:p>0.1294</text:p>
              </table:table-cell>
              <table:table-cell office:value-type="float" office:value="2.5131">
                <text:p>2.51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63">
                <text:p>0.1263</text:p>
              </table:table-cell>
              <table:table-cell office:value-type="float" office:value="2.4739">
                <text:p>2.47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226">
                <text:p>0.1226</text:p>
              </table:table-cell>
              <table:table-cell office:value-type="float" office:value="2.4979">
                <text:p>2.49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371">
                <text:p>0.1371</text:p>
              </table:table-cell>
              <table:table-cell office:value-type="float" office:value="2.3618">
                <text:p>2.36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364">
                <text:p>0.1364</text:p>
              </table:table-cell>
              <table:table-cell office:value-type="float" office:value="2.5001">
                <text:p>2.50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29">
                <text:p>0.1129</text:p>
              </table:table-cell>
              <table:table-cell office:value-type="float" office:value="2.2972">
                <text:p>2.29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242">
                <text:p>0.1242</text:p>
              </table:table-cell>
              <table:table-cell office:value-type="float" office:value="2.4972">
                <text:p>2.49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248">
                <text:p>0.1248</text:p>
              </table:table-cell>
              <table:table-cell office:value-type="float" office:value="2.5783">
                <text:p>2.57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038">
                <text:p>0.1038</text:p>
              </table:table-cell>
              <table:table-cell office:value-type="float" office:value="2.4916">
                <text:p>2.49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079">
                <text:p>0.1079</text:p>
              </table:table-cell>
              <table:table-cell office:value-type="float" office:value="2.7748">
                <text:p>2.77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74">
                <text:p>0.1174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17">
                <text:p>0.1217</text:p>
              </table:table-cell>
              <table:table-cell office:value-type="float" office:value="2.4166">
                <text:p>2.41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157">
                <text:p>0.115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381">
                <text:p>0.1381</text:p>
              </table:table-cell>
              <table:table-cell office:value-type="float" office:value="2.5998">
                <text:p>2.59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102">
                <text:p>0.1102</text:p>
              </table:table-cell>
              <table:table-cell office:value-type="float" office:value="2.4865">
                <text:p>2.48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172">
                <text:p>0.1172</text:p>
              </table:table-cell>
              <table:table-cell office:value-type="float" office:value="2.3854">
                <text:p>2.3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304">
                <text:p>0.1304</text:p>
              </table:table-cell>
              <table:table-cell office:value-type="float" office:value="2.5022">
                <text:p>2.50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334">
                <text:p>0.1334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356">
                <text:p>0.1356</text:p>
              </table:table-cell>
              <table:table-cell office:value-type="float" office:value="2.4849">
                <text:p>2.48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19">
                <text:p>0.119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2">
                <text:p>0.122</text:p>
              </table:table-cell>
              <table:table-cell office:value-type="float" office:value="2.506">
                <text:p>2.5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161">
                <text:p>0.1161</text:p>
              </table:table-cell>
              <table:table-cell office:value-type="float" office:value="2.4562">
                <text:p>2.4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127">
                <text:p>0.1127</text:p>
              </table:table-cell>
              <table:table-cell office:value-type="float" office:value="2.5033">
                <text:p>2.50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06">
                <text:p>0.1206</text:p>
              </table:table-cell>
              <table:table-cell office:value-type="float" office:value="2.2749">
                <text:p>2.27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14">
                <text:p>0.1214</text:p>
              </table:table-cell>
              <table:table-cell office:value-type="float" office:value="2.4906">
                <text:p>2.49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42">
                <text:p>0.124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402">
                <text:p>0.140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18">
                <text:p>0.118</text:p>
              </table:table-cell>
              <table:table-cell office:value-type="float" office:value="2.5856">
                <text:p>2.58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18">
                <text:p>0.1318</text:p>
              </table:table-cell>
              <table:table-cell office:value-type="float" office:value="2.4903">
                <text:p>2.49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5">
                <text:p>0.15</text:p>
              </table:table-cell>
              <table:table-cell office:value-type="float" office:value="2.6415">
                <text:p>2.64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196">
                <text:p>0.1196</text:p>
              </table:table-cell>
              <table:table-cell office:value-type="float" office:value="2.4887">
                <text:p>2.48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8">
                <text:p>0.128</text:p>
              </table:table-cell>
              <table:table-cell office:value-type="float" office:value="2.5375">
                <text:p>2.5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274">
                <text:p>0.1274</text:p>
              </table:table-cell>
              <table:table-cell office:value-type="float" office:value="2.4861">
                <text:p>2.4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014">
                <text:p>0.1014</text:p>
              </table:table-cell>
              <table:table-cell office:value-type="float" office:value="2.4748">
                <text:p>2.47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178">
                <text:p>0.1178</text:p>
              </table:table-cell>
              <table:table-cell office:value-type="float" office:value="2.4892">
                <text:p>2.48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114">
                <text:p>0.1114</text:p>
              </table:table-cell>
              <table:table-cell office:value-type="float" office:value="2.098">
                <text:p>2.0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139">
                <text:p>0.1139</text:p>
              </table:table-cell>
              <table:table-cell office:value-type="float" office:value="2.4761">
                <text:p>2.47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214">
                <text:p>0.1214</text:p>
              </table:table-cell>
              <table:table-cell office:value-type="float" office:value="2.5519">
                <text:p>2.55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47">
                <text:p>0.1347</text:p>
              </table:table-cell>
              <table:table-cell office:value-type="float" office:value="2.4942">
                <text:p>2.49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402">
                <text:p>0.1402</text:p>
              </table:table-cell>
              <table:table-cell office:value-type="float" office:value="2.2309">
                <text:p>2.23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287">
                <text:p>0.1287</text:p>
              </table:table-cell>
              <table:table-cell office:value-type="float" office:value="2.4888">
                <text:p>2.4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146">
                <text:p>0.1146</text:p>
              </table:table-cell>
              <table:table-cell office:value-type="float" office:value="2.6311">
                <text:p>2.63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191">
                <text:p>0.1191</text:p>
              </table:table-cell>
              <table:table-cell office:value-type="float" office:value="2.4868">
                <text:p>2.48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237">
                <text:p>0.1237</text:p>
              </table:table-cell>
              <table:table-cell office:value-type="float" office:value="2.5521">
                <text:p>2.55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47">
                <text:p>0.1347</text:p>
              </table:table-cell>
              <table:table-cell office:value-type="float" office:value="2.4517">
                <text:p>2.45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36">
                <text:p>0.1336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45">
                <text:p>0.1245</text:p>
              </table:table-cell>
              <table:table-cell office:value-type="float" office:value="2.4619">
                <text:p>2.46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279">
                <text:p>0.1279</text:p>
              </table:table-cell>
              <table:table-cell office:value-type="float" office:value="2.3771">
                <text:p>2.37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28">
                <text:p>0.1328</text:p>
              </table:table-cell>
              <table:table-cell office:value-type="float" office:value="2.4711">
                <text:p>2.47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09">
                <text:p>0.1309</text:p>
              </table:table-cell>
              <table:table-cell office:value-type="float" office:value="2.5072">
                <text:p>2.50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15">
                <text:p>0.1315</text:p>
              </table:table-cell>
              <table:table-cell office:value-type="float" office:value="2.4952">
                <text:p>2.49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76">
                <text:p>0.1376</text:p>
              </table:table-cell>
              <table:table-cell office:value-type="float" office:value="2.5646">
                <text:p>2.56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02">
                <text:p>0.1302</text:p>
              </table:table-cell>
              <table:table-cell office:value-type="float" office:value="2.4844">
                <text:p>2.48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14">
                <text:p>0.1314</text:p>
              </table:table-cell>
              <table:table-cell office:value-type="float" office:value="2.614">
                <text:p>2.6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186">
                <text:p>0.1186</text:p>
              </table:table-cell>
              <table:table-cell office:value-type="float" office:value="2.4743">
                <text:p>2.47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238">
                <text:p>0.1238</text:p>
              </table:table-cell>
              <table:table-cell office:value-type="float" office:value="2.2699">
                <text:p>2.26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34">
                <text:p>0.1234</text:p>
              </table:table-cell>
              <table:table-cell office:value-type="float" office:value="2.4784">
                <text:p>2.47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15">
                <text:p>0.115</text:p>
              </table:table-cell>
              <table:table-cell office:value-type="float" office:value="2.7632">
                <text:p>2.76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325">
                <text:p>0.1325</text:p>
              </table:table-cell>
              <table:table-cell office:value-type="float" office:value="2.4877">
                <text:p>2.48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04">
                <text:p>0.1304</text:p>
              </table:table-cell>
              <table:table-cell office:value-type="float" office:value="2.6612">
                <text:p>2.66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82">
                <text:p>0.1282</text:p>
              </table:table-cell>
              <table:table-cell office:value-type="float" office:value="2.4737">
                <text:p>2.47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129">
                <text:p>0.1129</text:p>
              </table:table-cell>
              <table:table-cell office:value-type="float" office:value="2.4701">
                <text:p>2.47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136">
                <text:p>0.1136</text:p>
              </table:table-cell>
              <table:table-cell office:value-type="float" office:value="2.4742">
                <text:p>2.47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283">
                <text:p>0.1283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059">
                <text:p>0.1059</text:p>
              </table:table-cell>
              <table:table-cell office:value-type="float" office:value="2.4811">
                <text:p>2.48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11">
                <text:p>0.111</text:p>
              </table:table-cell>
              <table:table-cell office:value-type="float" office:value="2.4717">
                <text:p>2.47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091">
                <text:p>0.1091</text:p>
              </table:table-cell>
              <table:table-cell office:value-type="float" office:value="2.4906">
                <text:p>2.49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42">
                <text:p>0.1442</text:p>
              </table:table-cell>
              <table:table-cell office:value-type="float" office:value="2.6103">
                <text:p>2.61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82">
                <text:p>0.1282</text:p>
              </table:table-cell>
              <table:table-cell office:value-type="float" office:value="2.5002">
                <text:p>2.50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369">
                <text:p>0.1369</text:p>
              </table:table-cell>
              <table:table-cell office:value-type="float" office:value="2.4592">
                <text:p>2.45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86">
                <text:p>0.1186</text:p>
              </table:table-cell>
              <table:table-cell office:value-type="float" office:value="2.4786">
                <text:p>2.47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04">
                <text:p>0.1304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206">
                <text:p>0.1206</text:p>
              </table:table-cell>
              <table:table-cell office:value-type="float" office:value="2.4789">
                <text:p>2.47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163">
                <text:p>0.1163</text:p>
              </table:table-cell>
              <table:table-cell office:value-type="float" office:value="2.4761">
                <text:p>2.47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87">
                <text:p>0.1087</text:p>
              </table:table-cell>
              <table:table-cell office:value-type="float" office:value="2.4868">
                <text:p>2.48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209">
                <text:p>0.1209</text:p>
              </table:table-cell>
              <table:table-cell office:value-type="float" office:value="2.4621">
                <text:p>2.46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311">
                <text:p>0.1311</text:p>
              </table:table-cell>
              <table:table-cell office:value-type="float" office:value="2.4941">
                <text:p>2.49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11">
                <text:p>0.1311</text:p>
              </table:table-cell>
              <table:table-cell office:value-type="float" office:value="2.3523">
                <text:p>2.35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153">
                <text:p>0.1153</text:p>
              </table:table-cell>
              <table:table-cell office:value-type="float" office:value="2.4786">
                <text:p>2.4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081">
                <text:p>0.1081</text:p>
              </table:table-cell>
              <table:table-cell office:value-type="float" office:value="2.6582">
                <text:p>2.65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53">
                <text:p>0.1153</text:p>
              </table:table-cell>
              <table:table-cell office:value-type="float" office:value="2.4911">
                <text:p>2.49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533">
                <text:p>0.1533</text:p>
              </table:table-cell>
              <table:table-cell office:value-type="float" office:value="2.5895">
                <text:p>2.58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236">
                <text:p>0.1236</text:p>
              </table:table-cell>
              <table:table-cell office:value-type="float" office:value="2.5086">
                <text:p>2.50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67">
                <text:p>0.1067</text:p>
              </table:table-cell>
              <table:table-cell office:value-type="float" office:value="2.7695">
                <text:p>2.76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73">
                <text:p>0.1473</text:p>
              </table:table-cell>
              <table:table-cell office:value-type="float" office:value="2.5011">
                <text:p>2.50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026">
                <text:p>0.1026</text:p>
              </table:table-cell>
              <table:table-cell office:value-type="float" office:value="2.7722">
                <text:p>2.77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225">
                <text:p>0.1225</text:p>
              </table:table-cell>
              <table:table-cell office:value-type="float" office:value="2.4801">
                <text:p>2.48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266">
                <text:p>0.1266</text:p>
              </table:table-cell>
              <table:table-cell office:value-type="float" office:value="2.2885">
                <text:p>2.2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">
                <text:p>0.82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62">
                <text:p>0.5062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47">
                <text:p>0.4847</text:p>
              </table:table-cell>
              <table:table-cell office:value-type="float" office:value="0.6354">
                <text:p>0.6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4">
                <text:p>0.4684</text:p>
              </table:table-cell>
              <table:table-cell office:value-type="float" office:value="0.6432">
                <text:p>0.6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27">
                <text:p>0.4727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65">
                <text:p>0.4665</text:p>
              </table:table-cell>
              <table:table-cell office:value-type="float" office:value="0.5855">
                <text:p>0.5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32">
                <text:p>0.4632</text:p>
              </table:table-cell>
              <table:table-cell office:value-type="float" office:value="0.5979">
                <text:p>0.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22">
                <text:p>0.4622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14">
                <text:p>0.4714</text:p>
              </table:table-cell>
              <table:table-cell office:value-type="float" office:value="0.5167">
                <text:p>0.5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59">
                <text:p>0.4559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96">
                <text:p>0.4496</text:p>
              </table:table-cell>
              <table:table-cell office:value-type="float" office:value="0.5371">
                <text:p>0.5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7">
                <text:p>0.4487</text:p>
              </table:table-cell>
              <table:table-cell office:value-type="float" office:value="0.5235">
                <text:p>0.5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7">
                <text:p>0.4407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72">
                <text:p>0.4572</text:p>
              </table:table-cell>
              <table:table-cell office:value-type="float" office:value="0.5443">
                <text:p>0.5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4">
                <text:p>0.4754</text:p>
              </table:table-cell>
              <table:table-cell office:value-type="float" office:value="0.5342">
                <text:p>0.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">
                <text:p>0.4511</text:p>
              </table:table-cell>
              <table:table-cell office:value-type="float" office:value="0.5089">
                <text:p>0.5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38">
                <text:p>0.4538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4">
                <text:p>0.4494</text:p>
              </table:table-cell>
              <table:table-cell office:value-type="float" office:value="0.5382">
                <text:p>0.5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2">
                <text:p>0.452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18">
                <text:p>0.4518</text:p>
              </table:table-cell>
              <table:table-cell office:value-type="float" office:value="0.5692">
                <text:p>0.5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46">
                <text:p>0.4546</text:p>
              </table:table-cell>
              <table:table-cell office:value-type="float" office:value="0.6002">
                <text:p>0.6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06">
                <text:p>0.4606</text:p>
              </table:table-cell>
              <table:table-cell office:value-type="float" office:value="0.5183">
                <text:p>0.5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8">
                <text:p>0.468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3">
                <text:p>0.443</text:p>
              </table:table-cell>
              <table:table-cell office:value-type="float" office:value="0.4967">
                <text:p>0.49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31">
                <text:p>0.4731</text:p>
              </table:table-cell>
              <table:table-cell office:value-type="float" office:value="0.5162">
                <text:p>0.5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61">
                <text:p>0.4561</text:p>
              </table:table-cell>
              <table:table-cell office:value-type="float" office:value="0.5537">
                <text:p>0.5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3">
                <text:p>0.4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06">
                <text:p>0.4406</text:p>
              </table:table-cell>
              <table:table-cell office:value-type="float" office:value="0.7182">
                <text:p>0.7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96">
                <text:p>0.4496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1">
                <text:p>0.4341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74">
                <text:p>0.4374</text:p>
              </table:table-cell>
              <table:table-cell office:value-type="float" office:value="0.6758">
                <text:p>0.6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2">
                <text:p>0.4452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83">
                <text:p>0.4583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1">
                <text:p>0.431</text:p>
              </table:table-cell>
              <table:table-cell office:value-type="float" office:value="0.8062">
                <text:p>0.8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82">
                <text:p>0.4582</text:p>
              </table:table-cell>
              <table:table-cell office:value-type="float" office:value="1.1921">
                <text:p>1.1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13">
                <text:p>0.4413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32">
                <text:p>0.4332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8">
                <text:p>0.418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72">
                <text:p>0.4472</text:p>
              </table:table-cell>
              <table:table-cell office:value-type="float" office:value="0.7159">
                <text:p>0.7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86">
                <text:p>0.4686</text:p>
              </table:table-cell>
              <table:table-cell office:value-type="float" office:value="0.9552">
                <text:p>0.95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8">
                <text:p>0.458</text:p>
              </table:table-cell>
              <table:table-cell office:value-type="float" office:value="0.6067">
                <text:p>0.6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64">
                <text:p>0.426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8629">
                <text:p>0.8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3">
                <text:p>0.423</text:p>
              </table:table-cell>
              <table:table-cell office:value-type="float" office:value="1.1565">
                <text:p>1.1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18">
                <text:p>0.4318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48">
                <text:p>0.4248</text:p>
              </table:table-cell>
              <table:table-cell office:value-type="float" office:value="0.7139">
                <text:p>0.7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9">
                <text:p>0.409</text:p>
              </table:table-cell>
              <table:table-cell office:value-type="float" office:value="0.7891">
                <text:p>0.7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2">
                <text:p>0.412</text:p>
              </table:table-cell>
              <table:table-cell office:value-type="float" office:value="0.6593">
                <text:p>0.6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02">
                <text:p>0.4302</text:p>
              </table:table-cell>
              <table:table-cell office:value-type="float" office:value="0.6834">
                <text:p>0.6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4">
                <text:p>0.424</text:p>
              </table:table-cell>
              <table:table-cell office:value-type="float" office:value="0.8193">
                <text:p>0.8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3">
                <text:p>0.413</text:p>
              </table:table-cell>
              <table:table-cell office:value-type="float" office:value="0.8358">
                <text:p>0.8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1">
                <text:p>0.440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83">
                <text:p>0.4283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32">
                <text:p>0.4132</text:p>
              </table:table-cell>
              <table:table-cell office:value-type="float" office:value="0.8274">
                <text:p>0.8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6">
                <text:p>0.426</text:p>
              </table:table-cell>
              <table:table-cell office:value-type="float" office:value="0.7671">
                <text:p>0.7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46">
                <text:p>0.4246</text:p>
              </table:table-cell>
              <table:table-cell office:value-type="float" office:value="0.8562">
                <text:p>0.8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7">
                <text:p>0.407</text:p>
              </table:table-cell>
              <table:table-cell office:value-type="float" office:value="0.6273">
                <text:p>0.6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78">
                <text:p>0.3978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4">
                <text:p>0.41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6">
                <text:p>0.4176</text:p>
              </table:table-cell>
              <table:table-cell office:value-type="float" office:value="0.7209">
                <text:p>0.7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73">
                <text:p>0.4073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39">
                <text:p>0.4139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13">
                <text:p>0.4213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2">
                <text:p>0.402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72">
                <text:p>0.417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41">
                <text:p>0.4041</text:p>
              </table:table-cell>
              <table:table-cell office:value-type="float" office:value="0.8595">
                <text:p>0.8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46">
                <text:p>0.4046</text:p>
              </table:table-cell>
              <table:table-cell office:value-type="float" office:value="0.8103">
                <text:p>0.8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9">
                <text:p>0.3979</text:p>
              </table:table-cell>
              <table:table-cell office:value-type="float" office:value="0.9526">
                <text:p>0.9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16">
                <text:p>0.3916</text:p>
              </table:table-cell>
              <table:table-cell office:value-type="float" office:value="0.7112">
                <text:p>0.7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15">
                <text:p>0.3815</text:p>
              </table:table-cell>
              <table:table-cell office:value-type="float" office:value="0.7851">
                <text:p>0.7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996">
                <text:p>0.3996</text:p>
              </table:table-cell>
              <table:table-cell office:value-type="float" office:value="0.8998">
                <text:p>0.8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51">
                <text:p>0.4051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18">
                <text:p>0.4018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3">
                <text:p>0.393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43">
                <text:p>0.3743</text:p>
              </table:table-cell>
              <table:table-cell office:value-type="float" office:value="0.8193">
                <text:p>0.81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89">
                <text:p>0.3889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55">
                <text:p>0.3855</text:p>
              </table:table-cell>
              <table:table-cell office:value-type="float" office:value="0.7501">
                <text:p>0.7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57">
                <text:p>0.415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83">
                <text:p>0.3983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72">
                <text:p>0.3772</text:p>
              </table:table-cell>
              <table:table-cell office:value-type="float" office:value="0.8348">
                <text:p>0.8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9">
                <text:p>0.399</text:p>
              </table:table-cell>
              <table:table-cell office:value-type="float" office:value="0.7117">
                <text:p>0.7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83">
                <text:p>0.3583</text:p>
              </table:table-cell>
              <table:table-cell office:value-type="float" office:value="0.6433">
                <text:p>0.6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97">
                <text:p>0.3797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34">
                <text:p>0.3734</text:p>
              </table:table-cell>
              <table:table-cell office:value-type="float" office:value="0.6991">
                <text:p>0.6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06">
                <text:p>0.3906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62">
                <text:p>0.3862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66">
                <text:p>0.3766</text:p>
              </table:table-cell>
              <table:table-cell office:value-type="float" office:value="0.6391">
                <text:p>0.6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73">
                <text:p>0.3873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4">
                <text:p>0.4094</text:p>
              </table:table-cell>
              <table:table-cell office:value-type="float" office:value="0.7277">
                <text:p>0.72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82">
                <text:p>0.3782</text:p>
              </table:table-cell>
              <table:table-cell office:value-type="float" office:value="0.5335">
                <text:p>0.5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42">
                <text:p>0.3742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83">
                <text:p>0.3783</text:p>
              </table:table-cell>
              <table:table-cell office:value-type="float" office:value="0.6122">
                <text:p>0.6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19">
                <text:p>0.3719</text:p>
              </table:table-cell>
              <table:table-cell office:value-type="float" office:value="0.7448">
                <text:p>0.7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99">
                <text:p>0.3699</text:p>
              </table:table-cell>
              <table:table-cell office:value-type="float" office:value="0.5869">
                <text:p>0.5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05">
                <text:p>0.3605</text:p>
              </table:table-cell>
              <table:table-cell office:value-type="float" office:value="0.6973">
                <text:p>0.6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57">
                <text:p>0.3757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48">
                <text:p>0.3448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22">
                <text:p>0.3622</text:p>
              </table:table-cell>
              <table:table-cell office:value-type="float" office:value="0.6659">
                <text:p>0.6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27">
                <text:p>0.3627</text:p>
              </table:table-cell>
              <table:table-cell office:value-type="float" office:value="0.5984">
                <text:p>0.5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4">
                <text:p>0.354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25">
                <text:p>0.3625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63">
                <text:p>0.3663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2">
                <text:p>0.3532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2">
                <text:p>0.352</text:p>
              </table:table-cell>
              <table:table-cell office:value-type="float" office:value="0.5707">
                <text:p>0.5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89">
                <text:p>0.3589</text:p>
              </table:table-cell>
              <table:table-cell office:value-type="float" office:value="0.6298">
                <text:p>0.6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9">
                <text:p>0.359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16">
                <text:p>0.3516</text:p>
              </table:table-cell>
              <table:table-cell office:value-type="float" office:value="0.5624">
                <text:p>0.5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02">
                <text:p>0.3702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14">
                <text:p>0.3514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89">
                <text:p>0.3389</text:p>
              </table:table-cell>
              <table:table-cell office:value-type="float" office:value="0.5642">
                <text:p>0.5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53">
                <text:p>0.3753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42">
                <text:p>0.3642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66">
                <text:p>0.3366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03">
                <text:p>0.3403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48">
                <text:p>0.3448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5">
                <text:p>0.3545</text:p>
              </table:table-cell>
              <table:table-cell office:value-type="float" office:value="0.5361">
                <text:p>0.5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9">
                <text:p>0.33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48">
                <text:p>0.3148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76">
                <text:p>0.3376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151">
                <text:p>0.3151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54">
                <text:p>0.3254</text:p>
              </table:table-cell>
              <table:table-cell office:value-type="float" office:value="0.5269">
                <text:p>0.52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74">
                <text:p>0.3174</text:p>
              </table:table-cell>
              <table:table-cell office:value-type="float" office:value="0.5666">
                <text:p>0.5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85">
                <text:p>0.328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339">
                <text:p>0.333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26">
                <text:p>0.3226</text:p>
              </table:table-cell>
              <table:table-cell office:value-type="float" office:value="0.5811">
                <text:p>0.5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326">
                <text:p>0.3326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421">
                <text:p>0.3421</text:p>
              </table:table-cell>
              <table:table-cell office:value-type="float" office:value="0.5997">
                <text:p>0.5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16">
                <text:p>0.3316</text:p>
              </table:table-cell>
              <table:table-cell office:value-type="float" office:value="0.6523">
                <text:p>0.65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06">
                <text:p>0.3306</text:p>
              </table:table-cell>
              <table:table-cell office:value-type="float" office:value="0.6011">
                <text:p>0.60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77">
                <text:p>0.3277</text:p>
              </table:table-cell>
              <table:table-cell office:value-type="float" office:value="0.5747">
                <text:p>0.57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63">
                <text:p>0.3263</text:p>
              </table:table-cell>
              <table:table-cell office:value-type="float" office:value="0.5718">
                <text:p>0.57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9">
                <text:p>0.359</text:p>
              </table:table-cell>
              <table:table-cell office:value-type="float" office:value="0.6974">
                <text:p>0.69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88">
                <text:p>0.3288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85">
                <text:p>0.2985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18">
                <text:p>0.3218</text:p>
              </table:table-cell>
              <table:table-cell office:value-type="float" office:value="0.5499">
                <text:p>0.5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24">
                <text:p>0.3324</text:p>
              </table:table-cell>
              <table:table-cell office:value-type="float" office:value="0.6133">
                <text:p>0.6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17">
                <text:p>0.3217</text:p>
              </table:table-cell>
              <table:table-cell office:value-type="float" office:value="0.7092">
                <text:p>0.7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53">
                <text:p>0.3053</text:p>
              </table:table-cell>
              <table:table-cell office:value-type="float" office:value="0.5371">
                <text:p>0.53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2">
                <text:p>0.332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89">
                <text:p>0.2889</text:p>
              </table:table-cell>
              <table:table-cell office:value-type="float" office:value="0.7991">
                <text:p>0.7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103">
                <text:p>0.3103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21">
                <text:p>0.3021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41">
                <text:p>0.3141</text:p>
              </table:table-cell>
              <table:table-cell office:value-type="float" office:value="0.5414">
                <text:p>0.5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92">
                <text:p>0.3092</text:p>
              </table:table-cell>
              <table:table-cell office:value-type="float" office:value="0.5817">
                <text:p>0.58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55">
                <text:p>0.3055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11">
                <text:p>0.3111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67">
                <text:p>0.2767</text:p>
              </table:table-cell>
              <table:table-cell office:value-type="float" office:value="0.6643">
                <text:p>0.6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52">
                <text:p>0.2852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26">
                <text:p>0.3426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095">
                <text:p>0.3095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94">
                <text:p>0.27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18">
                <text:p>0.2818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45">
                <text:p>0.284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16">
                <text:p>0.2916</text:p>
              </table:table-cell>
              <table:table-cell office:value-type="float" office:value="0.5421">
                <text:p>0.5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89">
                <text:p>0.2889</text:p>
              </table:table-cell>
              <table:table-cell office:value-type="float" office:value="0.5349">
                <text:p>0.5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97">
                <text:p>0.2797</text:p>
              </table:table-cell>
              <table:table-cell office:value-type="float" office:value="0.5773">
                <text:p>0.5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91">
                <text:p>0.2891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48">
                <text:p>0.3048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8">
                <text:p>0.298</text:p>
              </table:table-cell>
              <table:table-cell office:value-type="float" office:value="0.5574">
                <text:p>0.55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81">
                <text:p>0.278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01">
                <text:p>0.2801</text:p>
              </table:table-cell>
              <table:table-cell office:value-type="float" office:value="0.5803">
                <text:p>0.5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34">
                <text:p>0.303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94">
                <text:p>0.2794</text:p>
              </table:table-cell>
              <table:table-cell office:value-type="float" office:value="0.5894">
                <text:p>0.5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781">
                <text:p>0.2781</text:p>
              </table:table-cell>
              <table:table-cell office:value-type="float" office:value="0.7036">
                <text:p>0.70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86">
                <text:p>0.2886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24">
                <text:p>0.2824</text:p>
              </table:table-cell>
              <table:table-cell office:value-type="float" office:value="0.5535">
                <text:p>0.55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35">
                <text:p>0.273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1">
                <text:p>0.281</text:p>
              </table:table-cell>
              <table:table-cell office:value-type="float" office:value="0.5302">
                <text:p>0.5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45">
                <text:p>0.2845</text:p>
              </table:table-cell>
              <table:table-cell office:value-type="float" office:value="0.6273">
                <text:p>0.6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87">
                <text:p>0.2887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711">
                <text:p>0.2711</text:p>
              </table:table-cell>
              <table:table-cell office:value-type="float" office:value="0.7418">
                <text:p>0.74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62">
                <text:p>0.2562</text:p>
              </table:table-cell>
              <table:table-cell office:value-type="float" office:value="0.6893">
                <text:p>0.68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21">
                <text:p>0.2621</text:p>
              </table:table-cell>
              <table:table-cell office:value-type="float" office:value="0.6057">
                <text:p>0.6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639">
                <text:p>0.2639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01">
                <text:p>0.2801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618">
                <text:p>0.2618</text:p>
              </table:table-cell>
              <table:table-cell office:value-type="float" office:value="0.8784">
                <text:p>0.87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91">
                <text:p>0.2491</text:p>
              </table:table-cell>
              <table:table-cell office:value-type="float" office:value="1.0239">
                <text:p>1.02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68">
                <text:p>0.2968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61">
                <text:p>0.3261</text:p>
              </table:table-cell>
              <table:table-cell office:value-type="float" office:value="0.8159">
                <text:p>0.8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15">
                <text:p>0.2515</text:p>
              </table:table-cell>
              <table:table-cell office:value-type="float" office:value="0.6406">
                <text:p>0.6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21">
                <text:p>0.2821</text:p>
              </table:table-cell>
              <table:table-cell office:value-type="float" office:value="1.5476">
                <text:p>1.5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749">
                <text:p>0.2749</text:p>
              </table:table-cell>
              <table:table-cell office:value-type="float" office:value="0.9335">
                <text:p>0.93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579">
                <text:p>0.2579</text:p>
              </table:table-cell>
              <table:table-cell office:value-type="float" office:value="0.6204">
                <text:p>0.6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35">
                <text:p>0.2235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12">
                <text:p>0.2412</text:p>
              </table:table-cell>
              <table:table-cell office:value-type="float" office:value="0.7813">
                <text:p>0.7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32">
                <text:p>0.2632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55">
                <text:p>0.2555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577">
                <text:p>0.2577</text:p>
              </table:table-cell>
              <table:table-cell office:value-type="float" office:value="0.9437">
                <text:p>0.9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46">
                <text:p>0.2546</text:p>
              </table:table-cell>
              <table:table-cell office:value-type="float" office:value="0.8466">
                <text:p>0.8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36">
                <text:p>0.2336</text:p>
              </table:table-cell>
              <table:table-cell office:value-type="float" office:value="0.9222">
                <text:p>0.92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03">
                <text:p>0.2403</text:p>
              </table:table-cell>
              <table:table-cell office:value-type="float" office:value="0.5918">
                <text:p>0.59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">
                <text:p>0.29</text:p>
              </table:table-cell>
              <table:table-cell office:value-type="float" office:value="0.8133">
                <text:p>0.81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83">
                <text:p>0.2783</text:p>
              </table:table-cell>
              <table:table-cell office:value-type="float" office:value="0.5894">
                <text:p>0.58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02">
                <text:p>0.2602</text:p>
              </table:table-cell>
              <table:table-cell office:value-type="float" office:value="1.0182">
                <text:p>1.0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44">
                <text:p>0.2644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515">
                <text:p>0.2515</text:p>
              </table:table-cell>
              <table:table-cell office:value-type="float" office:value="0.9215">
                <text:p>0.92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59">
                <text:p>0.2459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39">
                <text:p>0.2739</text:p>
              </table:table-cell>
              <table:table-cell office:value-type="float" office:value="0.6179">
                <text:p>0.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391">
                <text:p>0.2391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09">
                <text:p>0.2109</text:p>
              </table:table-cell>
              <table:table-cell office:value-type="float" office:value="0.7526">
                <text:p>0.7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77">
                <text:p>0.2077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08">
                <text:p>0.1908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77">
                <text:p>0.2077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09">
                <text:p>0.1709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22">
                <text:p>0.1922</text:p>
              </table:table-cell>
              <table:table-cell office:value-type="float" office:value="0.9143">
                <text:p>0.9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12">
                <text:p>0.171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49">
                <text:p>0.1649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38">
                <text:p>0.1838</text:p>
              </table:table-cell>
              <table:table-cell office:value-type="float" office:value="0.6004">
                <text:p>0.60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774">
                <text:p>0.1774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11">
                <text:p>0.2311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98">
                <text:p>0.2298</text:p>
              </table:table-cell>
              <table:table-cell office:value-type="float" office:value="1.558">
                <text:p>1.5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8">
                <text:p>0.218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23">
                <text:p>0.1923</text:p>
              </table:table-cell>
              <table:table-cell office:value-type="float" office:value="1.1865">
                <text:p>1.18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86">
                <text:p>0.1786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723">
                <text:p>0.1723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14">
                <text:p>0.1614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44">
                <text:p>0.1744</text:p>
              </table:table-cell>
              <table:table-cell office:value-type="float" office:value="1.9162">
                <text:p>1.9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01">
                <text:p>0.2001</text:p>
              </table:table-cell>
              <table:table-cell office:value-type="float" office:value="1.6409">
                <text:p>1.64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06">
                <text:p>0.1606</text:p>
              </table:table-cell>
              <table:table-cell office:value-type="float" office:value="0.7103">
                <text:p>0.7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75">
                <text:p>0.167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74">
                <text:p>0.1974</text:p>
              </table:table-cell>
              <table:table-cell office:value-type="float" office:value="1.3979">
                <text:p>1.3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076">
                <text:p>0.2076</text:p>
              </table:table-cell>
              <table:table-cell office:value-type="float" office:value="1.3741">
                <text:p>1.37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03">
                <text:p>0.1903</text:p>
              </table:table-cell>
              <table:table-cell office:value-type="float" office:value="1.8164">
                <text:p>1.81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49">
                <text:p>0.1749</text:p>
              </table:table-cell>
              <table:table-cell office:value-type="float" office:value="1.8984">
                <text:p>1.8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705">
                <text:p>0.1705</text:p>
              </table:table-cell>
              <table:table-cell office:value-type="float" office:value="1.5105">
                <text:p>1.5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56">
                <text:p>0.1556</text:p>
              </table:table-cell>
              <table:table-cell office:value-type="float" office:value="1.4842">
                <text:p>1.48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41">
                <text:p>0.1641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84">
                <text:p>0.1484</text:p>
              </table:table-cell>
              <table:table-cell office:value-type="float" office:value="1.4242">
                <text:p>1.4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29">
                <text:p>0.1429</text:p>
              </table:table-cell>
              <table:table-cell office:value-type="float" office:value="1.1932">
                <text:p>1.19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64">
                <text:p>0.1364</text:p>
              </table:table-cell>
              <table:table-cell office:value-type="float" office:value="1.0892">
                <text:p>1.08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12">
                <text:p>0.1512</text:p>
              </table:table-cell>
              <table:table-cell office:value-type="float" office:value="1.6288">
                <text:p>1.6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54">
                <text:p>0.1554</text:p>
              </table:table-cell>
              <table:table-cell office:value-type="float" office:value="1.9483">
                <text:p>1.94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17">
                <text:p>0.1517</text:p>
              </table:table-cell>
              <table:table-cell office:value-type="float" office:value="2.5388">
                <text:p>2.53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5">
                <text:p>0.165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65">
                <text:p>0.1465</text:p>
              </table:table-cell>
              <table:table-cell office:value-type="float" office:value="1.2645">
                <text:p>1.2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54">
                <text:p>0.1654</text:p>
              </table:table-cell>
              <table:table-cell office:value-type="float" office:value="1.2448">
                <text:p>1.24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1">
                <text:p>0.167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88">
                <text:p>0.1588</text:p>
              </table:table-cell>
              <table:table-cell office:value-type="float" office:value="1.3891">
                <text:p>1.3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81">
                <text:p>0.1481</text:p>
              </table:table-cell>
              <table:table-cell office:value-type="float" office:value="1.7173">
                <text:p>1.71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76">
                <text:p>0.176</text:p>
              </table:table-cell>
              <table:table-cell office:value-type="float" office:value="2.1725">
                <text:p>2.17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05">
                <text:p>0.1505</text:p>
              </table:table-cell>
              <table:table-cell office:value-type="float" office:value="1.5358">
                <text:p>1.53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77">
                <text:p>0.1477</text:p>
              </table:table-cell>
              <table:table-cell office:value-type="float" office:value="1.6304">
                <text:p>1.63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287">
                <text:p>0.1287</text:p>
              </table:table-cell>
              <table:table-cell office:value-type="float" office:value="1.8496">
                <text:p>1.8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19">
                <text:p>0.1319</text:p>
              </table:table-cell>
              <table:table-cell office:value-type="float" office:value="2.0641">
                <text:p>2.0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52">
                <text:p>0.1352</text:p>
              </table:table-cell>
              <table:table-cell office:value-type="float" office:value="2.4108">
                <text:p>2.41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075">
                <text:p>0.2075</text:p>
              </table:table-cell>
              <table:table-cell office:value-type="float" office:value="1.7239">
                <text:p>1.72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4">
                <text:p>0.144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13">
                <text:p>0.1513</text:p>
              </table:table-cell>
              <table:table-cell office:value-type="float" office:value="1.2679">
                <text:p>1.26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89">
                <text:p>0.1389</text:p>
              </table:table-cell>
              <table:table-cell office:value-type="float" office:value="1.0819">
                <text:p>1.0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233">
                <text:p>0.1233</text:p>
              </table:table-cell>
              <table:table-cell office:value-type="float" office:value="1.0237">
                <text:p>1.02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54">
                <text:p>0.1054</text:p>
              </table:table-cell>
              <table:table-cell office:value-type="float" office:value="1.1915">
                <text:p>1.19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73">
                <text:p>0.0873</text:p>
              </table:table-cell>
              <table:table-cell office:value-type="float" office:value="1.2314">
                <text:p>1.23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29">
                <text:p>0.1029</text:p>
              </table:table-cell>
              <table:table-cell office:value-type="float" office:value="1.0918">
                <text:p>1.09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32">
                <text:p>0.1032</text:p>
              </table:table-cell>
              <table:table-cell office:value-type="float" office:value="1.2082">
                <text:p>1.20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64">
                <text:p>0.0964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15">
                <text:p>0.0915</text:p>
              </table:table-cell>
              <table:table-cell office:value-type="float" office:value="1.2423">
                <text:p>1.24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93">
                <text:p>0.0793</text:p>
              </table:table-cell>
              <table:table-cell office:value-type="float" office:value="1.2541">
                <text:p>1.25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908">
                <text:p>0.0908</text:p>
              </table:table-cell>
              <table:table-cell office:value-type="float" office:value="1.3054">
                <text:p>1.3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95">
                <text:p>0.1095</text:p>
              </table:table-cell>
              <table:table-cell office:value-type="float" office:value="1.3879">
                <text:p>1.38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22">
                <text:p>0.0922</text:p>
              </table:table-cell>
              <table:table-cell office:value-type="float" office:value="1.3837">
                <text:p>1.38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17">
                <text:p>0.117</text:p>
              </table:table-cell>
              <table:table-cell office:value-type="float" office:value="1.4956">
                <text:p>1.49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69">
                <text:p>0.0769</text:p>
              </table:table-cell>
              <table:table-cell office:value-type="float" office:value="1.6273">
                <text:p>1.6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86">
                <text:p>0.0786</text:p>
              </table:table-cell>
              <table:table-cell office:value-type="float" office:value="1.3225">
                <text:p>1.32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74">
                <text:p>0.0874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95">
                <text:p>0.0695</text:p>
              </table:table-cell>
              <table:table-cell office:value-type="float" office:value="1.3463">
                <text:p>1.34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7">
                <text:p>0.0797</text:p>
              </table:table-cell>
              <table:table-cell office:value-type="float" office:value="1.7628">
                <text:p>1.76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06">
                <text:p>0.0806</text:p>
              </table:table-cell>
              <table:table-cell office:value-type="float" office:value="1.6552">
                <text:p>1.6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28">
                <text:p>0.0728</text:p>
              </table:table-cell>
              <table:table-cell office:value-type="float" office:value="1.873">
                <text:p>1.8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03">
                <text:p>0.0803</text:p>
              </table:table-cell>
              <table:table-cell office:value-type="float" office:value="1.4402">
                <text:p>1.44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61">
                <text:p>0.0761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94">
                <text:p>0.0994</text:p>
              </table:table-cell>
              <table:table-cell office:value-type="float" office:value="0.7242">
                <text:p>0.72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">
                <text:p>0.08</text:p>
              </table:table-cell>
              <table:table-cell office:value-type="float" office:value="0.8122">
                <text:p>0.81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5">
                <text:p>0.075</text:p>
              </table:table-cell>
              <table:table-cell office:value-type="float" office:value="1.4206">
                <text:p>1.42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56">
                <text:p>0.1056</text:p>
              </table:table-cell>
              <table:table-cell office:value-type="float" office:value="1.5198">
                <text:p>1.51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56">
                <text:p>0.0756</text:p>
              </table:table-cell>
              <table:table-cell office:value-type="float" office:value="1.2979">
                <text:p>1.29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1">
                <text:p>0.101</text:p>
              </table:table-cell>
              <table:table-cell office:value-type="float" office:value="1.2428">
                <text:p>1.2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59">
                <text:p>0.0859</text:p>
              </table:table-cell>
              <table:table-cell office:value-type="float" office:value="1.1718">
                <text:p>1.17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036">
                <text:p>0.1036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7">
                <text:p>0.077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51">
                <text:p>0.0651</text:p>
              </table:table-cell>
              <table:table-cell office:value-type="float" office:value="0.8727">
                <text:p>0.8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75">
                <text:p>0.0675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">
                <text:p>0.1</text:p>
              </table:table-cell>
              <table:table-cell office:value-type="float" office:value="0.8188">
                <text:p>0.81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41">
                <text:p>0.0841</text:p>
              </table:table-cell>
              <table:table-cell office:value-type="float" office:value="0.9298">
                <text:p>0.92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95">
                <text:p>0.0595</text:p>
              </table:table-cell>
              <table:table-cell office:value-type="float" office:value="1.0947">
                <text:p>1.09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23">
                <text:p>0.0923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82">
                <text:p>0.0782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13">
                <text:p>0.0713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18">
                <text:p>0.0818</text:p>
              </table:table-cell>
              <table:table-cell office:value-type="float" office:value="0.6808">
                <text:p>0.68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08">
                <text:p>0.0808</text:p>
              </table:table-cell>
              <table:table-cell office:value-type="float" office:value="0.6906">
                <text:p>0.69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57">
                <text:p>0.0857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5">
                <text:p>0.065</text:p>
              </table:table-cell>
              <table:table-cell office:value-type="float" office:value="0.8602">
                <text:p>0.86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86">
                <text:p>0.0586</text:p>
              </table:table-cell>
              <table:table-cell office:value-type="float" office:value="0.9628">
                <text:p>0.96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35">
                <text:p>0.06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55">
                <text:p>0.0755</text:p>
              </table:table-cell>
              <table:table-cell office:value-type="float" office:value="0.7615">
                <text:p>0.76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82">
                <text:p>0.0682</text:p>
              </table:table-cell>
              <table:table-cell office:value-type="float" office:value="1.0621">
                <text:p>1.06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08">
                <text:p>0.0808</text:p>
              </table:table-cell>
              <table:table-cell office:value-type="float" office:value="1.1653">
                <text:p>1.16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68">
                <text:p>0.0568</text:p>
              </table:table-cell>
              <table:table-cell office:value-type="float" office:value="1.0984">
                <text:p>1.0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51">
                <text:p>0.0551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12">
                <text:p>0.0512</text:p>
              </table:table-cell>
              <table:table-cell office:value-type="float" office:value="0.8337">
                <text:p>0.83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28">
                <text:p>0.0828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48">
                <text:p>0.0548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24">
                <text:p>0.0624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84">
                <text:p>0.0784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89">
                <text:p>0.0789</text:p>
              </table:table-cell>
              <table:table-cell office:value-type="float" office:value="0.8681">
                <text:p>0.8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17">
                <text:p>0.0617</text:p>
              </table:table-cell>
              <table:table-cell office:value-type="float" office:value="0.8924">
                <text:p>0.89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49">
                <text:p>0.0549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68">
                <text:p>0.0568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78">
                <text:p>0.0578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15">
                <text:p>0.0615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64">
                <text:p>0.0664</text:p>
              </table:table-cell>
              <table:table-cell office:value-type="float" office:value="0.8322">
                <text:p>0.83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06">
                <text:p>0.0706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85">
                <text:p>0.0585</text:p>
              </table:table-cell>
              <table:table-cell office:value-type="float" office:value="0.8843">
                <text:p>0.8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76">
                <text:p>0.0576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82">
                <text:p>0.0582</text:p>
              </table:table-cell>
              <table:table-cell office:value-type="float" office:value="0.8847">
                <text:p>0.88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11">
                <text:p>0.0511</text:p>
              </table:table-cell>
              <table:table-cell office:value-type="float" office:value="0.8764">
                <text:p>0.87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44">
                <text:p>0.0744</text:p>
              </table:table-cell>
              <table:table-cell office:value-type="float" office:value="0.8916">
                <text:p>0.89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21">
                <text:p>0.0421</text:p>
              </table:table-cell>
              <table:table-cell office:value-type="float" office:value="0.9156">
                <text:p>0.9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26">
                <text:p>0.0726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98">
                <text:p>0.0598</text:p>
              </table:table-cell>
              <table:table-cell office:value-type="float" office:value="0.8795">
                <text:p>0.87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41">
                <text:p>0.0641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1">
                <text:p>0.0741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27">
                <text:p>0.0527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">
                <text:p>0.057</text:p>
              </table:table-cell>
              <table:table-cell office:value-type="float" office:value="0.8557">
                <text:p>0.85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49">
                <text:p>0.0749</text:p>
              </table:table-cell>
              <table:table-cell office:value-type="float" office:value="0.8784">
                <text:p>0.87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8">
                <text:p>0.068</text:p>
              </table:table-cell>
              <table:table-cell office:value-type="float" office:value="0.8203">
                <text:p>0.82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77">
                <text:p>0.0577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58">
                <text:p>0.0558</text:p>
              </table:table-cell>
              <table:table-cell office:value-type="float" office:value="0.8761">
                <text:p>0.87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667">
                <text:p>0.0667</text:p>
              </table:table-cell>
              <table:table-cell office:value-type="float" office:value="0.8876">
                <text:p>0.88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91">
                <text:p>0.0491</text:p>
              </table:table-cell>
              <table:table-cell office:value-type="float" office:value="0.8768">
                <text:p>0.8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2">
                <text:p>0.062</text:p>
              </table:table-cell>
              <table:table-cell office:value-type="float" office:value="0.9581">
                <text:p>0.95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12">
                <text:p>0.0512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8">
                <text:p>0.0658</text:p>
              </table:table-cell>
              <table:table-cell office:value-type="float" office:value="0.9547">
                <text:p>0.95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22">
                <text:p>0.0522</text:p>
              </table:table-cell>
              <table:table-cell office:value-type="float" office:value="0.9437">
                <text:p>0.9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99">
                <text:p>0.0599</text:p>
              </table:table-cell>
              <table:table-cell office:value-type="float" office:value="0.9352">
                <text:p>0.93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15">
                <text:p>0.0715</text:p>
              </table:table-cell>
              <table:table-cell office:value-type="float" office:value="0.9088">
                <text:p>0.90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93">
                <text:p>0.0593</text:p>
              </table:table-cell>
              <table:table-cell office:value-type="float" office:value="0.9415">
                <text:p>0.94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33">
                <text:p>0.0533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13">
                <text:p>0.0713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73">
                <text:p>0.0673</text:p>
              </table:table-cell>
              <table:table-cell office:value-type="float" office:value="0.9407">
                <text:p>0.9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32">
                <text:p>0.0532</text:p>
              </table:table-cell>
              <table:table-cell office:value-type="float" office:value="0.9273">
                <text:p>0.92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96">
                <text:p>0.0496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94">
                <text:p>0.0594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71">
                <text:p>0.0771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16">
                <text:p>0.0516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77">
                <text:p>0.0477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16">
                <text:p>0.0516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576">
                <text:p>0.0576</text:p>
              </table:table-cell>
              <table:table-cell office:value-type="float" office:value="0.8814">
                <text:p>0.8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9">
                <text:p>0.059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24">
                <text:p>0.062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54">
                <text:p>0.0554</text:p>
              </table:table-cell>
              <table:table-cell office:value-type="float" office:value="1.0047">
                <text:p>1.0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72">
                <text:p>0.0672</text:p>
              </table:table-cell>
              <table:table-cell office:value-type="float" office:value="1.0678">
                <text:p>1.06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37">
                <text:p>0.0537</text:p>
              </table:table-cell>
              <table:table-cell office:value-type="float" office:value="1.0223">
                <text:p>1.02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35">
                <text:p>0.0635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09">
                <text:p>0.0509</text:p>
              </table:table-cell>
              <table:table-cell office:value-type="float" office:value="1.0523">
                <text:p>1.05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99">
                <text:p>0.0699</text:p>
              </table:table-cell>
              <table:table-cell office:value-type="float" office:value="1.0586">
                <text:p>1.05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45">
                <text:p>0.0645</text:p>
              </table:table-cell>
              <table:table-cell office:value-type="float" office:value="1.0722">
                <text:p>1.07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81">
                <text:p>0.0581</text:p>
              </table:table-cell>
              <table:table-cell office:value-type="float" office:value="1.0528">
                <text:p>1.05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2">
                <text:p>0.072</text:p>
              </table:table-cell>
              <table:table-cell office:value-type="float" office:value="1.0281">
                <text:p>1.02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12">
                <text:p>0.0712</text:p>
              </table:table-cell>
              <table:table-cell office:value-type="float" office:value="1.0634">
                <text:p>1.06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55">
                <text:p>0.0555</text:p>
              </table:table-cell>
              <table:table-cell office:value-type="float" office:value="1.0476">
                <text:p>1.04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447">
                <text:p>0.0447</text:p>
              </table:table-cell>
              <table:table-cell office:value-type="float" office:value="1.0881">
                <text:p>1.08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44">
                <text:p>0.0644</text:p>
              </table:table-cell>
              <table:table-cell office:value-type="float" office:value="1.0593">
                <text:p>1.05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66">
                <text:p>0.0566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467">
                <text:p>0.0467</text:p>
              </table:table-cell>
              <table:table-cell office:value-type="float" office:value="1.0881">
                <text:p>1.08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489">
                <text:p>0.0489</text:p>
              </table:table-cell>
              <table:table-cell office:value-type="float" office:value="1.0275">
                <text:p>1.02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435">
                <text:p>0.043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94">
                <text:p>0.0694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">
                <text:p>0.054</text:p>
              </table:table-cell>
              <table:table-cell office:value-type="float" office:value="1.1408">
                <text:p>1.14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36">
                <text:p>0.0436</text:p>
              </table:table-cell>
              <table:table-cell office:value-type="float" office:value="1.0924">
                <text:p>1.09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89">
                <text:p>0.0489</text:p>
              </table:table-cell>
              <table:table-cell office:value-type="float" office:value="1.1041">
                <text:p>1.10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51">
                <text:p>0.051</text:p>
              </table:table-cell>
              <table:table-cell office:value-type="float" office:value="1.1849">
                <text:p>1.18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77">
                <text:p>0.0477</text:p>
              </table:table-cell>
              <table:table-cell office:value-type="float" office:value="1.1161">
                <text:p>1.1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04">
                <text:p>0.0804</text:p>
              </table:table-cell>
              <table:table-cell office:value-type="float" office:value="1.2256">
                <text:p>1.22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89">
                <text:p>0.0689</text:p>
              </table:table-cell>
              <table:table-cell office:value-type="float" office:value="1.1868">
                <text:p>1.18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69">
                <text:p>0.0569</text:p>
              </table:table-cell>
              <table:table-cell office:value-type="float" office:value="1.2294">
                <text:p>1.22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658">
                <text:p>0.0658</text:p>
              </table:table-cell>
              <table:table-cell office:value-type="float" office:value="1.2306">
                <text:p>1.23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35">
                <text:p>0.0535</text:p>
              </table:table-cell>
              <table:table-cell office:value-type="float" office:value="1.1519">
                <text:p>1.15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89">
                <text:p>0.0489</text:p>
              </table:table-cell>
              <table:table-cell office:value-type="float" office:value="1.1706">
                <text:p>1.1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617">
                <text:p>0.0617</text:p>
              </table:table-cell>
              <table:table-cell office:value-type="float" office:value="1.2172">
                <text:p>1.21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619">
                <text:p>0.0619</text:p>
              </table:table-cell>
              <table:table-cell office:value-type="float" office:value="1.1552">
                <text:p>1.15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94">
                <text:p>0.0594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13">
                <text:p>0.0513</text:p>
              </table:table-cell>
              <table:table-cell office:value-type="float" office:value="1.1679">
                <text:p>1.16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57">
                <text:p>0.0757</text:p>
              </table:table-cell>
              <table:table-cell office:value-type="float" office:value="1.2271">
                <text:p>1.22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603">
                <text:p>0.0603</text:p>
              </table:table-cell>
              <table:table-cell office:value-type="float" office:value="1.1813">
                <text:p>1.18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84">
                <text:p>0.0384</text:p>
              </table:table-cell>
              <table:table-cell office:value-type="float" office:value="1.2843">
                <text:p>1.28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1">
                <text:p>0.051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7">
                <text:p>0.057</text:p>
              </table:table-cell>
              <table:table-cell office:value-type="float" office:value="1.1518">
                <text:p>1.15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634">
                <text:p>0.0634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1">
                <text:p>0.061</text:p>
              </table:table-cell>
              <table:table-cell office:value-type="float" office:value="1.1639">
                <text:p>1.16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23">
                <text:p>0.0523</text:p>
              </table:table-cell>
              <table:table-cell office:value-type="float" office:value="1.1851">
                <text:p>1.1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65">
                <text:p>0.0465</text:p>
              </table:table-cell>
              <table:table-cell office:value-type="float" office:value="1.1473">
                <text:p>1.1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68">
                <text:p>0.0568</text:p>
              </table:table-cell>
              <table:table-cell office:value-type="float" office:value="1.1698">
                <text:p>1.16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87">
                <text:p>0.0487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77">
                <text:p>0.0477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52">
                <text:p>0.0552</text:p>
              </table:table-cell>
              <table:table-cell office:value-type="float" office:value="1.2344">
                <text:p>1.23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39">
                <text:p>0.0539</text:p>
              </table:table-cell>
              <table:table-cell office:value-type="float" office:value="1.2393">
                <text:p>1.23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06">
                <text:p>0.0506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24">
                <text:p>0.0524</text:p>
              </table:table-cell>
              <table:table-cell office:value-type="float" office:value="1.2927">
                <text:p>1.29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">
                <text:p>0.06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82">
                <text:p>0.0682</text:p>
              </table:table-cell>
              <table:table-cell office:value-type="float" office:value="1.3473">
                <text:p>1.34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91">
                <text:p>0.0491</text:p>
              </table:table-cell>
              <table:table-cell office:value-type="float" office:value="1.1683">
                <text:p>1.16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41">
                <text:p>0.0441</text:p>
              </table:table-cell>
              <table:table-cell office:value-type="float" office:value="1.2882">
                <text:p>1.28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51">
                <text:p>0.051</text:p>
              </table:table-cell>
              <table:table-cell office:value-type="float" office:value="1.2463">
                <text:p>1.24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89">
                <text:p>0.0489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62">
                <text:p>0.0662</text:p>
              </table:table-cell>
              <table:table-cell office:value-type="float" office:value="1.3649">
                <text:p>1.36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676">
                <text:p>0.0676</text:p>
              </table:table-cell>
              <table:table-cell office:value-type="float" office:value="1.2188">
                <text:p>1.21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61">
                <text:p>0.0661</text:p>
              </table:table-cell>
              <table:table-cell office:value-type="float" office:value="1.1837">
                <text:p>1.18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05">
                <text:p>0.0605</text:p>
              </table:table-cell>
              <table:table-cell office:value-type="float" office:value="1.1907">
                <text:p>1.1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37">
                <text:p>0.0437</text:p>
              </table:table-cell>
              <table:table-cell office:value-type="float" office:value="1.3008">
                <text:p>1.30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48">
                <text:p>0.0348</text:p>
              </table:table-cell>
              <table:table-cell office:value-type="float" office:value="1.2917">
                <text:p>1.29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52">
                <text:p>0.0452</text:p>
              </table:table-cell>
              <table:table-cell office:value-type="float" office:value="1.2176">
                <text:p>1.2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93">
                <text:p>0.0493</text:p>
              </table:table-cell>
              <table:table-cell office:value-type="float" office:value="1.2642">
                <text:p>1.26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51">
                <text:p>0.0551</text:p>
              </table:table-cell>
              <table:table-cell office:value-type="float" office:value="1.1323">
                <text:p>1.13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64">
                <text:p>0.0664</text:p>
              </table:table-cell>
              <table:table-cell office:value-type="float" office:value="1.2596">
                <text:p>1.25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83">
                <text:p>0.0483</text:p>
              </table:table-cell>
              <table:table-cell office:value-type="float" office:value="1.2422">
                <text:p>1.24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87">
                <text:p>0.0687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56">
                <text:p>0.0556</text:p>
              </table:table-cell>
              <table:table-cell office:value-type="float" office:value="1.1248">
                <text:p>1.12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55">
                <text:p>0.0455</text:p>
              </table:table-cell>
              <table:table-cell office:value-type="float" office:value="1.2481">
                <text:p>1.24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01">
                <text:p>0.0601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05">
                <text:p>0.0605</text:p>
              </table:table-cell>
              <table:table-cell office:value-type="float" office:value="1.2493">
                <text:p>1.24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591">
                <text:p>0.0591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7">
                <text:p>0.047</text:p>
              </table:table-cell>
              <table:table-cell office:value-type="float" office:value="1.2389">
                <text:p>1.23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507">
                <text:p>0.0507</text:p>
              </table:table-cell>
              <table:table-cell office:value-type="float" office:value="1.2103">
                <text:p>1.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72">
                <text:p>0.0472</text:p>
              </table:table-cell>
              <table:table-cell office:value-type="float" office:value="1.2607">
                <text:p>1.26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01">
                <text:p>0.0501</text:p>
              </table:table-cell>
              <table:table-cell office:value-type="float" office:value="1.2651">
                <text:p>1.26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51">
                <text:p>0.0651</text:p>
              </table:table-cell>
              <table:table-cell office:value-type="float" office:value="1.2556">
                <text:p>1.25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74">
                <text:p>0.074</text:p>
              </table:table-cell>
              <table:table-cell office:value-type="float" office:value="1.2117">
                <text:p>1.21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91">
                <text:p>0.059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61">
                <text:p>0.0461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71">
                <text:p>0.0471</text:p>
              </table:table-cell>
              <table:table-cell office:value-type="float" office:value="1.1846">
                <text:p>1.18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37">
                <text:p>0.0437</text:p>
              </table:table-cell>
              <table:table-cell office:value-type="float" office:value="1.2267">
                <text:p>1.22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63">
                <text:p>0.0463</text:p>
              </table:table-cell>
              <table:table-cell office:value-type="float" office:value="1.2266">
                <text:p>1.22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564">
                <text:p>0.0564</text:p>
              </table:table-cell>
              <table:table-cell office:value-type="float" office:value="1.2572">
                <text:p>1.25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87">
                <text:p>0.0387</text:p>
              </table:table-cell>
              <table:table-cell office:value-type="float" office:value="1.2126">
                <text:p>1.21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72">
                <text:p>0.0472</text:p>
              </table:table-cell>
              <table:table-cell office:value-type="float" office:value="1.2561">
                <text:p>1.25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15">
                <text:p>0.0515</text:p>
              </table:table-cell>
              <table:table-cell office:value-type="float" office:value="1.2989">
                <text:p>1.2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56">
                <text:p>0.0656</text:p>
              </table:table-cell>
              <table:table-cell office:value-type="float" office:value="1.4551">
                <text:p>1.45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42">
                <text:p>0.0442</text:p>
              </table:table-cell>
              <table:table-cell office:value-type="float" office:value="1.3829">
                <text:p>1.38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98">
                <text:p>0.0898</text:p>
              </table:table-cell>
              <table:table-cell office:value-type="float" office:value="1.3367">
                <text:p>1.3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38">
                <text:p>0.0338</text:p>
              </table:table-cell>
              <table:table-cell office:value-type="float" office:value="1.4289">
                <text:p>1.42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87">
                <text:p>0.0487</text:p>
              </table:table-cell>
              <table:table-cell office:value-type="float" office:value="1.5049">
                <text:p>1.50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86">
                <text:p>0.0686</text:p>
              </table:table-cell>
              <table:table-cell office:value-type="float" office:value="1.4184">
                <text:p>1.4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2">
                <text:p>0.042</text:p>
              </table:table-cell>
              <table:table-cell office:value-type="float" office:value="1.3795">
                <text:p>1.37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558">
                <text:p>0.0558</text:p>
              </table:table-cell>
              <table:table-cell office:value-type="float" office:value="1.4062">
                <text:p>1.40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69">
                <text:p>0.0469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546">
                <text:p>0.0546</text:p>
              </table:table-cell>
              <table:table-cell office:value-type="float" office:value="1.4123">
                <text:p>1.41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719">
                <text:p>0.0719</text:p>
              </table:table-cell>
              <table:table-cell office:value-type="float" office:value="1.3587">
                <text:p>1.35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77">
                <text:p>0.0477</text:p>
              </table:table-cell>
              <table:table-cell office:value-type="float" office:value="1.4661">
                <text:p>1.46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84">
                <text:p>0.0484</text:p>
              </table:table-cell>
              <table:table-cell office:value-type="float" office:value="1.4546">
                <text:p>1.45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52">
                <text:p>0.0352</text:p>
              </table:table-cell>
              <table:table-cell office:value-type="float" office:value="1.4661">
                <text:p>1.46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57">
                <text:p>0.0457</text:p>
              </table:table-cell>
              <table:table-cell office:value-type="float" office:value="1.3442">
                <text:p>1.34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76">
                <text:p>0.0576</text:p>
              </table:table-cell>
              <table:table-cell office:value-type="float" office:value="1.4174">
                <text:p>1.4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558">
                <text:p>0.0558</text:p>
              </table:table-cell>
              <table:table-cell office:value-type="float" office:value="1.3424">
                <text:p>1.34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24">
                <text:p>0.0524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522">
                <text:p>0.0522</text:p>
              </table:table-cell>
              <table:table-cell office:value-type="float" office:value="1.4526">
                <text:p>1.45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96">
                <text:p>0.0396</text:p>
              </table:table-cell>
              <table:table-cell office:value-type="float" office:value="1.4026">
                <text:p>1.40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28">
                <text:p>0.0628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446">
                <text:p>0.0446</text:p>
              </table:table-cell>
              <table:table-cell office:value-type="float" office:value="1.4783">
                <text:p>1.47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63">
                <text:p>0.0563</text:p>
              </table:table-cell>
              <table:table-cell office:value-type="float" office:value="1.5079">
                <text:p>1.50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48">
                <text:p>0.0648</text:p>
              </table:table-cell>
              <table:table-cell office:value-type="float" office:value="1.4581">
                <text:p>1.45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574">
                <text:p>0.0574</text:p>
              </table:table-cell>
              <table:table-cell office:value-type="float" office:value="1.4089">
                <text:p>1.40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91">
                <text:p>0.0491</text:p>
              </table:table-cell>
              <table:table-cell office:value-type="float" office:value="1.4234">
                <text:p>1.42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57">
                <text:p>0.057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55">
                <text:p>0.0555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07">
                <text:p>0.0407</text:p>
              </table:table-cell>
              <table:table-cell office:value-type="float" office:value="1.3318">
                <text:p>1.33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97">
                <text:p>0.0497</text:p>
              </table:table-cell>
              <table:table-cell office:value-type="float" office:value="1.4731">
                <text:p>1.47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3">
                <text:p>0.053</text:p>
              </table:table-cell>
              <table:table-cell office:value-type="float" office:value="1.4343">
                <text:p>1.43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65">
                <text:p>0.065</text:p>
              </table:table-cell>
              <table:table-cell office:value-type="float" office:value="1.4803">
                <text:p>1.48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5">
                <text:p>0.05</text:p>
              </table:table-cell>
              <table:table-cell office:value-type="float" office:value="1.3997">
                <text:p>1.39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07">
                <text:p>0.0507</text:p>
              </table:table-cell>
              <table:table-cell office:value-type="float" office:value="1.4743">
                <text:p>1.47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738">
                <text:p>0.0738</text:p>
              </table:table-cell>
              <table:table-cell office:value-type="float" office:value="1.4758">
                <text:p>1.47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94">
                <text:p>0.0394</text:p>
              </table:table-cell>
              <table:table-cell office:value-type="float" office:value="1.5288">
                <text:p>1.52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13">
                <text:p>0.0713</text:p>
              </table:table-cell>
              <table:table-cell office:value-type="float" office:value="1.6252">
                <text:p>1.62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522">
                <text:p>0.0522</text:p>
              </table:table-cell>
              <table:table-cell office:value-type="float" office:value="1.5039">
                <text:p>1.50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5">
                <text:p>0.05</text:p>
              </table:table-cell>
              <table:table-cell office:value-type="float" office:value="1.6038">
                <text:p>1.60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09">
                <text:p>0.0409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23">
                <text:p>0.0523</text:p>
              </table:table-cell>
              <table:table-cell office:value-type="float" office:value="1.4768">
                <text:p>1.47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61">
                <text:p>0.0561</text:p>
              </table:table-cell>
              <table:table-cell office:value-type="float" office:value="1.4488">
                <text:p>1.44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542">
                <text:p>0.0542</text:p>
              </table:table-cell>
              <table:table-cell office:value-type="float" office:value="1.4655">
                <text:p>1.46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524">
                <text:p>0.0524</text:p>
              </table:table-cell>
              <table:table-cell office:value-type="float" office:value="1.4238">
                <text:p>1.4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5">
                <text:p>0.045</text:p>
              </table:table-cell>
              <table:table-cell office:value-type="float" office:value="1.4799">
                <text:p>1.47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09">
                <text:p>0.0509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2">
                <text:p>0.0482</text:p>
              </table:table-cell>
              <table:table-cell office:value-type="float" office:value="1.5269">
                <text:p>1.52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01">
                <text:p>0.0501</text:p>
              </table:table-cell>
              <table:table-cell office:value-type="float" office:value="1.4288">
                <text:p>1.42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21">
                <text:p>0.0521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25">
                <text:p>0.0525</text:p>
              </table:table-cell>
              <table:table-cell office:value-type="float" office:value="1.3854">
                <text:p>1.38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85">
                <text:p>0.0385</text:p>
              </table:table-cell>
              <table:table-cell office:value-type="float" office:value="1.3432">
                <text:p>1.34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51">
                <text:p>0.0551</text:p>
              </table:table-cell>
              <table:table-cell office:value-type="float" office:value="1.3629">
                <text:p>1.36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43">
                <text:p>0.0543</text:p>
              </table:table-cell>
              <table:table-cell office:value-type="float" office:value="1.3782">
                <text:p>1.37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576">
                <text:p>0.0576</text:p>
              </table:table-cell>
              <table:table-cell office:value-type="float" office:value="1.4456">
                <text:p>1.44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622">
                <text:p>0.0622</text:p>
              </table:table-cell>
              <table:table-cell office:value-type="float" office:value="1.5199">
                <text:p>1.51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43">
                <text:p>0.0343</text:p>
              </table:table-cell>
              <table:table-cell office:value-type="float" office:value="1.4702">
                <text:p>1.47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64">
                <text:p>0.0464</text:p>
              </table:table-cell>
              <table:table-cell office:value-type="float" office:value="1.4131">
                <text:p>1.41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16">
                <text:p>0.0516</text:p>
              </table:table-cell>
              <table:table-cell office:value-type="float" office:value="1.4854">
                <text:p>1.4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68">
                <text:p>0.0468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632">
                <text:p>0.0632</text:p>
              </table:table-cell>
              <table:table-cell office:value-type="float" office:value="1.3499">
                <text:p>1.34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48">
                <text:p>0.0448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87">
                <text:p>0.0487</text:p>
              </table:table-cell>
              <table:table-cell office:value-type="float" office:value="1.3298">
                <text:p>1.32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77">
                <text:p>0.0377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36">
                <text:p>0.0536</text:p>
              </table:table-cell>
              <table:table-cell office:value-type="float" office:value="1.3524">
                <text:p>1.35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93">
                <text:p>0.0493</text:p>
              </table:table-cell>
              <table:table-cell office:value-type="float" office:value="1.3775">
                <text:p>1.37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92">
                <text:p>0.0592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44">
                <text:p>0.044</text:p>
              </table:table-cell>
              <table:table-cell office:value-type="float" office:value="1.2734">
                <text:p>1.27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84">
                <text:p>0.0484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474">
                <text:p>0.0474</text:p>
              </table:table-cell>
              <table:table-cell office:value-type="float" office:value="1.3476">
                <text:p>1.34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65">
                <text:p>0.0565</text:p>
              </table:table-cell>
              <table:table-cell office:value-type="float" office:value="1.3317">
                <text:p>1.33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51">
                <text:p>0.051</text:p>
              </table:table-cell>
              <table:table-cell office:value-type="float" office:value="1.3891">
                <text:p>1.38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78">
                <text:p>0.0478</text:p>
              </table:table-cell>
              <table:table-cell office:value-type="float" office:value="1.3826">
                <text:p>1.38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79">
                <text:p>0.0579</text:p>
              </table:table-cell>
              <table:table-cell office:value-type="float" office:value="1.3998">
                <text:p>1.39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41">
                <text:p>0.0641</text:p>
              </table:table-cell>
              <table:table-cell office:value-type="float" office:value="1.2748">
                <text:p>1.27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88">
                <text:p>0.0488</text:p>
              </table:table-cell>
              <table:table-cell office:value-type="float" office:value="1.2228">
                <text:p>1.22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426">
                <text:p>0.0426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86">
                <text:p>0.0486</text:p>
              </table:table-cell>
              <table:table-cell office:value-type="float" office:value="1.2548">
                <text:p>1.25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31">
                <text:p>0.0531</text:p>
              </table:table-cell>
              <table:table-cell office:value-type="float" office:value="1.2633">
                <text:p>1.26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">
                <text:p>0.0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92">
                <text:p>0.0492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06">
                <text:p>0.0506</text:p>
              </table:table-cell>
              <table:table-cell office:value-type="float" office:value="1.3265">
                <text:p>1.32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472">
                <text:p>0.0472</text:p>
              </table:table-cell>
              <table:table-cell office:value-type="float" office:value="1.3986">
                <text:p>1.3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638">
                <text:p>0.0638</text:p>
              </table:table-cell>
              <table:table-cell office:value-type="float" office:value="1.4305">
                <text:p>1.43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17">
                <text:p>0.0317</text:p>
              </table:table-cell>
              <table:table-cell office:value-type="float" office:value="1.4589">
                <text:p>1.45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33">
                <text:p>0.053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47">
                <text:p>0.047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588">
                <text:p>0.0588</text:p>
              </table:table-cell>
              <table:table-cell office:value-type="float" office:value="1.4915">
                <text:p>1.49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389">
                <text:p>0.0389</text:p>
              </table:table-cell>
              <table:table-cell office:value-type="float" office:value="1.4042">
                <text:p>1.40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445">
                <text:p>0.0445</text:p>
              </table:table-cell>
              <table:table-cell office:value-type="float" office:value="1.4255">
                <text:p>1.42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74">
                <text:p>0.0474</text:p>
              </table:table-cell>
              <table:table-cell office:value-type="float" office:value="1.4093">
                <text:p>1.40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365">
                <text:p>0.0365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475">
                <text:p>0.0475</text:p>
              </table:table-cell>
              <table:table-cell office:value-type="float" office:value="1.3487">
                <text:p>1.34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32">
                <text:p>0.0532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593">
                <text:p>0.0593</text:p>
              </table:table-cell>
              <table:table-cell office:value-type="float" office:value="1.3488">
                <text:p>1.34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424">
                <text:p>0.0424</text:p>
              </table:table-cell>
              <table:table-cell office:value-type="float" office:value="1.2169">
                <text:p>1.21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2">
                <text:p>0.072</text:p>
              </table:table-cell>
              <table:table-cell office:value-type="float" office:value="1.3371">
                <text:p>1.33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462">
                <text:p>0.0462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32">
                <text:p>0.0432</text:p>
              </table:table-cell>
              <table:table-cell office:value-type="float" office:value="1.3045">
                <text:p>1.30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54">
                <text:p>0.0454</text:p>
              </table:table-cell>
              <table:table-cell office:value-type="float" office:value="1.3225">
                <text:p>1.32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96">
                <text:p>0.0596</text:p>
              </table:table-cell>
              <table:table-cell office:value-type="float" office:value="1.3209">
                <text:p>1.32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23">
                <text:p>0.0523</text:p>
              </table:table-cell>
              <table:table-cell office:value-type="float" office:value="1.3778">
                <text:p>1.37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28">
                <text:p>0.0428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357">
                <text:p>0.0357</text:p>
              </table:table-cell>
              <table:table-cell office:value-type="float" office:value="1.2917">
                <text:p>1.2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38">
                <text:p>0.0438</text:p>
              </table:table-cell>
              <table:table-cell office:value-type="float" office:value="1.3801">
                <text:p>1.38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07">
                <text:p>0.0407</text:p>
              </table:table-cell>
              <table:table-cell office:value-type="float" office:value="1.3108">
                <text:p>1.31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03">
                <text:p>0.0703</text:p>
              </table:table-cell>
              <table:table-cell office:value-type="float" office:value="1.3679">
                <text:p>1.36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11">
                <text:p>0.0511</text:p>
              </table:table-cell>
              <table:table-cell office:value-type="float" office:value="1.4077">
                <text:p>1.40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424">
                <text:p>0.0424</text:p>
              </table:table-cell>
              <table:table-cell office:value-type="float" office:value="1.3304">
                <text:p>1.33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59">
                <text:p>0.0459</text:p>
              </table:table-cell>
              <table:table-cell office:value-type="float" office:value="1.2528">
                <text:p>1.25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82">
                <text:p>0.0482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828">
                <text:p>0.0828</text:p>
              </table:table-cell>
              <table:table-cell office:value-type="float" office:value="1.3535">
                <text:p>1.35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35">
                <text:p>0.0435</text:p>
              </table:table-cell>
              <table:table-cell office:value-type="float" office:value="1.2306">
                <text:p>1.23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444">
                <text:p>0.0444</text:p>
              </table:table-cell>
              <table:table-cell office:value-type="float" office:value="1.1219">
                <text:p>1.12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45">
                <text:p>0.0345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59">
                <text:p>0.0459</text:p>
              </table:table-cell>
              <table:table-cell office:value-type="float" office:value="1.1323">
                <text:p>1.13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418">
                <text:p>0.0418</text:p>
              </table:table-cell>
              <table:table-cell office:value-type="float" office:value="1.2777">
                <text:p>1.27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608">
                <text:p>0.0608</text:p>
              </table:table-cell>
              <table:table-cell office:value-type="float" office:value="1.3151">
                <text:p>1.3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25">
                <text:p>0.052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02">
                <text:p>0.0502</text:p>
              </table:table-cell>
              <table:table-cell office:value-type="float" office:value="1.1403">
                <text:p>1.14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674">
                <text:p>0.0674</text:p>
              </table:table-cell>
              <table:table-cell office:value-type="float" office:value="1.2256">
                <text:p>1.2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69">
                <text:p>0.0569</text:p>
              </table:table-cell>
              <table:table-cell office:value-type="float" office:value="1.2656">
                <text:p>1.26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428">
                <text:p>0.0428</text:p>
              </table:table-cell>
              <table:table-cell office:value-type="float" office:value="1.2309">
                <text:p>1.23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71">
                <text:p>0.0571</text:p>
              </table:table-cell>
              <table:table-cell office:value-type="float" office:value="1.1633">
                <text:p>1.16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428">
                <text:p>0.0428</text:p>
              </table:table-cell>
              <table:table-cell office:value-type="float" office:value="1.1777">
                <text:p>1.17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4">
                <text:p>0.034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97">
                <text:p>0.0497</text:p>
              </table:table-cell>
              <table:table-cell office:value-type="float" office:value="1.2431">
                <text:p>1.24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482">
                <text:p>0.0482</text:p>
              </table:table-cell>
              <table:table-cell office:value-type="float" office:value="1.2806">
                <text:p>1.28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04">
                <text:p>0.0504</text:p>
              </table:table-cell>
              <table:table-cell office:value-type="float" office:value="1.1997">
                <text:p>1.19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483">
                <text:p>0.0483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55">
                <text:p>0.0555</text:p>
              </table:table-cell>
              <table:table-cell office:value-type="float" office:value="1.1888">
                <text:p>1.18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27">
                <text:p>0.0527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761">
                <text:p>0.0761</text:p>
              </table:table-cell>
              <table:table-cell office:value-type="float" office:value="1.1591">
                <text:p>1.15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608">
                <text:p>0.0608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426">
                <text:p>0.0426</text:p>
              </table:table-cell>
              <table:table-cell office:value-type="float" office:value="1.2186">
                <text:p>1.21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69">
                <text:p>0.0369</text:p>
              </table:table-cell>
              <table:table-cell office:value-type="float" office:value="1.2342">
                <text:p>1.23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1">
                <text:p>0.041</text:p>
              </table:table-cell>
              <table:table-cell office:value-type="float" office:value="1.2326">
                <text:p>1.23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82">
                <text:p>0.0582</text:p>
              </table:table-cell>
              <table:table-cell office:value-type="float" office:value="1.2603">
                <text:p>1.26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8">
                <text:p>0.058</text:p>
              </table:table-cell>
              <table:table-cell office:value-type="float" office:value="1.2643">
                <text:p>1.26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51">
                <text:p>0.0551</text:p>
              </table:table-cell>
              <table:table-cell office:value-type="float" office:value="1.1564">
                <text:p>1.15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07">
                <text:p>0.0507</text:p>
              </table:table-cell>
              <table:table-cell office:value-type="float" office:value="1.2826">
                <text:p>1.28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47">
                <text:p>0.047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435">
                <text:p>0.0435</text:p>
              </table:table-cell>
              <table:table-cell office:value-type="float" office:value="1.3011">
                <text:p>1.30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72">
                <text:p>0.0572</text:p>
              </table:table-cell>
              <table:table-cell office:value-type="float" office:value="1.3446">
                <text:p>1.34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84">
                <text:p>0.0484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">
                <text:p>0.04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85">
                <text:p>0.0485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9">
                <text:p>0.049</text:p>
              </table:table-cell>
              <table:table-cell office:value-type="float" office:value="1.3894">
                <text:p>1.38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1.3689">
                <text:p>1.36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74">
                <text:p>0.0574</text:p>
              </table:table-cell>
              <table:table-cell office:value-type="float" office:value="1.4387">
                <text:p>1.43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26">
                <text:p>0.0526</text:p>
              </table:table-cell>
              <table:table-cell office:value-type="float" office:value="1.2692">
                <text:p>1.26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443">
                <text:p>0.0443</text:p>
              </table:table-cell>
              <table:table-cell office:value-type="float" office:value="1.2329">
                <text:p>1.23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687">
                <text:p>0.0687</text:p>
              </table:table-cell>
              <table:table-cell office:value-type="float" office:value="1.2089">
                <text:p>1.20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3">
                <text:p>0.053</text:p>
              </table:table-cell>
              <table:table-cell office:value-type="float" office:value="1.2719">
                <text:p>1.27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06">
                <text:p>0.0506</text:p>
              </table:table-cell>
              <table:table-cell office:value-type="float" office:value="1.2824">
                <text:p>1.28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36">
                <text:p>0.0436</text:p>
              </table:table-cell>
              <table:table-cell office:value-type="float" office:value="1.2758">
                <text:p>1.27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09">
                <text:p>0.0409</text:p>
              </table:table-cell>
              <table:table-cell office:value-type="float" office:value="1.2157">
                <text:p>1.21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57">
                <text:p>0.0357</text:p>
              </table:table-cell>
              <table:table-cell office:value-type="float" office:value="1.1732">
                <text:p>1.17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21">
                <text:p>0.0521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53">
                <text:p>0.0553</text:p>
              </table:table-cell>
              <table:table-cell office:value-type="float" office:value="1.1972">
                <text:p>1.19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86">
                <text:p>0.0786</text:p>
              </table:table-cell>
              <table:table-cell office:value-type="float" office:value="1.2224">
                <text:p>1.22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99">
                <text:p>0.059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53">
                <text:p>0.0453</text:p>
              </table:table-cell>
              <table:table-cell office:value-type="float" office:value="1.1948">
                <text:p>1.19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88">
                <text:p>0.0588</text:p>
              </table:table-cell>
              <table:table-cell office:value-type="float" office:value="1.109">
                <text:p>1.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52">
                <text:p>0.8652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74">
                <text:p>0.4674</text:p>
              </table:table-cell>
              <table:table-cell office:value-type="float" office:value="0.6758">
                <text:p>0.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5">
                <text:p>0.4725</text:p>
              </table:table-cell>
              <table:table-cell office:value-type="float" office:value="0.6337">
                <text:p>0.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65">
                <text:p>0.4765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98">
                <text:p>0.4698</text:p>
              </table:table-cell>
              <table:table-cell office:value-type="float" office:value="0.6517">
                <text:p>0.6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96">
                <text:p>0.4796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56">
                <text:p>0.5456</text:p>
              </table:table-cell>
              <table:table-cell office:value-type="float" office:value="0.6484">
                <text:p>0.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39">
                <text:p>0.4739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3">
                <text:p>0.4953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64">
                <text:p>0.4764</text:p>
              </table:table-cell>
              <table:table-cell office:value-type="float" office:value="0.6021">
                <text:p>0.6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12">
                <text:p>0.4912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6">
                <text:p>0.4706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65">
                <text:p>0.4665</text:p>
              </table:table-cell>
              <table:table-cell office:value-type="float" office:value="0.5209">
                <text:p>0.5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21">
                <text:p>0.4721</text:p>
              </table:table-cell>
              <table:table-cell office:value-type="float" office:value="0.5102">
                <text:p>0.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17">
                <text:p>0.4617</text:p>
              </table:table-cell>
              <table:table-cell office:value-type="float" office:value="0.5178">
                <text:p>0.5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93">
                <text:p>0.4693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19">
                <text:p>0.4719</text:p>
              </table:table-cell>
              <table:table-cell office:value-type="float" office:value="0.5135">
                <text:p>0.5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16">
                <text:p>0.4616</text:p>
              </table:table-cell>
              <table:table-cell office:value-type="float" office:value="0.5939">
                <text:p>0.5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55">
                <text:p>0.4555</text:p>
              </table:table-cell>
              <table:table-cell office:value-type="float" office:value="0.5603">
                <text:p>0.5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98">
                <text:p>0.4598</text:p>
              </table:table-cell>
              <table:table-cell office:value-type="float" office:value="0.5557">
                <text:p>0.5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4">
                <text:p>0.4714</text:p>
              </table:table-cell>
              <table:table-cell office:value-type="float" office:value="0.5092">
                <text:p>0.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48">
                <text:p>0.4448</text:p>
              </table:table-cell>
              <table:table-cell office:value-type="float" office:value="0.5658">
                <text:p>0.5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23">
                <text:p>0.4523</text:p>
              </table:table-cell>
              <table:table-cell office:value-type="float" office:value="0.5489">
                <text:p>0.5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28">
                <text:p>0.4828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54">
                <text:p>0.4554</text:p>
              </table:table-cell>
              <table:table-cell office:value-type="float" office:value="0.5874">
                <text:p>0.5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25">
                <text:p>0.4525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44">
                <text:p>0.4544</text:p>
              </table:table-cell>
              <table:table-cell office:value-type="float" office:value="0.5797">
                <text:p>0.5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2">
                <text:p>0.452</text:p>
              </table:table-cell>
              <table:table-cell office:value-type="float" office:value="0.6143">
                <text:p>0.6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29">
                <text:p>0.4529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08">
                <text:p>0.4708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19">
                <text:p>0.4519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58">
                <text:p>0.4558</text:p>
              </table:table-cell>
              <table:table-cell office:value-type="float" office:value="0.5386">
                <text:p>0.5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68">
                <text:p>0.4868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97">
                <text:p>0.4997</text:p>
              </table:table-cell>
              <table:table-cell office:value-type="float" office:value="1.0929">
                <text:p>1.0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97">
                <text:p>0.4697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03">
                <text:p>0.4503</text:p>
              </table:table-cell>
              <table:table-cell office:value-type="float" office:value="0.6713">
                <text:p>0.6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66">
                <text:p>0.4466</text:p>
              </table:table-cell>
              <table:table-cell office:value-type="float" office:value="0.6191">
                <text:p>0.6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85">
                <text:p>0.4385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68">
                <text:p>0.4568</text:p>
              </table:table-cell>
              <table:table-cell office:value-type="float" office:value="0.5725">
                <text:p>0.5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66">
                <text:p>0.4366</text:p>
              </table:table-cell>
              <table:table-cell office:value-type="float" office:value="0.5085">
                <text:p>0.5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25">
                <text:p>0.4425</text:p>
              </table:table-cell>
              <table:table-cell office:value-type="float" office:value="0.6051">
                <text:p>0.6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65">
                <text:p>0.4365</text:p>
              </table:table-cell>
              <table:table-cell office:value-type="float" office:value="0.6574">
                <text:p>0.6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1">
                <text:p>0.44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05">
                <text:p>0.4505</text:p>
              </table:table-cell>
              <table:table-cell office:value-type="float" office:value="0.5834">
                <text:p>0.5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88">
                <text:p>0.4388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05">
                <text:p>0.4305</text:p>
              </table:table-cell>
              <table:table-cell office:value-type="float" office:value="0.7426">
                <text:p>0.7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32">
                <text:p>0.4732</text:p>
              </table:table-cell>
              <table:table-cell office:value-type="float" office:value="0.4781">
                <text:p>0.4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55">
                <text:p>0.445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23">
                <text:p>0.4323</text:p>
              </table:table-cell>
              <table:table-cell office:value-type="float" office:value="0.5757">
                <text:p>0.5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12">
                <text:p>0.4812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73">
                <text:p>0.4473</text:p>
              </table:table-cell>
              <table:table-cell office:value-type="float" office:value="0.7274">
                <text:p>0.7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8">
                <text:p>0.4258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16">
                <text:p>0.4316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68">
                <text:p>0.4268</text:p>
              </table:table-cell>
              <table:table-cell office:value-type="float" office:value="0.6434">
                <text:p>0.6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3">
                <text:p>0.423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4">
                <text:p>0.4494</text:p>
              </table:table-cell>
              <table:table-cell office:value-type="float" office:value="0.5716">
                <text:p>0.5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08">
                <text:p>0.460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08">
                <text:p>0.4408</text:p>
              </table:table-cell>
              <table:table-cell office:value-type="float" office:value="1.4507">
                <text:p>1.4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28">
                <text:p>0.4228</text:p>
              </table:table-cell>
              <table:table-cell office:value-type="float" office:value="1.2228">
                <text:p>1.2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69">
                <text:p>0.4169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84">
                <text:p>0.4084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54">
                <text:p>0.4154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74">
                <text:p>0.407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69">
                <text:p>0.4069</text:p>
              </table:table-cell>
              <table:table-cell office:value-type="float" office:value="0.7519">
                <text:p>0.7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04">
                <text:p>0.4204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89">
                <text:p>0.4289</text:p>
              </table:table-cell>
              <table:table-cell office:value-type="float" office:value="0.5959">
                <text:p>0.59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08">
                <text:p>0.4108</text:p>
              </table:table-cell>
              <table:table-cell office:value-type="float" office:value="1.3117">
                <text:p>1.3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55">
                <text:p>0.4455</text:p>
              </table:table-cell>
              <table:table-cell office:value-type="float" office:value="0.8271">
                <text:p>0.8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71">
                <text:p>0.4071</text:p>
              </table:table-cell>
              <table:table-cell office:value-type="float" office:value="0.6853">
                <text:p>0.6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24">
                <text:p>0.4124</text:p>
              </table:table-cell>
              <table:table-cell office:value-type="float" office:value="0.5832">
                <text:p>0.5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28">
                <text:p>0.4328</text:p>
              </table:table-cell>
              <table:table-cell office:value-type="float" office:value="0.9594">
                <text:p>0.9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49">
                <text:p>0.4249</text:p>
              </table:table-cell>
              <table:table-cell office:value-type="float" office:value="0.7063">
                <text:p>0.7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36">
                <text:p>0.4136</text:p>
              </table:table-cell>
              <table:table-cell office:value-type="float" office:value="0.6236">
                <text:p>0.6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28">
                <text:p>0.4528</text:p>
              </table:table-cell>
              <table:table-cell office:value-type="float" office:value="1.2029">
                <text:p>1.2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59">
                <text:p>0.4159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32">
                <text:p>0.4032</text:p>
              </table:table-cell>
              <table:table-cell office:value-type="float" office:value="0.5041">
                <text:p>0.5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06">
                <text:p>0.4306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98">
                <text:p>0.4098</text:p>
              </table:table-cell>
              <table:table-cell office:value-type="float" office:value="0.6536">
                <text:p>0.6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57">
                <text:p>0.3957</text:p>
              </table:table-cell>
              <table:table-cell office:value-type="float" office:value="1.5579">
                <text:p>1.5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83">
                <text:p>0.3983</text:p>
              </table:table-cell>
              <table:table-cell office:value-type="float" office:value="0.5936">
                <text:p>0.5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14">
                <text:p>0.3914</text:p>
              </table:table-cell>
              <table:table-cell office:value-type="float" office:value="0.7714">
                <text:p>0.7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33">
                <text:p>0.3933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02">
                <text:p>0.3902</text:p>
              </table:table-cell>
              <table:table-cell office:value-type="float" office:value="0.7624">
                <text:p>0.7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6">
                <text:p>0.386</text:p>
              </table:table-cell>
              <table:table-cell office:value-type="float" office:value="1.3024">
                <text:p>1.3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75">
                <text:p>0.3975</text:p>
              </table:table-cell>
              <table:table-cell office:value-type="float" office:value="0.5358">
                <text:p>0.5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02">
                <text:p>0.3802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19">
                <text:p>0.391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13">
                <text:p>0.3913</text:p>
              </table:table-cell>
              <table:table-cell office:value-type="float" office:value="1.0307">
                <text:p>1.0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11">
                <text:p>0.4111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05">
                <text:p>0.4205</text:p>
              </table:table-cell>
              <table:table-cell office:value-type="float" office:value="0.9304">
                <text:p>0.9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31">
                <text:p>0.3931</text:p>
              </table:table-cell>
              <table:table-cell office:value-type="float" office:value="0.7529">
                <text:p>0.75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78">
                <text:p>0.3878</text:p>
              </table:table-cell>
              <table:table-cell office:value-type="float" office:value="0.5299">
                <text:p>0.5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85">
                <text:p>0.3785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26">
                <text:p>0.382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78">
                <text:p>0.3778</text:p>
              </table:table-cell>
              <table:table-cell office:value-type="float" office:value="0.5175">
                <text:p>0.5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13">
                <text:p>0.3713</text:p>
              </table:table-cell>
              <table:table-cell office:value-type="float" office:value="0.6117">
                <text:p>0.6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5">
                <text:p>0.385</text:p>
              </table:table-cell>
              <table:table-cell office:value-type="float" office:value="0.7515">
                <text:p>0.7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97">
                <text:p>0.3997</text:p>
              </table:table-cell>
              <table:table-cell office:value-type="float" office:value="1.0065">
                <text:p>1.0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24">
                <text:p>0.3824</text:p>
              </table:table-cell>
              <table:table-cell office:value-type="float" office:value="0.5957">
                <text:p>0.5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6">
                <text:p>0.376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9">
                <text:p>0.369</text:p>
              </table:table-cell>
              <table:table-cell office:value-type="float" office:value="0.6487">
                <text:p>0.6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42">
                <text:p>0.3842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36">
                <text:p>0.3736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09">
                <text:p>0.3709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746">
                <text:p>0.3746</text:p>
              </table:table-cell>
              <table:table-cell office:value-type="float" office:value="0.5984">
                <text:p>0.5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62">
                <text:p>0.3762</text:p>
              </table:table-cell>
              <table:table-cell office:value-type="float" office:value="0.7176">
                <text:p>0.7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69">
                <text:p>0.3769</text:p>
              </table:table-cell>
              <table:table-cell office:value-type="float" office:value="0.8151">
                <text:p>0.8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99">
                <text:p>0.3699</text:p>
              </table:table-cell>
              <table:table-cell office:value-type="float" office:value="0.6583">
                <text:p>0.65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01">
                <text:p>0.3601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28">
                <text:p>0.3728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91">
                <text:p>0.3891</text:p>
              </table:table-cell>
              <table:table-cell office:value-type="float" office:value="1.3081">
                <text:p>1.3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774">
                <text:p>0.3774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98">
                <text:p>0.3698</text:p>
              </table:table-cell>
              <table:table-cell office:value-type="float" office:value="0.5586">
                <text:p>0.5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87">
                <text:p>0.3787</text:p>
              </table:table-cell>
              <table:table-cell office:value-type="float" office:value="0.7303">
                <text:p>0.73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89">
                <text:p>0.3589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11">
                <text:p>0.3411</text:p>
              </table:table-cell>
              <table:table-cell office:value-type="float" office:value="0.5911">
                <text:p>0.59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22">
                <text:p>0.3622</text:p>
              </table:table-cell>
              <table:table-cell office:value-type="float" office:value="0.9635">
                <text:p>0.9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659">
                <text:p>0.3659</text:p>
              </table:table-cell>
              <table:table-cell office:value-type="float" office:value="0.4491">
                <text:p>0.4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9">
                <text:p>0.369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5">
                <text:p>0.385</text:p>
              </table:table-cell>
              <table:table-cell office:value-type="float" office:value="2.5456">
                <text:p>2.5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58">
                <text:p>0.3758</text:p>
              </table:table-cell>
              <table:table-cell office:value-type="float" office:value="1.6802">
                <text:p>1.6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12">
                <text:p>0.3712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88">
                <text:p>0.3488</text:p>
              </table:table-cell>
              <table:table-cell office:value-type="float" office:value="0.8811">
                <text:p>0.88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28">
                <text:p>0.3628</text:p>
              </table:table-cell>
              <table:table-cell office:value-type="float" office:value="0.5896">
                <text:p>0.5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32">
                <text:p>0.3532</text:p>
              </table:table-cell>
              <table:table-cell office:value-type="float" office:value="0.8051">
                <text:p>0.8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18">
                <text:p>0.3518</text:p>
              </table:table-cell>
              <table:table-cell office:value-type="float" office:value="0.5912">
                <text:p>0.5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05">
                <text:p>0.3605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84">
                <text:p>0.3584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28">
                <text:p>0.3528</text:p>
              </table:table-cell>
              <table:table-cell office:value-type="float" office:value="0.5326">
                <text:p>0.53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4">
                <text:p>0.35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14">
                <text:p>0.3514</text:p>
              </table:table-cell>
              <table:table-cell office:value-type="float" office:value="0.5956">
                <text:p>0.59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07">
                <text:p>0.3407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422">
                <text:p>0.3422</text:p>
              </table:table-cell>
              <table:table-cell office:value-type="float" office:value="0.6483">
                <text:p>0.64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8">
                <text:p>0.3328</text:p>
              </table:table-cell>
              <table:table-cell office:value-type="float" office:value="0.5595">
                <text:p>0.55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11">
                <text:p>0.3311</text:p>
              </table:table-cell>
              <table:table-cell office:value-type="float" office:value="0.5483">
                <text:p>0.5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13">
                <text:p>0.3413</text:p>
              </table:table-cell>
              <table:table-cell office:value-type="float" office:value="0.7663">
                <text:p>0.7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75">
                <text:p>0.3775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33">
                <text:p>0.3533</text:p>
              </table:table-cell>
              <table:table-cell office:value-type="float" office:value="0.5221">
                <text:p>0.52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11">
                <text:p>0.3511</text:p>
              </table:table-cell>
              <table:table-cell office:value-type="float" office:value="0.7624">
                <text:p>0.76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59">
                <text:p>0.3459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93">
                <text:p>0.3693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72">
                <text:p>0.3672</text:p>
              </table:table-cell>
              <table:table-cell office:value-type="float" office:value="1.4513">
                <text:p>1.4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05">
                <text:p>0.3705</text:p>
              </table:table-cell>
              <table:table-cell office:value-type="float" office:value="0.6194">
                <text:p>0.6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7">
                <text:p>0.3587</text:p>
              </table:table-cell>
              <table:table-cell office:value-type="float" office:value="1.5193">
                <text:p>1.5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11">
                <text:p>0.3711</text:p>
              </table:table-cell>
              <table:table-cell office:value-type="float" office:value="0.5913">
                <text:p>0.5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69">
                <text:p>0.3369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49">
                <text:p>0.3549</text:p>
              </table:table-cell>
              <table:table-cell office:value-type="float" office:value="0.9377">
                <text:p>0.93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58">
                <text:p>0.3558</text:p>
              </table:table-cell>
              <table:table-cell office:value-type="float" office:value="0.5291">
                <text:p>0.52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85">
                <text:p>0.3585</text:p>
              </table:table-cell>
              <table:table-cell office:value-type="float" office:value="0.7749">
                <text:p>0.77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47">
                <text:p>0.3347</text:p>
              </table:table-cell>
              <table:table-cell office:value-type="float" office:value="0.7154">
                <text:p>0.7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25">
                <text:p>0.3225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37">
                <text:p>0.3237</text:p>
              </table:table-cell>
              <table:table-cell office:value-type="float" office:value="1.0408">
                <text:p>1.04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139">
                <text:p>0.3139</text:p>
              </table:table-cell>
              <table:table-cell office:value-type="float" office:value="0.6603">
                <text:p>0.66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73">
                <text:p>0.3473</text:p>
              </table:table-cell>
              <table:table-cell office:value-type="float" office:value="0.5831">
                <text:p>0.5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48">
                <text:p>0.334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58">
                <text:p>0.3358</text:p>
              </table:table-cell>
              <table:table-cell office:value-type="float" office:value="0.5972">
                <text:p>0.59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02">
                <text:p>0.3302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02">
                <text:p>0.3402</text:p>
              </table:table-cell>
              <table:table-cell office:value-type="float" office:value="0.6285">
                <text:p>0.6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492">
                <text:p>0.3492</text:p>
              </table:table-cell>
              <table:table-cell office:value-type="float" office:value="0.7252">
                <text:p>0.7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79">
                <text:p>0.3479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03">
                <text:p>0.320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164">
                <text:p>0.3164</text:p>
              </table:table-cell>
              <table:table-cell office:value-type="float" office:value="0.6154">
                <text:p>0.61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41">
                <text:p>0.3141</text:p>
              </table:table-cell>
              <table:table-cell office:value-type="float" office:value="0.9629">
                <text:p>0.96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72">
                <text:p>0.3772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55">
                <text:p>0.3455</text:p>
              </table:table-cell>
              <table:table-cell office:value-type="float" office:value="0.5819">
                <text:p>0.58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5">
                <text:p>0.325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552">
                <text:p>0.3552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1">
                <text:p>0.3341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58">
                <text:p>0.3258</text:p>
              </table:table-cell>
              <table:table-cell office:value-type="float" office:value="0.5371">
                <text:p>0.5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13">
                <text:p>0.3113</text:p>
              </table:table-cell>
              <table:table-cell office:value-type="float" office:value="0.5197">
                <text:p>0.5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51">
                <text:p>0.3351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9">
                <text:p>0.329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94">
                <text:p>0.3294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19">
                <text:p>0.3219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98">
                <text:p>0.3298</text:p>
              </table:table-cell>
              <table:table-cell office:value-type="float" office:value="0.6794">
                <text:p>0.6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7">
                <text:p>0.327</text:p>
              </table:table-cell>
              <table:table-cell office:value-type="float" office:value="0.6429">
                <text:p>0.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42">
                <text:p>0.3142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78">
                <text:p>0.3278</text:p>
              </table:table-cell>
              <table:table-cell office:value-type="float" office:value="0.5334">
                <text:p>0.5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47">
                <text:p>0.3047</text:p>
              </table:table-cell>
              <table:table-cell office:value-type="float" office:value="0.5797">
                <text:p>0.5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33">
                <text:p>0.3133</text:p>
              </table:table-cell>
              <table:table-cell office:value-type="float" office:value="0.7103">
                <text:p>0.7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064">
                <text:p>0.3064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112">
                <text:p>0.3112</text:p>
              </table:table-cell>
              <table:table-cell office:value-type="float" office:value="0.6128">
                <text:p>0.6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086">
                <text:p>0.3086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45">
                <text:p>0.3145</text:p>
              </table:table-cell>
              <table:table-cell office:value-type="float" office:value="0.4621">
                <text:p>0.46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68">
                <text:p>0.3068</text:p>
              </table:table-cell>
              <table:table-cell office:value-type="float" office:value="0.6007">
                <text:p>0.6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46">
                <text:p>0.2946</text:p>
              </table:table-cell>
              <table:table-cell office:value-type="float" office:value="0.6895">
                <text:p>0.68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46">
                <text:p>0.3246</text:p>
              </table:table-cell>
              <table:table-cell office:value-type="float" office:value="0.5779">
                <text:p>0.57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105">
                <text:p>0.3105</text:p>
              </table:table-cell>
              <table:table-cell office:value-type="float" office:value="0.5436">
                <text:p>0.54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97">
                <text:p>0.2997</text:p>
              </table:table-cell>
              <table:table-cell office:value-type="float" office:value="0.5967">
                <text:p>0.59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62">
                <text:p>0.3262</text:p>
              </table:table-cell>
              <table:table-cell office:value-type="float" office:value="0.8102">
                <text:p>0.81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65">
                <text:p>0.3365</text:p>
              </table:table-cell>
              <table:table-cell office:value-type="float" office:value="0.7213">
                <text:p>0.7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028">
                <text:p>0.3028</text:p>
              </table:table-cell>
              <table:table-cell office:value-type="float" office:value="0.6028">
                <text:p>0.60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73">
                <text:p>0.2873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2">
                <text:p>0.292</text:p>
              </table:table-cell>
              <table:table-cell office:value-type="float" office:value="0.5831">
                <text:p>0.58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09">
                <text:p>0.2909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186">
                <text:p>0.3186</text:p>
              </table:table-cell>
              <table:table-cell office:value-type="float" office:value="0.5522">
                <text:p>0.55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02">
                <text:p>0.3202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2">
                <text:p>0.302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75">
                <text:p>0.2875</text:p>
              </table:table-cell>
              <table:table-cell office:value-type="float" office:value="0.5529">
                <text:p>0.5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97">
                <text:p>0.2897</text:p>
              </table:table-cell>
              <table:table-cell office:value-type="float" office:value="0.5847">
                <text:p>0.5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26">
                <text:p>0.2726</text:p>
              </table:table-cell>
              <table:table-cell office:value-type="float" office:value="0.5928">
                <text:p>0.59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35">
                <text:p>0.2535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621">
                <text:p>0.2621</text:p>
              </table:table-cell>
              <table:table-cell office:value-type="float" office:value="0.5233">
                <text:p>0.52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771">
                <text:p>0.2771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602">
                <text:p>0.2602</text:p>
              </table:table-cell>
              <table:table-cell office:value-type="float" office:value="0.6449">
                <text:p>0.64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29">
                <text:p>0.2629</text:p>
              </table:table-cell>
              <table:table-cell office:value-type="float" office:value="0.8474">
                <text:p>0.84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94">
                <text:p>0.2494</text:p>
              </table:table-cell>
              <table:table-cell office:value-type="float" office:value="0.6024">
                <text:p>0.60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28">
                <text:p>0.26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444">
                <text:p>0.2444</text:p>
              </table:table-cell>
              <table:table-cell office:value-type="float" office:value="0.5886">
                <text:p>0.58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48">
                <text:p>0.2548</text:p>
              </table:table-cell>
              <table:table-cell office:value-type="float" office:value="0.6137">
                <text:p>0.6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87">
                <text:p>0.2787</text:p>
              </table:table-cell>
              <table:table-cell office:value-type="float" office:value="0.4988">
                <text:p>0.49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74">
                <text:p>0.2574</text:p>
              </table:table-cell>
              <table:table-cell office:value-type="float" office:value="0.5721">
                <text:p>0.5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34">
                <text:p>0.2534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521">
                <text:p>0.2521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627">
                <text:p>0.2627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833">
                <text:p>0.2833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55">
                <text:p>0.2555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5">
                <text:p>0.235</text:p>
              </table:table-cell>
              <table:table-cell office:value-type="float" office:value="0.6105">
                <text:p>0.6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94">
                <text:p>0.2394</text:p>
              </table:table-cell>
              <table:table-cell office:value-type="float" office:value="0.6149">
                <text:p>0.61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72">
                <text:p>0.2572</text:p>
              </table:table-cell>
              <table:table-cell office:value-type="float" office:value="0.4821">
                <text:p>0.48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97">
                <text:p>0.2597</text:p>
              </table:table-cell>
              <table:table-cell office:value-type="float" office:value="0.4634">
                <text:p>0.4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682">
                <text:p>0.268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3">
                <text:p>0.253</text:p>
              </table:table-cell>
              <table:table-cell office:value-type="float" office:value="0.5006">
                <text:p>0.5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594">
                <text:p>0.259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64">
                <text:p>0.2264</text:p>
              </table:table-cell>
              <table:table-cell office:value-type="float" office:value="0.5124">
                <text:p>0.51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67">
                <text:p>0.2567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69">
                <text:p>0.2669</text:p>
              </table:table-cell>
              <table:table-cell office:value-type="float" office:value="0.6673">
                <text:p>0.6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95">
                <text:p>0.2295</text:p>
              </table:table-cell>
              <table:table-cell office:value-type="float" office:value="0.5794">
                <text:p>0.57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13">
                <text:p>0.2413</text:p>
              </table:table-cell>
              <table:table-cell office:value-type="float" office:value="0.5414">
                <text:p>0.54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59">
                <text:p>0.2359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95">
                <text:p>0.2295</text:p>
              </table:table-cell>
              <table:table-cell office:value-type="float" office:value="0.5344">
                <text:p>0.5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583">
                <text:p>0.2583</text:p>
              </table:table-cell>
              <table:table-cell office:value-type="float" office:value="0.5999">
                <text:p>0.59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21">
                <text:p>0.2521</text:p>
              </table:table-cell>
              <table:table-cell office:value-type="float" office:value="0.8981">
                <text:p>0.89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08">
                <text:p>0.2508</text:p>
              </table:table-cell>
              <table:table-cell office:value-type="float" office:value="0.6151">
                <text:p>0.61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64">
                <text:p>0.2464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19">
                <text:p>0.2419</text:p>
              </table:table-cell>
              <table:table-cell office:value-type="float" office:value="0.7432">
                <text:p>0.74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13">
                <text:p>0.2313</text:p>
              </table:table-cell>
              <table:table-cell office:value-type="float" office:value="0.5107">
                <text:p>0.5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25">
                <text:p>0.2225</text:p>
              </table:table-cell>
              <table:table-cell office:value-type="float" office:value="0.4523">
                <text:p>0.4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65">
                <text:p>0.2465</text:p>
              </table:table-cell>
              <table:table-cell office:value-type="float" office:value="0.6578">
                <text:p>0.65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6">
                <text:p>0.2096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9">
                <text:p>0.229</text:p>
              </table:table-cell>
              <table:table-cell office:value-type="float" office:value="0.5938">
                <text:p>0.5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86">
                <text:p>0.2286</text:p>
              </table:table-cell>
              <table:table-cell office:value-type="float" office:value="0.7195">
                <text:p>0.71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34">
                <text:p>0.2234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22">
                <text:p>0.2322</text:p>
              </table:table-cell>
              <table:table-cell office:value-type="float" office:value="0.5867">
                <text:p>0.58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68">
                <text:p>0.2468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79">
                <text:p>0.2279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54">
                <text:p>0.2454</text:p>
              </table:table-cell>
              <table:table-cell office:value-type="float" office:value="0.6063">
                <text:p>0.60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23">
                <text:p>0.2323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8">
                <text:p>0.228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76">
                <text:p>0.2476</text:p>
              </table:table-cell>
              <table:table-cell office:value-type="float" office:value="0.4598">
                <text:p>0.4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86">
                <text:p>0.2086</text:p>
              </table:table-cell>
              <table:table-cell office:value-type="float" office:value="0.4635">
                <text:p>0.46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74">
                <text:p>0.2074</text:p>
              </table:table-cell>
              <table:table-cell office:value-type="float" office:value="0.4446">
                <text:p>0.4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81">
                <text:p>0.1881</text:p>
              </table:table-cell>
              <table:table-cell office:value-type="float" office:value="0.4867">
                <text:p>0.48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883">
                <text:p>0.1883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762">
                <text:p>0.1762</text:p>
              </table:table-cell>
              <table:table-cell office:value-type="float" office:value="0.4833">
                <text:p>0.48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8">
                <text:p>0.188</text:p>
              </table:table-cell>
              <table:table-cell office:value-type="float" office:value="0.4942">
                <text:p>0.49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77">
                <text:p>0.1877</text:p>
              </table:table-cell>
              <table:table-cell office:value-type="float" office:value="0.5163">
                <text:p>0.51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97">
                <text:p>0.1897</text:p>
              </table:table-cell>
              <table:table-cell office:value-type="float" office:value="0.5331">
                <text:p>0.53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12">
                <text:p>0.1912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01">
                <text:p>0.1901</text:p>
              </table:table-cell>
              <table:table-cell office:value-type="float" office:value="0.5997">
                <text:p>0.59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757">
                <text:p>0.175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21">
                <text:p>0.1621</text:p>
              </table:table-cell>
              <table:table-cell office:value-type="float" office:value="0.5672">
                <text:p>0.5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787">
                <text:p>0.1787</text:p>
              </table:table-cell>
              <table:table-cell office:value-type="float" office:value="0.5102">
                <text:p>0.51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52">
                <text:p>0.1652</text:p>
              </table:table-cell>
              <table:table-cell office:value-type="float" office:value="0.3684">
                <text:p>0.36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2">
                <text:p>0.162</text:p>
              </table:table-cell>
              <table:table-cell office:value-type="float" office:value="0.5381">
                <text:p>0.53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1">
                <text:p>0.161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93">
                <text:p>0.1593</text:p>
              </table:table-cell>
              <table:table-cell office:value-type="float" office:value="0.5674">
                <text:p>0.5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41">
                <text:p>0.1641</text:p>
              </table:table-cell>
              <table:table-cell office:value-type="float" office:value="0.4263">
                <text:p>0.42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753">
                <text:p>0.1753</text:p>
              </table:table-cell>
              <table:table-cell office:value-type="float" office:value="0.5423">
                <text:p>0.54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">
                <text:p>0.16</text:p>
              </table:table-cell>
              <table:table-cell office:value-type="float" office:value="0.4756">
                <text:p>0.47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584">
                <text:p>0.1584</text:p>
              </table:table-cell>
              <table:table-cell office:value-type="float" office:value="0.5063">
                <text:p>0.50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81">
                <text:p>0.1481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77">
                <text:p>0.177</text:p>
              </table:table-cell>
              <table:table-cell office:value-type="float" office:value="0.5323">
                <text:p>0.53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856">
                <text:p>0.1856</text:p>
              </table:table-cell>
              <table:table-cell office:value-type="float" office:value="0.5617">
                <text:p>0.56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05">
                <text:p>0.1505</text:p>
              </table:table-cell>
              <table:table-cell office:value-type="float" office:value="0.5162">
                <text:p>0.5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717">
                <text:p>0.1717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41">
                <text:p>0.1541</text:p>
              </table:table-cell>
              <table:table-cell office:value-type="float" office:value="0.4935">
                <text:p>0.49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71">
                <text:p>0.171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81">
                <text:p>0.1581</text:p>
              </table:table-cell>
              <table:table-cell office:value-type="float" office:value="0.5162">
                <text:p>0.5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9">
                <text:p>0.169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04">
                <text:p>0.1704</text:p>
              </table:table-cell>
              <table:table-cell office:value-type="float" office:value="0.5209">
                <text:p>0.52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365">
                <text:p>0.1365</text:p>
              </table:table-cell>
              <table:table-cell office:value-type="float" office:value="0.4384">
                <text:p>0.43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71">
                <text:p>0.1571</text:p>
              </table:table-cell>
              <table:table-cell office:value-type="float" office:value="0.5297">
                <text:p>0.52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9">
                <text:p>0.159</text:p>
              </table:table-cell>
              <table:table-cell office:value-type="float" office:value="0.4002">
                <text:p>0.4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822">
                <text:p>0.1822</text:p>
              </table:table-cell>
              <table:table-cell office:value-type="float" office:value="0.4499">
                <text:p>0.4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91">
                <text:p>0.1591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45">
                <text:p>0.1845</text:p>
              </table:table-cell>
              <table:table-cell office:value-type="float" office:value="0.4723">
                <text:p>0.47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55">
                <text:p>0.1555</text:p>
              </table:table-cell>
              <table:table-cell office:value-type="float" office:value="0.4517">
                <text:p>0.45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383">
                <text:p>0.1383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536">
                <text:p>0.1536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67">
                <text:p>0.1767</text:p>
              </table:table-cell>
              <table:table-cell office:value-type="float" office:value="0.5304">
                <text:p>0.53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29">
                <text:p>0.1529</text:p>
              </table:table-cell>
              <table:table-cell office:value-type="float" office:value="0.5447">
                <text:p>0.5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01">
                <text:p>0.1601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489">
                <text:p>0.1489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23">
                <text:p>0.1623</text:p>
              </table:table-cell>
              <table:table-cell office:value-type="float" office:value="0.5603">
                <text:p>0.5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445">
                <text:p>0.1445</text:p>
              </table:table-cell>
              <table:table-cell office:value-type="float" office:value="0.4537">
                <text:p>0.45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05">
                <text:p>0.1505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07">
                <text:p>0.1507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49">
                <text:p>0.149</text:p>
              </table:table-cell>
              <table:table-cell office:value-type="float" office:value="0.5721">
                <text:p>0.5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52">
                <text:p>0.1652</text:p>
              </table:table-cell>
              <table:table-cell office:value-type="float" office:value="0.4475">
                <text:p>0.44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53">
                <text:p>0.1553</text:p>
              </table:table-cell>
              <table:table-cell office:value-type="float" office:value="0.5073">
                <text:p>0.5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93">
                <text:p>0.1393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74">
                <text:p>0.1474</text:p>
              </table:table-cell>
              <table:table-cell office:value-type="float" office:value="0.5874">
                <text:p>0.58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325">
                <text:p>0.1325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578">
                <text:p>0.1578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35">
                <text:p>0.1735</text:p>
              </table:table-cell>
              <table:table-cell office:value-type="float" office:value="0.3975">
                <text:p>0.39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7">
                <text:p>0.157</text:p>
              </table:table-cell>
              <table:table-cell office:value-type="float" office:value="0.4429">
                <text:p>0.44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521">
                <text:p>0.1521</text:p>
              </table:table-cell>
              <table:table-cell office:value-type="float" office:value="0.4042">
                <text:p>0.40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85">
                <text:p>0.1585</text:p>
              </table:table-cell>
              <table:table-cell office:value-type="float" office:value="0.4569">
                <text:p>0.45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353">
                <text:p>0.1353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611">
                <text:p>0.1611</text:p>
              </table:table-cell>
              <table:table-cell office:value-type="float" office:value="0.5905">
                <text:p>0.59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12">
                <text:p>0.1412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64">
                <text:p>0.1464</text:p>
              </table:table-cell>
              <table:table-cell office:value-type="float" office:value="0.5226">
                <text:p>0.52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564">
                <text:p>0.1564</text:p>
              </table:table-cell>
              <table:table-cell office:value-type="float" office:value="0.6793">
                <text:p>0.6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82">
                <text:p>0.1182</text:p>
              </table:table-cell>
              <table:table-cell office:value-type="float" office:value="0.5395">
                <text:p>0.53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398">
                <text:p>0.1398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64">
                <text:p>0.1464</text:p>
              </table:table-cell>
              <table:table-cell office:value-type="float" office:value="0.5466">
                <text:p>0.54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33">
                <text:p>0.1433</text:p>
              </table:table-cell>
              <table:table-cell office:value-type="float" office:value="0.5516">
                <text:p>0.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385">
                <text:p>0.138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99">
                <text:p>0.149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69">
                <text:p>0.1669</text:p>
              </table:table-cell>
              <table:table-cell office:value-type="float" office:value="0.4813">
                <text:p>0.48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99">
                <text:p>0.1599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31">
                <text:p>0.1331</text:p>
              </table:table-cell>
              <table:table-cell office:value-type="float" office:value="0.4999">
                <text:p>0.4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73">
                <text:p>0.1573</text:p>
              </table:table-cell>
              <table:table-cell office:value-type="float" office:value="0.6695">
                <text:p>0.66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13">
                <text:p>0.1513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25">
                <text:p>0.1425</text:p>
              </table:table-cell>
              <table:table-cell office:value-type="float" office:value="0.4171">
                <text:p>0.41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38">
                <text:p>0.1538</text:p>
              </table:table-cell>
              <table:table-cell office:value-type="float" office:value="0.5078">
                <text:p>0.50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39">
                <text:p>0.1239</text:p>
              </table:table-cell>
              <table:table-cell office:value-type="float" office:value="0.7884">
                <text:p>0.78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34">
                <text:p>0.1534</text:p>
              </table:table-cell>
              <table:table-cell office:value-type="float" office:value="0.6306">
                <text:p>0.63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35">
                <text:p>0.1535</text:p>
              </table:table-cell>
              <table:table-cell office:value-type="float" office:value="0.5617">
                <text:p>0.56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61">
                <text:p>0.1561</text:p>
              </table:table-cell>
              <table:table-cell office:value-type="float" office:value="0.5651">
                <text:p>0.56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569">
                <text:p>0.1569</text:p>
              </table:table-cell>
              <table:table-cell office:value-type="float" office:value="0.6187">
                <text:p>0.61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36">
                <text:p>0.1436</text:p>
              </table:table-cell>
              <table:table-cell office:value-type="float" office:value="0.5179">
                <text:p>0.5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87">
                <text:p>0.1387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15">
                <text:p>0.1215</text:p>
              </table:table-cell>
              <table:table-cell office:value-type="float" office:value="0.5824">
                <text:p>0.58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08">
                <text:p>0.1308</text:p>
              </table:table-cell>
              <table:table-cell office:value-type="float" office:value="0.6265">
                <text:p>0.62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6">
                <text:p>0.126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45">
                <text:p>0.1245</text:p>
              </table:table-cell>
              <table:table-cell office:value-type="float" office:value="0.4244">
                <text:p>0.42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73">
                <text:p>0.1373</text:p>
              </table:table-cell>
              <table:table-cell office:value-type="float" office:value="0.5109">
                <text:p>0.5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08">
                <text:p>0.1408</text:p>
              </table:table-cell>
              <table:table-cell office:value-type="float" office:value="0.4315">
                <text:p>0.4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6">
                <text:p>0.146</text:p>
              </table:table-cell>
              <table:table-cell office:value-type="float" office:value="0.5201">
                <text:p>0.52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09">
                <text:p>0.1209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467">
                <text:p>0.1467</text:p>
              </table:table-cell>
              <table:table-cell office:value-type="float" office:value="0.5179">
                <text:p>0.51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2">
                <text:p>0.122</text:p>
              </table:table-cell>
              <table:table-cell office:value-type="float" office:value="0.3929">
                <text:p>0.39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36">
                <text:p>0.1336</text:p>
              </table:table-cell>
              <table:table-cell office:value-type="float" office:value="0.4893">
                <text:p>0.48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67">
                <text:p>0.1467</text:p>
              </table:table-cell>
              <table:table-cell office:value-type="float" office:value="0.4904">
                <text:p>0.49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261">
                <text:p>0.1261</text:p>
              </table:table-cell>
              <table:table-cell office:value-type="float" office:value="0.5717">
                <text:p>0.57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34">
                <text:p>0.1334</text:p>
              </table:table-cell>
              <table:table-cell office:value-type="float" office:value="0.5391">
                <text:p>0.5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222">
                <text:p>0.1222</text:p>
              </table:table-cell>
              <table:table-cell office:value-type="float" office:value="0.5314">
                <text:p>0.53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41">
                <text:p>0.1241</text:p>
              </table:table-cell>
              <table:table-cell office:value-type="float" office:value="0.5671">
                <text:p>0.56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22">
                <text:p>0.1222</text:p>
              </table:table-cell>
              <table:table-cell office:value-type="float" office:value="0.5914">
                <text:p>0.59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27">
                <text:p>0.1427</text:p>
              </table:table-cell>
              <table:table-cell office:value-type="float" office:value="0.5964">
                <text:p>0.59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84">
                <text:p>0.1384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0.3294">
                <text:p>0.3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41">
                <text:p>0.1241</text:p>
              </table:table-cell>
              <table:table-cell office:value-type="float" office:value="0.4767">
                <text:p>0.4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63">
                <text:p>0.1363</text:p>
              </table:table-cell>
              <table:table-cell office:value-type="float" office:value="0.5901">
                <text:p>0.59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256">
                <text:p>0.1256</text:p>
              </table:table-cell>
              <table:table-cell office:value-type="float" office:value="0.6294">
                <text:p>0.6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1">
                <text:p>0.131</text:p>
              </table:table-cell>
              <table:table-cell office:value-type="float" office:value="0.6383">
                <text:p>0.6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77">
                <text:p>0.127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098">
                <text:p>0.1098</text:p>
              </table:table-cell>
              <table:table-cell office:value-type="float" office:value="0.7044">
                <text:p>0.70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29">
                <text:p>0.142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535">
                <text:p>0.1535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04">
                <text:p>0.1504</text:p>
              </table:table-cell>
              <table:table-cell office:value-type="float" office:value="0.5711">
                <text:p>0.57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67">
                <text:p>0.1667</text:p>
              </table:table-cell>
              <table:table-cell office:value-type="float" office:value="0.5731">
                <text:p>0.57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84">
                <text:p>0.1084</text:p>
              </table:table-cell>
              <table:table-cell office:value-type="float" office:value="0.4961">
                <text:p>0.49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44">
                <text:p>0.1344</text:p>
              </table:table-cell>
              <table:table-cell office:value-type="float" office:value="0.5473">
                <text:p>0.5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84">
                <text:p>0.1284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15">
                <text:p>0.1215</text:p>
              </table:table-cell>
              <table:table-cell office:value-type="float" office:value="0.7231">
                <text:p>0.72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338">
                <text:p>0.133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398">
                <text:p>0.1398</text:p>
              </table:table-cell>
              <table:table-cell office:value-type="float" office:value="0.5816">
                <text:p>0.5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39">
                <text:p>0.1339</text:p>
              </table:table-cell>
              <table:table-cell office:value-type="float" office:value="0.4759">
                <text:p>0.47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229">
                <text:p>0.1229</text:p>
              </table:table-cell>
              <table:table-cell office:value-type="float" office:value="0.5376">
                <text:p>0.53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217">
                <text:p>0.1217</text:p>
              </table:table-cell>
              <table:table-cell office:value-type="float" office:value="0.6031">
                <text:p>0.6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48">
                <text:p>0.1148</text:p>
              </table:table-cell>
              <table:table-cell office:value-type="float" office:value="0.6517">
                <text:p>0.65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369">
                <text:p>0.1369</text:p>
              </table:table-cell>
              <table:table-cell office:value-type="float" office:value="0.4984">
                <text:p>0.49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264">
                <text:p>0.1264</text:p>
              </table:table-cell>
              <table:table-cell office:value-type="float" office:value="0.4217">
                <text:p>0.42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082">
                <text:p>0.1082</text:p>
              </table:table-cell>
              <table:table-cell office:value-type="float" office:value="0.5579">
                <text:p>0.5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77">
                <text:p>0.1177</text:p>
              </table:table-cell>
              <table:table-cell office:value-type="float" office:value="0.4203">
                <text:p>0.42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94">
                <text:p>0.1194</text:p>
              </table:table-cell>
              <table:table-cell office:value-type="float" office:value="0.5456">
                <text:p>0.54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108">
                <text:p>0.1108</text:p>
              </table:table-cell>
              <table:table-cell office:value-type="float" office:value="0.6202">
                <text:p>0.62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41">
                <text:p>0.124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15">
                <text:p>0.1415</text:p>
              </table:table-cell>
              <table:table-cell office:value-type="float" office:value="0.7115">
                <text:p>0.71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11">
                <text:p>0.1111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88">
                <text:p>0.1288</text:p>
              </table:table-cell>
              <table:table-cell office:value-type="float" office:value="0.3661">
                <text:p>0.36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11">
                <text:p>0.111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85">
                <text:p>0.1085</text:p>
              </table:table-cell>
              <table:table-cell office:value-type="float" office:value="0.5546">
                <text:p>0.5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295">
                <text:p>0.1295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15">
                <text:p>0.115</text:p>
              </table:table-cell>
              <table:table-cell office:value-type="float" office:value="0.6937">
                <text:p>0.6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51">
                <text:p>0.105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3">
                <text:p>0.13</text:p>
              </table:table-cell>
              <table:table-cell office:value-type="float" office:value="0.4957">
                <text:p>0.49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18">
                <text:p>0.1018</text:p>
              </table:table-cell>
              <table:table-cell office:value-type="float" office:value="0.6211">
                <text:p>0.62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269">
                <text:p>0.1269</text:p>
              </table:table-cell>
              <table:table-cell office:value-type="float" office:value="0.5094">
                <text:p>0.50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32">
                <text:p>0.132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86">
                <text:p>0.1086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73">
                <text:p>0.1173</text:p>
              </table:table-cell>
              <table:table-cell office:value-type="float" office:value="0.5637">
                <text:p>0.56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287">
                <text:p>0.1287</text:p>
              </table:table-cell>
              <table:table-cell office:value-type="float" office:value="0.4359">
                <text:p>0.43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7">
                <text:p>0.107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041">
                <text:p>0.1041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129">
                <text:p>0.1129</text:p>
              </table:table-cell>
              <table:table-cell office:value-type="float" office:value="0.5141">
                <text:p>0.51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317">
                <text:p>0.1317</text:p>
              </table:table-cell>
              <table:table-cell office:value-type="float" office:value="0.4787">
                <text:p>0.47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367">
                <text:p>0.1367</text:p>
              </table:table-cell>
              <table:table-cell office:value-type="float" office:value="0.5191">
                <text:p>0.51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382">
                <text:p>0.1382</text:p>
              </table:table-cell>
              <table:table-cell office:value-type="float" office:value="0.5224">
                <text:p>0.52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024">
                <text:p>0.1024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98">
                <text:p>0.0898</text:p>
              </table:table-cell>
              <table:table-cell office:value-type="float" office:value="0.4077">
                <text:p>0.40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65">
                <text:p>0.1165</text:p>
              </table:table-cell>
              <table:table-cell office:value-type="float" office:value="0.6031">
                <text:p>0.60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068">
                <text:p>0.1068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28">
                <text:p>0.1228</text:p>
              </table:table-cell>
              <table:table-cell office:value-type="float" office:value="0.4703">
                <text:p>0.47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058">
                <text:p>0.1058</text:p>
              </table:table-cell>
              <table:table-cell office:value-type="float" office:value="0.3921">
                <text:p>0.39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133">
                <text:p>0.1133</text:p>
              </table:table-cell>
              <table:table-cell office:value-type="float" office:value="0.4325">
                <text:p>0.43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214">
                <text:p>0.1214</text:p>
              </table:table-cell>
              <table:table-cell office:value-type="float" office:value="0.5277">
                <text:p>0.52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71">
                <text:p>0.1071</text:p>
              </table:table-cell>
              <table:table-cell office:value-type="float" office:value="0.4753">
                <text:p>0.47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089">
                <text:p>0.1089</text:p>
              </table:table-cell>
              <table:table-cell office:value-type="float" office:value="0.4755">
                <text:p>0.47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44">
                <text:p>0.144</text:p>
              </table:table-cell>
              <table:table-cell office:value-type="float" office:value="0.4913">
                <text:p>0.49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251">
                <text:p>0.1251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926">
                <text:p>0.0926</text:p>
              </table:table-cell>
              <table:table-cell office:value-type="float" office:value="0.4506">
                <text:p>0.45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08">
                <text:p>0.1008</text:p>
              </table:table-cell>
              <table:table-cell office:value-type="float" office:value="0.5688">
                <text:p>0.56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38">
                <text:p>0.1038</text:p>
              </table:table-cell>
              <table:table-cell office:value-type="float" office:value="0.4837">
                <text:p>0.48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07">
                <text:p>0.107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484">
                <text:p>0.1484</text:p>
              </table:table-cell>
              <table:table-cell office:value-type="float" office:value="0.4258">
                <text:p>0.4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96">
                <text:p>0.1496</text:p>
              </table:table-cell>
              <table:table-cell office:value-type="float" office:value="0.5096">
                <text:p>0.50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68">
                <text:p>0.0968</text:p>
              </table:table-cell>
              <table:table-cell office:value-type="float" office:value="0.3449">
                <text:p>0.34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021">
                <text:p>0.1021</text:p>
              </table:table-cell>
              <table:table-cell office:value-type="float" office:value="0.5005">
                <text:p>0.5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92">
                <text:p>0.1192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6">
                <text:p>0.096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11">
                <text:p>0.1111</text:p>
              </table:table-cell>
              <table:table-cell office:value-type="float" office:value="0.5324">
                <text:p>0.53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">
                <text:p>0.085</text:p>
              </table:table-cell>
              <table:table-cell office:value-type="float" office:value="0.5869">
                <text:p>0.58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6">
                <text:p>0.0856</text:p>
              </table:table-cell>
              <table:table-cell office:value-type="float" office:value="0.5101">
                <text:p>0.51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963">
                <text:p>0.0963</text:p>
              </table:table-cell>
              <table:table-cell office:value-type="float" office:value="0.4747">
                <text:p>0.47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27">
                <text:p>0.127</text:p>
              </table:table-cell>
              <table:table-cell office:value-type="float" office:value="0.4896">
                <text:p>0.48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043">
                <text:p>0.1043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28">
                <text:p>0.0828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34">
                <text:p>0.0834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16">
                <text:p>0.1016</text:p>
              </table:table-cell>
              <table:table-cell office:value-type="float" office:value="0.7085">
                <text:p>0.70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044">
                <text:p>0.1044</text:p>
              </table:table-cell>
              <table:table-cell office:value-type="float" office:value="0.5221">
                <text:p>0.52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014">
                <text:p>0.1014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93">
                <text:p>0.0893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193">
                <text:p>0.1193</text:p>
              </table:table-cell>
              <table:table-cell office:value-type="float" office:value="0.4773">
                <text:p>0.47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69">
                <text:p>0.08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68">
                <text:p>0.0968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84">
                <text:p>0.0784</text:p>
              </table:table-cell>
              <table:table-cell office:value-type="float" office:value="0.5805">
                <text:p>0.5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002">
                <text:p>0.1002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145">
                <text:p>0.1145</text:p>
              </table:table-cell>
              <table:table-cell office:value-type="float" office:value="0.4951">
                <text:p>0.49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25">
                <text:p>0.0925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43">
                <text:p>0.0943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34">
                <text:p>0.0934</text:p>
              </table:table-cell>
              <table:table-cell office:value-type="float" office:value="0.5358">
                <text:p>0.53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843">
                <text:p>0.0843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46">
                <text:p>0.0846</text:p>
              </table:table-cell>
              <table:table-cell office:value-type="float" office:value="0.6614">
                <text:p>0.66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89">
                <text:p>0.089</text:p>
              </table:table-cell>
              <table:table-cell office:value-type="float" office:value="0.6379">
                <text:p>0.63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06">
                <text:p>0.0906</text:p>
              </table:table-cell>
              <table:table-cell office:value-type="float" office:value="0.5431">
                <text:p>0.54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897">
                <text:p>0.0897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838">
                <text:p>0.0838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2">
                <text:p>0.0932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142">
                <text:p>0.1142</text:p>
              </table:table-cell>
              <table:table-cell office:value-type="float" office:value="0.5174">
                <text:p>0.5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133">
                <text:p>0.1133</text:p>
              </table:table-cell>
              <table:table-cell office:value-type="float" office:value="0.6785">
                <text:p>0.67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246">
                <text:p>0.1246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197">
                <text:p>0.1197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04">
                <text:p>0.0904</text:p>
              </table:table-cell>
              <table:table-cell office:value-type="float" office:value="0.6533">
                <text:p>0.65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95">
                <text:p>0.099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62">
                <text:p>0.0962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17">
                <text:p>0.0817</text:p>
              </table:table-cell>
              <table:table-cell office:value-type="float" office:value="0.6742">
                <text:p>0.67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082">
                <text:p>0.1082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18">
                <text:p>0.0718</text:p>
              </table:table-cell>
              <table:table-cell office:value-type="float" office:value="0.6229">
                <text:p>0.62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41">
                <text:p>0.0841</text:p>
              </table:table-cell>
              <table:table-cell office:value-type="float" office:value="0.6006">
                <text:p>0.60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07">
                <text:p>0.1107</text:p>
              </table:table-cell>
              <table:table-cell office:value-type="float" office:value="0.5755">
                <text:p>0.57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">
                <text:p>0.09</text:p>
              </table:table-cell>
              <table:table-cell office:value-type="float" office:value="0.5851">
                <text:p>0.58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03">
                <text:p>0.0903</text:p>
              </table:table-cell>
              <table:table-cell office:value-type="float" office:value="0.5616">
                <text:p>0.56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7">
                <text:p>0.0977</text:p>
              </table:table-cell>
              <table:table-cell office:value-type="float" office:value="0.4556">
                <text:p>0.45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455">
                <text:p>0.1455</text:p>
              </table:table-cell>
              <table:table-cell office:value-type="float" office:value="0.5668">
                <text:p>0.56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78">
                <text:p>0.0878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219">
                <text:p>0.1219</text:p>
              </table:table-cell>
              <table:table-cell office:value-type="float" office:value="0.6455">
                <text:p>0.6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19">
                <text:p>0.1019</text:p>
              </table:table-cell>
              <table:table-cell office:value-type="float" office:value="0.4918">
                <text:p>0.49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19">
                <text:p>0.1019</text:p>
              </table:table-cell>
              <table:table-cell office:value-type="float" office:value="0.5971">
                <text:p>0.59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78">
                <text:p>0.0978</text:p>
              </table:table-cell>
              <table:table-cell office:value-type="float" office:value="0.6917">
                <text:p>0.69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969">
                <text:p>0.0969</text:p>
              </table:table-cell>
              <table:table-cell office:value-type="float" office:value="0.6584">
                <text:p>0.65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1">
                <text:p>0.091</text:p>
              </table:table-cell>
              <table:table-cell office:value-type="float" office:value="0.4276">
                <text:p>0.42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902">
                <text:p>0.0902</text:p>
              </table:table-cell>
              <table:table-cell office:value-type="float" office:value="0.5706">
                <text:p>0.57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96">
                <text:p>0.096</text:p>
              </table:table-cell>
              <table:table-cell office:value-type="float" office:value="0.7502">
                <text:p>0.75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996">
                <text:p>0.0996</text:p>
              </table:table-cell>
              <table:table-cell office:value-type="float" office:value="0.7014">
                <text:p>0.7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814">
                <text:p>0.0814</text:p>
              </table:table-cell>
              <table:table-cell office:value-type="float" office:value="0.4834">
                <text:p>0.48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963">
                <text:p>0.0963</text:p>
              </table:table-cell>
              <table:table-cell office:value-type="float" office:value="0.6756">
                <text:p>0.67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69">
                <text:p>0.0869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05">
                <text:p>0.0805</text:p>
              </table:table-cell>
              <table:table-cell office:value-type="float" office:value="0.6421">
                <text:p>0.64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91">
                <text:p>0.0891</text:p>
              </table:table-cell>
              <table:table-cell office:value-type="float" office:value="0.7074">
                <text:p>0.70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666">
                <text:p>0.0666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137">
                <text:p>0.113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91">
                <text:p>0.091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42">
                <text:p>0.0942</text:p>
              </table:table-cell>
              <table:table-cell office:value-type="float" office:value="0.6386">
                <text:p>0.63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888">
                <text:p>0.0888</text:p>
              </table:table-cell>
              <table:table-cell office:value-type="float" office:value="0.6002">
                <text:p>0.60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813">
                <text:p>0.0813</text:p>
              </table:table-cell>
              <table:table-cell office:value-type="float" office:value="0.5031">
                <text:p>0.50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87">
                <text:p>0.0887</text:p>
              </table:table-cell>
              <table:table-cell office:value-type="float" office:value="0.6069">
                <text:p>0.60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5">
                <text:p>0.08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3">
                <text:p>0.07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46">
                <text:p>0.1046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891">
                <text:p>0.0891</text:p>
              </table:table-cell>
              <table:table-cell office:value-type="float" office:value="0.5973">
                <text:p>0.5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935">
                <text:p>0.0935</text:p>
              </table:table-cell>
              <table:table-cell office:value-type="float" office:value="0.7081">
                <text:p>0.70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919">
                <text:p>0.0919</text:p>
              </table:table-cell>
              <table:table-cell office:value-type="float" office:value="0.6094">
                <text:p>0.60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78">
                <text:p>0.1078</text:p>
              </table:table-cell>
              <table:table-cell office:value-type="float" office:value="0.6039">
                <text:p>0.6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892">
                <text:p>0.0892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31">
                <text:p>0.0831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714">
                <text:p>0.0714</text:p>
              </table:table-cell>
              <table:table-cell office:value-type="float" office:value="0.6028">
                <text:p>0.60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887">
                <text:p>0.0887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654">
                <text:p>0.0654</text:p>
              </table:table-cell>
              <table:table-cell office:value-type="float" office:value="0.5434">
                <text:p>0.54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94">
                <text:p>0.0894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883">
                <text:p>0.0883</text:p>
              </table:table-cell>
              <table:table-cell office:value-type="float" office:value="0.6324">
                <text:p>0.6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24">
                <text:p>0.0824</text:p>
              </table:table-cell>
              <table:table-cell office:value-type="float" office:value="0.6823">
                <text:p>0.68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26">
                <text:p>0.0926</text:p>
              </table:table-cell>
              <table:table-cell office:value-type="float" office:value="0.6611">
                <text:p>0.66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913">
                <text:p>0.0913</text:p>
              </table:table-cell>
              <table:table-cell office:value-type="float" office:value="0.8391">
                <text:p>0.83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19">
                <text:p>0.0719</text:p>
              </table:table-cell>
              <table:table-cell office:value-type="float" office:value="0.7121">
                <text:p>0.71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941">
                <text:p>0.0941</text:p>
              </table:table-cell>
              <table:table-cell office:value-type="float" office:value="0.6109">
                <text:p>0.61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79">
                <text:p>0.0779</text:p>
              </table:table-cell>
              <table:table-cell office:value-type="float" office:value="0.6043">
                <text:p>0.60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27">
                <text:p>0.1127</text:p>
              </table:table-cell>
              <table:table-cell office:value-type="float" office:value="0.6627">
                <text:p>0.66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03">
                <text:p>0.0803</text:p>
              </table:table-cell>
              <table:table-cell office:value-type="float" office:value="0.8223">
                <text:p>0.82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939">
                <text:p>0.0939</text:p>
              </table:table-cell>
              <table:table-cell office:value-type="float" office:value="0.7254">
                <text:p>0.72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8">
                <text:p>0.07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083">
                <text:p>0.1083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934">
                <text:p>0.0934</text:p>
              </table:table-cell>
              <table:table-cell office:value-type="float" office:value="0.6836">
                <text:p>0.68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787">
                <text:p>0.0787</text:p>
              </table:table-cell>
              <table:table-cell office:value-type="float" office:value="0.7175">
                <text:p>0.71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28">
                <text:p>0.0928</text:p>
              </table:table-cell>
              <table:table-cell office:value-type="float" office:value="0.5771">
                <text:p>0.57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82">
                <text:p>0.0782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65">
                <text:p>0.0765</text:p>
              </table:table-cell>
              <table:table-cell office:value-type="float" office:value="0.6701">
                <text:p>0.67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885">
                <text:p>0.0885</text:p>
              </table:table-cell>
              <table:table-cell office:value-type="float" office:value="0.6449">
                <text:p>0.64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93">
                <text:p>0.0693</text:p>
              </table:table-cell>
              <table:table-cell office:value-type="float" office:value="0.7376">
                <text:p>0.73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31">
                <text:p>0.0831</text:p>
              </table:table-cell>
              <table:table-cell office:value-type="float" office:value="0.5729">
                <text:p>0.57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79">
                <text:p>0.0779</text:p>
              </table:table-cell>
              <table:table-cell office:value-type="float" office:value="0.6218">
                <text:p>0.62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41">
                <text:p>0.0741</text:p>
              </table:table-cell>
              <table:table-cell office:value-type="float" office:value="0.5633">
                <text:p>0.56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98">
                <text:p>0.0798</text:p>
              </table:table-cell>
              <table:table-cell office:value-type="float" office:value="0.6371">
                <text:p>0.63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67">
                <text:p>0.0767</text:p>
              </table:table-cell>
              <table:table-cell office:value-type="float" office:value="0.4922">
                <text:p>0.49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847">
                <text:p>0.0847</text:p>
              </table:table-cell>
              <table:table-cell office:value-type="float" office:value="0.5854">
                <text:p>0.5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72">
                <text:p>0.072</text:p>
              </table:table-cell>
              <table:table-cell office:value-type="float" office:value="0.5034">
                <text:p>0.50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752">
                <text:p>0.0752</text:p>
              </table:table-cell>
              <table:table-cell office:value-type="float" office:value="0.5674">
                <text:p>0.56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13">
                <text:p>0.0813</text:p>
              </table:table-cell>
              <table:table-cell office:value-type="float" office:value="0.6032">
                <text:p>0.60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77">
                <text:p>0.0677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625">
                <text:p>0.0625</text:p>
              </table:table-cell>
              <table:table-cell office:value-type="float" office:value="0.8271">
                <text:p>0.82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63">
                <text:p>0.0763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699">
                <text:p>0.0699</text:p>
              </table:table-cell>
              <table:table-cell office:value-type="float" office:value="0.6423">
                <text:p>0.64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43">
                <text:p>0.0743</text:p>
              </table:table-cell>
              <table:table-cell office:value-type="float" office:value="0.6953">
                <text:p>0.69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63">
                <text:p>0.0863</text:p>
              </table:table-cell>
              <table:table-cell office:value-type="float" office:value="0.6151">
                <text:p>0.61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685">
                <text:p>0.0685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66">
                <text:p>0.0866</text:p>
              </table:table-cell>
              <table:table-cell office:value-type="float" office:value="0.4466">
                <text:p>0.44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23">
                <text:p>0.0823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665">
                <text:p>0.066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969">
                <text:p>0.09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06">
                <text:p>0.0806</text:p>
              </table:table-cell>
              <table:table-cell office:value-type="float" office:value="0.7631">
                <text:p>0.76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001">
                <text:p>0.1001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801">
                <text:p>0.0801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61">
                <text:p>0.0761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627">
                <text:p>0.0627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05">
                <text:p>0.1005</text:p>
              </table:table-cell>
              <table:table-cell office:value-type="float" office:value="0.7521">
                <text:p>0.75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17">
                <text:p>0.0817</text:p>
              </table:table-cell>
              <table:table-cell office:value-type="float" office:value="0.7092">
                <text:p>0.70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64">
                <text:p>0.0764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885">
                <text:p>0.0885</text:p>
              </table:table-cell>
              <table:table-cell office:value-type="float" office:value="0.5839">
                <text:p>0.58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921">
                <text:p>0.0921</text:p>
              </table:table-cell>
              <table:table-cell office:value-type="float" office:value="0.6037">
                <text:p>0.60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8">
                <text:p>0.078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728">
                <text:p>0.0728</text:p>
              </table:table-cell>
              <table:table-cell office:value-type="float" office:value="0.6595">
                <text:p>0.65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32">
                <text:p>0.0932</text:p>
              </table:table-cell>
              <table:table-cell office:value-type="float" office:value="0.6733">
                <text:p>0.67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67">
                <text:p>0.1167</text:p>
              </table:table-cell>
              <table:table-cell office:value-type="float" office:value="0.5987">
                <text:p>0.59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761">
                <text:p>0.0761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98">
                <text:p>0.0598</text:p>
              </table:table-cell>
              <table:table-cell office:value-type="float" office:value="0.8327">
                <text:p>0.83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024">
                <text:p>0.1024</text:p>
              </table:table-cell>
              <table:table-cell office:value-type="float" office:value="0.6464">
                <text:p>0.64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679">
                <text:p>0.0679</text:p>
              </table:table-cell>
              <table:table-cell office:value-type="float" office:value="0.8069">
                <text:p>0.80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791">
                <text:p>0.0791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84">
                <text:p>0.0784</text:p>
              </table:table-cell>
              <table:table-cell office:value-type="float" office:value="0.7499">
                <text:p>0.74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">
                <text:p>0.09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65">
                <text:p>0.0665</text:p>
              </table:table-cell>
              <table:table-cell office:value-type="float" office:value="0.7065">
                <text:p>0.70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54">
                <text:p>0.075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7">
                <text:p>0.07</text:p>
              </table:table-cell>
              <table:table-cell office:value-type="float" office:value="0.7139">
                <text:p>0.71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875">
                <text:p>0.0875</text:p>
              </table:table-cell>
              <table:table-cell office:value-type="float" office:value="0.6437">
                <text:p>0.64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679">
                <text:p>0.067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771">
                <text:p>0.0771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625">
                <text:p>0.0625</text:p>
              </table:table-cell>
              <table:table-cell office:value-type="float" office:value="0.6051">
                <text:p>0.60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824">
                <text:p>0.0824</text:p>
              </table:table-cell>
              <table:table-cell office:value-type="float" office:value="0.7003">
                <text:p>0.70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35">
                <text:p>0.0735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9">
                <text:p>0.069</text:p>
              </table:table-cell>
              <table:table-cell office:value-type="float" office:value="0.5369">
                <text:p>0.53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46">
                <text:p>0.0846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791">
                <text:p>0.0791</text:p>
              </table:table-cell>
              <table:table-cell office:value-type="float" office:value="0.4627">
                <text:p>0.4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9">
                <text:p>0.089</text:p>
              </table:table-cell>
              <table:table-cell office:value-type="float" office:value="0.5778">
                <text:p>0.57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33">
                <text:p>0.0533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761">
                <text:p>0.0761</text:p>
              </table:table-cell>
              <table:table-cell office:value-type="float" office:value="0.8249">
                <text:p>0.82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02">
                <text:p>0.0802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11">
                <text:p>0.0711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7">
                <text:p>0.07</text:p>
              </table:table-cell>
              <table:table-cell office:value-type="float" office:value="0.8403">
                <text:p>0.84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1">
                <text:p>0.081</text:p>
              </table:table-cell>
              <table:table-cell office:value-type="float" office:value="0.8029">
                <text:p>0.80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725">
                <text:p>0.0725</text:p>
              </table:table-cell>
              <table:table-cell office:value-type="float" office:value="0.5404">
                <text:p>0.54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55">
                <text:p>0.0855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2">
                <text:p>0.082</text:p>
              </table:table-cell>
              <table:table-cell office:value-type="float" office:value="0.7303">
                <text:p>0.73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04">
                <text:p>0.0704</text:p>
              </table:table-cell>
              <table:table-cell office:value-type="float" office:value="0.8226">
                <text:p>0.82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5">
                <text:p>0.0915</text:p>
              </table:table-cell>
              <table:table-cell office:value-type="float" office:value="0.4886">
                <text:p>0.48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652">
                <text:p>0.0652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744">
                <text:p>0.0744</text:p>
              </table:table-cell>
              <table:table-cell office:value-type="float" office:value="0.6995">
                <text:p>0.69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74">
                <text:p>0.074</text:p>
              </table:table-cell>
              <table:table-cell office:value-type="float" office:value="0.7403">
                <text:p>0.74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88">
                <text:p>0.0788</text:p>
              </table:table-cell>
              <table:table-cell office:value-type="float" office:value="0.7839">
                <text:p>0.78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601">
                <text:p>0.0601</text:p>
              </table:table-cell>
              <table:table-cell office:value-type="float" office:value="0.7073">
                <text:p>0.70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46">
                <text:p>0.0546</text:p>
              </table:table-cell>
              <table:table-cell office:value-type="float" office:value="0.5538">
                <text:p>0.55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72">
                <text:p>0.0572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35">
                <text:p>0.0535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64">
                <text:p>0.064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32">
                <text:p>0.0832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94">
                <text:p>0.069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05">
                <text:p>0.0805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921">
                <text:p>0.0921</text:p>
              </table:table-cell>
              <table:table-cell office:value-type="float" office:value="0.8095">
                <text:p>0.80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8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00" chart:label-cell-address="local-table.$B$1" chart:class="chart:line">
            <chart:data-point chart:repeated="799"/>
          </chart:series>
          <chart:series chart:style-name="ch7" chart:values-cell-range-address="local-table.$C$2:.$C$800" chart:label-cell-address="local-table.$C$1" chart:class="chart:line">
            <chart:data-point chart:repeated="7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62">
                <text:p>0.9062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6">
                <text:p>0.496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09">
                <text:p>0.5509</text:p>
              </table:table-cell>
              <table:table-cell office:value-type="float" office:value="0.6444">
                <text:p>0.6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44">
                <text:p>0.4544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88">
                <text:p>0.4588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78">
                <text:p>0.4478</text:p>
              </table:table-cell>
              <table:table-cell office:value-type="float" office:value="0.5697">
                <text:p>0.5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58">
                <text:p>0.4558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99">
                <text:p>0.4999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77">
                <text:p>0.4977</text:p>
              </table:table-cell>
              <table:table-cell office:value-type="float" office:value="0.5348">
                <text:p>0.5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38">
                <text:p>0.4638</text:p>
              </table:table-cell>
              <table:table-cell office:value-type="float" office:value="0.5298">
                <text:p>0.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19">
                <text:p>0.4519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35">
                <text:p>0.4635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4">
                <text:p>0.4544</text:p>
              </table:table-cell>
              <table:table-cell office:value-type="float" office:value="0.5322">
                <text:p>0.5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01">
                <text:p>0.440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97">
                <text:p>0.4697</text:p>
              </table:table-cell>
              <table:table-cell office:value-type="float" office:value="0.4949">
                <text:p>0.4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01">
                <text:p>0.4501</text:p>
              </table:table-cell>
              <table:table-cell office:value-type="float" office:value="0.5777">
                <text:p>0.5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">
                <text:p>0.449</text:p>
              </table:table-cell>
              <table:table-cell office:value-type="float" office:value="0.5307">
                <text:p>0.5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4">
                <text:p>0.4304</text:p>
              </table:table-cell>
              <table:table-cell office:value-type="float" office:value="0.5888">
                <text:p>0.5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03">
                <text:p>0.4503</text:p>
              </table:table-cell>
              <table:table-cell office:value-type="float" office:value="0.4209">
                <text:p>0.4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02">
                <text:p>0.4402</text:p>
              </table:table-cell>
              <table:table-cell office:value-type="float" office:value="0.5631">
                <text:p>0.5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48">
                <text:p>0.4648</text:p>
              </table:table-cell>
              <table:table-cell office:value-type="float" office:value="0.6225">
                <text:p>0.6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9">
                <text:p>0.459</text:p>
              </table:table-cell>
              <table:table-cell office:value-type="float" office:value="0.5588">
                <text:p>0.5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94">
                <text:p>0.4394</text:p>
              </table:table-cell>
              <table:table-cell office:value-type="float" office:value="0.5537">
                <text:p>0.5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58">
                <text:p>0.4358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">
                <text:p>0.425</text:p>
              </table:table-cell>
              <table:table-cell office:value-type="float" office:value="0.5615">
                <text:p>0.5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97">
                <text:p>0.4497</text:p>
              </table:table-cell>
              <table:table-cell office:value-type="float" office:value="0.5156">
                <text:p>0.5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97">
                <text:p>0.4497</text:p>
              </table:table-cell>
              <table:table-cell office:value-type="float" office:value="0.5607">
                <text:p>0.5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">
                <text:p>0.4649</text:p>
              </table:table-cell>
              <table:table-cell office:value-type="float" office:value="0.5206">
                <text:p>0.5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01">
                <text:p>0.4401</text:p>
              </table:table-cell>
              <table:table-cell office:value-type="float" office:value="0.6192">
                <text:p>0.6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48">
                <text:p>0.4348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43">
                <text:p>0.4543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98">
                <text:p>0.4498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25">
                <text:p>0.4325</text:p>
              </table:table-cell>
              <table:table-cell office:value-type="float" office:value="0.8619">
                <text:p>0.8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21">
                <text:p>0.4521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33">
                <text:p>0.4433</text:p>
              </table:table-cell>
              <table:table-cell office:value-type="float" office:value="0.6203">
                <text:p>0.6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">
                <text:p>0.41</text:p>
              </table:table-cell>
              <table:table-cell office:value-type="float" office:value="0.5434">
                <text:p>0.5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77">
                <text:p>0.427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6">
                <text:p>0.406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05">
                <text:p>0.4405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58">
                <text:p>0.4258</text:p>
              </table:table-cell>
              <table:table-cell office:value-type="float" office:value="0.6102">
                <text:p>0.6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76">
                <text:p>0.4276</text:p>
              </table:table-cell>
              <table:table-cell office:value-type="float" office:value="0.5823">
                <text:p>0.5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64">
                <text:p>0.4264</text:p>
              </table:table-cell>
              <table:table-cell office:value-type="float" office:value="0.5626">
                <text:p>0.5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8">
                <text:p>0.4188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83">
                <text:p>0.4283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58">
                <text:p>0.4058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55">
                <text:p>0.4155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03">
                <text:p>0.4103</text:p>
              </table:table-cell>
              <table:table-cell office:value-type="float" office:value="0.7113">
                <text:p>0.7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83">
                <text:p>0.4183</text:p>
              </table:table-cell>
              <table:table-cell office:value-type="float" office:value="0.7888">
                <text:p>0.7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08">
                <text:p>0.4208</text:p>
              </table:table-cell>
              <table:table-cell office:value-type="float" office:value="0.5773">
                <text:p>0.5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23">
                <text:p>0.4123</text:p>
              </table:table-cell>
              <table:table-cell office:value-type="float" office:value="0.6037">
                <text:p>0.6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67">
                <text:p>0.4067</text:p>
              </table:table-cell>
              <table:table-cell office:value-type="float" office:value="0.5793">
                <text:p>0.5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39">
                <text:p>0.4139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9">
                <text:p>0.4429</text:p>
              </table:table-cell>
              <table:table-cell office:value-type="float" office:value="0.5808">
                <text:p>0.5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52">
                <text:p>0.4052</text:p>
              </table:table-cell>
              <table:table-cell office:value-type="float" office:value="0.5025">
                <text:p>0.5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13">
                <text:p>0.4013</text:p>
              </table:table-cell>
              <table:table-cell office:value-type="float" office:value="0.5688">
                <text:p>0.5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56">
                <text:p>0.405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3">
                <text:p>0.4153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67">
                <text:p>0.4067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33">
                <text:p>0.3933</text:p>
              </table:table-cell>
              <table:table-cell office:value-type="float" office:value="0.5133">
                <text:p>0.5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29">
                <text:p>0.3829</text:p>
              </table:table-cell>
              <table:table-cell office:value-type="float" office:value="0.5222">
                <text:p>0.5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82">
                <text:p>0.3982</text:p>
              </table:table-cell>
              <table:table-cell office:value-type="float" office:value="0.6075">
                <text:p>0.6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93">
                <text:p>0.4093</text:p>
              </table:table-cell>
              <table:table-cell office:value-type="float" office:value="0.8609">
                <text:p>0.8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45">
                <text:p>0.4045</text:p>
              </table:table-cell>
              <table:table-cell office:value-type="float" office:value="0.4303">
                <text:p>0.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95">
                <text:p>0.3995</text:p>
              </table:table-cell>
              <table:table-cell office:value-type="float" office:value="0.9103">
                <text:p>0.9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">
                <text:p>0.399</text:p>
              </table:table-cell>
              <table:table-cell office:value-type="float" office:value="0.6365">
                <text:p>0.6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5">
                <text:p>0.375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18">
                <text:p>0.3918</text:p>
              </table:table-cell>
              <table:table-cell office:value-type="float" office:value="0.5282">
                <text:p>0.52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46">
                <text:p>0.3846</text:p>
              </table:table-cell>
              <table:table-cell office:value-type="float" office:value="0.5162">
                <text:p>0.5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48">
                <text:p>0.3848</text:p>
              </table:table-cell>
              <table:table-cell office:value-type="float" office:value="0.4627">
                <text:p>0.46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83">
                <text:p>0.3783</text:p>
              </table:table-cell>
              <table:table-cell office:value-type="float" office:value="0.5539">
                <text:p>0.5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13">
                <text:p>0.3613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39">
                <text:p>0.3839</text:p>
              </table:table-cell>
              <table:table-cell office:value-type="float" office:value="0.5979">
                <text:p>0.5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5">
                <text:p>0.3715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65">
                <text:p>0.3865</text:p>
              </table:table-cell>
              <table:table-cell office:value-type="float" office:value="0.4916">
                <text:p>0.4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34">
                <text:p>0.3934</text:p>
              </table:table-cell>
              <table:table-cell office:value-type="float" office:value="0.6274">
                <text:p>0.6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3">
                <text:p>0.403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18">
                <text:p>0.3918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84">
                <text:p>0.3884</text:p>
              </table:table-cell>
              <table:table-cell office:value-type="float" office:value="0.5267">
                <text:p>0.5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753">
                <text:p>0.3753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96">
                <text:p>0.3596</text:p>
              </table:table-cell>
              <table:table-cell office:value-type="float" office:value="0.6111">
                <text:p>0.6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54">
                <text:p>0.3754</text:p>
              </table:table-cell>
              <table:table-cell office:value-type="float" office:value="0.5283">
                <text:p>0.52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18">
                <text:p>0.3918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7">
                <text:p>0.4047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91">
                <text:p>0.3991</text:p>
              </table:table-cell>
              <table:table-cell office:value-type="float" office:value="0.4778">
                <text:p>0.47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51">
                <text:p>0.4051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29">
                <text:p>0.3829</text:p>
              </table:table-cell>
              <table:table-cell office:value-type="float" office:value="0.4817">
                <text:p>0.4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18">
                <text:p>0.3718</text:p>
              </table:table-cell>
              <table:table-cell office:value-type="float" office:value="0.7044">
                <text:p>0.7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63">
                <text:p>0.3763</text:p>
              </table:table-cell>
              <table:table-cell office:value-type="float" office:value="0.4883">
                <text:p>0.4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5">
                <text:p>0.3485</text:p>
              </table:table-cell>
              <table:table-cell office:value-type="float" office:value="0.5224">
                <text:p>0.5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76">
                <text:p>0.3676</text:p>
              </table:table-cell>
              <table:table-cell office:value-type="float" office:value="0.6178">
                <text:p>0.61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12">
                <text:p>0.4012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54">
                <text:p>0.3654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34">
                <text:p>0.3634</text:p>
              </table:table-cell>
              <table:table-cell office:value-type="float" office:value="0.5296">
                <text:p>0.52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27">
                <text:p>0.3627</text:p>
              </table:table-cell>
              <table:table-cell office:value-type="float" office:value="0.5351">
                <text:p>0.5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68">
                <text:p>0.3768</text:p>
              </table:table-cell>
              <table:table-cell office:value-type="float" office:value="0.4495">
                <text:p>0.4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58">
                <text:p>0.3658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46">
                <text:p>0.3546</text:p>
              </table:table-cell>
              <table:table-cell office:value-type="float" office:value="1.1832">
                <text:p>1.18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12">
                <text:p>0.3512</text:p>
              </table:table-cell>
              <table:table-cell office:value-type="float" office:value="0.5435">
                <text:p>0.5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1">
                <text:p>0.351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54">
                <text:p>0.3554</text:p>
              </table:table-cell>
              <table:table-cell office:value-type="float" office:value="0.8469">
                <text:p>0.84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15">
                <text:p>0.3815</text:p>
              </table:table-cell>
              <table:table-cell office:value-type="float" office:value="0.5168">
                <text:p>0.5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85">
                <text:p>0.3685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13">
                <text:p>0.3513</text:p>
              </table:table-cell>
              <table:table-cell office:value-type="float" office:value="0.4511">
                <text:p>0.4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62">
                <text:p>0.3562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78">
                <text:p>0.3378</text:p>
              </table:table-cell>
              <table:table-cell office:value-type="float" office:value="0.5295">
                <text:p>0.5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93">
                <text:p>0.3593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2">
                <text:p>0.3532</text:p>
              </table:table-cell>
              <table:table-cell office:value-type="float" office:value="0.5709">
                <text:p>0.57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59">
                <text:p>0.3359</text:p>
              </table:table-cell>
              <table:table-cell office:value-type="float" office:value="0.5071">
                <text:p>0.5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55">
                <text:p>0.3355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07">
                <text:p>0.3307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12">
                <text:p>0.3312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22">
                <text:p>0.3722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4">
                <text:p>0.334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65">
                <text:p>0.3565</text:p>
              </table:table-cell>
              <table:table-cell office:value-type="float" office:value="0.5486">
                <text:p>0.5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37">
                <text:p>0.3337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12">
                <text:p>0.3312</text:p>
              </table:table-cell>
              <table:table-cell office:value-type="float" office:value="1.1178">
                <text:p>1.1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49">
                <text:p>0.3449</text:p>
              </table:table-cell>
              <table:table-cell office:value-type="float" office:value="0.6871">
                <text:p>0.6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15">
                <text:p>0.3315</text:p>
              </table:table-cell>
              <table:table-cell office:value-type="float" office:value="0.5459">
                <text:p>0.5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84">
                <text:p>0.3384</text:p>
              </table:table-cell>
              <table:table-cell office:value-type="float" office:value="0.7179">
                <text:p>0.7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75">
                <text:p>0.3275</text:p>
              </table:table-cell>
              <table:table-cell office:value-type="float" office:value="0.5054">
                <text:p>0.5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95">
                <text:p>0.3295</text:p>
              </table:table-cell>
              <table:table-cell office:value-type="float" office:value="0.8701">
                <text:p>0.87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58">
                <text:p>0.3458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95">
                <text:p>0.3595</text:p>
              </table:table-cell>
              <table:table-cell office:value-type="float" office:value="0.6502">
                <text:p>0.6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44">
                <text:p>0.3444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473">
                <text:p>0.3473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12">
                <text:p>0.3412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29">
                <text:p>0.3229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94">
                <text:p>0.3294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56">
                <text:p>0.3456</text:p>
              </table:table-cell>
              <table:table-cell office:value-type="float" office:value="0.5989">
                <text:p>0.5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91">
                <text:p>0.3291</text:p>
              </table:table-cell>
              <table:table-cell office:value-type="float" office:value="0.5877">
                <text:p>0.58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68">
                <text:p>0.3268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82">
                <text:p>0.3182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28">
                <text:p>0.3128</text:p>
              </table:table-cell>
              <table:table-cell office:value-type="float" office:value="0.5348">
                <text:p>0.5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85">
                <text:p>0.3585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51">
                <text:p>0.3451</text:p>
              </table:table-cell>
              <table:table-cell office:value-type="float" office:value="0.4515">
                <text:p>0.4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27">
                <text:p>0.2927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55">
                <text:p>0.3055</text:p>
              </table:table-cell>
              <table:table-cell office:value-type="float" office:value="0.5353">
                <text:p>0.53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61">
                <text:p>0.3061</text:p>
              </table:table-cell>
              <table:table-cell office:value-type="float" office:value="0.7355">
                <text:p>0.7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64">
                <text:p>0.3364</text:p>
              </table:table-cell>
              <table:table-cell office:value-type="float" office:value="0.6651">
                <text:p>0.66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207">
                <text:p>0.3207</text:p>
              </table:table-cell>
              <table:table-cell office:value-type="float" office:value="0.4778">
                <text:p>0.4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75">
                <text:p>0.3075</text:p>
              </table:table-cell>
              <table:table-cell office:value-type="float" office:value="0.6262">
                <text:p>0.6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21">
                <text:p>0.3021</text:p>
              </table:table-cell>
              <table:table-cell office:value-type="float" office:value="0.5422">
                <text:p>0.54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01">
                <text:p>0.3101</text:p>
              </table:table-cell>
              <table:table-cell office:value-type="float" office:value="0.5019">
                <text:p>0.5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03">
                <text:p>0.2803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116">
                <text:p>0.3116</text:p>
              </table:table-cell>
              <table:table-cell office:value-type="float" office:value="0.5698">
                <text:p>0.56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34">
                <text:p>0.3134</text:p>
              </table:table-cell>
              <table:table-cell office:value-type="float" office:value="1.1766">
                <text:p>1.1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39">
                <text:p>0.2939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197">
                <text:p>0.3197</text:p>
              </table:table-cell>
              <table:table-cell office:value-type="float" office:value="0.5351">
                <text:p>0.53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3">
                <text:p>0.313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007">
                <text:p>0.300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08">
                <text:p>0.3008</text:p>
              </table:table-cell>
              <table:table-cell office:value-type="float" office:value="0.6778">
                <text:p>0.67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93">
                <text:p>0.2893</text:p>
              </table:table-cell>
              <table:table-cell office:value-type="float" office:value="0.4974">
                <text:p>0.4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">
                <text:p>0.3</text:p>
              </table:table-cell>
              <table:table-cell office:value-type="float" office:value="0.6166">
                <text:p>0.6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84">
                <text:p>0.2984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54">
                <text:p>0.2954</text:p>
              </table:table-cell>
              <table:table-cell office:value-type="float" office:value="0.6502">
                <text:p>0.65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26">
                <text:p>0.3026</text:p>
              </table:table-cell>
              <table:table-cell office:value-type="float" office:value="0.5722">
                <text:p>0.5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21">
                <text:p>0.2621</text:p>
              </table:table-cell>
              <table:table-cell office:value-type="float" office:value="0.6774">
                <text:p>0.6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71">
                <text:p>0.2771</text:p>
              </table:table-cell>
              <table:table-cell office:value-type="float" office:value="0.6062">
                <text:p>0.6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49">
                <text:p>0.2949</text:p>
              </table:table-cell>
              <table:table-cell office:value-type="float" office:value="0.5089">
                <text:p>0.5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678">
                <text:p>0.2678</text:p>
              </table:table-cell>
              <table:table-cell office:value-type="float" office:value="0.7055">
                <text:p>0.7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31">
                <text:p>0.2831</text:p>
              </table:table-cell>
              <table:table-cell office:value-type="float" office:value="0.4715">
                <text:p>0.4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68">
                <text:p>0.2768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972">
                <text:p>0.2972</text:p>
              </table:table-cell>
              <table:table-cell office:value-type="float" office:value="0.4753">
                <text:p>0.47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47">
                <text:p>0.2547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952">
                <text:p>0.2952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89">
                <text:p>0.3189</text:p>
              </table:table-cell>
              <table:table-cell office:value-type="float" office:value="0.8619">
                <text:p>0.8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46">
                <text:p>0.2946</text:p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36">
                <text:p>0.2936</text:p>
              </table:table-cell>
              <table:table-cell office:value-type="float" office:value="0.8316">
                <text:p>0.8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79">
                <text:p>0.2679</text:p>
              </table:table-cell>
              <table:table-cell office:value-type="float" office:value="0.7424">
                <text:p>0.7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04">
                <text:p>0.2604</text:p>
              </table:table-cell>
              <table:table-cell office:value-type="float" office:value="0.6055">
                <text:p>0.60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1">
                <text:p>0.2661</text:p>
              </table:table-cell>
              <table:table-cell office:value-type="float" office:value="0.4739">
                <text:p>0.47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72">
                <text:p>0.2972</text:p>
              </table:table-cell>
              <table:table-cell office:value-type="float" office:value="0.5985">
                <text:p>0.59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9">
                <text:p>0.299</text:p>
              </table:table-cell>
              <table:table-cell office:value-type="float" office:value="0.5307">
                <text:p>0.5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607">
                <text:p>0.2607</text:p>
              </table:table-cell>
              <table:table-cell office:value-type="float" office:value="1.5283">
                <text:p>1.52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76">
                <text:p>0.2576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631">
                <text:p>0.2631</text:p>
              </table:table-cell>
              <table:table-cell office:value-type="float" office:value="0.6329">
                <text:p>0.6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523">
                <text:p>0.2523</text:p>
              </table:table-cell>
              <table:table-cell office:value-type="float" office:value="0.5974">
                <text:p>0.59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47">
                <text:p>0.2847</text:p>
              </table:table-cell>
              <table:table-cell office:value-type="float" office:value="0.6639">
                <text:p>0.66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99">
                <text:p>0.2799</text:p>
              </table:table-cell>
              <table:table-cell office:value-type="float" office:value="0.7241">
                <text:p>0.72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46">
                <text:p>0.2746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49">
                <text:p>0.2849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692">
                <text:p>0.2692</text:p>
              </table:table-cell>
              <table:table-cell office:value-type="float" office:value="0.5954">
                <text:p>0.59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521">
                <text:p>0.2521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12">
                <text:p>0.2412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761">
                <text:p>0.2761</text:p>
              </table:table-cell>
              <table:table-cell office:value-type="float" office:value="0.6235">
                <text:p>0.62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555">
                <text:p>0.2555</text:p>
              </table:table-cell>
              <table:table-cell office:value-type="float" office:value="1.0916">
                <text:p>1.09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738">
                <text:p>0.2738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91">
                <text:p>0.2691</text:p>
              </table:table-cell>
              <table:table-cell office:value-type="float" office:value="0.8718">
                <text:p>0.87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522">
                <text:p>0.2522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52">
                <text:p>0.252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88">
                <text:p>0.2688</text:p>
              </table:table-cell>
              <table:table-cell office:value-type="float" office:value="0.5178">
                <text:p>0.5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04">
                <text:p>0.2704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82">
                <text:p>0.2882</text:p>
              </table:table-cell>
              <table:table-cell office:value-type="float" office:value="0.5888">
                <text:p>0.58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57">
                <text:p>0.2457</text:p>
              </table:table-cell>
              <table:table-cell office:value-type="float" office:value="1.0503">
                <text:p>1.05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75">
                <text:p>0.2475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55">
                <text:p>0.2655</text:p>
              </table:table-cell>
              <table:table-cell office:value-type="float" office:value="0.6462">
                <text:p>0.6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519">
                <text:p>0.2519</text:p>
              </table:table-cell>
              <table:table-cell office:value-type="float" office:value="0.6279">
                <text:p>0.6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68">
                <text:p>0.268</text:p>
              </table:table-cell>
              <table:table-cell office:value-type="float" office:value="0.6108">
                <text:p>0.6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39">
                <text:p>0.2439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13">
                <text:p>0.2313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04">
                <text:p>0.2304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61">
                <text:p>0.1961</text:p>
              </table:table-cell>
              <table:table-cell office:value-type="float" office:value="0.5513">
                <text:p>0.55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27">
                <text:p>0.1927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87">
                <text:p>0.1787</text:p>
              </table:table-cell>
              <table:table-cell office:value-type="float" office:value="0.6274">
                <text:p>0.6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3">
                <text:p>0.2053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18">
                <text:p>0.2018</text:p>
              </table:table-cell>
              <table:table-cell office:value-type="float" office:value="0.6407">
                <text:p>0.6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06">
                <text:p>0.1906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25">
                <text:p>0.1925</text:p>
              </table:table-cell>
              <table:table-cell office:value-type="float" office:value="0.5497">
                <text:p>0.54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1">
                <text:p>0.191</text:p>
              </table:table-cell>
              <table:table-cell office:value-type="float" office:value="0.6023">
                <text:p>0.6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433">
                <text:p>0.2433</text:p>
              </table:table-cell>
              <table:table-cell office:value-type="float" office:value="0.6339">
                <text:p>0.63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76">
                <text:p>0.197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778">
                <text:p>0.1778</text:p>
              </table:table-cell>
              <table:table-cell office:value-type="float" office:value="0.4725">
                <text:p>0.4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49">
                <text:p>0.2049</text:p>
              </table:table-cell>
              <table:table-cell office:value-type="float" office:value="0.4752">
                <text:p>0.47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784">
                <text:p>0.1784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82">
                <text:p>0.1982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25">
                <text:p>0.1925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91">
                <text:p>0.2091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26">
                <text:p>0.1926</text:p>
              </table:table-cell>
              <table:table-cell office:value-type="float" office:value="0.6154">
                <text:p>0.6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042">
                <text:p>0.2042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761">
                <text:p>0.17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">
                <text:p>0.19</text:p>
              </table:table-cell>
              <table:table-cell office:value-type="float" office:value="0.9169">
                <text:p>0.91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07">
                <text:p>0.2107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21">
                <text:p>0.2021</text:p>
              </table:table-cell>
              <table:table-cell office:value-type="float" office:value="0.5911">
                <text:p>0.59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728">
                <text:p>0.1728</text:p>
              </table:table-cell>
              <table:table-cell office:value-type="float" office:value="0.5257">
                <text:p>0.52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19">
                <text:p>0.1919</text:p>
              </table:table-cell>
              <table:table-cell office:value-type="float" office:value="0.5372">
                <text:p>0.53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796">
                <text:p>0.1796</text:p>
              </table:table-cell>
              <table:table-cell office:value-type="float" office:value="0.6184">
                <text:p>0.6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7">
                <text:p>0.187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54">
                <text:p>0.1754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28">
                <text:p>0.1828</text:p>
              </table:table-cell>
              <table:table-cell office:value-type="float" office:value="0.6106">
                <text:p>0.6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83">
                <text:p>0.1683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822">
                <text:p>0.1822</text:p>
              </table:table-cell>
              <table:table-cell office:value-type="float" office:value="0.6818">
                <text:p>0.6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034">
                <text:p>0.2034</text:p>
              </table:table-cell>
              <table:table-cell office:value-type="float" office:value="0.5119">
                <text:p>0.5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52">
                <text:p>0.1752</text:p>
              </table:table-cell>
              <table:table-cell office:value-type="float" office:value="0.5673">
                <text:p>0.56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49">
                <text:p>0.1849</text:p>
              </table:table-cell>
              <table:table-cell office:value-type="float" office:value="0.7898">
                <text:p>0.78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69">
                <text:p>0.1669</text:p>
              </table:table-cell>
              <table:table-cell office:value-type="float" office:value="0.5653">
                <text:p>0.56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8">
                <text:p>0.188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17">
                <text:p>0.1817</text:p>
              </table:table-cell>
              <table:table-cell office:value-type="float" office:value="0.6033">
                <text:p>0.6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63">
                <text:p>0.1563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41">
                <text:p>0.1341</text:p>
              </table:table-cell>
              <table:table-cell office:value-type="float" office:value="0.5664">
                <text:p>0.5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457">
                <text:p>0.1457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41">
                <text:p>0.1641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28">
                <text:p>0.1828</text:p>
              </table:table-cell>
              <table:table-cell office:value-type="float" office:value="0.7384">
                <text:p>0.73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16">
                <text:p>0.1616</text:p>
              </table:table-cell>
              <table:table-cell office:value-type="float" office:value="0.5137">
                <text:p>0.5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584">
                <text:p>0.1584</text:p>
              </table:table-cell>
              <table:table-cell office:value-type="float" office:value="0.6767">
                <text:p>0.67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435">
                <text:p>0.1435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72">
                <text:p>0.1472</text:p>
              </table:table-cell>
              <table:table-cell office:value-type="float" office:value="0.4288">
                <text:p>0.42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22">
                <text:p>0.1522</text:p>
              </table:table-cell>
              <table:table-cell office:value-type="float" office:value="0.6412">
                <text:p>0.64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62">
                <text:p>0.1662</text:p>
              </table:table-cell>
              <table:table-cell office:value-type="float" office:value="0.6297">
                <text:p>0.6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97">
                <text:p>0.1597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278">
                <text:p>0.1278</text:p>
              </table:table-cell>
              <table:table-cell office:value-type="float" office:value="0.6237">
                <text:p>0.62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151">
                <text:p>0.1151</text:p>
              </table:table-cell>
              <table:table-cell office:value-type="float" office:value="0.5081">
                <text:p>0.50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34">
                <text:p>0.134</text:p>
              </table:table-cell>
              <table:table-cell office:value-type="float" office:value="0.5751">
                <text:p>0.57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53">
                <text:p>0.1153</text:p>
              </table:table-cell>
              <table:table-cell office:value-type="float" office:value="0.6315">
                <text:p>0.6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57">
                <text:p>0.1157</text:p>
              </table:table-cell>
              <table:table-cell office:value-type="float" office:value="0.6265">
                <text:p>0.6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62">
                <text:p>0.1162</text:p>
              </table:table-cell>
              <table:table-cell office:value-type="float" office:value="0.5198">
                <text:p>0.51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107">
                <text:p>0.1107</text:p>
              </table:table-cell>
              <table:table-cell office:value-type="float" office:value="0.5945">
                <text:p>0.59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18">
                <text:p>0.1018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184">
                <text:p>0.1184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53">
                <text:p>0.1053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988">
                <text:p>0.0988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2">
                <text:p>0.12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68">
                <text:p>0.1068</text:p>
              </table:table-cell>
              <table:table-cell office:value-type="float" office:value="0.4215">
                <text:p>0.42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31">
                <text:p>0.1031</text:p>
              </table:table-cell>
              <table:table-cell office:value-type="float" office:value="0.5807">
                <text:p>0.58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6">
                <text:p>0.1066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985">
                <text:p>0.0985</text:p>
              </table:table-cell>
              <table:table-cell office:value-type="float" office:value="0.7402">
                <text:p>0.74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05">
                <text:p>0.1105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86">
                <text:p>0.0886</text:p>
              </table:table-cell>
              <table:table-cell office:value-type="float" office:value="0.6333">
                <text:p>0.6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113">
                <text:p>0.1113</text:p>
              </table:table-cell>
              <table:table-cell office:value-type="float" office:value="0.3921">
                <text:p>0.39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09">
                <text:p>0.1009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57">
                <text:p>0.0957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04">
                <text:p>0.0904</text:p>
              </table:table-cell>
              <table:table-cell office:value-type="float" office:value="0.5765">
                <text:p>0.57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12">
                <text:p>0.1012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82">
                <text:p>0.0882</text:p>
              </table:table-cell>
              <table:table-cell office:value-type="float" office:value="0.5499">
                <text:p>0.54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76">
                <text:p>0.0876</text:p>
              </table:table-cell>
              <table:table-cell office:value-type="float" office:value="0.6169">
                <text:p>0.61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52">
                <text:p>0.0752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89">
                <text:p>0.0989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75">
                <text:p>0.0875</text:p>
              </table:table-cell>
              <table:table-cell office:value-type="float" office:value="0.5906">
                <text:p>0.59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3">
                <text:p>0.111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24">
                <text:p>0.0924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41">
                <text:p>0.1041</text:p>
              </table:table-cell>
              <table:table-cell office:value-type="float" office:value="0.6034">
                <text:p>0.60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864">
                <text:p>0.0864</text:p>
              </table:table-cell>
              <table:table-cell office:value-type="float" office:value="0.6794">
                <text:p>0.6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39">
                <text:p>0.0839</text:p>
              </table:table-cell>
              <table:table-cell office:value-type="float" office:value="0.8275">
                <text:p>0.8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31">
                <text:p>0.0831</text:p>
              </table:table-cell>
              <table:table-cell office:value-type="float" office:value="0.6335">
                <text:p>0.63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91">
                <text:p>0.0891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47">
                <text:p>0.0947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01">
                <text:p>0.1001</text:p>
              </table:table-cell>
              <table:table-cell office:value-type="float" office:value="0.6757">
                <text:p>0.6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31">
                <text:p>0.0831</text:p>
              </table:table-cell>
              <table:table-cell office:value-type="float" office:value="0.6227">
                <text:p>0.62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19">
                <text:p>0.0919</text:p>
              </table:table-cell>
              <table:table-cell office:value-type="float" office:value="0.6118">
                <text:p>0.61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81">
                <text:p>0.0981</text:p>
              </table:table-cell>
              <table:table-cell office:value-type="float" office:value="0.6687">
                <text:p>0.6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2">
                <text:p>0.082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882">
                <text:p>0.0882</text:p>
              </table:table-cell>
              <table:table-cell office:value-type="float" office:value="0.6629">
                <text:p>0.66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45">
                <text:p>0.0845</text:p>
              </table:table-cell>
              <table:table-cell office:value-type="float" office:value="0.6674">
                <text:p>0.66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23">
                <text:p>0.0723</text:p>
              </table:table-cell>
              <table:table-cell office:value-type="float" office:value="0.6354">
                <text:p>0.63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976">
                <text:p>0.0976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43">
                <text:p>0.0843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19">
                <text:p>0.0819</text:p>
              </table:table-cell>
              <table:table-cell office:value-type="float" office:value="0.5377">
                <text:p>0.53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13">
                <text:p>0.0713</text:p>
              </table:table-cell>
              <table:table-cell office:value-type="float" office:value="0.5915">
                <text:p>0.59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55">
                <text:p>0.0755</text:p>
              </table:table-cell>
              <table:table-cell office:value-type="float" office:value="0.5815">
                <text:p>0.58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92">
                <text:p>0.0892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75">
                <text:p>0.0975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09">
                <text:p>0.0809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72">
                <text:p>0.0772</text:p>
              </table:table-cell>
              <table:table-cell office:value-type="float" office:value="0.8022">
                <text:p>0.80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48">
                <text:p>0.1048</text:p>
              </table:table-cell>
              <table:table-cell office:value-type="float" office:value="0.7336">
                <text:p>0.73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64">
                <text:p>0.0864</text:p>
              </table:table-cell>
              <table:table-cell office:value-type="float" office:value="0.7199">
                <text:p>0.7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03">
                <text:p>0.0703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71">
                <text:p>0.0871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63">
                <text:p>0.0663</text:p>
              </table:table-cell>
              <table:table-cell office:value-type="float" office:value="0.7205">
                <text:p>0.7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723">
                <text:p>0.0723</text:p>
              </table:table-cell>
              <table:table-cell office:value-type="float" office:value="0.5066">
                <text:p>0.50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49">
                <text:p>0.0649</text:p>
              </table:table-cell>
              <table:table-cell office:value-type="float" office:value="0.5886">
                <text:p>0.58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29">
                <text:p>0.0729</text:p>
              </table:table-cell>
              <table:table-cell office:value-type="float" office:value="0.7289">
                <text:p>0.72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24">
                <text:p>0.0824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865">
                <text:p>0.0865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52">
                <text:p>0.0652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03">
                <text:p>0.0903</text:p>
              </table:table-cell>
              <table:table-cell office:value-type="float" office:value="0.7114">
                <text:p>0.71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31">
                <text:p>0.0731</text:p>
              </table:table-cell>
              <table:table-cell office:value-type="float" office:value="0.6622">
                <text:p>0.66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42">
                <text:p>0.094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96">
                <text:p>0.0796</text:p>
              </table:table-cell>
              <table:table-cell office:value-type="float" office:value="0.5933">
                <text:p>0.59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44">
                <text:p>0.0744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42">
                <text:p>0.0742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96">
                <text:p>0.069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43">
                <text:p>0.0643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75">
                <text:p>0.077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36">
                <text:p>0.0936</text:p>
              </table:table-cell>
              <table:table-cell office:value-type="float" office:value="0.7527">
                <text:p>0.75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76">
                <text:p>0.0676</text:p>
              </table:table-cell>
              <table:table-cell office:value-type="float" office:value="0.5069">
                <text:p>0.5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819">
                <text:p>0.0819</text:p>
              </table:table-cell>
              <table:table-cell office:value-type="float" office:value="0.6782">
                <text:p>0.67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936">
                <text:p>0.0936</text:p>
              </table:table-cell>
              <table:table-cell office:value-type="float" office:value="0.8587">
                <text:p>0.8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52">
                <text:p>0.0752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01">
                <text:p>0.0701</text:p>
              </table:table-cell>
              <table:table-cell office:value-type="float" office:value="0.6773">
                <text:p>0.67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09">
                <text:p>0.0809</text:p>
              </table:table-cell>
              <table:table-cell office:value-type="float" office:value="0.6163">
                <text:p>0.61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99">
                <text:p>0.0899</text:p>
              </table:table-cell>
              <table:table-cell office:value-type="float" office:value="0.4792">
                <text:p>0.4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14">
                <text:p>0.0914</text:p>
              </table:table-cell>
              <table:table-cell office:value-type="float" office:value="0.6822">
                <text:p>0.68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56">
                <text:p>0.0656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747">
                <text:p>0.0747</text:p>
              </table:table-cell>
              <table:table-cell office:value-type="float" office:value="0.7298">
                <text:p>0.72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85">
                <text:p>0.0885</text:p>
              </table:table-cell>
              <table:table-cell office:value-type="float" office:value="0.6344">
                <text:p>0.63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56">
                <text:p>0.0556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16">
                <text:p>0.071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29">
                <text:p>0.0829</text:p>
              </table:table-cell>
              <table:table-cell office:value-type="float" office:value="0.6698">
                <text:p>0.66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2">
                <text:p>0.0632</text:p>
              </table:table-cell>
              <table:table-cell office:value-type="float" office:value="0.7101">
                <text:p>0.71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4">
                <text:p>0.0634</text:p>
              </table:table-cell>
              <table:table-cell office:value-type="float" office:value="0.6885">
                <text:p>0.68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3">
                <text:p>0.103</text:p>
              </table:table-cell>
              <table:table-cell office:value-type="float" office:value="0.6186">
                <text:p>0.61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91">
                <text:p>0.0691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61">
                <text:p>0.066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97">
                <text:p>0.0797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95">
                <text:p>0.079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883">
                <text:p>0.088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17">
                <text:p>0.0717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1">
                <text:p>0.071</text:p>
              </table:table-cell>
              <table:table-cell office:value-type="float" office:value="0.6274">
                <text:p>0.62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73">
                <text:p>0.0673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41">
                <text:p>0.0641</text:p>
              </table:table-cell>
              <table:table-cell office:value-type="float" office:value="0.6604">
                <text:p>0.66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3">
                <text:p>0.063</text:p>
              </table:table-cell>
              <table:table-cell office:value-type="float" office:value="0.6701">
                <text:p>0.67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02">
                <text:p>0.0602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25">
                <text:p>0.0725</text:p>
              </table:table-cell>
              <table:table-cell office:value-type="float" office:value="0.7091">
                <text:p>0.7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6">
                <text:p>0.05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3">
                <text:p>0.063</text:p>
              </table:table-cell>
              <table:table-cell office:value-type="float" office:value="0.6139">
                <text:p>0.61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92">
                <text:p>0.0692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3">
                <text:p>0.053</text:p>
              </table:table-cell>
              <table:table-cell office:value-type="float" office:value="0.6295">
                <text:p>0.62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">
                <text:p>0.06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63">
                <text:p>0.0663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53">
                <text:p>0.0653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">
                <text:p>0.07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72">
                <text:p>0.072</text:p>
              </table:table-cell>
              <table:table-cell office:value-type="float" office:value="0.7153">
                <text:p>0.71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47">
                <text:p>0.0647</text:p>
              </table:table-cell>
              <table:table-cell office:value-type="float" office:value="0.7893">
                <text:p>0.7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01">
                <text:p>0.0701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66">
                <text:p>0.066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02">
                <text:p>0.0702</text:p>
              </table:table-cell>
              <table:table-cell office:value-type="float" office:value="0.8279">
                <text:p>0.8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11">
                <text:p>0.071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47">
                <text:p>0.0647</text:p>
              </table:table-cell>
              <table:table-cell office:value-type="float" office:value="0.8367">
                <text:p>0.83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4">
                <text:p>0.0704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52">
                <text:p>0.0552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603">
                <text:p>0.0603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852">
                <text:p>0.0852</text:p>
              </table:table-cell>
              <table:table-cell office:value-type="float" office:value="0.8794">
                <text:p>0.87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33">
                <text:p>0.0633</text:p>
              </table:table-cell>
              <table:table-cell office:value-type="float" office:value="0.7011">
                <text:p>0.7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492">
                <text:p>0.0492</text:p>
              </table:table-cell>
              <table:table-cell office:value-type="float" office:value="0.8915">
                <text:p>0.89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913">
                <text:p>0.0913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525">
                <text:p>0.0525</text:p>
              </table:table-cell>
              <table:table-cell office:value-type="float" office:value="1.0115">
                <text:p>1.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41">
                <text:p>0.0641</text:p>
              </table:table-cell>
              <table:table-cell office:value-type="float" office:value="0.8037">
                <text:p>0.80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96">
                <text:p>0.0596</text:p>
              </table:table-cell>
              <table:table-cell office:value-type="float" office:value="0.7395">
                <text:p>0.7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98">
                <text:p>0.0798</text:p>
              </table:table-cell>
              <table:table-cell office:value-type="float" office:value="0.7799">
                <text:p>0.7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93">
                <text:p>0.059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04">
                <text:p>0.0704</text:p>
              </table:table-cell>
              <table:table-cell office:value-type="float" office:value="0.9355">
                <text:p>0.93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608">
                <text:p>0.0608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19">
                <text:p>0.0619</text:p>
              </table:table-cell>
              <table:table-cell office:value-type="float" office:value="0.7023">
                <text:p>0.7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68">
                <text:p>0.0768</text:p>
              </table:table-cell>
              <table:table-cell office:value-type="float" office:value="0.5976">
                <text:p>0.59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07">
                <text:p>0.0707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66">
                <text:p>0.0666</text:p>
              </table:table-cell>
              <table:table-cell office:value-type="float" office:value="0.6117">
                <text:p>0.61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91">
                <text:p>0.0591</text:p>
              </table:table-cell>
              <table:table-cell office:value-type="float" office:value="0.4871">
                <text:p>0.48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41">
                <text:p>0.0441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48">
                <text:p>0.0648</text:p>
              </table:table-cell>
              <table:table-cell office:value-type="float" office:value="0.8041">
                <text:p>0.80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15">
                <text:p>0.0515</text:p>
              </table:table-cell>
              <table:table-cell office:value-type="float" office:value="0.7927">
                <text:p>0.79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3">
                <text:p>0.073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79">
                <text:p>0.0779</text:p>
              </table:table-cell>
              <table:table-cell office:value-type="float" office:value="0.8926">
                <text:p>0.89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26">
                <text:p>0.0726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82">
                <text:p>0.0682</text:p>
              </table:table-cell>
              <table:table-cell office:value-type="float" office:value="0.8298">
                <text:p>0.8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66">
                <text:p>0.0566</text:p>
              </table:table-cell>
              <table:table-cell office:value-type="float" office:value="0.7088">
                <text:p>0.70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76">
                <text:p>0.0476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02">
                <text:p>0.0502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28">
                <text:p>0.0528</text:p>
              </table:table-cell>
              <table:table-cell office:value-type="float" office:value="0.8278">
                <text:p>0.82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84">
                <text:p>0.0684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04">
                <text:p>0.0604</text:p>
              </table:table-cell>
              <table:table-cell office:value-type="float" office:value="0.7434">
                <text:p>0.74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56">
                <text:p>0.0756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96">
                <text:p>0.0896</text:p>
              </table:table-cell>
              <table:table-cell office:value-type="float" office:value="0.7329">
                <text:p>0.73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61">
                <text:p>0.0761</text:p>
              </table:table-cell>
              <table:table-cell office:value-type="float" office:value="0.7779">
                <text:p>0.77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587">
                <text:p>0.0587</text:p>
              </table:table-cell>
              <table:table-cell office:value-type="float" office:value="0.8701">
                <text:p>0.87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23">
                <text:p>0.0623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57">
                <text:p>0.0757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39">
                <text:p>0.0539</text:p>
              </table:table-cell>
              <table:table-cell office:value-type="float" office:value="0.9317">
                <text:p>0.9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05">
                <text:p>0.0705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513">
                <text:p>0.0513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925">
                <text:p>0.0925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511">
                <text:p>0.0511</text:p>
              </table:table-cell>
              <table:table-cell office:value-type="float" office:value="0.7911">
                <text:p>0.79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763">
                <text:p>0.0763</text:p>
              </table:table-cell>
              <table:table-cell office:value-type="float" office:value="0.7094">
                <text:p>0.70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38">
                <text:p>0.0538</text:p>
              </table:table-cell>
              <table:table-cell office:value-type="float" office:value="0.6669">
                <text:p>0.66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55">
                <text:p>0.0655</text:p>
              </table:table-cell>
              <table:table-cell office:value-type="float" office:value="0.7723">
                <text:p>0.77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9">
                <text:p>0.049</text:p>
              </table:table-cell>
              <table:table-cell office:value-type="float" office:value="0.8357">
                <text:p>0.83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63">
                <text:p>0.0663</text:p>
              </table:table-cell>
              <table:table-cell office:value-type="float" office:value="0.7764">
                <text:p>0.77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65">
                <text:p>0.0465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89">
                <text:p>0.0389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">
                <text:p>0.0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53">
                <text:p>0.053</text:p>
              </table:table-cell>
              <table:table-cell office:value-type="float" office:value="0.7111">
                <text:p>0.71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738">
                <text:p>0.0738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564">
                <text:p>0.0564</text:p>
              </table:table-cell>
              <table:table-cell office:value-type="float" office:value="0.7455">
                <text:p>0.7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01">
                <text:p>0.0601</text:p>
              </table:table-cell>
              <table:table-cell office:value-type="float" office:value="0.6415">
                <text:p>0.64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86">
                <text:p>0.0486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49">
                <text:p>0.0449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79">
                <text:p>0.079</text:p>
              </table:table-cell>
              <table:table-cell office:value-type="float" office:value="0.7239">
                <text:p>0.72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556">
                <text:p>0.0556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431">
                <text:p>0.0431</text:p>
              </table:table-cell>
              <table:table-cell office:value-type="float" office:value="0.6909">
                <text:p>0.69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5">
                <text:p>0.05</text:p>
              </table:table-cell>
              <table:table-cell office:value-type="float" office:value="0.6613">
                <text:p>0.6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83">
                <text:p>0.0383</text:p>
              </table:table-cell>
              <table:table-cell office:value-type="float" office:value="0.6999">
                <text:p>0.6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53">
                <text:p>0.0353</text:p>
              </table:table-cell>
              <table:table-cell office:value-type="float" office:value="0.7317">
                <text:p>0.73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03">
                <text:p>0.0503</text:p>
              </table:table-cell>
              <table:table-cell office:value-type="float" office:value="0.8717">
                <text:p>0.8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24">
                <text:p>0.0624</text:p>
              </table:table-cell>
              <table:table-cell office:value-type="float" office:value="1.0537">
                <text:p>1.0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16">
                <text:p>0.0516</text:p>
              </table:table-cell>
              <table:table-cell office:value-type="float" office:value="0.9317">
                <text:p>0.93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9">
                <text:p>0.049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38">
                <text:p>0.0538</text:p>
              </table:table-cell>
              <table:table-cell office:value-type="float" office:value="0.6267">
                <text:p>0.62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06">
                <text:p>0.0406</text:p>
              </table:table-cell>
              <table:table-cell office:value-type="float" office:value="0.7591">
                <text:p>0.75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567">
                <text:p>0.0567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25">
                <text:p>0.0725</text:p>
              </table:table-cell>
              <table:table-cell office:value-type="float" office:value="0.6738">
                <text:p>0.67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61">
                <text:p>0.0461</text:p>
              </table:table-cell>
              <table:table-cell office:value-type="float" office:value="0.9341">
                <text:p>0.93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32">
                <text:p>0.0432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83">
                <text:p>0.0383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59">
                <text:p>0.0559</text:p>
              </table:table-cell>
              <table:table-cell office:value-type="float" office:value="0.6027">
                <text:p>0.60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58">
                <text:p>0.0458</text:p>
              </table:table-cell>
              <table:table-cell office:value-type="float" office:value="0.7371">
                <text:p>0.73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77">
                <text:p>0.0477</text:p>
              </table:table-cell>
              <table:table-cell office:value-type="float" office:value="0.6783">
                <text:p>0.67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57">
                <text:p>0.0657</text:p>
              </table:table-cell>
              <table:table-cell office:value-type="float" office:value="0.7879">
                <text:p>0.78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75">
                <text:p>0.0575</text:p>
              </table:table-cell>
              <table:table-cell office:value-type="float" office:value="1.0489">
                <text:p>1.04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07">
                <text:p>0.0407</text:p>
              </table:table-cell>
              <table:table-cell office:value-type="float" office:value="0.8591">
                <text:p>0.85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54">
                <text:p>0.0454</text:p>
              </table:table-cell>
              <table:table-cell office:value-type="float" office:value="0.5391">
                <text:p>0.53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95">
                <text:p>0.0695</text:p>
              </table:table-cell>
              <table:table-cell office:value-type="float" office:value="0.6792">
                <text:p>0.67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86">
                <text:p>0.0486</text:p>
              </table:table-cell>
              <table:table-cell office:value-type="float" office:value="0.9478">
                <text:p>0.94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15">
                <text:p>0.0515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535">
                <text:p>0.0535</text:p>
              </table:table-cell>
              <table:table-cell office:value-type="float" office:value="0.5969">
                <text:p>0.59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749">
                <text:p>0.0749</text:p>
              </table:table-cell>
              <table:table-cell office:value-type="float" office:value="0.7065">
                <text:p>0.70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518">
                <text:p>0.0518</text:p>
              </table:table-cell>
              <table:table-cell office:value-type="float" office:value="0.6151">
                <text:p>0.61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38">
                <text:p>0.0438</text:p>
              </table:table-cell>
              <table:table-cell office:value-type="float" office:value="0.6543">
                <text:p>0.65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74">
                <text:p>0.0374</text:p>
              </table:table-cell>
              <table:table-cell office:value-type="float" office:value="0.5744">
                <text:p>0.57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4">
                <text:p>0.054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7">
                <text:p>0.057</text:p>
              </table:table-cell>
              <table:table-cell office:value-type="float" office:value="0.8929">
                <text:p>0.89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59">
                <text:p>0.0459</text:p>
              </table:table-cell>
              <table:table-cell office:value-type="float" office:value="0.6849">
                <text:p>0.68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458">
                <text:p>0.0458</text:p>
              </table:table-cell>
              <table:table-cell office:value-type="float" office:value="0.7847">
                <text:p>0.78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79">
                <text:p>0.0479</text:p>
              </table:table-cell>
              <table:table-cell office:value-type="float" office:value="0.6688">
                <text:p>0.66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535">
                <text:p>0.0535</text:p>
              </table:table-cell>
              <table:table-cell office:value-type="float" office:value="0.6935">
                <text:p>0.69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04">
                <text:p>0.0404</text:p>
              </table:table-cell>
              <table:table-cell office:value-type="float" office:value="0.8261">
                <text:p>0.82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571">
                <text:p>0.0571</text:p>
              </table:table-cell>
              <table:table-cell office:value-type="float" office:value="0.6682">
                <text:p>0.66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79">
                <text:p>0.0479</text:p>
              </table:table-cell>
              <table:table-cell office:value-type="float" office:value="0.7321">
                <text:p>0.73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98">
                <text:p>0.0598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54">
                <text:p>0.0454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83">
                <text:p>0.0483</text:p>
              </table:table-cell>
              <table:table-cell office:value-type="float" office:value="0.7594">
                <text:p>0.75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11">
                <text:p>0.0611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84">
                <text:p>0.0384</text:p>
              </table:table-cell>
              <table:table-cell office:value-type="float" office:value="0.6678">
                <text:p>0.66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54">
                <text:p>0.0354</text:p>
              </table:table-cell>
              <table:table-cell office:value-type="float" office:value="0.7541">
                <text:p>0.75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3">
                <text:p>0.063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09">
                <text:p>0.0609</text:p>
              </table:table-cell>
              <table:table-cell office:value-type="float" office:value="0.6046">
                <text:p>0.60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86">
                <text:p>0.0486</text:p>
              </table:table-cell>
              <table:table-cell office:value-type="float" office:value="0.8923">
                <text:p>0.89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61">
                <text:p>0.0461</text:p>
              </table:table-cell>
              <table:table-cell office:value-type="float" office:value="0.7887">
                <text:p>0.78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19">
                <text:p>0.0419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78">
                <text:p>0.0578</text:p>
              </table:table-cell>
              <table:table-cell office:value-type="float" office:value="0.7695">
                <text:p>0.76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3">
                <text:p>0.043</text:p>
              </table:table-cell>
              <table:table-cell office:value-type="float" office:value="0.8669">
                <text:p>0.86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51">
                <text:p>0.0451</text:p>
              </table:table-cell>
              <table:table-cell office:value-type="float" office:value="0.9183">
                <text:p>0.91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97">
                <text:p>0.0497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3">
                <text:p>0.033</text:p>
              </table:table-cell>
              <table:table-cell office:value-type="float" office:value="0.7316">
                <text:p>0.73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05">
                <text:p>0.0405</text:p>
              </table:table-cell>
              <table:table-cell office:value-type="float" office:value="0.6484">
                <text:p>0.64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23">
                <text:p>0.0323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4">
                <text:p>0.054</text:p>
              </table:table-cell>
              <table:table-cell office:value-type="float" office:value="0.6612">
                <text:p>0.66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31">
                <text:p>0.0431</text:p>
              </table:table-cell>
              <table:table-cell office:value-type="float" office:value="0.6926">
                <text:p>0.69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5">
                <text:p>0.075</text:p>
              </table:table-cell>
              <table:table-cell office:value-type="float" office:value="0.5453">
                <text:p>0.54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64">
                <text:p>0.0464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02">
                <text:p>0.0502</text:p>
              </table:table-cell>
              <table:table-cell office:value-type="float" office:value="0.5424">
                <text:p>0.54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83">
                <text:p>0.0483</text:p>
              </table:table-cell>
              <table:table-cell office:value-type="float" office:value="0.7167">
                <text:p>0.71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78">
                <text:p>0.0278</text:p>
              </table:table-cell>
              <table:table-cell office:value-type="float" office:value="0.6647">
                <text:p>0.66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68">
                <text:p>0.0268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47">
                <text:p>0.0447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89">
                <text:p>0.0489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69">
                <text:p>0.0369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37">
                <text:p>0.0437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85">
                <text:p>0.0385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27">
                <text:p>0.0427</text:p>
              </table:table-cell>
              <table:table-cell office:value-type="float" office:value="0.7121">
                <text:p>0.71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56">
                <text:p>0.0456</text:p>
              </table:table-cell>
              <table:table-cell office:value-type="float" office:value="0.6001">
                <text:p>0.60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45">
                <text:p>0.045</text:p>
              </table:table-cell>
              <table:table-cell office:value-type="float" office:value="0.7101">
                <text:p>0.71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438">
                <text:p>0.0438</text:p>
              </table:table-cell>
              <table:table-cell office:value-type="float" office:value="0.8337">
                <text:p>0.83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62">
                <text:p>0.0562</text:p>
              </table:table-cell>
              <table:table-cell office:value-type="float" office:value="0.6761">
                <text:p>0.67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01">
                <text:p>0.0501</text:p>
              </table:table-cell>
              <table:table-cell office:value-type="float" office:value="0.5956">
                <text:p>0.59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61">
                <text:p>0.0361</text:p>
              </table:table-cell>
              <table:table-cell office:value-type="float" office:value="0.7457">
                <text:p>0.74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58">
                <text:p>0.0558</text:p>
              </table:table-cell>
              <table:table-cell office:value-type="float" office:value="0.9241">
                <text:p>0.92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334">
                <text:p>0.0334</text:p>
              </table:table-cell>
              <table:table-cell office:value-type="float" office:value="0.9286">
                <text:p>0.92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2">
                <text:p>0.042</text:p>
              </table:table-cell>
              <table:table-cell office:value-type="float" office:value="0.9685">
                <text:p>0.96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13">
                <text:p>0.0413</text:p>
              </table:table-cell>
              <table:table-cell office:value-type="float" office:value="0.9804">
                <text:p>0.98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55">
                <text:p>0.0555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467">
                <text:p>0.0467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58">
                <text:p>0.0358</text:p>
              </table:table-cell>
              <table:table-cell office:value-type="float" office:value="0.9198">
                <text:p>0.91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339">
                <text:p>0.0339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38">
                <text:p>0.038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35">
                <text:p>0.03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07">
                <text:p>0.0507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69">
                <text:p>0.0469</text:p>
              </table:table-cell>
              <table:table-cell office:value-type="float" office:value="0.8795">
                <text:p>0.87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27">
                <text:p>0.0227</text:p>
              </table:table-cell>
              <table:table-cell office:value-type="float" office:value="0.8032">
                <text:p>0.80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77">
                <text:p>0.0377</text:p>
              </table:table-cell>
              <table:table-cell office:value-type="float" office:value="0.7888">
                <text:p>0.78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32">
                <text:p>0.0432</text:p>
              </table:table-cell>
              <table:table-cell office:value-type="float" office:value="0.6879">
                <text:p>0.68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38">
                <text:p>0.0338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75">
                <text:p>0.0475</text:p>
              </table:table-cell>
              <table:table-cell office:value-type="float" office:value="0.8518">
                <text:p>0.85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33">
                <text:p>0.033</text:p>
              </table:table-cell>
              <table:table-cell office:value-type="float" office:value="0.8094">
                <text:p>0.80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79">
                <text:p>0.0479</text:p>
              </table:table-cell>
              <table:table-cell office:value-type="float" office:value="0.9672">
                <text:p>0.96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328">
                <text:p>0.0328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366">
                <text:p>0.0366</text:p>
              </table:table-cell>
              <table:table-cell office:value-type="float" office:value="0.9922">
                <text:p>0.99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86">
                <text:p>0.0286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25">
                <text:p>0.0425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316">
                <text:p>0.0316</text:p>
              </table:table-cell>
              <table:table-cell office:value-type="float" office:value="1.0092">
                <text:p>1.00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82">
                <text:p>0.048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58">
                <text:p>0.0358</text:p>
              </table:table-cell>
              <table:table-cell office:value-type="float" office:value="0.9146">
                <text:p>0.91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54">
                <text:p>0.0554</text:p>
              </table:table-cell>
              <table:table-cell office:value-type="float" office:value="1.0878">
                <text:p>1.08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495">
                <text:p>0.0495</text:p>
              </table:table-cell>
              <table:table-cell office:value-type="float" office:value="0.8816">
                <text:p>0.88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352">
                <text:p>0.0352</text:p>
              </table:table-cell>
              <table:table-cell office:value-type="float" office:value="0.9049">
                <text:p>0.90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3">
                <text:p>0.043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75">
                <text:p>0.0475</text:p>
              </table:table-cell>
              <table:table-cell office:value-type="float" office:value="0.8453">
                <text:p>0.84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51">
                <text:p>0.0551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05">
                <text:p>0.0405</text:p>
              </table:table-cell>
              <table:table-cell office:value-type="float" office:value="0.8924">
                <text:p>0.89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62">
                <text:p>0.0362</text:p>
              </table:table-cell>
              <table:table-cell office:value-type="float" office:value="0.8398">
                <text:p>0.83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332">
                <text:p>0.0332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97">
                <text:p>0.0297</text:p>
              </table:table-cell>
              <table:table-cell office:value-type="float" office:value="0.7639">
                <text:p>0.76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56">
                <text:p>0.0456</text:p>
              </table:table-cell>
              <table:table-cell office:value-type="float" office:value="0.8483">
                <text:p>0.84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351">
                <text:p>0.0351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477">
                <text:p>0.0477</text:p>
              </table:table-cell>
              <table:table-cell office:value-type="float" office:value="1.1282">
                <text:p>1.12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328">
                <text:p>0.0328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78">
                <text:p>0.0478</text:p>
              </table:table-cell>
              <table:table-cell office:value-type="float" office:value="0.9132">
                <text:p>0.91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354">
                <text:p>0.0354</text:p>
              </table:table-cell>
              <table:table-cell office:value-type="float" office:value="1.0583">
                <text:p>1.05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422">
                <text:p>0.0422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56">
                <text:p>0.0556</text:p>
              </table:table-cell>
              <table:table-cell office:value-type="float" office:value="0.8216">
                <text:p>0.82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1">
                <text:p>0.0381</text:p>
              </table:table-cell>
              <table:table-cell office:value-type="float" office:value="0.6847">
                <text:p>0.68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85">
                <text:p>0.0385</text:p>
              </table:table-cell>
              <table:table-cell office:value-type="float" office:value="0.8771">
                <text:p>0.87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63">
                <text:p>0.0463</text:p>
              </table:table-cell>
              <table:table-cell office:value-type="float" office:value="0.7126">
                <text:p>0.71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368">
                <text:p>0.0368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405">
                <text:p>0.0405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56">
                <text:p>0.0456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14">
                <text:p>0.0414</text:p>
              </table:table-cell>
              <table:table-cell office:value-type="float" office:value="0.8407">
                <text:p>0.84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95">
                <text:p>0.0595</text:p>
              </table:table-cell>
              <table:table-cell office:value-type="float" office:value="0.8315">
                <text:p>0.83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647">
                <text:p>0.0647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87">
                <text:p>0.0287</text:p>
              </table:table-cell>
              <table:table-cell office:value-type="float" office:value="0.8013">
                <text:p>0.80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99">
                <text:p>0.0399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13">
                <text:p>0.05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34">
                <text:p>0.0334</text:p>
              </table:table-cell>
              <table:table-cell office:value-type="float" office:value="1.1208">
                <text:p>1.1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89">
                <text:p>0.0289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407">
                <text:p>0.0407</text:p>
              </table:table-cell>
              <table:table-cell office:value-type="float" office:value="0.7822">
                <text:p>0.78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53">
                <text:p>0.0353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24">
                <text:p>0.0324</text:p>
              </table:table-cell>
              <table:table-cell office:value-type="float" office:value="0.7907">
                <text:p>0.79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485">
                <text:p>0.0485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94">
                <text:p>0.0594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25">
                <text:p>0.0425</text:p>
              </table:table-cell>
              <table:table-cell office:value-type="float" office:value="0.8792">
                <text:p>0.87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89">
                <text:p>0.0389</text:p>
              </table:table-cell>
              <table:table-cell office:value-type="float" office:value="0.8194">
                <text:p>0.81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91">
                <text:p>0.039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6">
                <text:p>0.036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97">
                <text:p>0.0297</text:p>
              </table:table-cell>
              <table:table-cell office:value-type="float" office:value="0.8185">
                <text:p>0.81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01">
                <text:p>0.0301</text:p>
              </table:table-cell>
              <table:table-cell office:value-type="float" office:value="0.8946">
                <text:p>0.8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38">
                <text:p>0.0338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67">
                <text:p>0.0267</text:p>
              </table:table-cell>
              <table:table-cell office:value-type="float" office:value="0.8398">
                <text:p>0.83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83">
                <text:p>0.0383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85">
                <text:p>0.0185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337">
                <text:p>0.0337</text:p>
              </table:table-cell>
              <table:table-cell office:value-type="float" office:value="0.7097">
                <text:p>0.70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7">
                <text:p>0.027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74">
                <text:p>0.047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93">
                <text:p>0.039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3">
                <text:p>0.03</text:p>
              </table:table-cell>
              <table:table-cell office:value-type="float" office:value="0.8456">
                <text:p>0.84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379">
                <text:p>0.0379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434">
                <text:p>0.0434</text:p>
              </table:table-cell>
              <table:table-cell office:value-type="float" office:value="0.7033">
                <text:p>0.70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59">
                <text:p>0.0459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29">
                <text:p>0.0329</text:p>
              </table:table-cell>
              <table:table-cell office:value-type="float" office:value="0.7755">
                <text:p>0.77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3">
                <text:p>0.033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02">
                <text:p>0.0302</text:p>
              </table:table-cell>
              <table:table-cell office:value-type="float" office:value="1.0474">
                <text:p>1.04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427">
                <text:p>0.0427</text:p>
              </table:table-cell>
              <table:table-cell office:value-type="float" office:value="1.0569">
                <text:p>1.05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66">
                <text:p>0.0166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67">
                <text:p>0.0367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49">
                <text:p>0.03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1">
                <text:p>0.031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43">
                <text:p>0.0343</text:p>
              </table:table-cell>
              <table:table-cell office:value-type="float" office:value="0.8371">
                <text:p>0.83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04">
                <text:p>0.0204</text:p>
              </table:table-cell>
              <table:table-cell office:value-type="float" office:value="0.8636">
                <text:p>0.86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18">
                <text:p>0.0418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97">
                <text:p>0.0397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25">
                <text:p>0.0425</text:p>
              </table:table-cell>
              <table:table-cell office:value-type="float" office:value="0.8931">
                <text:p>0.89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">
                <text:p>0.05</text:p>
              </table:table-cell>
              <table:table-cell office:value-type="float" office:value="0.9486">
                <text:p>0.94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45">
                <text:p>0.0445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83">
                <text:p>0.0283</text:p>
              </table:table-cell>
              <table:table-cell office:value-type="float" office:value="1.1509">
                <text:p>1.15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87">
                <text:p>0.0287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72">
                <text:p>0.0172</text:p>
              </table:table-cell>
              <table:table-cell office:value-type="float" office:value="0.7869">
                <text:p>0.78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21">
                <text:p>0.0321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87">
                <text:p>0.0287</text:p>
              </table:table-cell>
              <table:table-cell office:value-type="float" office:value="0.7129">
                <text:p>0.71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43">
                <text:p>0.0143</text:p>
              </table:table-cell>
              <table:table-cell office:value-type="float" office:value="0.8272">
                <text:p>0.8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49">
                <text:p>0.0249</text:p>
              </table:table-cell>
              <table:table-cell office:value-type="float" office:value="0.8982">
                <text:p>0.89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62">
                <text:p>0.0262</text:p>
              </table:table-cell>
              <table:table-cell office:value-type="float" office:value="0.8165">
                <text:p>0.81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22">
                <text:p>0.0322</text:p>
              </table:table-cell>
              <table:table-cell office:value-type="float" office:value="0.9619">
                <text:p>0.96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27">
                <text:p>0.0327</text:p>
              </table:table-cell>
              <table:table-cell office:value-type="float" office:value="0.8142">
                <text:p>0.81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51">
                <text:p>0.035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36">
                <text:p>0.0236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81">
                <text:p>0.0281</text:p>
              </table:table-cell>
              <table:table-cell office:value-type="float" office:value="0.7815">
                <text:p>0.78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61">
                <text:p>0.0361</text:p>
              </table:table-cell>
              <table:table-cell office:value-type="float" office:value="0.8069">
                <text:p>0.80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">
                <text:p>0.03</text:p>
              </table:table-cell>
              <table:table-cell office:value-type="float" office:value="0.9194">
                <text:p>0.91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2">
                <text:p>0.022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78">
                <text:p>0.0278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97">
                <text:p>0.0197</text:p>
              </table:table-cell>
              <table:table-cell office:value-type="float" office:value="0.7991">
                <text:p>0.79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45">
                <text:p>0.0345</text:p>
              </table:table-cell>
              <table:table-cell office:value-type="float" office:value="0.8159">
                <text:p>0.81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16">
                <text:p>0.0216</text:p>
              </table:table-cell>
              <table:table-cell office:value-type="float" office:value="0.7948">
                <text:p>0.79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82">
                <text:p>0.0282</text:p>
              </table:table-cell>
              <table:table-cell office:value-type="float" office:value="0.6323">
                <text:p>0.63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52">
                <text:p>0.015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99">
                <text:p>0.0199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38">
                <text:p>0.0338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73">
                <text:p>0.0273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52">
                <text:p>0.0252</text:p>
              </table:table-cell>
              <table:table-cell office:value-type="float" office:value="0.7932">
                <text:p>0.79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87">
                <text:p>0.0287</text:p>
              </table:table-cell>
              <table:table-cell office:value-type="float" office:value="0.8429">
                <text:p>0.84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2">
                <text:p>0.022</text:p>
              </table:table-cell>
              <table:table-cell office:value-type="float" office:value="0.7893">
                <text:p>0.7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09">
                <text:p>0.0209</text:p>
              </table:table-cell>
              <table:table-cell office:value-type="float" office:value="0.8774">
                <text:p>0.87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97">
                <text:p>0.0197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73">
                <text:p>0.0173</text:p>
              </table:table-cell>
              <table:table-cell office:value-type="float" office:value="0.5999">
                <text:p>0.59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89">
                <text:p>0.0289</text:p>
              </table:table-cell>
              <table:table-cell office:value-type="float" office:value="0.7859">
                <text:p>0.78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34">
                <text:p>0.0234</text:p>
              </table:table-cell>
              <table:table-cell office:value-type="float" office:value="0.7351">
                <text:p>0.73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84">
                <text:p>0.0184</text:p>
              </table:table-cell>
              <table:table-cell office:value-type="float" office:value="0.7891">
                <text:p>0.7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58">
                <text:p>0.0258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87">
                <text:p>0.038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261">
                <text:p>0.0261</text:p>
              </table:table-cell>
              <table:table-cell office:value-type="float" office:value="0.8305">
                <text:p>0.83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59">
                <text:p>0.0359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24">
                <text:p>0.0224</text:p>
              </table:table-cell>
              <table:table-cell office:value-type="float" office:value="1.0054">
                <text:p>1.00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2">
                <text:p>0.032</text:p>
              </table:table-cell>
              <table:table-cell office:value-type="float" office:value="0.7819">
                <text:p>0.78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6">
                <text:p>0.026</text:p>
              </table:table-cell>
              <table:table-cell office:value-type="float" office:value="0.7371">
                <text:p>0.73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35">
                <text:p>0.0235</text:p>
              </table:table-cell>
              <table:table-cell office:value-type="float" office:value="0.7807">
                <text:p>0.78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68">
                <text:p>0.0368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36">
                <text:p>0.0236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07">
                <text:p>0.0307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11">
                <text:p>0.0211</text:p>
              </table:table-cell>
              <table:table-cell office:value-type="float" office:value="0.7764">
                <text:p>0.77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66">
                <text:p>0.0266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07">
                <text:p>0.0207</text:p>
              </table:table-cell>
              <table:table-cell office:value-type="float" office:value="0.7759">
                <text:p>0.77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25">
                <text:p>0.0225</text:p>
              </table:table-cell>
              <table:table-cell office:value-type="float" office:value="0.7557">
                <text:p>0.75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09">
                <text:p>0.0309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7">
                <text:p>0.017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36">
                <text:p>0.0336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64">
                <text:p>0.0164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7">
                <text:p>0.0307</text:p>
              </table:table-cell>
              <table:table-cell office:value-type="float" office:value="0.7762">
                <text:p>0.77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36">
                <text:p>0.0236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12">
                <text:p>0.0212</text:p>
              </table:table-cell>
              <table:table-cell office:value-type="float" office:value="0.7794">
                <text:p>0.77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89">
                <text:p>0.0289</text:p>
              </table:table-cell>
              <table:table-cell office:value-type="float" office:value="0.9637">
                <text:p>0.96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9">
                <text:p>0.029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54">
                <text:p>0.015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97">
                <text:p>0.0297</text:p>
              </table:table-cell>
              <table:table-cell office:value-type="float" office:value="0.7793">
                <text:p>0.77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94">
                <text:p>0.0294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1">
                <text:p>0.021</text:p>
              </table:table-cell>
              <table:table-cell office:value-type="float" office:value="0.7787">
                <text:p>0.77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35">
                <text:p>0.0235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51">
                <text:p>0.0351</text:p>
              </table:table-cell>
              <table:table-cell office:value-type="float" office:value="0.7761">
                <text:p>0.77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232">
                <text:p>0.0232</text:p>
              </table:table-cell>
              <table:table-cell office:value-type="float" office:value="0.8225">
                <text:p>0.82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83">
                <text:p>0.0383</text:p>
              </table:table-cell>
              <table:table-cell office:value-type="float" office:value="0.7814">
                <text:p>0.78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38">
                <text:p>0.023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72">
                <text:p>0.0172</text:p>
              </table:table-cell>
              <table:table-cell office:value-type="float" office:value="0.7786">
                <text:p>0.7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88">
                <text:p>0.0288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44">
                <text:p>0.014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78">
                <text:p>0.0278</text:p>
              </table:table-cell>
              <table:table-cell office:value-type="float" office:value="0.8649">
                <text:p>0.86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11">
                <text:p>0.0211</text:p>
              </table:table-cell>
              <table:table-cell office:value-type="float" office:value="0.7741">
                <text:p>0.77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02">
                <text:p>0.0202</text:p>
              </table:table-cell>
              <table:table-cell office:value-type="float" office:value="0.7526">
                <text:p>0.7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7">
                <text:p>0.027</text:p>
              </table:table-cell>
              <table:table-cell office:value-type="float" office:value="0.7725">
                <text:p>0.77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04">
                <text:p>0.0204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97">
                <text:p>0.0297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14">
                <text:p>0.0214</text:p>
              </table:table-cell>
              <table:table-cell office:value-type="float" office:value="0.9331">
                <text:p>0.93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54">
                <text:p>0.0254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71">
                <text:p>0.0271</text:p>
              </table:table-cell>
              <table:table-cell office:value-type="float" office:value="0.6491">
                <text:p>0.64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63">
                <text:p>0.0263</text:p>
              </table:table-cell>
              <table:table-cell office:value-type="float" office:value="0.7764">
                <text:p>0.77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18">
                <text:p>0.0418</text:p>
              </table:table-cell>
              <table:table-cell office:value-type="float" office:value="0.6351">
                <text:p>0.63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17">
                <text:p>0.0217</text:p>
              </table:table-cell>
              <table:table-cell office:value-type="float" office:value="0.7763">
                <text:p>0.77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21">
                <text:p>0.0221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83">
                <text:p>0.0283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39">
                <text:p>0.0239</text:p>
              </table:table-cell>
              <table:table-cell office:value-type="float" office:value="0.5659">
                <text:p>0.56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83">
                <text:p>0.0183</text:p>
              </table:table-cell>
              <table:table-cell office:value-type="float" office:value="0.7777">
                <text:p>0.77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25">
                <text:p>0.0225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8">
                <text:p>0.018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4">
                <text:p>0.0244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4">
                <text:p>0.04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68">
                <text:p>0.0168</text:p>
              </table:table-cell>
              <table:table-cell office:value-type="float" office:value="0.9056">
                <text:p>0.90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75">
                <text:p>0.0175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32">
                <text:p>0.0232</text:p>
              </table:table-cell>
              <table:table-cell office:value-type="float" office:value="0.4651">
                <text:p>0.46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49">
                <text:p>0.0249</text:p>
              </table:table-cell>
              <table:table-cell office:value-type="float" office:value="0.7699">
                <text:p>0.76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92">
                <text:p>0.0192</text:p>
              </table:table-cell>
              <table:table-cell office:value-type="float" office:value="0.9169">
                <text:p>0.91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38">
                <text:p>0.0238</text:p>
              </table:table-cell>
              <table:table-cell office:value-type="float" office:value="0.7674">
                <text:p>0.76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48">
                <text:p>0.0248</text:p>
              </table:table-cell>
              <table:table-cell office:value-type="float" office:value="0.8671">
                <text:p>0.86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85">
                <text:p>0.0285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18">
                <text:p>0.0218</text:p>
              </table:table-cell>
              <table:table-cell office:value-type="float" office:value="0.8385">
                <text:p>0.83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33">
                <text:p>0.0233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8">
                <text:p>0.018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92">
                <text:p>0.0192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63">
                <text:p>0.0263</text:p>
              </table:table-cell>
              <table:table-cell office:value-type="float" office:value="0.5845">
                <text:p>0.58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93">
                <text:p>0.0293</text:p>
              </table:table-cell>
              <table:table-cell office:value-type="float" office:value="0.7699">
                <text:p>0.76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67">
                <text:p>0.0367</text:p>
              </table:table-cell>
              <table:table-cell office:value-type="float" office:value="0.6123">
                <text:p>0.61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34">
                <text:p>0.0134</text:p>
              </table:table-cell>
              <table:table-cell office:value-type="float" office:value="0.7693">
                <text:p>0.76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37">
                <text:p>0.0237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94">
                <text:p>0.0294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04">
                <text:p>0.0204</text:p>
              </table:table-cell>
              <table:table-cell office:value-type="float" office:value="0.8804">
                <text:p>0.88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03">
                <text:p>0.0203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92">
                <text:p>0.0192</text:p>
              </table:table-cell>
              <table:table-cell office:value-type="float" office:value="0.8071">
                <text:p>0.80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11">
                <text:p>0.0211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24">
                <text:p>0.0224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49">
                <text:p>0.0149</text:p>
              </table:table-cell>
              <table:table-cell office:value-type="float" office:value="0.7719">
                <text:p>0.77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5">
                <text:p>0.025</text:p>
              </table:table-cell>
              <table:table-cell office:value-type="float" office:value="1.0348">
                <text:p>1.03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38">
                <text:p>0.0238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24">
                <text:p>0.0224</text:p>
              </table:table-cell>
              <table:table-cell office:value-type="float" office:value="0.6067">
                <text:p>0.60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69">
                <text:p>0.036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56">
                <text:p>0.0256</text:p>
              </table:table-cell>
              <table:table-cell office:value-type="float" office:value="0.7207">
                <text:p>0.72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79">
                <text:p>0.0279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43">
                <text:p>0.0143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61">
                <text:p>0.0261</text:p>
              </table:table-cell>
              <table:table-cell office:value-type="float" office:value="0.7701">
                <text:p>0.77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341">
                <text:p>0.0341</text:p>
              </table:table-cell>
              <table:table-cell office:value-type="float" office:value="0.7164">
                <text:p>0.71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8">
                <text:p>0.018</text:p>
              </table:table-cell>
              <table:table-cell office:value-type="float" office:value="0.7689">
                <text:p>0.76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59">
                <text:p>0.0259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97">
                <text:p>0.0197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26">
                <text:p>0.0326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46">
                <text:p>0.0246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41">
                <text:p>0.0241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4">
                <text:p>0.024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52">
                <text:p>0.0352</text:p>
              </table:table-cell>
              <table:table-cell office:value-type="float" office:value="0.6701">
                <text:p>0.67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73">
                <text:p>0.0173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68">
                <text:p>0.0268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91">
                <text:p>0.0191</text:p>
              </table:table-cell>
              <table:table-cell office:value-type="float" office:value="0.7728">
                <text:p>0.7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87">
                <text:p>0.0287</text:p>
              </table:table-cell>
              <table:table-cell office:value-type="float" office:value="0.7497">
                <text:p>0.74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208">
                <text:p>0.0208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82">
                <text:p>0.0182</text:p>
              </table:table-cell>
              <table:table-cell office:value-type="float" office:value="0.7588">
                <text:p>0.75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328">
                <text:p>0.0328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52">
                <text:p>0.0152</text:p>
              </table:table-cell>
              <table:table-cell office:value-type="float" office:value="0.6261">
                <text:p>0.62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39">
                <text:p>0.0239</text:p>
              </table:table-cell>
              <table:table-cell office:value-type="float" office:value="0.7701">
                <text:p>0.77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46">
                <text:p>0.0246</text:p>
              </table:table-cell>
              <table:table-cell office:value-type="float" office:value="0.6181">
                <text:p>0.61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7">
                <text:p>0.027</text:p>
              </table:table-cell>
              <table:table-cell office:value-type="float" office:value="0.7724">
                <text:p>0.77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73">
                <text:p>0.0273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95">
                <text:p>0.0195</text:p>
              </table:table-cell>
              <table:table-cell office:value-type="float" office:value="0.7723">
                <text:p>0.77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207">
                <text:p>0.0207</text:p>
              </table:table-cell>
              <table:table-cell office:value-type="float" office:value="0.6417">
                <text:p>0.64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76">
                <text:p>0.0276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7">
                <text:p>0.017</text:p>
              </table:table-cell>
              <table:table-cell office:value-type="float" office:value="0.7639">
                <text:p>0.76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314">
                <text:p>0.0314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383">
                <text:p>0.0383</text:p>
              </table:table-cell>
              <table:table-cell office:value-type="float" office:value="0.8585">
                <text:p>0.85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246">
                <text:p>0.0246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287">
                <text:p>0.0287</text:p>
              </table:table-cell>
              <table:table-cell office:value-type="float" office:value="0.5802">
                <text:p>0.58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38">
                <text:p>0.038</text:p>
              </table:table-cell>
              <table:table-cell office:value-type="float" office:value="0.7725">
                <text:p>0.77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27">
                <text:p>0.0227</text:p>
              </table:table-cell>
              <table:table-cell office:value-type="float" office:value="0.5041">
                <text:p>0.50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23">
                <text:p>0.0223</text:p>
              </table:table-cell>
              <table:table-cell office:value-type="float" office:value="0.7693">
                <text:p>0.76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59">
                <text:p>0.0259</text:p>
              </table:table-cell>
              <table:table-cell office:value-type="float" office:value="0.7432">
                <text:p>0.74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63">
                <text:p>0.0263</text:p>
              </table:table-cell>
              <table:table-cell office:value-type="float" office:value="0.7696">
                <text:p>0.76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54">
                <text:p>0.0254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44">
                <text:p>0.0244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233">
                <text:p>0.0233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31">
                <text:p>0.0231</text:p>
              </table:table-cell>
              <table:table-cell office:value-type="float" office:value="0.7759">
                <text:p>0.77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87">
                <text:p>0.0287</text:p>
              </table:table-cell>
              <table:table-cell office:value-type="float" office:value="0.8007">
                <text:p>0.80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38">
                <text:p>0.0338</text:p>
              </table:table-cell>
              <table:table-cell office:value-type="float" office:value="0.7734">
                <text:p>0.77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273">
                <text:p>0.0273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57">
                <text:p>0.0157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238">
                <text:p>0.0238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94">
                <text:p>0.0294</text:p>
              </table:table-cell>
              <table:table-cell office:value-type="float" office:value="0.7769">
                <text:p>0.77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07">
                <text:p>0.0207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308">
                <text:p>0.0308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208">
                <text:p>0.0208</text:p>
              </table:table-cell>
              <table:table-cell office:value-type="float" office:value="0.6713">
                <text:p>0.67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29">
                <text:p>0.029</text:p>
              </table:table-cell>
              <table:table-cell office:value-type="float" office:value="0.7728">
                <text:p>0.77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36">
                <text:p>0.0336</text:p>
              </table:table-cell>
              <table:table-cell office:value-type="float" office:value="0.6698">
                <text:p>0.66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268">
                <text:p>0.0268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95">
                <text:p>0.0195</text:p>
              </table:table-cell>
              <table:table-cell office:value-type="float" office:value="0.9397">
                <text:p>0.93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05">
                <text:p>0.020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233">
                <text:p>0.0233</text:p>
              </table:table-cell>
              <table:table-cell office:value-type="float" office:value="0.6336">
                <text:p>0.63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93">
                <text:p>0.019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226">
                <text:p>0.0226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88">
                <text:p>0.018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4">
                <text:p>0.024</text:p>
              </table:table-cell>
              <table:table-cell office:value-type="float" office:value="0.9331">
                <text:p>0.93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27">
                <text:p>0.0127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92">
                <text:p>0.0292</text:p>
              </table:table-cell>
              <table:table-cell office:value-type="float" office:value="0.7369">
                <text:p>0.73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84">
                <text:p>0.0284</text:p>
              </table:table-cell>
              <table:table-cell office:value-type="float" office:value="0.7727">
                <text:p>0.77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205">
                <text:p>0.0205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07">
                <text:p>0.0207</text:p>
              </table:table-cell>
              <table:table-cell office:value-type="float" office:value="0.7739">
                <text:p>0.77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53">
                <text:p>0.0253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296">
                <text:p>0.0296</text:p>
              </table:table-cell>
              <table:table-cell office:value-type="float" office:value="0.7746">
                <text:p>0.77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05">
                <text:p>0.0205</text:p>
              </table:table-cell>
              <table:table-cell office:value-type="float" office:value="0.7827">
                <text:p>0.78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58">
                <text:p>0.0258</text:p>
              </table:table-cell>
              <table:table-cell office:value-type="float" office:value="0.7765">
                <text:p>0.77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48">
                <text:p>0.0248</text:p>
              </table:table-cell>
              <table:table-cell office:value-type="float" office:value="0.7585">
                <text:p>0.75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261">
                <text:p>0.0261</text:p>
              </table:table-cell>
              <table:table-cell office:value-type="float" office:value="0.7776">
                <text:p>0.77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04">
                <text:p>0.0204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272">
                <text:p>0.0272</text:p>
              </table:table-cell>
              <table:table-cell office:value-type="float" office:value="0.7799">
                <text:p>0.77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343">
                <text:p>0.0343</text:p>
              </table:table-cell>
              <table:table-cell office:value-type="float" office:value="0.7912">
                <text:p>0.79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372">
                <text:p>0.0372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19">
                <text:p>0.0219</text:p>
              </table:table-cell>
              <table:table-cell office:value-type="float" office:value="0.7844">
                <text:p>0.78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22">
                <text:p>0.022</text:p>
              </table:table-cell>
              <table:table-cell office:value-type="float" office:value="0.7761">
                <text:p>0.77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41">
                <text:p>0.0241</text:p>
              </table:table-cell>
              <table:table-cell office:value-type="float" office:value="0.9685">
                <text:p>0.96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44">
                <text:p>0.0144</text:p>
              </table:table-cell>
              <table:table-cell office:value-type="float" office:value="0.7754">
                <text:p>0.77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65">
                <text:p>0.8565</text:p>
              </table:table-cell>
              <table:table-cell office:value-type="float" office:value="0.6891">
                <text:p>0.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23">
                <text:p>0.4623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25">
                <text:p>0.4825</text:p>
              </table:table-cell>
              <table:table-cell office:value-type="float" office:value="0.6712">
                <text:p>0.6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6">
                <text:p>0.4886</text:p>
              </table:table-cell>
              <table:table-cell office:value-type="float" office:value="0.6121">
                <text:p>0.6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02">
                <text:p>0.4602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17">
                <text:p>0.4617</text:p>
              </table:table-cell>
              <table:table-cell office:value-type="float" office:value="0.6011">
                <text:p>0.6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9">
                <text:p>0.4749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02">
                <text:p>0.4602</text:p>
              </table:table-cell>
              <table:table-cell office:value-type="float" office:value="0.5681">
                <text:p>0.5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8">
                <text:p>0.4408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88">
                <text:p>0.4688</text:p>
              </table:table-cell>
              <table:table-cell office:value-type="float" office:value="0.5165">
                <text:p>0.5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81">
                <text:p>0.4481</text:p>
              </table:table-cell>
              <table:table-cell office:value-type="float" office:value="0.5233">
                <text:p>0.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75">
                <text:p>0.46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67">
                <text:p>0.4667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51">
                <text:p>0.4551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57">
                <text:p>0.4557</text:p>
              </table:table-cell>
              <table:table-cell office:value-type="float" office:value="0.5383">
                <text:p>0.5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">
                <text:p>0.45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19">
                <text:p>0.4519</text:p>
              </table:table-cell>
              <table:table-cell office:value-type="float" office:value="0.5788">
                <text:p>0.5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05">
                <text:p>0.4605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5">
                <text:p>0.4365</text:p>
              </table:table-cell>
              <table:table-cell office:value-type="float" office:value="0.5447">
                <text:p>0.5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75">
                <text:p>0.4975</text:p>
              </table:table-cell>
              <table:table-cell office:value-type="float" office:value="0.4736">
                <text:p>0.4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">
                <text:p>0.44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3">
                <text:p>0.473</text:p>
              </table:table-cell>
              <table:table-cell office:value-type="float" office:value="0.6103">
                <text:p>0.6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4">
                <text:p>0.494</text:p>
              </table:table-cell>
              <table:table-cell office:value-type="float" office:value="0.6033">
                <text:p>0.6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04">
                <text:p>0.4304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2">
                <text:p>0.452</text:p>
              </table:table-cell>
              <table:table-cell office:value-type="float" office:value="0.5948">
                <text:p>0.5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59">
                <text:p>0.4459</text:p>
              </table:table-cell>
              <table:table-cell office:value-type="float" office:value="0.5029">
                <text:p>0.5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21">
                <text:p>0.4321</text:p>
              </table:table-cell>
              <table:table-cell office:value-type="float" office:value="0.5293">
                <text:p>0.5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7">
                <text:p>0.4297</text:p>
              </table:table-cell>
              <table:table-cell office:value-type="float" office:value="0.6645">
                <text:p>0.6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85">
                <text:p>0.4485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1">
                <text:p>0.4341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7">
                <text:p>0.437</text:p>
              </table:table-cell>
              <table:table-cell office:value-type="float" office:value="0.7399">
                <text:p>0.7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49">
                <text:p>0.4549</text:p>
              </table:table-cell>
              <table:table-cell office:value-type="float" office:value="0.6091">
                <text:p>0.6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7">
                <text:p>0.4467</text:p>
              </table:table-cell>
              <table:table-cell office:value-type="float" office:value="0.5005">
                <text:p>0.5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49">
                <text:p>0.4149</text:p>
              </table:table-cell>
              <table:table-cell office:value-type="float" office:value="0.5883">
                <text:p>0.5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66">
                <text:p>0.4266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9">
                <text:p>0.4229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08">
                <text:p>0.4308</text:p>
              </table:table-cell>
              <table:table-cell office:value-type="float" office:value="0.5212">
                <text:p>0.5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43">
                <text:p>0.4143</text:p>
              </table:table-cell>
              <table:table-cell office:value-type="float" office:value="0.5493">
                <text:p>0.5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81">
                <text:p>0.4181</text:p>
              </table:table-cell>
              <table:table-cell office:value-type="float" office:value="0.5139">
                <text:p>0.5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2">
                <text:p>0.4082</text:p>
              </table:table-cell>
              <table:table-cell office:value-type="float" office:value="0.5451">
                <text:p>0.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32">
                <text:p>0.403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49">
                <text:p>0.4249</text:p>
              </table:table-cell>
              <table:table-cell office:value-type="float" office:value="0.5426">
                <text:p>0.5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8">
                <text:p>0.4038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">
                <text:p>0.418</text:p>
              </table:table-cell>
              <table:table-cell office:value-type="float" office:value="0.6339">
                <text:p>0.6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08">
                <text:p>0.3908</text:p>
              </table:table-cell>
              <table:table-cell office:value-type="float" office:value="0.5059">
                <text:p>0.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61">
                <text:p>0.4261</text:p>
              </table:table-cell>
              <table:table-cell office:value-type="float" office:value="0.7702">
                <text:p>0.7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28">
                <text:p>0.4028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01">
                <text:p>0.4001</text:p>
              </table:table-cell>
              <table:table-cell office:value-type="float" office:value="0.5437">
                <text:p>0.5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45">
                <text:p>0.4045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51">
                <text:p>0.4051</text:p>
              </table:table-cell>
              <table:table-cell office:value-type="float" office:value="0.5879">
                <text:p>0.5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74">
                <text:p>0.4074</text:p>
              </table:table-cell>
              <table:table-cell office:value-type="float" office:value="0.7132">
                <text:p>0.7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7">
                <text:p>0.427</text:p>
              </table:table-cell>
              <table:table-cell office:value-type="float" office:value="0.4679">
                <text:p>0.4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15">
                <text:p>0.4015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54">
                <text:p>0.4154</text:p>
              </table:table-cell>
              <table:table-cell office:value-type="float" office:value="0.4786">
                <text:p>0.4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19">
                <text:p>0.4119</text:p>
              </table:table-cell>
              <table:table-cell office:value-type="float" office:value="0.6105">
                <text:p>0.6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99">
                <text:p>0.4399</text:p>
              </table:table-cell>
              <table:table-cell office:value-type="float" office:value="0.8698">
                <text:p>0.8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87">
                <text:p>0.4187</text:p>
              </table:table-cell>
              <table:table-cell office:value-type="float" office:value="0.5361">
                <text:p>0.5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73">
                <text:p>0.3973</text:p>
              </table:table-cell>
              <table:table-cell office:value-type="float" office:value="0.5388">
                <text:p>0.5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74">
                <text:p>0.3974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04">
                <text:p>0.4204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41">
                <text:p>0.4041</text:p>
              </table:table-cell>
              <table:table-cell office:value-type="float" office:value="0.5039">
                <text:p>0.5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56">
                <text:p>0.3856</text:p>
              </table:table-cell>
              <table:table-cell office:value-type="float" office:value="0.7147">
                <text:p>0.7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41">
                <text:p>0.4141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14">
                <text:p>0.4114</text:p>
              </table:table-cell>
              <table:table-cell office:value-type="float" office:value="0.5557">
                <text:p>0.5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29">
                <text:p>0.3829</text:p>
              </table:table-cell>
              <table:table-cell office:value-type="float" office:value="0.6161">
                <text:p>0.6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31">
                <text:p>0.3831</text:p>
              </table:table-cell>
              <table:table-cell office:value-type="float" office:value="0.5891">
                <text:p>0.5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47">
                <text:p>0.3747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48">
                <text:p>0.3848</text:p>
              </table:table-cell>
              <table:table-cell office:value-type="float" office:value="0.4605">
                <text:p>0.4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96">
                <text:p>0.4196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43">
                <text:p>0.3843</text:p>
              </table:table-cell>
              <table:table-cell office:value-type="float" office:value="0.4834">
                <text:p>0.4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96">
                <text:p>0.3796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73">
                <text:p>0.3673</text:p>
              </table:table-cell>
              <table:table-cell office:value-type="float" office:value="0.4335">
                <text:p>0.43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19">
                <text:p>0.3919</text:p>
              </table:table-cell>
              <table:table-cell office:value-type="float" office:value="0.4973">
                <text:p>0.4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5">
                <text:p>0.3655</text:p>
              </table:table-cell>
              <table:table-cell office:value-type="float" office:value="0.4981">
                <text:p>0.4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595">
                <text:p>0.3595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58">
                <text:p>0.3858</text:p>
              </table:table-cell>
              <table:table-cell office:value-type="float" office:value="0.5789">
                <text:p>0.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1">
                <text:p>0.3791</text:p>
              </table:table-cell>
              <table:table-cell office:value-type="float" office:value="0.4958">
                <text:p>0.49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27">
                <text:p>0.3627</text:p>
              </table:table-cell>
              <table:table-cell office:value-type="float" office:value="0.6675">
                <text:p>0.6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72">
                <text:p>0.3972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66">
                <text:p>0.3866</text:p>
              </table:table-cell>
              <table:table-cell office:value-type="float" office:value="0.8778">
                <text:p>0.8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36">
                <text:p>0.3636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7">
                <text:p>0.3417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35">
                <text:p>0.353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84">
                <text:p>0.3684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36">
                <text:p>0.3436</text:p>
              </table:table-cell>
              <table:table-cell office:value-type="float" office:value="0.5066">
                <text:p>0.50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26">
                <text:p>0.3626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61">
                <text:p>0.3561</text:p>
              </table:table-cell>
              <table:table-cell office:value-type="float" office:value="0.5232">
                <text:p>0.5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97">
                <text:p>0.3797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88">
                <text:p>0.3488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06">
                <text:p>0.3806</text:p>
              </table:table-cell>
              <table:table-cell office:value-type="float" office:value="0.5709">
                <text:p>0.5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79">
                <text:p>0.3579</text:p>
              </table:table-cell>
              <table:table-cell office:value-type="float" office:value="0.4561">
                <text:p>0.4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9">
                <text:p>0.3639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02">
                <text:p>0.3602</text:p>
              </table:table-cell>
              <table:table-cell office:value-type="float" office:value="0.6604">
                <text:p>0.6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81">
                <text:p>0.3381</text:p>
              </table:table-cell>
              <table:table-cell office:value-type="float" office:value="1.3628">
                <text:p>1.3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47">
                <text:p>0.3747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81">
                <text:p>0.3581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72">
                <text:p>0.3472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12">
                <text:p>0.3312</text:p>
              </table:table-cell>
              <table:table-cell office:value-type="float" office:value="0.5068">
                <text:p>0.5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07">
                <text:p>0.3407</text:p>
              </table:table-cell>
              <table:table-cell office:value-type="float" office:value="0.5083">
                <text:p>0.5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45">
                <text:p>0.3645</text:p>
              </table:table-cell>
              <table:table-cell office:value-type="float" office:value="0.5578">
                <text:p>0.5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11">
                <text:p>0.3411</text:p>
              </table:table-cell>
              <table:table-cell office:value-type="float" office:value="0.5408">
                <text:p>0.5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52">
                <text:p>0.3352</text:p>
              </table:table-cell>
              <table:table-cell office:value-type="float" office:value="0.5182">
                <text:p>0.5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81">
                <text:p>0.3381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15">
                <text:p>0.3215</text:p>
              </table:table-cell>
              <table:table-cell office:value-type="float" office:value="0.3849">
                <text:p>0.3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11">
                <text:p>0.3411</text:p>
              </table:table-cell>
              <table:table-cell office:value-type="float" office:value="0.5431">
                <text:p>0.5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33">
                <text:p>0.3433</text:p>
              </table:table-cell>
              <table:table-cell office:value-type="float" office:value="0.6632">
                <text:p>0.6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55">
                <text:p>0.3055</text:p>
              </table:table-cell>
              <table:table-cell office:value-type="float" office:value="0.4833">
                <text:p>0.48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71">
                <text:p>0.3271</text:p>
              </table:table-cell>
              <table:table-cell office:value-type="float" office:value="0.5527">
                <text:p>0.5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95">
                <text:p>0.329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93">
                <text:p>0.3393</text:p>
              </table:table-cell>
              <table:table-cell office:value-type="float" office:value="0.5859">
                <text:p>0.58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27">
                <text:p>0.3427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6">
                <text:p>0.326</text:p>
              </table:table-cell>
              <table:table-cell office:value-type="float" office:value="0.6792">
                <text:p>0.6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5">
                <text:p>0.345</text:p>
              </table:table-cell>
              <table:table-cell office:value-type="float" office:value="0.5296">
                <text:p>0.5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27">
                <text:p>0.3227</text:p>
              </table:table-cell>
              <table:table-cell office:value-type="float" office:value="0.5331">
                <text:p>0.5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03">
                <text:p>0.3403</text:p>
              </table:table-cell>
              <table:table-cell office:value-type="float" office:value="0.5389">
                <text:p>0.5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81">
                <text:p>0.3481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05">
                <text:p>0.3405</text:p>
              </table:table-cell>
              <table:table-cell office:value-type="float" office:value="4.2092">
                <text:p>4.2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37">
                <text:p>0.3237</text:p>
              </table:table-cell>
              <table:table-cell office:value-type="float" office:value="0.5022">
                <text:p>0.5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93">
                <text:p>0.3293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49">
                <text:p>0.3249</text:p>
              </table:table-cell>
              <table:table-cell office:value-type="float" office:value="0.5193">
                <text:p>0.51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76">
                <text:p>0.3076</text:p>
              </table:table-cell>
              <table:table-cell office:value-type="float" office:value="0.5609">
                <text:p>0.5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36">
                <text:p>0.3436</text:p>
              </table:table-cell>
              <table:table-cell office:value-type="float" office:value="1.0923">
                <text:p>1.0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14">
                <text:p>0.3514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6">
                <text:p>0.306</text:p>
              </table:table-cell>
              <table:table-cell office:value-type="float" office:value="0.4896">
                <text:p>0.4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06">
                <text:p>0.2806</text:p>
              </table:table-cell>
              <table:table-cell office:value-type="float" office:value="0.5778">
                <text:p>0.5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06">
                <text:p>0.3106</text:p>
              </table:table-cell>
              <table:table-cell office:value-type="float" office:value="0.6327">
                <text:p>0.63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86">
                <text:p>0.3086</text:p>
              </table:table-cell>
              <table:table-cell office:value-type="float" office:value="0.5207">
                <text:p>0.5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7">
                <text:p>0.2937</text:p>
              </table:table-cell>
              <table:table-cell office:value-type="float" office:value="0.5286">
                <text:p>0.5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86">
                <text:p>0.3086</text:p>
              </table:table-cell>
              <table:table-cell office:value-type="float" office:value="0.6678">
                <text:p>0.6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48">
                <text:p>0.2948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46">
                <text:p>0.3246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66">
                <text:p>0.3166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8">
                <text:p>0.328</text:p>
              </table:table-cell>
              <table:table-cell office:value-type="float" office:value="0.5311">
                <text:p>0.53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45">
                <text:p>0.304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25">
                <text:p>0.3025</text:p>
              </table:table-cell>
              <table:table-cell office:value-type="float" office:value="0.6422">
                <text:p>0.6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073">
                <text:p>0.3073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056">
                <text:p>0.3056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2">
                <text:p>0.322</text:p>
              </table:table-cell>
              <table:table-cell office:value-type="float" office:value="0.4529">
                <text:p>0.45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91">
                <text:p>0.3091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59">
                <text:p>0.3059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37">
                <text:p>0.2937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">
                <text:p>0.28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21">
                <text:p>0.2621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086">
                <text:p>0.3086</text:p>
              </table:table-cell>
              <table:table-cell office:value-type="float" office:value="1.0916">
                <text:p>1.0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103">
                <text:p>0.3103</text:p>
              </table:table-cell>
              <table:table-cell office:value-type="float" office:value="0.6239">
                <text:p>0.6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55">
                <text:p>0.2955</text:p>
              </table:table-cell>
              <table:table-cell office:value-type="float" office:value="0.6417">
                <text:p>0.6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05">
                <text:p>0.2805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21">
                <text:p>0.2621</text:p>
              </table:table-cell>
              <table:table-cell office:value-type="float" office:value="0.6395">
                <text:p>0.6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68">
                <text:p>0.2668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96">
                <text:p>0.2996</text:p>
              </table:table-cell>
              <table:table-cell office:value-type="float" office:value="0.6252">
                <text:p>0.6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13">
                <text:p>0.251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75">
                <text:p>0.2375</text:p>
              </table:table-cell>
              <table:table-cell office:value-type="float" office:value="0.6142">
                <text:p>0.6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">
                <text:p>0.22</text:p>
              </table:table-cell>
              <table:table-cell office:value-type="float" office:value="0.5895">
                <text:p>0.58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53">
                <text:p>0.2353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9">
                <text:p>0.229</text:p>
              </table:table-cell>
              <table:table-cell office:value-type="float" office:value="0.5734">
                <text:p>0.57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84">
                <text:p>0.2284</text:p>
              </table:table-cell>
              <table:table-cell office:value-type="float" office:value="0.6376">
                <text:p>0.6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88">
                <text:p>0.2288</text:p>
              </table:table-cell>
              <table:table-cell office:value-type="float" office:value="0.5668">
                <text:p>0.5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97">
                <text:p>0.2197</text:p>
              </table:table-cell>
              <table:table-cell office:value-type="float" office:value="0.6761">
                <text:p>0.67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96">
                <text:p>0.2296</text:p>
              </table:table-cell>
              <table:table-cell office:value-type="float" office:value="0.5885">
                <text:p>0.58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83">
                <text:p>0.2083</text:p>
              </table:table-cell>
              <table:table-cell office:value-type="float" office:value="0.6922">
                <text:p>0.6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26">
                <text:p>0.2026</text:p>
              </table:table-cell>
              <table:table-cell office:value-type="float" office:value="0.6169">
                <text:p>0.61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32">
                <text:p>0.2032</text:p>
              </table:table-cell>
              <table:table-cell office:value-type="float" office:value="0.5931">
                <text:p>0.59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41">
                <text:p>0.2041</text:p>
              </table:table-cell>
              <table:table-cell office:value-type="float" office:value="0.6281">
                <text:p>0.6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11">
                <text:p>0.2011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74">
                <text:p>0.1974</text:p>
              </table:table-cell>
              <table:table-cell office:value-type="float" office:value="0.6045">
                <text:p>0.60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15">
                <text:p>0.2015</text:p>
              </table:table-cell>
              <table:table-cell office:value-type="float" office:value="0.5437">
                <text:p>0.5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26">
                <text:p>0.2126</text:p>
              </table:table-cell>
              <table:table-cell office:value-type="float" office:value="0.6518">
                <text:p>0.6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84">
                <text:p>0.1984</text:p>
              </table:table-cell>
              <table:table-cell office:value-type="float" office:value="0.7211">
                <text:p>0.72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63">
                <text:p>0.2063</text:p>
              </table:table-cell>
              <table:table-cell office:value-type="float" office:value="0.6678">
                <text:p>0.6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43">
                <text:p>0.2243</text:p>
              </table:table-cell>
              <table:table-cell office:value-type="float" office:value="0.6273">
                <text:p>0.6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98">
                <text:p>0.2198</text:p>
              </table:table-cell>
              <table:table-cell office:value-type="float" office:value="0.6262">
                <text:p>0.6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45">
                <text:p>0.1845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66">
                <text:p>0.1966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75">
                <text:p>0.1975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68">
                <text:p>0.2068</text:p>
              </table:table-cell>
              <table:table-cell office:value-type="float" office:value="0.6905">
                <text:p>0.69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64">
                <text:p>0.2064</text:p>
              </table:table-cell>
              <table:table-cell office:value-type="float" office:value="0.6353">
                <text:p>0.63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76">
                <text:p>0.1976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33">
                <text:p>0.2033</text:p>
              </table:table-cell>
              <table:table-cell office:value-type="float" office:value="0.6632">
                <text:p>0.6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81">
                <text:p>0.1981</text:p>
              </table:table-cell>
              <table:table-cell office:value-type="float" office:value="0.6286">
                <text:p>0.6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26">
                <text:p>0.1826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8">
                <text:p>0.178</text:p>
              </table:table-cell>
              <table:table-cell office:value-type="float" office:value="0.6507">
                <text:p>0.65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61">
                <text:p>0.1861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1">
                <text:p>0.191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27">
                <text:p>0.2127</text:p>
              </table:table-cell>
              <table:table-cell office:value-type="float" office:value="0.7385">
                <text:p>0.7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16">
                <text:p>0.2016</text:p>
              </table:table-cell>
              <table:table-cell office:value-type="float" office:value="0.6048">
                <text:p>0.60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64">
                <text:p>0.1764</text:p>
              </table:table-cell>
              <table:table-cell office:value-type="float" office:value="0.6417">
                <text:p>0.64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17">
                <text:p>0.1917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2">
                <text:p>0.192</text:p>
              </table:table-cell>
              <table:table-cell office:value-type="float" office:value="0.5754">
                <text:p>0.57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714">
                <text:p>0.1714</text:p>
              </table:table-cell>
              <table:table-cell office:value-type="float" office:value="0.6354">
                <text:p>0.63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02">
                <text:p>0.1802</text:p>
              </table:table-cell>
              <table:table-cell office:value-type="float" office:value="0.4708">
                <text:p>0.47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45">
                <text:p>0.1945</text:p>
              </table:table-cell>
              <table:table-cell office:value-type="float" office:value="0.6409">
                <text:p>0.6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08">
                <text:p>0.2008</text:p>
              </table:table-cell>
              <table:table-cell office:value-type="float" office:value="0.6064">
                <text:p>0.6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05">
                <text:p>0.170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56">
                <text:p>0.1956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1">
                <text:p>0.1891</text:p>
              </table:table-cell>
              <table:table-cell office:value-type="float" office:value="0.6692">
                <text:p>0.6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806">
                <text:p>0.1806</text:p>
              </table:table-cell>
              <table:table-cell office:value-type="float" office:value="0.6661">
                <text:p>0.6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71">
                <text:p>0.1871</text:p>
              </table:table-cell>
              <table:table-cell office:value-type="float" office:value="0.6498">
                <text:p>0.64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744">
                <text:p>0.1744</text:p>
              </table:table-cell>
              <table:table-cell office:value-type="float" office:value="0.7118">
                <text:p>0.71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83">
                <text:p>0.1683</text:p>
              </table:table-cell>
              <table:table-cell office:value-type="float" office:value="0.7213">
                <text:p>0.7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01">
                <text:p>0.1901</text:p>
              </table:table-cell>
              <table:table-cell office:value-type="float" office:value="0.8512">
                <text:p>0.85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65">
                <text:p>0.1665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37">
                <text:p>0.1637</text:p>
              </table:table-cell>
              <table:table-cell office:value-type="float" office:value="0.5421">
                <text:p>0.54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78">
                <text:p>0.1878</text:p>
              </table:table-cell>
              <table:table-cell office:value-type="float" office:value="0.6617">
                <text:p>0.66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33">
                <text:p>0.1633</text:p>
              </table:table-cell>
              <table:table-cell office:value-type="float" office:value="0.8025">
                <text:p>0.8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69">
                <text:p>0.1869</text:p>
              </table:table-cell>
              <table:table-cell office:value-type="float" office:value="0.7242">
                <text:p>0.72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89">
                <text:p>0.1589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36">
                <text:p>0.1736</text:p>
              </table:table-cell>
              <table:table-cell office:value-type="float" office:value="0.7193">
                <text:p>0.71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88">
                <text:p>0.1688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72">
                <text:p>0.1972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01">
                <text:p>0.1801</text:p>
              </table:table-cell>
              <table:table-cell office:value-type="float" office:value="0.5225">
                <text:p>0.5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56">
                <text:p>0.165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42">
                <text:p>0.1542</text:p>
              </table:table-cell>
              <table:table-cell office:value-type="float" office:value="0.7266">
                <text:p>0.7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82">
                <text:p>0.1482</text:p>
              </table:table-cell>
              <table:table-cell office:value-type="float" office:value="0.7382">
                <text:p>0.73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84">
                <text:p>0.1584</text:p>
              </table:table-cell>
              <table:table-cell office:value-type="float" office:value="0.8041">
                <text:p>0.8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2">
                <text:p>0.162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28">
                <text:p>0.1428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56">
                <text:p>0.1656</text:p>
              </table:table-cell>
              <table:table-cell office:value-type="float" office:value="0.7385">
                <text:p>0.73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599">
                <text:p>0.1599</text:p>
              </table:table-cell>
              <table:table-cell office:value-type="float" office:value="0.7841">
                <text:p>0.78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94">
                <text:p>0.1694</text:p>
              </table:table-cell>
              <table:table-cell office:value-type="float" office:value="0.7728">
                <text:p>0.77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39">
                <text:p>0.1539</text:p>
              </table:table-cell>
              <table:table-cell office:value-type="float" office:value="0.9042">
                <text:p>0.90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84">
                <text:p>0.1584</text:p>
              </table:table-cell>
              <table:table-cell office:value-type="float" office:value="0.7568">
                <text:p>0.75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79">
                <text:p>0.1579</text:p>
              </table:table-cell>
              <table:table-cell office:value-type="float" office:value="0.7796">
                <text:p>0.77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3">
                <text:p>0.163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74">
                <text:p>0.1474</text:p>
              </table:table-cell>
              <table:table-cell office:value-type="float" office:value="0.6758">
                <text:p>0.67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46">
                <text:p>0.1546</text:p>
              </table:table-cell>
              <table:table-cell office:value-type="float" office:value="0.7458">
                <text:p>0.7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68">
                <text:p>0.1568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04">
                <text:p>0.1404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63">
                <text:p>0.1563</text:p>
              </table:table-cell>
              <table:table-cell office:value-type="float" office:value="0.9282">
                <text:p>0.9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27">
                <text:p>0.1527</text:p>
              </table:table-cell>
              <table:table-cell office:value-type="float" office:value="0.8059">
                <text:p>0.8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44">
                <text:p>0.154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63">
                <text:p>0.1563</text:p>
              </table:table-cell>
              <table:table-cell office:value-type="float" office:value="0.7089">
                <text:p>0.7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336">
                <text:p>0.1336</text:p>
              </table:table-cell>
              <table:table-cell office:value-type="float" office:value="1.1021">
                <text:p>1.1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08">
                <text:p>0.1508</text:p>
              </table:table-cell>
              <table:table-cell office:value-type="float" office:value="0.7309">
                <text:p>0.7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418">
                <text:p>0.1418</text:p>
              </table:table-cell>
              <table:table-cell office:value-type="float" office:value="0.7414">
                <text:p>0.7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28">
                <text:p>0.1428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336">
                <text:p>0.1336</text:p>
              </table:table-cell>
              <table:table-cell office:value-type="float" office:value="0.8478">
                <text:p>0.84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">
                <text:p>0.1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68">
                <text:p>0.1768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43">
                <text:p>0.1343</text:p>
              </table:table-cell>
              <table:table-cell office:value-type="float" office:value="0.8066">
                <text:p>0.80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93">
                <text:p>0.1593</text:p>
              </table:table-cell>
              <table:table-cell office:value-type="float" office:value="0.6653">
                <text:p>0.66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22">
                <text:p>0.1522</text:p>
              </table:table-cell>
              <table:table-cell office:value-type="float" office:value="0.7809">
                <text:p>0.7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36">
                <text:p>0.136</text:p>
              </table:table-cell>
              <table:table-cell office:value-type="float" office:value="0.7814">
                <text:p>0.7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21">
                <text:p>0.1421</text:p>
              </table:table-cell>
              <table:table-cell office:value-type="float" office:value="0.7863">
                <text:p>0.78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47">
                <text:p>0.1347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44">
                <text:p>0.134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59">
                <text:p>0.1459</text:p>
              </table:table-cell>
              <table:table-cell office:value-type="float" office:value="0.6776">
                <text:p>0.67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13">
                <text:p>0.1513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19">
                <text:p>0.1419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23">
                <text:p>0.1623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15">
                <text:p>0.1615</text:p>
              </table:table-cell>
              <table:table-cell office:value-type="float" office:value="0.7795">
                <text:p>0.77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494">
                <text:p>0.1494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319">
                <text:p>0.1319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03">
                <text:p>0.1703</text:p>
              </table:table-cell>
              <table:table-cell office:value-type="float" office:value="0.7674">
                <text:p>0.7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28">
                <text:p>0.128</text:p>
              </table:table-cell>
              <table:table-cell office:value-type="float" office:value="0.7855">
                <text:p>0.78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297">
                <text:p>0.1297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67">
                <text:p>0.1367</text:p>
              </table:table-cell>
              <table:table-cell office:value-type="float" office:value="0.8351">
                <text:p>0.83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327">
                <text:p>0.1327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225">
                <text:p>0.1225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45">
                <text:p>0.134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214">
                <text:p>0.1214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189">
                <text:p>0.1189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13">
                <text:p>0.1213</text:p>
              </table:table-cell>
              <table:table-cell office:value-type="float" office:value="0.8794">
                <text:p>0.87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149">
                <text:p>0.114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46">
                <text:p>0.1646</text:p>
              </table:table-cell>
              <table:table-cell office:value-type="float" office:value="0.8144">
                <text:p>0.8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28">
                <text:p>0.1328</text:p>
              </table:table-cell>
              <table:table-cell office:value-type="float" office:value="0.7912">
                <text:p>0.79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445">
                <text:p>0.1445</text:p>
              </table:table-cell>
              <table:table-cell office:value-type="float" office:value="0.7161">
                <text:p>0.71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27">
                <text:p>0.1327</text:p>
              </table:table-cell>
              <table:table-cell office:value-type="float" office:value="0.7935">
                <text:p>0.7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12">
                <text:p>0.1212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54">
                <text:p>0.1354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92">
                <text:p>0.1392</text:p>
              </table:table-cell>
              <table:table-cell office:value-type="float" office:value="0.7253">
                <text:p>0.7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278">
                <text:p>0.1278</text:p>
              </table:table-cell>
              <table:table-cell office:value-type="float" office:value="0.7964">
                <text:p>0.79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205">
                <text:p>0.1205</text:p>
              </table:table-cell>
              <table:table-cell office:value-type="float" office:value="0.7555">
                <text:p>0.75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21">
                <text:p>0.121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31">
                <text:p>0.1231</text:p>
              </table:table-cell>
              <table:table-cell office:value-type="float" office:value="0.7892">
                <text:p>0.7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24">
                <text:p>0.1524</text:p>
              </table:table-cell>
              <table:table-cell office:value-type="float" office:value="0.7949">
                <text:p>0.79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01">
                <text:p>0.1301</text:p>
              </table:table-cell>
              <table:table-cell office:value-type="float" office:value="0.5867">
                <text:p>0.58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399">
                <text:p>0.1399</text:p>
              </table:table-cell>
              <table:table-cell office:value-type="float" office:value="0.7945">
                <text:p>0.79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365">
                <text:p>0.1365</text:p>
              </table:table-cell>
              <table:table-cell office:value-type="float" office:value="0.6298">
                <text:p>0.6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342">
                <text:p>0.1342</text:p>
              </table:table-cell>
              <table:table-cell office:value-type="float" office:value="0.7995">
                <text:p>0.79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66">
                <text:p>0.1266</text:p>
              </table:table-cell>
              <table:table-cell office:value-type="float" office:value="1.0291">
                <text:p>1.02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58">
                <text:p>0.1158</text:p>
              </table:table-cell>
              <table:table-cell office:value-type="float" office:value="0.8026">
                <text:p>0.80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38">
                <text:p>0.1038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239">
                <text:p>0.1239</text:p>
              </table:table-cell>
              <table:table-cell office:value-type="float" office:value="0.8107">
                <text:p>0.81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">
                <text:p>0.13</text:p>
              </table:table-cell>
              <table:table-cell office:value-type="float" office:value="0.7345">
                <text:p>0.73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79">
                <text:p>0.1279</text:p>
              </table:table-cell>
              <table:table-cell office:value-type="float" office:value="0.8194">
                <text:p>0.81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263">
                <text:p>0.1263</text:p>
              </table:table-cell>
              <table:table-cell office:value-type="float" office:value="0.5635">
                <text:p>0.56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86">
                <text:p>0.1086</text:p>
              </table:table-cell>
              <table:table-cell office:value-type="float" office:value="0.8219">
                <text:p>0.82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361">
                <text:p>0.1361</text:p>
              </table:table-cell>
              <table:table-cell office:value-type="float" office:value="0.7746">
                <text:p>0.77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31">
                <text:p>0.131</text:p>
              </table:table-cell>
              <table:table-cell office:value-type="float" office:value="0.8257">
                <text:p>0.82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09">
                <text:p>0.1009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536">
                <text:p>0.1536</text:p>
              </table:table-cell>
              <table:table-cell office:value-type="float" office:value="0.8294">
                <text:p>0.82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263">
                <text:p>0.1263</text:p>
              </table:table-cell>
              <table:table-cell office:value-type="float" office:value="0.7209">
                <text:p>0.72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254">
                <text:p>0.1254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354">
                <text:p>0.135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226">
                <text:p>0.1226</text:p>
              </table:table-cell>
              <table:table-cell office:value-type="float" office:value="0.8219">
                <text:p>0.82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238">
                <text:p>0.1238</text:p>
              </table:table-cell>
              <table:table-cell office:value-type="float" office:value="1.1386">
                <text:p>1.13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44">
                <text:p>0.1144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17">
                <text:p>0.1317</text:p>
              </table:table-cell>
              <table:table-cell office:value-type="float" office:value="0.7401">
                <text:p>0.7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57">
                <text:p>0.1257</text:p>
              </table:table-cell>
              <table:table-cell office:value-type="float" office:value="0.8147">
                <text:p>0.8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55">
                <text:p>0.1155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78">
                <text:p>0.1278</text:p>
              </table:table-cell>
              <table:table-cell office:value-type="float" office:value="0.8226">
                <text:p>0.8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">
                <text:p>0.13</text:p>
              </table:table-cell>
              <table:table-cell office:value-type="float" office:value="0.8724">
                <text:p>0.8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1">
                <text:p>0.121</text:p>
              </table:table-cell>
              <table:table-cell office:value-type="float" office:value="0.8301">
                <text:p>0.8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65">
                <text:p>0.1265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336">
                <text:p>0.1336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72">
                <text:p>0.1172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06">
                <text:p>0.1206</text:p>
              </table:table-cell>
              <table:table-cell office:value-type="float" office:value="0.8271">
                <text:p>0.8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62">
                <text:p>0.1062</text:p>
              </table:table-cell>
              <table:table-cell office:value-type="float" office:value="0.9169">
                <text:p>0.9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63">
                <text:p>0.1463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97">
                <text:p>0.1197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04">
                <text:p>0.1104</text:p>
              </table:table-cell>
              <table:table-cell office:value-type="float" office:value="0.8298">
                <text:p>0.82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62">
                <text:p>0.1362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5">
                <text:p>0.115</text:p>
              </table:table-cell>
              <table:table-cell office:value-type="float" office:value="0.8188">
                <text:p>0.81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43">
                <text:p>0.11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12">
                <text:p>0.1212</text:p>
              </table:table-cell>
              <table:table-cell office:value-type="float" office:value="0.8272">
                <text:p>0.82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27">
                <text:p>0.1227</text:p>
              </table:table-cell>
              <table:table-cell office:value-type="float" office:value="0.8716">
                <text:p>0.87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52">
                <text:p>0.1252</text:p>
              </table:table-cell>
              <table:table-cell office:value-type="float" office:value="0.8229">
                <text:p>0.82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311">
                <text:p>0.1311</text:p>
              </table:table-cell>
              <table:table-cell office:value-type="float" office:value="0.6847">
                <text:p>0.68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199">
                <text:p>0.1199</text:p>
              </table:table-cell>
              <table:table-cell office:value-type="float" office:value="0.8194">
                <text:p>0.8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82">
                <text:p>0.1182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98">
                <text:p>0.1198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06">
                <text:p>0.106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12">
                <text:p>0.1212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07">
                <text:p>0.1107</text:p>
              </table:table-cell>
              <table:table-cell office:value-type="float" office:value="0.4978">
                <text:p>0.49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433">
                <text:p>0.1433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88">
                <text:p>0.1188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76">
                <text:p>0.1376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35">
                <text:p>0.123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234">
                <text:p>0.1234</text:p>
              </table:table-cell>
              <table:table-cell office:value-type="float" office:value="0.8415">
                <text:p>0.84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4">
                <text:p>0.134</text:p>
              </table:table-cell>
              <table:table-cell office:value-type="float" office:value="0.6343">
                <text:p>0.63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207">
                <text:p>0.1207</text:p>
              </table:table-cell>
              <table:table-cell office:value-type="float" office:value="0.8496">
                <text:p>0.84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11">
                <text:p>0.1211</text:p>
              </table:table-cell>
              <table:table-cell office:value-type="float" office:value="0.8813">
                <text:p>0.88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94">
                <text:p>0.1194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274">
                <text:p>0.1274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04">
                <text:p>0.1204</text:p>
              </table:table-cell>
              <table:table-cell office:value-type="float" office:value="0.8647">
                <text:p>0.86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129">
                <text:p>0.11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97">
                <text:p>0.1097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">
                <text:p>0.12</text:p>
              </table:table-cell>
              <table:table-cell office:value-type="float" office:value="0.8042">
                <text:p>0.80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281">
                <text:p>0.1281</text:p>
              </table:table-cell>
              <table:table-cell office:value-type="float" office:value="0.8537">
                <text:p>0.85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65">
                <text:p>0.1165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39">
                <text:p>0.1239</text:p>
              </table:table-cell>
              <table:table-cell office:value-type="float" office:value="0.8467">
                <text:p>0.84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92">
                <text:p>0.1092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67">
                <text:p>0.1267</text:p>
              </table:table-cell>
              <table:table-cell office:value-type="float" office:value="0.8591">
                <text:p>0.85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144">
                <text:p>0.1144</text:p>
              </table:table-cell>
              <table:table-cell office:value-type="float" office:value="0.7163">
                <text:p>0.71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43">
                <text:p>0.1343</text:p>
              </table:table-cell>
              <table:table-cell office:value-type="float" office:value="0.8573">
                <text:p>0.85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151">
                <text:p>0.1151</text:p>
              </table:table-cell>
              <table:table-cell office:value-type="float" office:value="0.9114">
                <text:p>0.9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5">
                <text:p>0.115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07">
                <text:p>0.110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12">
                <text:p>0.1112</text:p>
              </table:table-cell>
              <table:table-cell office:value-type="float" office:value="0.8707">
                <text:p>0.87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9">
                <text:p>0.129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153">
                <text:p>0.1153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1">
                <text:p>0.111</text:p>
              </table:table-cell>
              <table:table-cell office:value-type="float" office:value="1.0534">
                <text:p>1.05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8">
                <text:p>0.148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191">
                <text:p>0.1191</text:p>
              </table:table-cell>
              <table:table-cell office:value-type="float" office:value="0.8115">
                <text:p>0.8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06">
                <text:p>0.106</text:p>
              </table:table-cell>
              <table:table-cell office:value-type="float" office:value="0.8716">
                <text:p>0.87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94">
                <text:p>0.1194</text:p>
              </table:table-cell>
              <table:table-cell office:value-type="float" office:value="0.8116">
                <text:p>0.81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29">
                <text:p>0.129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21">
                <text:p>0.121</text:p>
              </table:table-cell>
              <table:table-cell office:value-type="float" office:value="0.9333">
                <text:p>0.9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131">
                <text:p>0.1131</text:p>
              </table:table-cell>
              <table:table-cell office:value-type="float" office:value="0.8703">
                <text:p>0.87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253">
                <text:p>0.1253</text:p>
              </table:table-cell>
              <table:table-cell office:value-type="float" office:value="0.8174">
                <text:p>0.81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208">
                <text:p>0.1208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02">
                <text:p>0.1202</text:p>
              </table:table-cell>
              <table:table-cell office:value-type="float" office:value="0.9607">
                <text:p>0.96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97">
                <text:p>0.1197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194">
                <text:p>0.1194</text:p>
              </table:table-cell>
              <table:table-cell office:value-type="float" office:value="0.8466">
                <text:p>0.84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255">
                <text:p>0.1255</text:p>
              </table:table-cell>
              <table:table-cell office:value-type="float" office:value="0.8718">
                <text:p>0.87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03">
                <text:p>0.1303</text:p>
              </table:table-cell>
              <table:table-cell office:value-type="float" office:value="0.9088">
                <text:p>0.90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43">
                <text:p>0.1243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314">
                <text:p>0.1314</text:p>
              </table:table-cell>
              <table:table-cell office:value-type="float" office:value="0.9102">
                <text:p>0.91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6">
                <text:p>0.1476</text:p>
              </table:table-cell>
              <table:table-cell office:value-type="float" office:value="0.8706">
                <text:p>0.87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174">
                <text:p>0.1174</text:p>
              </table:table-cell>
              <table:table-cell office:value-type="float" office:value="0.9368">
                <text:p>0.93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49">
                <text:p>0.1349</text:p>
              </table:table-cell>
              <table:table-cell office:value-type="float" office:value="0.8702">
                <text:p>0.87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97">
                <text:p>0.0997</text:p>
              </table:table-cell>
              <table:table-cell office:value-type="float" office:value="1.0783">
                <text:p>1.07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228">
                <text:p>0.1228</text:p>
              </table:table-cell>
              <table:table-cell office:value-type="float" office:value="0.8701">
                <text:p>0.8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86">
                <text:p>0.1186</text:p>
              </table:table-cell>
              <table:table-cell office:value-type="float" office:value="0.7559">
                <text:p>0.7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26">
                <text:p>0.1426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35">
                <text:p>0.1035</text:p>
              </table:table-cell>
              <table:table-cell office:value-type="float" office:value="0.8029">
                <text:p>0.80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271">
                <text:p>0.1271</text:p>
              </table:table-cell>
              <table:table-cell office:value-type="float" office:value="0.8707">
                <text:p>0.8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36">
                <text:p>0.1236</text:p>
              </table:table-cell>
              <table:table-cell office:value-type="float" office:value="1.0024">
                <text:p>1.00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345">
                <text:p>0.1345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139">
                <text:p>0.1139</text:p>
              </table:table-cell>
              <table:table-cell office:value-type="float" office:value="0.8031">
                <text:p>0.80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118">
                <text:p>0.1118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286">
                <text:p>0.1286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36">
                <text:p>0.1136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72">
                <text:p>0.1272</text:p>
              </table:table-cell>
              <table:table-cell office:value-type="float" office:value="0.8997">
                <text:p>0.89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21">
                <text:p>0.1221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27">
                <text:p>0.12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311">
                <text:p>0.1311</text:p>
              </table:table-cell>
              <table:table-cell office:value-type="float" office:value="0.8717">
                <text:p>0.87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298">
                <text:p>0.1298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129">
                <text:p>0.1129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288">
                <text:p>0.1288</text:p>
              </table:table-cell>
              <table:table-cell office:value-type="float" office:value="0.7431">
                <text:p>0.74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148">
                <text:p>0.1148</text:p>
              </table:table-cell>
              <table:table-cell office:value-type="float" office:value="0.8711">
                <text:p>0.87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411">
                <text:p>0.1411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237">
                <text:p>0.1237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08">
                <text:p>0.1008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073">
                <text:p>0.1073</text:p>
              </table:table-cell>
              <table:table-cell office:value-type="float" office:value="0.8708">
                <text:p>0.87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28">
                <text:p>0.12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286">
                <text:p>0.12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408">
                <text:p>0.1408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127">
                <text:p>0.1127</text:p>
              </table:table-cell>
              <table:table-cell office:value-type="float" office:value="0.8693">
                <text:p>0.86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195">
                <text:p>0.1195</text:p>
              </table:table-cell>
              <table:table-cell office:value-type="float" office:value="1.0754">
                <text:p>1.07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39">
                <text:p>0.1139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267">
                <text:p>0.1267</text:p>
              </table:table-cell>
              <table:table-cell office:value-type="float" office:value="1.0755">
                <text:p>1.07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334">
                <text:p>0.1334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025">
                <text:p>0.1025</text:p>
              </table:table-cell>
              <table:table-cell office:value-type="float" office:value="0.9102">
                <text:p>0.91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072">
                <text:p>0.1072</text:p>
              </table:table-cell>
              <table:table-cell office:value-type="float" office:value="0.8678">
                <text:p>0.86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186">
                <text:p>0.1186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58">
                <text:p>0.1058</text:p>
              </table:table-cell>
              <table:table-cell office:value-type="float" office:value="0.8711">
                <text:p>0.87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228">
                <text:p>0.1228</text:p>
              </table:table-cell>
              <table:table-cell office:value-type="float" office:value="0.9521">
                <text:p>0.95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118">
                <text:p>0.1118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193">
                <text:p>0.1193</text:p>
              </table:table-cell>
              <table:table-cell office:value-type="float" office:value="0.8016">
                <text:p>0.8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187">
                <text:p>0.1187</text:p>
              </table:table-cell>
              <table:table-cell office:value-type="float" office:value="0.8726">
                <text:p>0.87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383">
                <text:p>0.1383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17">
                <text:p>0.117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193">
                <text:p>0.1193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014">
                <text:p>0.1014</text:p>
              </table:table-cell>
              <table:table-cell office:value-type="float" office:value="0.8697">
                <text:p>0.86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131">
                <text:p>0.1131</text:p>
              </table:table-cell>
              <table:table-cell office:value-type="float" office:value="0.8771">
                <text:p>0.87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243">
                <text:p>0.1243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319">
                <text:p>0.1319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219">
                <text:p>0.1219</text:p>
              </table:table-cell>
              <table:table-cell office:value-type="float" office:value="0.8677">
                <text:p>0.86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223">
                <text:p>0.1223</text:p>
              </table:table-cell>
              <table:table-cell office:value-type="float" office:value="0.8164">
                <text:p>0.81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384">
                <text:p>0.1384</text:p>
              </table:table-cell>
              <table:table-cell office:value-type="float" office:value="0.8686">
                <text:p>0.86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271">
                <text:p>0.1271</text:p>
              </table:table-cell>
              <table:table-cell office:value-type="float" office:value="0.5791">
                <text:p>0.57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999">
                <text:p>0.0999</text:p>
              </table:table-cell>
              <table:table-cell office:value-type="float" office:value="0.8661">
                <text:p>0.86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287">
                <text:p>0.1287</text:p>
              </table:table-cell>
              <table:table-cell office:value-type="float" office:value="0.6699">
                <text:p>0.66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211">
                <text:p>0.1211</text:p>
              </table:table-cell>
              <table:table-cell office:value-type="float" office:value="0.8665">
                <text:p>0.86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262">
                <text:p>0.1262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86">
                <text:p>0.108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54">
                <text:p>0.1054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97">
                <text:p>0.0997</text:p>
              </table:table-cell>
              <table:table-cell office:value-type="float" office:value="0.8656">
                <text:p>0.86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134">
                <text:p>0.1134</text:p>
              </table:table-cell>
              <table:table-cell office:value-type="float" office:value="1.0419">
                <text:p>1.04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56">
                <text:p>0.1056</text:p>
              </table:table-cell>
              <table:table-cell office:value-type="float" office:value="0.8673">
                <text:p>0.8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416">
                <text:p>0.1416</text:p>
              </table:table-cell>
              <table:table-cell office:value-type="float" office:value="0.8514">
                <text:p>0.85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274">
                <text:p>0.1274</text:p>
              </table:table-cell>
              <table:table-cell office:value-type="float" office:value="0.8662">
                <text:p>0.8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122">
                <text:p>0.1122</text:p>
              </table:table-cell>
              <table:table-cell office:value-type="float" office:value="1.2242">
                <text:p>1.22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161">
                <text:p>0.1161</text:p>
              </table:table-cell>
              <table:table-cell office:value-type="float" office:value="0.8691">
                <text:p>0.86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182">
                <text:p>0.1182</text:p>
              </table:table-cell>
              <table:table-cell office:value-type="float" office:value="0.7518">
                <text:p>0.75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176">
                <text:p>0.1176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122">
                <text:p>0.1122</text:p>
              </table:table-cell>
              <table:table-cell office:value-type="float" office:value="1.1733">
                <text:p>1.1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285">
                <text:p>0.128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93">
                <text:p>0.0993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318">
                <text:p>0.1318</text:p>
              </table:table-cell>
              <table:table-cell office:value-type="float" office:value="0.8714">
                <text:p>0.8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196">
                <text:p>0.1196</text:p>
              </table:table-cell>
              <table:table-cell office:value-type="float" office:value="1.1535">
                <text:p>1.15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172">
                <text:p>0.11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034">
                <text:p>0.1034</text:p>
              </table:table-cell>
              <table:table-cell office:value-type="float" office:value="0.8751">
                <text:p>0.87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214">
                <text:p>0.1214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437">
                <text:p>0.1437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151">
                <text:p>0.115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271">
                <text:p>0.1271</text:p>
              </table:table-cell>
              <table:table-cell office:value-type="float" office:value="0.8309">
                <text:p>0.83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211">
                <text:p>0.1211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288">
                <text:p>0.1288</text:p>
              </table:table-cell>
              <table:table-cell office:value-type="float" office:value="0.8178">
                <text:p>0.81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281">
                <text:p>0.1281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19">
                <text:p>0.119</text:p>
              </table:table-cell>
              <table:table-cell office:value-type="float" office:value="0.9415">
                <text:p>0.94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073">
                <text:p>0.1073</text:p>
              </table:table-cell>
              <table:table-cell office:value-type="float" office:value="0.8692">
                <text:p>0.86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333">
                <text:p>0.1333</text:p>
              </table:table-cell>
              <table:table-cell office:value-type="float" office:value="0.8053">
                <text:p>0.80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2">
                <text:p>0.12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202">
                <text:p>0.1202</text:p>
              </table:table-cell>
              <table:table-cell office:value-type="float" office:value="1.0311">
                <text:p>1.03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204">
                <text:p>0.1204</text:p>
              </table:table-cell>
              <table:table-cell office:value-type="float" office:value="0.8677">
                <text:p>0.86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48">
                <text:p>0.1248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157">
                <text:p>0.1157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005">
                <text:p>0.1005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72">
                <text:p>0.127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056">
                <text:p>0.1056</text:p>
              </table:table-cell>
              <table:table-cell office:value-type="float" office:value="0.9069">
                <text:p>0.90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244">
                <text:p>0.1244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7">
                <text:p>0.117</text:p>
              </table:table-cell>
              <table:table-cell office:value-type="float" office:value="0.9089">
                <text:p>0.90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21">
                <text:p>0.1121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201">
                <text:p>0.1201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325">
                <text:p>0.1325</text:p>
              </table:table-cell>
              <table:table-cell office:value-type="float" office:value="0.8722">
                <text:p>0.87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183">
                <text:p>0.1183</text:p>
              </table:table-cell>
              <table:table-cell office:value-type="float" office:value="0.9191">
                <text:p>0.91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33">
                <text:p>0.1033</text:p>
              </table:table-cell>
              <table:table-cell office:value-type="float" office:value="0.8706">
                <text:p>0.87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11">
                <text:p>0.11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385">
                <text:p>0.138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162">
                <text:p>0.1162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301">
                <text:p>0.1301</text:p>
              </table:table-cell>
              <table:table-cell office:value-type="float" office:value="0.8717">
                <text:p>0.87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214">
                <text:p>0.1214</text:p>
              </table:table-cell>
              <table:table-cell office:value-type="float" office:value="1.0887">
                <text:p>1.0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31">
                <text:p>0.131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26">
                <text:p>0.126</text:p>
              </table:table-cell>
              <table:table-cell office:value-type="float" office:value="0.9518">
                <text:p>0.95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203">
                <text:p>0.1203</text:p>
              </table:table-cell>
              <table:table-cell office:value-type="float" office:value="0.8727">
                <text:p>0.87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457">
                <text:p>0.1457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97">
                <text:p>0.1097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275">
                <text:p>0.1275</text:p>
              </table:table-cell>
              <table:table-cell office:value-type="float" office:value="1.0796">
                <text:p>1.07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84">
                <text:p>0.1084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175">
                <text:p>0.1175</text:p>
              </table:table-cell>
              <table:table-cell office:value-type="float" office:value="0.7043">
                <text:p>0.70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156">
                <text:p>0.1156</text:p>
              </table:table-cell>
              <table:table-cell office:value-type="float" office:value="0.8716">
                <text:p>0.87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167">
                <text:p>0.1167</text:p>
              </table:table-cell>
              <table:table-cell office:value-type="float" office:value="1.0554">
                <text:p>1.05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227">
                <text:p>0.1227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279">
                <text:p>0.1279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241">
                <text:p>0.1241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98">
                <text:p>0.1098</text:p>
              </table:table-cell>
              <table:table-cell office:value-type="float" office:value="1.0553">
                <text:p>1.05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13">
                <text:p>0.1013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117">
                <text:p>0.1117</text:p>
              </table:table-cell>
              <table:table-cell office:value-type="float" office:value="1.2699">
                <text:p>1.26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257">
                <text:p>0.1257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374">
                <text:p>0.1374</text:p>
              </table:table-cell>
              <table:table-cell office:value-type="float" office:value="0.9626">
                <text:p>0.96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209">
                <text:p>0.1209</text:p>
              </table:table-cell>
              <table:table-cell office:value-type="float" office:value="0.8717">
                <text:p>0.87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365">
                <text:p>0.1365</text:p>
              </table:table-cell>
              <table:table-cell office:value-type="float" office:value="0.8049">
                <text:p>0.8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194">
                <text:p>0.1194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112">
                <text:p>0.1112</text:p>
              </table:table-cell>
              <table:table-cell office:value-type="float" office:value="0.9583">
                <text:p>0.95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134">
                <text:p>0.1134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38">
                <text:p>0.1038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248">
                <text:p>0.1248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357">
                <text:p>0.1357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156">
                <text:p>0.1156</text:p>
              </table:table-cell>
              <table:table-cell office:value-type="float" office:value="0.8722">
                <text:p>0.87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189">
                <text:p>0.1189</text:p>
              </table:table-cell>
              <table:table-cell office:value-type="float" office:value="0.8923">
                <text:p>0.89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247">
                <text:p>0.1247</text:p>
              </table:table-cell>
              <table:table-cell office:value-type="float" office:value="0.8748">
                <text:p>0.87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349">
                <text:p>0.1349</text:p>
              </table:table-cell>
              <table:table-cell office:value-type="float" office:value="1.0879">
                <text:p>1.08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136">
                <text:p>0.1136</text:p>
              </table:table-cell>
              <table:table-cell office:value-type="float" office:value="0.8726">
                <text:p>0.87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">
                <text:p>0.11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74">
                <text:p>0.1174</text:p>
              </table:table-cell>
              <table:table-cell office:value-type="float" office:value="0.8724">
                <text:p>0.87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33">
                <text:p>0.1133</text:p>
              </table:table-cell>
              <table:table-cell office:value-type="float" office:value="0.9234">
                <text:p>0.92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336">
                <text:p>0.1336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266">
                <text:p>0.1266</text:p>
              </table:table-cell>
              <table:table-cell office:value-type="float" office:value="0.5403">
                <text:p>0.54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2">
                <text:p>0.1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23">
                <text:p>0.123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085">
                <text:p>0.1085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54">
                <text:p>0.1154</text:p>
              </table:table-cell>
              <table:table-cell office:value-type="float" office:value="1.0067">
                <text:p>1.00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371">
                <text:p>0.1371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285">
                <text:p>0.1285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216">
                <text:p>0.1216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354">
                <text:p>0.1354</text:p>
              </table:table-cell>
              <table:table-cell office:value-type="float" office:value="0.9777">
                <text:p>0.97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048">
                <text:p>0.1048</text:p>
              </table:table-cell>
              <table:table-cell office:value-type="float" office:value="0.8733">
                <text:p>0.87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067">
                <text:p>0.1067</text:p>
              </table:table-cell>
              <table:table-cell office:value-type="float" office:value="0.8211">
                <text:p>0.82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91">
                <text:p>0.1191</text:p>
              </table:table-cell>
              <table:table-cell office:value-type="float" office:value="0.8718">
                <text:p>0.87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305">
                <text:p>0.1305</text:p>
              </table:table-cell>
              <table:table-cell office:value-type="float" office:value="0.5597">
                <text:p>0.55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95">
                <text:p>0.1195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324">
                <text:p>0.1324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289">
                <text:p>0.1289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166">
                <text:p>0.1166</text:p>
              </table:table-cell>
              <table:table-cell office:value-type="float" office:value="0.7971">
                <text:p>0.79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86">
                <text:p>0.1286</text:p>
              </table:table-cell>
              <table:table-cell office:value-type="float" office:value="0.8722">
                <text:p>0.87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096">
                <text:p>0.1096</text:p>
              </table:table-cell>
              <table:table-cell office:value-type="float" office:value="1.1558">
                <text:p>1.15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46">
                <text:p>0.1246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979">
                <text:p>0.0979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317">
                <text:p>0.1317</text:p>
              </table:table-cell>
              <table:table-cell office:value-type="float" office:value="0.8683">
                <text:p>0.86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76">
                <text:p>0.1276</text:p>
              </table:table-cell>
              <table:table-cell office:value-type="float" office:value="0.7415">
                <text:p>0.74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102">
                <text:p>0.1102</text:p>
              </table:table-cell>
              <table:table-cell office:value-type="float" office:value="0.8689">
                <text:p>0.86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1">
                <text:p>0.121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92">
                <text:p>0.1092</text:p>
              </table:table-cell>
              <table:table-cell office:value-type="float" office:value="0.8706">
                <text:p>0.87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433">
                <text:p>0.1433</text:p>
              </table:table-cell>
              <table:table-cell office:value-type="float" office:value="0.8907">
                <text:p>0.89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153">
                <text:p>0.1153</text:p>
              </table:table-cell>
              <table:table-cell office:value-type="float" office:value="0.8702">
                <text:p>0.87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81">
                <text:p>0.1281</text:p>
              </table:table-cell>
              <table:table-cell office:value-type="float" office:value="0.7704">
                <text:p>0.7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194">
                <text:p>0.1194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63">
                <text:p>0.1263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38">
                <text:p>0.1138</text:p>
              </table:table-cell>
              <table:table-cell office:value-type="float" office:value="0.8702">
                <text:p>0.87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134">
                <text:p>0.1134</text:p>
              </table:table-cell>
              <table:table-cell office:value-type="float" office:value="0.9512">
                <text:p>0.95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355">
                <text:p>0.1355</text:p>
              </table:table-cell>
              <table:table-cell office:value-type="float" office:value="0.8689">
                <text:p>0.86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088">
                <text:p>0.1088</text:p>
              </table:table-cell>
              <table:table-cell office:value-type="float" office:value="0.9234">
                <text:p>0.92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45">
                <text:p>0.1045</text:p>
              </table:table-cell>
              <table:table-cell office:value-type="float" office:value="0.8685">
                <text:p>0.86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281">
                <text:p>0.1281</text:p>
              </table:table-cell>
              <table:table-cell office:value-type="float" office:value="0.8946">
                <text:p>0.8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198">
                <text:p>0.1198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78">
                <text:p>0.1078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103">
                <text:p>0.1103</text:p>
              </table:table-cell>
              <table:table-cell office:value-type="float" office:value="0.8692">
                <text:p>0.86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994">
                <text:p>0.0994</text:p>
              </table:table-cell>
              <table:table-cell office:value-type="float" office:value="0.9422">
                <text:p>0.94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234">
                <text:p>0.1234</text:p>
              </table:table-cell>
              <table:table-cell office:value-type="float" office:value="0.8705">
                <text:p>0.87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261">
                <text:p>0.1261</text:p>
              </table:table-cell>
              <table:table-cell office:value-type="float" office:value="1.1217">
                <text:p>1.12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139">
                <text:p>0.1139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262">
                <text:p>0.1262</text:p>
              </table:table-cell>
              <table:table-cell office:value-type="float" office:value="0.9649">
                <text:p>0.96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297">
                <text:p>0.1297</text:p>
              </table:table-cell>
              <table:table-cell office:value-type="float" office:value="0.8703">
                <text:p>0.87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276">
                <text:p>0.1276</text:p>
              </table:table-cell>
              <table:table-cell office:value-type="float" office:value="0.8682">
                <text:p>0.86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182">
                <text:p>0.1182</text:p>
              </table:table-cell>
              <table:table-cell office:value-type="float" office:value="0.8686">
                <text:p>0.86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95">
                <text:p>0.0995</text:p>
              </table:table-cell>
              <table:table-cell office:value-type="float" office:value="0.8362">
                <text:p>0.83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191">
                <text:p>0.1191</text:p>
              </table:table-cell>
              <table:table-cell office:value-type="float" office:value="0.8702">
                <text:p>0.87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126">
                <text:p>0.1126</text:p>
              </table:table-cell>
              <table:table-cell office:value-type="float" office:value="0.9169">
                <text:p>0.91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227">
                <text:p>0.1227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21">
                <text:p>0.121</text:p>
              </table:table-cell>
              <table:table-cell office:value-type="float" office:value="0.7892">
                <text:p>0.78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232">
                <text:p>0.123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164">
                <text:p>0.1164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199">
                <text:p>0.1199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6">
                <text:p>0.12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25">
                <text:p>0.125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64">
                <text:p>0.1164</text:p>
              </table:table-cell>
              <table:table-cell office:value-type="float" office:value="0.8554">
                <text:p>0.8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2">
                <text:p>0.122</text:p>
              </table:table-cell>
              <table:table-cell office:value-type="float" office:value="0.8734">
                <text:p>0.87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231">
                <text:p>0.1231</text:p>
              </table:table-cell>
              <table:table-cell office:value-type="float" office:value="1.0435">
                <text:p>1.04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086">
                <text:p>0.1086</text:p>
              </table:table-cell>
              <table:table-cell office:value-type="float" office:value="0.8744">
                <text:p>0.87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072">
                <text:p>0.1072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84">
                <text:p>0.1284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028">
                <text:p>0.1028</text:p>
              </table:table-cell>
              <table:table-cell office:value-type="float" office:value="0.6222">
                <text:p>0.62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136">
                <text:p>0.1136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37">
                <text:p>0.137</text:p>
              </table:table-cell>
              <table:table-cell office:value-type="float" office:value="0.7722">
                <text:p>0.77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251">
                <text:p>0.1251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025">
                <text:p>0.1025</text:p>
              </table:table-cell>
              <table:table-cell office:value-type="float" office:value="0.6356">
                <text:p>0.63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81">
                <text:p>0.1281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278">
                <text:p>0.1278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44">
                <text:p>0.1244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077">
                <text:p>0.1077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82">
                <text:p>0.1182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201">
                <text:p>0.1201</text:p>
              </table:table-cell>
              <table:table-cell office:value-type="float" office:value="0.8915">
                <text:p>0.89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228">
                <text:p>0.1228</text:p>
              </table:table-cell>
              <table:table-cell office:value-type="float" office:value="0.8773">
                <text:p>0.87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117">
                <text:p>0.1117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187">
                <text:p>0.1187</text:p>
              </table:table-cell>
              <table:table-cell office:value-type="float" office:value="0.8749">
                <text:p>0.87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225">
                <text:p>0.1225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98">
                <text:p>0.1098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4">
                <text:p>0.134</text:p>
              </table:table-cell>
              <table:table-cell office:value-type="float" office:value="0.7827">
                <text:p>0.78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269">
                <text:p>0.1269</text:p>
              </table:table-cell>
              <table:table-cell office:value-type="float" office:value="0.8737">
                <text:p>0.8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231">
                <text:p>0.1231</text:p>
              </table:table-cell>
              <table:table-cell office:value-type="float" office:value="0.9241">
                <text:p>0.92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98">
                <text:p>0.1198</text:p>
              </table:table-cell>
              <table:table-cell office:value-type="float" office:value="0.8747">
                <text:p>0.87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127">
                <text:p>0.1127</text:p>
              </table:table-cell>
              <table:table-cell office:value-type="float" office:value="1.1848">
                <text:p>1.18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11">
                <text:p>0.111</text:p>
              </table:table-cell>
              <table:table-cell office:value-type="float" office:value="0.8724">
                <text:p>0.87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129">
                <text:p>0.1129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187">
                <text:p>0.1187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057">
                <text:p>0.1057</text:p>
              </table:table-cell>
              <table:table-cell office:value-type="float" office:value="0.8555">
                <text:p>0.8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252">
                <text:p>0.1252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958">
                <text:p>0.0958</text:p>
              </table:table-cell>
              <table:table-cell office:value-type="float" office:value="0.8242">
                <text:p>0.82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01">
                <text:p>1.2001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29">
                <text:p>0.6329</text:p>
              </table:table-cell>
              <table:table-cell office:value-type="float" office:value="0.6755">
                <text:p>0.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66">
                <text:p>0.5366</text:p>
              </table:table-cell>
              <table:table-cell office:value-type="float" office:value="0.6173">
                <text:p>0.6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37">
                <text:p>0.4737</text:p>
              </table:table-cell>
              <table:table-cell office:value-type="float" office:value="0.5878">
                <text:p>0.5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36">
                <text:p>0.4936</text:p>
              </table:table-cell>
              <table:table-cell office:value-type="float" office:value="0.5838">
                <text:p>0.5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68">
                <text:p>0.4768</text:p>
              </table:table-cell>
              <table:table-cell office:value-type="float" office:value="0.5987">
                <text:p>0.5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93">
                <text:p>0.4593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51">
                <text:p>0.4751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53">
                <text:p>0.4653</text:p>
              </table:table-cell>
              <table:table-cell office:value-type="float" office:value="0.5859">
                <text:p>0.5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9">
                <text:p>0.4809</text:p>
              </table:table-cell>
              <table:table-cell office:value-type="float" office:value="0.5352">
                <text:p>0.5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">
                <text:p>0.4552</text:p>
              </table:table-cell>
              <table:table-cell office:value-type="float" office:value="0.5114">
                <text:p>0.5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76">
                <text:p>0.4476</text:p>
              </table:table-cell>
              <table:table-cell office:value-type="float" office:value="0.5591">
                <text:p>0.5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7">
                <text:p>0.4607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4">
                <text:p>0.504</text:p>
              </table:table-cell>
              <table:table-cell office:value-type="float" office:value="0.5129">
                <text:p>0.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28">
                <text:p>0.4528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9">
                <text:p>0.489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79">
                <text:p>0.4879</text:p>
              </table:table-cell>
              <table:table-cell office:value-type="float" office:value="0.5106">
                <text:p>0.5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92">
                <text:p>0.4392</text:p>
              </table:table-cell>
              <table:table-cell office:value-type="float" office:value="0.5872">
                <text:p>0.5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35">
                <text:p>0.4535</text:p>
              </table:table-cell>
              <table:table-cell office:value-type="float" office:value="0.5109">
                <text:p>0.5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96">
                <text:p>0.4496</text:p>
              </table:table-cell>
              <table:table-cell office:value-type="float" office:value="0.4463">
                <text:p>0.4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05">
                <text:p>0.4805</text:p>
              </table:table-cell>
              <table:table-cell office:value-type="float" office:value="0.5289">
                <text:p>0.5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79">
                <text:p>0.4579</text:p>
              </table:table-cell>
              <table:table-cell office:value-type="float" office:value="0.5397">
                <text:p>0.5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1">
                <text:p>0.451</text:p>
              </table:table-cell>
              <table:table-cell office:value-type="float" office:value="0.6246">
                <text:p>0.6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49">
                <text:p>0.4449</text:p>
              </table:table-cell>
              <table:table-cell office:value-type="float" office:value="0.6522">
                <text:p>0.6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26">
                <text:p>0.4626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36">
                <text:p>0.4536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87">
                <text:p>0.4387</text:p>
              </table:table-cell>
              <table:table-cell office:value-type="float" office:value="0.5023">
                <text:p>0.5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62">
                <text:p>0.4462</text:p>
              </table:table-cell>
              <table:table-cell office:value-type="float" office:value="0.5191">
                <text:p>0.5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34">
                <text:p>0.4334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12">
                <text:p>0.4512</text:p>
              </table:table-cell>
              <table:table-cell office:value-type="float" office:value="0.5297">
                <text:p>0.5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62">
                <text:p>0.4362</text:p>
              </table:table-cell>
              <table:table-cell office:value-type="float" office:value="0.5352">
                <text:p>0.5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9">
                <text:p>0.4289</text:p>
              </table:table-cell>
              <table:table-cell office:value-type="float" office:value="0.4945">
                <text:p>0.4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24">
                <text:p>0.4224</text:p>
              </table:table-cell>
              <table:table-cell office:value-type="float" office:value="0.5352">
                <text:p>0.5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3">
                <text:p>0.423</text:p>
              </table:table-cell>
              <table:table-cell office:value-type="float" office:value="0.5614">
                <text:p>0.5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39">
                <text:p>0.4339</text:p>
              </table:table-cell>
              <table:table-cell office:value-type="float" office:value="0.4847">
                <text:p>0.4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6">
                <text:p>0.4226</text:p>
              </table:table-cell>
              <table:table-cell office:value-type="float" office:value="0.5863">
                <text:p>0.5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15">
                <text:p>0.4315</text:p>
              </table:table-cell>
              <table:table-cell office:value-type="float" office:value="0.5845">
                <text:p>0.5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87">
                <text:p>0.4387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1">
                <text:p>0.4281</text:p>
              </table:table-cell>
              <table:table-cell office:value-type="float" office:value="0.5134">
                <text:p>0.5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68">
                <text:p>0.4268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48">
                <text:p>0.4148</text:p>
              </table:table-cell>
              <table:table-cell office:value-type="float" office:value="0.9578">
                <text:p>0.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9">
                <text:p>0.419</text:p>
              </table:table-cell>
              <table:table-cell office:value-type="float" office:value="0.5319">
                <text:p>0.5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5">
                <text:p>0.4345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79">
                <text:p>0.4079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01">
                <text:p>0.4201</text:p>
              </table:table-cell>
              <table:table-cell office:value-type="float" office:value="0.4973">
                <text:p>0.4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22">
                <text:p>0.4022</text:p>
              </table:table-cell>
              <table:table-cell office:value-type="float" office:value="0.5177">
                <text:p>0.5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03">
                <text:p>0.4203</text:p>
              </table:table-cell>
              <table:table-cell office:value-type="float" office:value="0.5596">
                <text:p>0.5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55">
                <text:p>0.4355</text:p>
              </table:table-cell>
              <table:table-cell office:value-type="float" office:value="0.6203">
                <text:p>0.6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95">
                <text:p>0.4195</text:p>
              </table:table-cell>
              <table:table-cell office:value-type="float" office:value="0.5024">
                <text:p>0.5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82">
                <text:p>0.4382</text:p>
              </table:table-cell>
              <table:table-cell office:value-type="float" office:value="0.5912">
                <text:p>0.5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9">
                <text:p>0.4299</text:p>
              </table:table-cell>
              <table:table-cell office:value-type="float" office:value="0.5434">
                <text:p>0.5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29">
                <text:p>0.4229</text:p>
              </table:table-cell>
              <table:table-cell office:value-type="float" office:value="2.6843">
                <text:p>2.6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7">
                <text:p>0.437</text:p>
              </table:table-cell>
              <table:table-cell office:value-type="float" office:value="0.5914">
                <text:p>0.5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74">
                <text:p>0.4174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64">
                <text:p>0.4264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18">
                <text:p>0.4218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6">
                <text:p>0.436</text:p>
              </table:table-cell>
              <table:table-cell office:value-type="float" office:value="0.7681">
                <text:p>0.7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45">
                <text:p>0.4045</text:p>
              </table:table-cell>
              <table:table-cell office:value-type="float" office:value="0.5442">
                <text:p>0.5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88">
                <text:p>0.3888</text:p>
              </table:table-cell>
              <table:table-cell office:value-type="float" office:value="0.7128">
                <text:p>0.7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36">
                <text:p>0.3936</text:p>
              </table:table-cell>
              <table:table-cell office:value-type="float" office:value="0.8948">
                <text:p>0.8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72">
                <text:p>0.3872</text:p>
              </table:table-cell>
              <table:table-cell office:value-type="float" office:value="0.6856">
                <text:p>0.6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83">
                <text:p>0.4283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52">
                <text:p>0.4052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01">
                <text:p>0.4201</text:p>
              </table:table-cell>
              <table:table-cell office:value-type="float" office:value="0.5566">
                <text:p>0.5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53">
                <text:p>0.3753</text:p>
              </table:table-cell>
              <table:table-cell office:value-type="float" office:value="0.5091">
                <text:p>0.5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51">
                <text:p>0.4051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94">
                <text:p>0.4094</text:p>
              </table:table-cell>
              <table:table-cell office:value-type="float" office:value="0.8257">
                <text:p>0.8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69">
                <text:p>0.3869</text:p>
              </table:table-cell>
              <table:table-cell office:value-type="float" office:value="0.5096">
                <text:p>0.5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43">
                <text:p>0.3743</text:p>
              </table:table-cell>
              <table:table-cell office:value-type="float" office:value="0.5282">
                <text:p>0.52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89">
                <text:p>0.4089</text:p>
              </table:table-cell>
              <table:table-cell office:value-type="float" office:value="0.4213">
                <text:p>0.4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16">
                <text:p>0.3816</text:p>
              </table:table-cell>
              <table:table-cell office:value-type="float" office:value="0.5509">
                <text:p>0.5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6">
                <text:p>0.3716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05">
                <text:p>0.3905</text:p>
              </table:table-cell>
              <table:table-cell office:value-type="float" office:value="1.8993">
                <text:p>1.89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72">
                <text:p>0.4072</text:p>
              </table:table-cell>
              <table:table-cell office:value-type="float" office:value="1.4577">
                <text:p>1.4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13">
                <text:p>0.3813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78">
                <text:p>0.3778</text:p>
              </table:table-cell>
              <table:table-cell office:value-type="float" office:value="1.0292">
                <text:p>1.02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3">
                <text:p>0.3793</text:p>
              </table:table-cell>
              <table:table-cell office:value-type="float" office:value="0.4706">
                <text:p>0.4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76">
                <text:p>0.3676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28">
                <text:p>0.3828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05">
                <text:p>0.3805</text:p>
              </table:table-cell>
              <table:table-cell office:value-type="float" office:value="0.5417">
                <text:p>0.54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54">
                <text:p>0.3854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5">
                <text:p>0.3775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49">
                <text:p>0.3849</text:p>
              </table:table-cell>
              <table:table-cell office:value-type="float" office:value="0.5108">
                <text:p>0.5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33">
                <text:p>0.3733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4">
                <text:p>0.3624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66">
                <text:p>0.366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85">
                <text:p>0.3585</text:p>
              </table:table-cell>
              <table:table-cell office:value-type="float" office:value="0.5458">
                <text:p>0.5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73">
                <text:p>0.3673</text:p>
              </table:table-cell>
              <table:table-cell office:value-type="float" office:value="0.5187">
                <text:p>0.5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28">
                <text:p>0.3828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03">
                <text:p>0.3803</text:p>
              </table:table-cell>
              <table:table-cell office:value-type="float" office:value="0.4465">
                <text:p>0.4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7">
                <text:p>0.367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66">
                <text:p>0.3566</text:p>
              </table:table-cell>
              <table:table-cell office:value-type="float" office:value="0.5915">
                <text:p>0.5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54">
                <text:p>0.3654</text:p>
              </table:table-cell>
              <table:table-cell office:value-type="float" office:value="0.8041">
                <text:p>0.8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87">
                <text:p>0.3587</text:p>
              </table:table-cell>
              <table:table-cell office:value-type="float" office:value="0.5614">
                <text:p>0.5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62">
                <text:p>0.3562</text:p>
              </table:table-cell>
              <table:table-cell office:value-type="float" office:value="0.5081">
                <text:p>0.50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16">
                <text:p>0.3416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06">
                <text:p>0.3806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07">
                <text:p>0.3507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06">
                <text:p>0.3606</text:p>
              </table:table-cell>
              <table:table-cell office:value-type="float" office:value="0.5461">
                <text:p>0.54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69">
                <text:p>0.3269</text:p>
              </table:table-cell>
              <table:table-cell office:value-type="float" office:value="0.5549">
                <text:p>0.5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33">
                <text:p>0.3733</text:p>
              </table:table-cell>
              <table:table-cell office:value-type="float" office:value="0.6334">
                <text:p>0.63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98">
                <text:p>0.3998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24">
                <text:p>0.3624</text:p>
              </table:table-cell>
              <table:table-cell office:value-type="float" office:value="0.5731">
                <text:p>0.5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9">
                <text:p>0.359</text:p>
              </table:table-cell>
              <table:table-cell office:value-type="float" office:value="0.6174">
                <text:p>0.6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04">
                <text:p>0.3904</text:p>
              </table:table-cell>
              <table:table-cell office:value-type="float" office:value="0.5971">
                <text:p>0.5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99">
                <text:p>0.379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78">
                <text:p>0.3578</text:p>
              </table:table-cell>
              <table:table-cell office:value-type="float" office:value="0.5129">
                <text:p>0.5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55">
                <text:p>0.3555</text:p>
              </table:table-cell>
              <table:table-cell office:value-type="float" office:value="0.8021">
                <text:p>0.8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87">
                <text:p>0.3987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34">
                <text:p>0.343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38">
                <text:p>0.3638</text:p>
              </table:table-cell>
              <table:table-cell office:value-type="float" office:value="0.5298">
                <text:p>0.5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72">
                <text:p>0.3572</text:p>
              </table:table-cell>
              <table:table-cell office:value-type="float" office:value="0.6363">
                <text:p>0.63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21">
                <text:p>0.3621</text:p>
              </table:table-cell>
              <table:table-cell office:value-type="float" office:value="0.5923">
                <text:p>0.5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412">
                <text:p>0.3412</text:p>
              </table:table-cell>
              <table:table-cell office:value-type="float" office:value="0.5437">
                <text:p>0.5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27">
                <text:p>0.3527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2">
                <text:p>0.332</text:p>
              </table:table-cell>
              <table:table-cell office:value-type="float" office:value="0.5296">
                <text:p>0.52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37">
                <text:p>0.333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88">
                <text:p>0.3488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55">
                <text:p>0.3355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09">
                <text:p>0.3409</text:p>
              </table:table-cell>
              <table:table-cell office:value-type="float" office:value="0.4479">
                <text:p>0.4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47">
                <text:p>0.3247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31">
                <text:p>0.3331</text:p>
              </table:table-cell>
              <table:table-cell office:value-type="float" office:value="0.5666">
                <text:p>0.5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11">
                <text:p>0.3211</text:p>
              </table:table-cell>
              <table:table-cell office:value-type="float" office:value="0.5358">
                <text:p>0.53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79">
                <text:p>0.3179</text:p>
              </table:table-cell>
              <table:table-cell office:value-type="float" office:value="0.6161">
                <text:p>0.6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58">
                <text:p>0.3458</text:p>
              </table:table-cell>
              <table:table-cell office:value-type="float" office:value="0.5216">
                <text:p>0.52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15">
                <text:p>0.3215</text:p>
              </table:table-cell>
              <table:table-cell office:value-type="float" office:value="0.5661">
                <text:p>0.5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95">
                <text:p>0.3095</text:p>
              </table:table-cell>
              <table:table-cell office:value-type="float" office:value="0.6268">
                <text:p>0.6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35">
                <text:p>0.3135</text:p>
              </table:table-cell>
              <table:table-cell office:value-type="float" office:value="0.5496">
                <text:p>0.5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06">
                <text:p>0.3306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59">
                <text:p>0.3659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">
                <text:p>0.34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97">
                <text:p>0.3297</text:p>
              </table:table-cell>
              <table:table-cell office:value-type="float" office:value="0.5275">
                <text:p>0.5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056">
                <text:p>0.3056</text:p>
              </table:table-cell>
              <table:table-cell office:value-type="float" office:value="0.6717">
                <text:p>0.67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76">
                <text:p>0.3076</text:p>
              </table:table-cell>
              <table:table-cell office:value-type="float" office:value="0.6212">
                <text:p>0.6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59">
                <text:p>0.3159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141">
                <text:p>0.3141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073">
                <text:p>0.3073</text:p>
              </table:table-cell>
              <table:table-cell office:value-type="float" office:value="0.6493">
                <text:p>0.64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59">
                <text:p>0.2959</text:p>
              </table:table-cell>
              <table:table-cell office:value-type="float" office:value="0.6334">
                <text:p>0.6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72">
                <text:p>0.3072</text:p>
              </table:table-cell>
              <table:table-cell office:value-type="float" office:value="0.5957">
                <text:p>0.59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88">
                <text:p>0.318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15">
                <text:p>0.3115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15">
                <text:p>0.3315</text:p>
              </table:table-cell>
              <table:table-cell office:value-type="float" office:value="0.4969">
                <text:p>0.49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63">
                <text:p>0.3063</text:p>
              </table:table-cell>
              <table:table-cell office:value-type="float" office:value="0.5631">
                <text:p>0.5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56">
                <text:p>0.2956</text:p>
              </table:table-cell>
              <table:table-cell office:value-type="float" office:value="0.5822">
                <text:p>0.5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13">
                <text:p>0.3013</text:p>
              </table:table-cell>
              <table:table-cell office:value-type="float" office:value="0.6383">
                <text:p>0.6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02">
                <text:p>0.3302</text:p>
              </table:table-cell>
              <table:table-cell office:value-type="float" office:value="0.7907">
                <text:p>0.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053">
                <text:p>0.3053</text:p>
              </table:table-cell>
              <table:table-cell office:value-type="float" office:value="0.6185">
                <text:p>0.6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29">
                <text:p>0.2929</text:p>
              </table:table-cell>
              <table:table-cell office:value-type="float" office:value="0.5953">
                <text:p>0.59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1">
                <text:p>0.281</text:p>
              </table:table-cell>
              <table:table-cell office:value-type="float" office:value="0.6146">
                <text:p>0.61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45">
                <text:p>0.2945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83">
                <text:p>0.2883</text:p>
              </table:table-cell>
              <table:table-cell office:value-type="float" office:value="0.5597">
                <text:p>0.55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64">
                <text:p>0.2464</text:p>
              </table:table-cell>
              <table:table-cell office:value-type="float" office:value="0.6007">
                <text:p>0.6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74">
                <text:p>0.2574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71">
                <text:p>0.2471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27">
                <text:p>0.2527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42">
                <text:p>0.2442</text:p>
              </table:table-cell>
              <table:table-cell office:value-type="float" office:value="0.5253">
                <text:p>0.52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72">
                <text:p>0.2372</text:p>
              </table:table-cell>
              <table:table-cell office:value-type="float" office:value="0.5822">
                <text:p>0.5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86">
                <text:p>0.2386</text:p>
              </table:table-cell>
              <table:table-cell office:value-type="float" office:value="0.6884">
                <text:p>0.6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7">
                <text:p>0.237</text:p>
              </table:table-cell>
              <table:table-cell office:value-type="float" office:value="0.6052">
                <text:p>0.6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89">
                <text:p>0.2289</text:p>
              </table:table-cell>
              <table:table-cell office:value-type="float" office:value="0.5752">
                <text:p>0.57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65">
                <text:p>0.2265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68">
                <text:p>0.2168</text:p>
              </table:table-cell>
              <table:table-cell office:value-type="float" office:value="0.6017">
                <text:p>0.60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8">
                <text:p>0.228</text:p>
              </table:table-cell>
              <table:table-cell office:value-type="float" office:value="0.6013">
                <text:p>0.6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4">
                <text:p>0.2214</text:p>
              </table:table-cell>
              <table:table-cell office:value-type="float" office:value="0.5758">
                <text:p>0.5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74">
                <text:p>0.2274</text:p>
              </table:table-cell>
              <table:table-cell office:value-type="float" office:value="0.5748">
                <text:p>0.57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23">
                <text:p>0.2323</text:p>
              </table:table-cell>
              <table:table-cell office:value-type="float" office:value="0.6402">
                <text:p>0.64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361">
                <text:p>0.2361</text:p>
              </table:table-cell>
              <table:table-cell office:value-type="float" office:value="0.5871">
                <text:p>0.5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76">
                <text:p>0.2276</text:p>
              </table:table-cell>
              <table:table-cell office:value-type="float" office:value="0.5739">
                <text:p>0.57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9">
                <text:p>0.219</text:p>
              </table:table-cell>
              <table:table-cell office:value-type="float" office:value="0.6001">
                <text:p>0.6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3">
                <text:p>0.223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27">
                <text:p>0.2127</text:p>
              </table:table-cell>
              <table:table-cell office:value-type="float" office:value="0.6657">
                <text:p>0.66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56">
                <text:p>0.2256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137">
                <text:p>0.2137</text:p>
              </table:table-cell>
              <table:table-cell office:value-type="float" office:value="0.6062">
                <text:p>0.6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07">
                <text:p>0.2107</text:p>
              </table:table-cell>
              <table:table-cell office:value-type="float" office:value="0.7763">
                <text:p>0.7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29">
                <text:p>0.2029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39">
                <text:p>0.2139</text:p>
              </table:table-cell>
              <table:table-cell office:value-type="float" office:value="0.5446">
                <text:p>0.54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96">
                <text:p>0.2096</text:p>
              </table:table-cell>
              <table:table-cell office:value-type="float" office:value="0.6155">
                <text:p>0.6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99">
                <text:p>0.2199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03">
                <text:p>0.2203</text:p>
              </table:table-cell>
              <table:table-cell office:value-type="float" office:value="0.6027">
                <text:p>0.60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08">
                <text:p>0.2108</text:p>
              </table:table-cell>
              <table:table-cell office:value-type="float" office:value="0.4928">
                <text:p>0.4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57">
                <text:p>0.2057</text:p>
              </table:table-cell>
              <table:table-cell office:value-type="float" office:value="0.6294">
                <text:p>0.62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35">
                <text:p>0.1935</text:p>
              </table:table-cell>
              <table:table-cell office:value-type="float" office:value="0.6248">
                <text:p>0.6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74">
                <text:p>0.2174</text:p>
              </table:table-cell>
              <table:table-cell office:value-type="float" office:value="0.6423">
                <text:p>0.64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77">
                <text:p>0.2177</text:p>
              </table:table-cell>
              <table:table-cell office:value-type="float" office:value="0.6259">
                <text:p>0.62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91">
                <text:p>0.2191</text:p>
              </table:table-cell>
              <table:table-cell office:value-type="float" office:value="0.6388">
                <text:p>0.63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128">
                <text:p>0.2128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07">
                <text:p>0.2007</text:p>
              </table:table-cell>
              <table:table-cell office:value-type="float" office:value="0.6109">
                <text:p>0.6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26">
                <text:p>0.1926</text:p>
              </table:table-cell>
              <table:table-cell office:value-type="float" office:value="0.5893">
                <text:p>0.5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71">
                <text:p>0.2071</text:p>
              </table:table-cell>
              <table:table-cell office:value-type="float" office:value="0.6662">
                <text:p>0.66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081">
                <text:p>0.2081</text:p>
              </table:table-cell>
              <table:table-cell office:value-type="float" office:value="0.6551">
                <text:p>0.65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64">
                <text:p>0.2064</text:p>
              </table:table-cell>
              <table:table-cell office:value-type="float" office:value="0.5874">
                <text:p>0.58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32">
                <text:p>0.2032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009">
                <text:p>0.2009</text:p>
              </table:table-cell>
              <table:table-cell office:value-type="float" office:value="0.6743">
                <text:p>0.67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35">
                <text:p>0.2035</text:p>
              </table:table-cell>
              <table:table-cell office:value-type="float" office:value="0.7131">
                <text:p>0.71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7">
                <text:p>0.1897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39">
                <text:p>0.1939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41">
                <text:p>0.194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74">
                <text:p>0.1874</text:p>
              </table:table-cell>
              <table:table-cell office:value-type="float" office:value="0.5467">
                <text:p>0.5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6">
                <text:p>0.226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824">
                <text:p>0.1824</text:p>
              </table:table-cell>
              <table:table-cell office:value-type="float" office:value="0.5638">
                <text:p>0.56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52">
                <text:p>0.1852</text:p>
              </table:table-cell>
              <table:table-cell office:value-type="float" office:value="0.6883">
                <text:p>0.6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11">
                <text:p>0.1911</text:p>
              </table:table-cell>
              <table:table-cell office:value-type="float" office:value="0.7062">
                <text:p>0.7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97">
                <text:p>0.2097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63">
                <text:p>0.1963</text:p>
              </table:table-cell>
              <table:table-cell office:value-type="float" office:value="0.6102">
                <text:p>0.6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63">
                <text:p>0.1863</text:p>
              </table:table-cell>
              <table:table-cell office:value-type="float" office:value="0.6995">
                <text:p>0.69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8">
                <text:p>0.2058</text:p>
              </table:table-cell>
              <table:table-cell office:value-type="float" office:value="0.4834">
                <text:p>0.4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44">
                <text:p>0.1744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835">
                <text:p>0.1835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85">
                <text:p>0.1985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35">
                <text:p>0.1635</text:p>
              </table:table-cell>
              <table:table-cell office:value-type="float" office:value="0.7494">
                <text:p>0.7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773">
                <text:p>0.1773</text:p>
              </table:table-cell>
              <table:table-cell office:value-type="float" office:value="0.7247">
                <text:p>0.72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72">
                <text:p>0.1972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82">
                <text:p>0.1882</text:p>
              </table:table-cell>
              <table:table-cell office:value-type="float" office:value="0.6893">
                <text:p>0.68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69">
                <text:p>0.1669</text:p>
              </table:table-cell>
              <table:table-cell office:value-type="float" office:value="0.7358">
                <text:p>0.7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99">
                <text:p>0.1999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71">
                <text:p>0.2071</text:p>
              </table:table-cell>
              <table:table-cell office:value-type="float" office:value="0.7394">
                <text:p>0.7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82">
                <text:p>0.1982</text:p>
              </table:table-cell>
              <table:table-cell office:value-type="float" office:value="0.6847">
                <text:p>0.6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007">
                <text:p>0.2007</text:p>
              </table:table-cell>
              <table:table-cell office:value-type="float" office:value="0.6487">
                <text:p>0.64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867">
                <text:p>0.1867</text:p>
              </table:table-cell>
              <table:table-cell office:value-type="float" office:value="0.6808">
                <text:p>0.6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06">
                <text:p>0.1906</text:p>
              </table:table-cell>
              <table:table-cell office:value-type="float" office:value="0.7395">
                <text:p>0.73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99">
                <text:p>0.1799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853">
                <text:p>0.1853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773">
                <text:p>0.1773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26">
                <text:p>0.1826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63">
                <text:p>0.1763</text:p>
              </table:table-cell>
              <table:table-cell office:value-type="float" office:value="0.7107">
                <text:p>0.71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47">
                <text:p>0.1647</text:p>
              </table:table-cell>
              <table:table-cell office:value-type="float" office:value="0.6482">
                <text:p>0.64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43">
                <text:p>0.1643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795">
                <text:p>0.1795</text:p>
              </table:table-cell>
              <table:table-cell office:value-type="float" office:value="0.6898">
                <text:p>0.6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751">
                <text:p>0.1751</text:p>
              </table:table-cell>
              <table:table-cell office:value-type="float" office:value="0.7002">
                <text:p>0.7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32">
                <text:p>0.1632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16">
                <text:p>0.1816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93">
                <text:p>0.1993</text:p>
              </table:table-cell>
              <table:table-cell office:value-type="float" office:value="0.6037">
                <text:p>0.60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849">
                <text:p>0.1849</text:p>
              </table:table-cell>
              <table:table-cell office:value-type="float" office:value="0.7178">
                <text:p>0.71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52">
                <text:p>0.1552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26">
                <text:p>0.1726</text:p>
              </table:table-cell>
              <table:table-cell office:value-type="float" office:value="0.6897">
                <text:p>0.6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88">
                <text:p>0.1688</text:p>
              </table:table-cell>
              <table:table-cell office:value-type="float" office:value="0.4906">
                <text:p>0.4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83">
                <text:p>0.1883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58">
                <text:p>0.1658</text:p>
              </table:table-cell>
              <table:table-cell office:value-type="float" office:value="0.7064">
                <text:p>0.7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53">
                <text:p>0.1653</text:p>
              </table:table-cell>
              <table:table-cell office:value-type="float" office:value="0.7385">
                <text:p>0.73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07">
                <text:p>0.1607</text:p>
              </table:table-cell>
              <table:table-cell office:value-type="float" office:value="0.7322">
                <text:p>0.73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793">
                <text:p>0.1793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61">
                <text:p>0.1661</text:p>
              </table:table-cell>
              <table:table-cell office:value-type="float" office:value="0.7111">
                <text:p>0.7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23">
                <text:p>0.1623</text:p>
              </table:table-cell>
              <table:table-cell office:value-type="float" office:value="0.8267">
                <text:p>0.82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701">
                <text:p>0.1701</text:p>
              </table:table-cell>
              <table:table-cell office:value-type="float" office:value="0.6453">
                <text:p>0.64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578">
                <text:p>0.1578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822">
                <text:p>0.1822</text:p>
              </table:table-cell>
              <table:table-cell office:value-type="float" office:value="0.7062">
                <text:p>0.7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47">
                <text:p>0.1947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5">
                <text:p>0.165</text:p>
              </table:table-cell>
              <table:table-cell office:value-type="float" office:value="0.6197">
                <text:p>0.61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73">
                <text:p>0.1673</text:p>
              </table:table-cell>
              <table:table-cell office:value-type="float" office:value="0.7553">
                <text:p>0.75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95">
                <text:p>0.1695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45">
                <text:p>0.1545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9">
                <text:p>0.149</text:p>
              </table:table-cell>
              <table:table-cell office:value-type="float" office:value="0.9429">
                <text:p>0.94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357">
                <text:p>0.1357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21">
                <text:p>0.1421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54">
                <text:p>0.154</text:p>
              </table:table-cell>
              <table:table-cell office:value-type="float" office:value="0.7292">
                <text:p>0.72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78">
                <text:p>0.1478</text:p>
              </table:table-cell>
              <table:table-cell office:value-type="float" office:value="0.5674">
                <text:p>0.5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31">
                <text:p>0.1631</text:p>
              </table:table-cell>
              <table:table-cell office:value-type="float" office:value="0.7278">
                <text:p>0.72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253">
                <text:p>0.125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377">
                <text:p>0.1377</text:p>
              </table:table-cell>
              <table:table-cell office:value-type="float" office:value="0.7287">
                <text:p>0.72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15">
                <text:p>0.1615</text:p>
              </table:table-cell>
              <table:table-cell office:value-type="float" office:value="0.7567">
                <text:p>0.7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11">
                <text:p>0.1411</text:p>
              </table:table-cell>
              <table:table-cell office:value-type="float" office:value="0.7277">
                <text:p>0.7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439">
                <text:p>0.1439</text:p>
              </table:table-cell>
              <table:table-cell office:value-type="float" office:value="0.6407">
                <text:p>0.64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7">
                <text:p>0.157</text:p>
              </table:table-cell>
              <table:table-cell office:value-type="float" office:value="0.7261">
                <text:p>0.72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2">
                <text:p>0.1622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46">
                <text:p>0.1446</text:p>
              </table:table-cell>
              <table:table-cell office:value-type="float" office:value="0.7162">
                <text:p>0.7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27">
                <text:p>0.1527</text:p>
              </table:table-cell>
              <table:table-cell office:value-type="float" office:value="0.6324">
                <text:p>0.6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615">
                <text:p>0.1615</text:p>
              </table:table-cell>
              <table:table-cell office:value-type="float" office:value="0.7162">
                <text:p>0.71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83">
                <text:p>0.1683</text:p>
              </table:table-cell>
              <table:table-cell office:value-type="float" office:value="0.6545">
                <text:p>0.65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75">
                <text:p>0.1375</text:p>
              </table:table-cell>
              <table:table-cell office:value-type="float" office:value="0.7156">
                <text:p>0.71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19">
                <text:p>0.1319</text:p>
              </table:table-cell>
              <table:table-cell office:value-type="float" office:value="0.9229">
                <text:p>0.92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54">
                <text:p>0.1454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7">
                <text:p>0.147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28">
                <text:p>0.1528</text:p>
              </table:table-cell>
              <table:table-cell office:value-type="float" office:value="0.7167">
                <text:p>0.7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787">
                <text:p>0.1787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48">
                <text:p>0.148</text:p>
              </table:table-cell>
              <table:table-cell office:value-type="float" office:value="0.7117">
                <text:p>0.71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31">
                <text:p>0.1431</text:p>
              </table:table-cell>
              <table:table-cell office:value-type="float" office:value="0.7869">
                <text:p>0.78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93">
                <text:p>0.1493</text:p>
              </table:table-cell>
              <table:table-cell office:value-type="float" office:value="0.7163">
                <text:p>0.7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31">
                <text:p>0.1431</text:p>
              </table:table-cell>
              <table:table-cell office:value-type="float" office:value="0.5896">
                <text:p>0.58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23">
                <text:p>0.1523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38">
                <text:p>0.138</text:p>
              </table:table-cell>
              <table:table-cell office:value-type="float" office:value="0.7063">
                <text:p>0.70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453">
                <text:p>0.1453</text:p>
              </table:table-cell>
              <table:table-cell office:value-type="float" office:value="0.7285">
                <text:p>0.72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91">
                <text:p>0.1591</text:p>
              </table:table-cell>
              <table:table-cell office:value-type="float" office:value="0.7378">
                <text:p>0.7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324">
                <text:p>0.1324</text:p>
              </table:table-cell>
              <table:table-cell office:value-type="float" office:value="0.7332">
                <text:p>0.73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75">
                <text:p>0.137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28">
                <text:p>0.1628</text:p>
              </table:table-cell>
              <table:table-cell office:value-type="float" office:value="0.7226">
                <text:p>0.72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323">
                <text:p>0.1323</text:p>
              </table:table-cell>
              <table:table-cell office:value-type="float" office:value="0.8376">
                <text:p>0.83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383">
                <text:p>0.1383</text:p>
              </table:table-cell>
              <table:table-cell office:value-type="float" office:value="0.7201">
                <text:p>0.72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">
                <text:p>0.1596</text:p>
              </table:table-cell>
              <table:table-cell office:value-type="float" office:value="0.6566">
                <text:p>0.6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314">
                <text:p>0.1314</text:p>
              </table:table-cell>
              <table:table-cell office:value-type="float" office:value="0.7246">
                <text:p>0.72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493">
                <text:p>0.1493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45">
                <text:p>0.145</text:p>
              </table:table-cell>
              <table:table-cell office:value-type="float" office:value="0.7262">
                <text:p>0.72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04">
                <text:p>0.1504</text:p>
              </table:table-cell>
              <table:table-cell office:value-type="float" office:value="0.6293">
                <text:p>0.62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18">
                <text:p>0.1518</text:p>
              </table:table-cell>
              <table:table-cell office:value-type="float" office:value="0.7195">
                <text:p>0.71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345">
                <text:p>0.1345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437">
                <text:p>0.1437</text:p>
              </table:table-cell>
              <table:table-cell office:value-type="float" office:value="0.7273">
                <text:p>0.7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447">
                <text:p>0.1447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357">
                <text:p>0.1357</text:p>
              </table:table-cell>
              <table:table-cell office:value-type="float" office:value="0.7312">
                <text:p>0.73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457">
                <text:p>0.1457</text:p>
              </table:table-cell>
              <table:table-cell office:value-type="float" office:value="0.6919">
                <text:p>0.69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55">
                <text:p>0.1555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375">
                <text:p>0.1375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25">
                <text:p>0.1425</text:p>
              </table:table-cell>
              <table:table-cell office:value-type="float" office:value="0.7242">
                <text:p>0.72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81">
                <text:p>0.1381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86">
                <text:p>0.1486</text:p>
              </table:table-cell>
              <table:table-cell office:value-type="float" office:value="0.7266">
                <text:p>0.72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23">
                <text:p>0.1423</text:p>
              </table:table-cell>
              <table:table-cell office:value-type="float" office:value="0.5338">
                <text:p>0.53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612">
                <text:p>0.1612</text:p>
              </table:table-cell>
              <table:table-cell office:value-type="float" office:value="0.7293">
                <text:p>0.72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58">
                <text:p>0.1358</text:p>
              </table:table-cell>
              <table:table-cell office:value-type="float" office:value="0.9408">
                <text:p>0.9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338">
                <text:p>0.1338</text:p>
              </table:table-cell>
              <table:table-cell office:value-type="float" office:value="0.7261">
                <text:p>0.72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33">
                <text:p>0.1433</text:p>
              </table:table-cell>
              <table:table-cell office:value-type="float" office:value="0.6383">
                <text:p>0.63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381">
                <text:p>0.1381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343">
                <text:p>0.1343</text:p>
              </table:table-cell>
              <table:table-cell office:value-type="float" office:value="0.6397">
                <text:p>0.63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47">
                <text:p>0.1447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574">
                <text:p>0.1574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91">
                <text:p>0.1391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7">
                <text:p>0.127</text:p>
              </table:table-cell>
              <table:table-cell office:value-type="float" office:value="0.6445">
                <text:p>0.64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83">
                <text:p>0.1283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54">
                <text:p>0.1654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92">
                <text:p>0.1492</text:p>
              </table:table-cell>
              <table:table-cell office:value-type="float" office:value="0.7407">
                <text:p>0.74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343">
                <text:p>0.1343</text:p>
              </table:table-cell>
              <table:table-cell office:value-type="float" office:value="0.7942">
                <text:p>0.79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313">
                <text:p>0.1313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32">
                <text:p>0.1432</text:p>
              </table:table-cell>
              <table:table-cell office:value-type="float" office:value="0.6848">
                <text:p>0.6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26">
                <text:p>0.1226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3">
                <text:p>0.153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55">
                <text:p>0.1355</text:p>
              </table:table-cell>
              <table:table-cell office:value-type="float" office:value="0.7436">
                <text:p>0.74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12">
                <text:p>0.1312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39">
                <text:p>0.1239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69">
                <text:p>0.1469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419">
                <text:p>0.1419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52">
                <text:p>0.152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34">
                <text:p>0.1334</text:p>
              </table:table-cell>
              <table:table-cell office:value-type="float" office:value="0.7527">
                <text:p>0.75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99">
                <text:p>0.1599</text:p>
              </table:table-cell>
              <table:table-cell office:value-type="float" office:value="0.8834">
                <text:p>0.88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72">
                <text:p>0.1572</text:p>
              </table:table-cell>
              <table:table-cell office:value-type="float" office:value="0.7537">
                <text:p>0.75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17">
                <text:p>0.1217</text:p>
              </table:table-cell>
              <table:table-cell office:value-type="float" office:value="0.8173">
                <text:p>0.81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86">
                <text:p>0.1386</text:p>
              </table:table-cell>
              <table:table-cell office:value-type="float" office:value="0.7624">
                <text:p>0.76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07">
                <text:p>0.1407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44">
                <text:p>0.1344</text:p>
              </table:table-cell>
              <table:table-cell office:value-type="float" office:value="0.7561">
                <text:p>0.7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01">
                <text:p>0.1601</text:p>
              </table:table-cell>
              <table:table-cell office:value-type="float" office:value="0.5673">
                <text:p>0.56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55">
                <text:p>0.1555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12">
                <text:p>0.1312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413">
                <text:p>0.1413</text:p>
              </table:table-cell>
              <table:table-cell office:value-type="float" office:value="0.7837">
                <text:p>0.7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278">
                <text:p>0.127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541">
                <text:p>0.1541</text:p>
              </table:table-cell>
              <table:table-cell office:value-type="float" office:value="0.7678">
                <text:p>0.76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48">
                <text:p>0.1348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483">
                <text:p>0.1483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1">
                <text:p>0.141</text:p>
              </table:table-cell>
              <table:table-cell office:value-type="float" office:value="0.8544">
                <text:p>0.85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41">
                <text:p>0.1341</text:p>
              </table:table-cell>
              <table:table-cell office:value-type="float" office:value="0.7527">
                <text:p>0.75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46">
                <text:p>0.1546</text:p>
              </table:table-cell>
              <table:table-cell office:value-type="float" office:value="0.7073">
                <text:p>0.70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25">
                <text:p>0.1425</text:p>
              </table:table-cell>
              <table:table-cell office:value-type="float" office:value="0.7634">
                <text:p>0.76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29">
                <text:p>0.1629</text:p>
              </table:table-cell>
              <table:table-cell office:value-type="float" office:value="0.7035">
                <text:p>0.70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09">
                <text:p>0.1309</text:p>
              </table:table-cell>
              <table:table-cell office:value-type="float" office:value="0.7811">
                <text:p>0.78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32">
                <text:p>0.1232</text:p>
              </table:table-cell>
              <table:table-cell office:value-type="float" office:value="0.7373">
                <text:p>0.73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78">
                <text:p>0.1478</text:p>
              </table:table-cell>
              <table:table-cell office:value-type="float" office:value="0.7779">
                <text:p>0.77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348">
                <text:p>0.1348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93">
                <text:p>0.1293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11">
                <text:p>0.1311</text:p>
              </table:table-cell>
              <table:table-cell office:value-type="float" office:value="0.8819">
                <text:p>0.8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64">
                <text:p>0.1364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299">
                <text:p>0.129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382">
                <text:p>0.138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25">
                <text:p>0.1325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89">
                <text:p>0.148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22">
                <text:p>0.1522</text:p>
              </table:table-cell>
              <table:table-cell office:value-type="float" office:value="0.6206">
                <text:p>0.62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54">
                <text:p>0.145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308">
                <text:p>0.1308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78">
                <text:p>0.1278</text:p>
              </table:table-cell>
              <table:table-cell office:value-type="float" office:value="0.7645">
                <text:p>0.76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64">
                <text:p>0.1464</text:p>
              </table:table-cell>
              <table:table-cell office:value-type="float" office:value="0.6113">
                <text:p>0.6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285">
                <text:p>0.128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26">
                <text:p>0.1326</text:p>
              </table:table-cell>
              <table:table-cell office:value-type="float" office:value="0.5499">
                <text:p>0.54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23">
                <text:p>0.1423</text:p>
              </table:table-cell>
              <table:table-cell office:value-type="float" office:value="0.7654">
                <text:p>0.76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354">
                <text:p>0.1354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348">
                <text:p>0.1348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301">
                <text:p>0.1301</text:p>
              </table:table-cell>
              <table:table-cell office:value-type="float" office:value="0.7294">
                <text:p>0.72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94">
                <text:p>0.1394</text:p>
              </table:table-cell>
              <table:table-cell office:value-type="float" office:value="0.7659">
                <text:p>0.76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647">
                <text:p>0.1647</text:p>
              </table:table-cell>
              <table:table-cell office:value-type="float" office:value="0.8237">
                <text:p>0.82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01">
                <text:p>0.1401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313">
                <text:p>0.1313</text:p>
              </table:table-cell>
              <table:table-cell office:value-type="float" office:value="0.5796">
                <text:p>0.57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79">
                <text:p>0.1479</text:p>
              </table:table-cell>
              <table:table-cell office:value-type="float" office:value="0.7655">
                <text:p>0.76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54">
                <text:p>0.1454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96">
                <text:p>0.139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346">
                <text:p>0.1346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304">
                <text:p>0.130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88">
                <text:p>0.1288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6">
                <text:p>0.126</text:p>
              </table:table-cell>
              <table:table-cell office:value-type="float" office:value="0.7638">
                <text:p>0.76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86">
                <text:p>0.1486</text:p>
              </table:table-cell>
              <table:table-cell office:value-type="float" office:value="0.7999">
                <text:p>0.7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42">
                <text:p>0.1342</text:p>
              </table:table-cell>
              <table:table-cell office:value-type="float" office:value="0.7648">
                <text:p>0.76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59">
                <text:p>0.1259</text:p>
              </table:table-cell>
              <table:table-cell office:value-type="float" office:value="1.0304">
                <text:p>1.03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46">
                <text:p>0.146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31">
                <text:p>0.131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228">
                <text:p>0.1228</text:p>
              </table:table-cell>
              <table:table-cell office:value-type="float" office:value="0.7666">
                <text:p>0.76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28">
                <text:p>0.128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425">
                <text:p>0.1425</text:p>
              </table:table-cell>
              <table:table-cell office:value-type="float" office:value="0.7659">
                <text:p>0.76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454">
                <text:p>0.1454</text:p>
              </table:table-cell>
              <table:table-cell office:value-type="float" office:value="0.7231">
                <text:p>0.72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29">
                <text:p>0.12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476">
                <text:p>0.147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12">
                <text:p>0.1412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45">
                <text:p>0.1345</text:p>
              </table:table-cell>
              <table:table-cell office:value-type="float" office:value="0.8131">
                <text:p>0.8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46">
                <text:p>0.146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442">
                <text:p>0.1442</text:p>
              </table:table-cell>
              <table:table-cell office:value-type="float" office:value="0.8947">
                <text:p>0.8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296">
                <text:p>0.1296</text:p>
              </table:table-cell>
              <table:table-cell office:value-type="float" office:value="0.7672">
                <text:p>0.76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486">
                <text:p>0.1486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32">
                <text:p>0.1532</text:p>
              </table:table-cell>
              <table:table-cell office:value-type="float" office:value="0.7673">
                <text:p>0.76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286">
                <text:p>0.1286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468">
                <text:p>0.1468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33">
                <text:p>0.133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366">
                <text:p>0.1366</text:p>
              </table:table-cell>
              <table:table-cell office:value-type="float" office:value="0.7666">
                <text:p>0.76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41">
                <text:p>0.141</text:p>
              </table:table-cell>
              <table:table-cell office:value-type="float" office:value="0.7127">
                <text:p>0.71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264">
                <text:p>0.1264</text:p>
              </table:table-cell>
              <table:table-cell office:value-type="float" office:value="0.7668">
                <text:p>0.7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405">
                <text:p>0.1405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436">
                <text:p>0.1436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494">
                <text:p>0.1494</text:p>
              </table:table-cell>
              <table:table-cell office:value-type="float" office:value="0.7436">
                <text:p>0.7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31">
                <text:p>0.1431</text:p>
              </table:table-cell>
              <table:table-cell office:value-type="float" office:value="0.7666">
                <text:p>0.76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332">
                <text:p>0.1332</text:p>
              </table:table-cell>
              <table:table-cell office:value-type="float" office:value="0.8607">
                <text:p>0.86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286">
                <text:p>0.1286</text:p>
              </table:table-cell>
              <table:table-cell office:value-type="float" office:value="0.7661">
                <text:p>0.76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343">
                <text:p>0.1343</text:p>
              </table:table-cell>
              <table:table-cell office:value-type="float" office:value="0.8482">
                <text:p>0.84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19">
                <text:p>0.119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08">
                <text:p>0.1308</text:p>
              </table:table-cell>
              <table:table-cell office:value-type="float" office:value="0.7437">
                <text:p>0.7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486">
                <text:p>0.1486</text:p>
              </table:table-cell>
              <table:table-cell office:value-type="float" office:value="0.7672">
                <text:p>0.76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285">
                <text:p>0.1285</text:p>
              </table:table-cell>
              <table:table-cell office:value-type="float" office:value="0.6442">
                <text:p>0.64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333">
                <text:p>0.1333</text:p>
              </table:table-cell>
              <table:table-cell office:value-type="float" office:value="0.7683">
                <text:p>0.76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363">
                <text:p>0.1363</text:p>
              </table:table-cell>
              <table:table-cell office:value-type="float" office:value="0.7595">
                <text:p>0.75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236">
                <text:p>0.1236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266">
                <text:p>0.1266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448">
                <text:p>0.1448</text:p>
              </table:table-cell>
              <table:table-cell office:value-type="float" office:value="0.7694">
                <text:p>0.76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27">
                <text:p>0.127</text:p>
              </table:table-cell>
              <table:table-cell office:value-type="float" office:value="0.7365">
                <text:p>0.73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398">
                <text:p>0.1398</text:p>
              </table:table-cell>
              <table:table-cell office:value-type="float" office:value="0.7728">
                <text:p>0.7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53">
                <text:p>0.153</text:p>
              </table:table-cell>
              <table:table-cell office:value-type="float" office:value="0.7567">
                <text:p>0.7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266">
                <text:p>0.1266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327">
                <text:p>0.1327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67">
                <text:p>0.1567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346">
                <text:p>0.1346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49">
                <text:p>0.149</text:p>
              </table:table-cell>
              <table:table-cell office:value-type="float" office:value="0.7681">
                <text:p>0.76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666">
                <text:p>0.1666</text:p>
              </table:table-cell>
              <table:table-cell office:value-type="float" office:value="0.6543">
                <text:p>0.6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402">
                <text:p>0.1402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283">
                <text:p>0.1283</text:p>
              </table:table-cell>
              <table:table-cell office:value-type="float" office:value="0.6508">
                <text:p>0.65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276">
                <text:p>0.1276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322">
                <text:p>0.1322</text:p>
              </table:table-cell>
              <table:table-cell office:value-type="float" office:value="0.7839">
                <text:p>0.78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549">
                <text:p>0.1549</text:p>
              </table:table-cell>
              <table:table-cell office:value-type="float" office:value="0.7648">
                <text:p>0.76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07">
                <text:p>0.150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207">
                <text:p>0.1207</text:p>
              </table:table-cell>
              <table:table-cell office:value-type="float" office:value="0.7655">
                <text:p>0.76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294">
                <text:p>0.1294</text:p>
              </table:table-cell>
              <table:table-cell office:value-type="float" office:value="0.8111">
                <text:p>0.81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432">
                <text:p>0.1432</text:p>
              </table:table-cell>
              <table:table-cell office:value-type="float" office:value="0.7671">
                <text:p>0.76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9">
                <text:p>0.139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459">
                <text:p>0.1459</text:p>
              </table:table-cell>
              <table:table-cell office:value-type="float" office:value="0.7674">
                <text:p>0.76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44">
                <text:p>0.14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253">
                <text:p>0.1253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253">
                <text:p>0.1253</text:p>
              </table:table-cell>
              <table:table-cell office:value-type="float" office:value="0.8393">
                <text:p>0.83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328">
                <text:p>0.1328</text:p>
              </table:table-cell>
              <table:table-cell office:value-type="float" office:value="0.7691">
                <text:p>0.76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534">
                <text:p>0.1534</text:p>
              </table:table-cell>
              <table:table-cell office:value-type="float" office:value="0.6539">
                <text:p>0.65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454">
                <text:p>0.1454</text:p>
              </table:table-cell>
              <table:table-cell office:value-type="float" office:value="0.7687">
                <text:p>0.7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288">
                <text:p>0.1288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479">
                <text:p>0.1479</text:p>
              </table:table-cell>
              <table:table-cell office:value-type="float" office:value="0.7684">
                <text:p>0.76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486">
                <text:p>0.1486</text:p>
              </table:table-cell>
              <table:table-cell office:value-type="float" office:value="0.7684">
                <text:p>0.76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406">
                <text:p>0.1406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293">
                <text:p>0.1293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338">
                <text:p>0.1338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478">
                <text:p>0.1478</text:p>
              </table:table-cell>
              <table:table-cell office:value-type="float" office:value="0.8935">
                <text:p>0.89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227">
                <text:p>0.1227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396">
                <text:p>0.1396</text:p>
              </table:table-cell>
              <table:table-cell office:value-type="float" office:value="0.7929">
                <text:p>0.79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324">
                <text:p>0.1324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86">
                <text:p>0.128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416">
                <text:p>0.1416</text:p>
              </table:table-cell>
              <table:table-cell office:value-type="float" office:value="0.7636">
                <text:p>0.76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358">
                <text:p>0.1358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382">
                <text:p>0.1382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422">
                <text:p>0.1422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332">
                <text:p>0.1332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267">
                <text:p>0.1267</text:p>
              </table:table-cell>
              <table:table-cell office:value-type="float" office:value="0.7588">
                <text:p>0.75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318">
                <text:p>0.1318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552">
                <text:p>0.1552</text:p>
              </table:table-cell>
              <table:table-cell office:value-type="float" office:value="0.8434">
                <text:p>0.84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401">
                <text:p>0.1401</text:p>
              </table:table-cell>
              <table:table-cell office:value-type="float" office:value="0.7618">
                <text:p>0.76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28">
                <text:p>0.12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292">
                <text:p>0.1292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295">
                <text:p>0.1295</text:p>
              </table:table-cell>
              <table:table-cell office:value-type="float" office:value="0.6904">
                <text:p>0.69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472">
                <text:p>0.1472</text:p>
              </table:table-cell>
              <table:table-cell office:value-type="float" office:value="0.7623">
                <text:p>0.76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372">
                <text:p>0.1372</text:p>
              </table:table-cell>
              <table:table-cell office:value-type="float" office:value="0.8266">
                <text:p>0.82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446">
                <text:p>0.1446</text:p>
              </table:table-cell>
              <table:table-cell office:value-type="float" office:value="0.7601">
                <text:p>0.76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404">
                <text:p>0.1404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47">
                <text:p>0.14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33">
                <text:p>0.133</text:p>
              </table:table-cell>
              <table:table-cell office:value-type="float" office:value="0.8103">
                <text:p>0.8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348">
                <text:p>0.1348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257">
                <text:p>0.125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424">
                <text:p>0.1424</text:p>
              </table:table-cell>
              <table:table-cell office:value-type="float" office:value="0.7631">
                <text:p>0.76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606">
                <text:p>0.1606</text:p>
              </table:table-cell>
              <table:table-cell office:value-type="float" office:value="0.9061">
                <text:p>0.90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609">
                <text:p>0.1609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343">
                <text:p>0.1343</text:p>
              </table:table-cell>
              <table:table-cell office:value-type="float" office:value="0.6762">
                <text:p>0.67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381">
                <text:p>0.1381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398">
                <text:p>0.1398</text:p>
              </table:table-cell>
              <table:table-cell office:value-type="float" office:value="0.8808">
                <text:p>0.88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413">
                <text:p>0.1413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09">
                <text:p>0.1309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15">
                <text:p>0.1315</text:p>
              </table:table-cell>
              <table:table-cell office:value-type="float" office:value="0.7635">
                <text:p>0.76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31">
                <text:p>0.1331</text:p>
              </table:table-cell>
              <table:table-cell office:value-type="float" office:value="0.7427">
                <text:p>0.74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383">
                <text:p>0.1383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311">
                <text:p>0.1311</text:p>
              </table:table-cell>
              <table:table-cell office:value-type="float" office:value="0.9047">
                <text:p>0.9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26">
                <text:p>0.1326</text:p>
              </table:table-cell>
              <table:table-cell office:value-type="float" office:value="0.7589">
                <text:p>0.75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341">
                <text:p>0.1341</text:p>
              </table:table-cell>
              <table:table-cell office:value-type="float" office:value="0.6632">
                <text:p>0.66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228">
                <text:p>0.122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357">
                <text:p>0.135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216">
                <text:p>0.1216</text:p>
              </table:table-cell>
              <table:table-cell office:value-type="float" office:value="0.7593">
                <text:p>0.75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502">
                <text:p>0.1502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387">
                <text:p>0.1387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452">
                <text:p>0.1452</text:p>
              </table:table-cell>
              <table:table-cell office:value-type="float" office:value="0.6263">
                <text:p>0.62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347">
                <text:p>0.1347</text:p>
              </table:table-cell>
              <table:table-cell office:value-type="float" office:value="0.7579">
                <text:p>0.75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368">
                <text:p>0.1368</text:p>
              </table:table-cell>
              <table:table-cell office:value-type="float" office:value="0.6572">
                <text:p>0.65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457">
                <text:p>0.1457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441">
                <text:p>0.1441</text:p>
              </table:table-cell>
              <table:table-cell office:value-type="float" office:value="0.7099">
                <text:p>0.70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273">
                <text:p>0.1273</text:p>
              </table:table-cell>
              <table:table-cell office:value-type="float" office:value="0.7602">
                <text:p>0.76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308">
                <text:p>0.1308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35">
                <text:p>0.135</text:p>
              </table:table-cell>
              <table:table-cell office:value-type="float" office:value="0.7586">
                <text:p>0.75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44">
                <text:p>0.1144</text:p>
              </table:table-cell>
              <table:table-cell office:value-type="float" office:value="0.6424">
                <text:p>0.64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52">
                <text:p>0.152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375">
                <text:p>0.1375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202">
                <text:p>0.1202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41">
                <text:p>0.1441</text:p>
              </table:table-cell>
              <table:table-cell office:value-type="float" office:value="0.9451">
                <text:p>0.94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404">
                <text:p>0.1404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426">
                <text:p>0.1426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457">
                <text:p>0.1457</text:p>
              </table:table-cell>
              <table:table-cell office:value-type="float" office:value="0.7622">
                <text:p>0.76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399">
                <text:p>0.1399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44">
                <text:p>0.1644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317">
                <text:p>0.1317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423">
                <text:p>0.1423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238">
                <text:p>0.1238</text:p>
              </table:table-cell>
              <table:table-cell office:value-type="float" office:value="0.8139">
                <text:p>0.81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539">
                <text:p>0.1539</text:p>
              </table:table-cell>
              <table:table-cell office:value-type="float" office:value="0.7653">
                <text:p>0.76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25">
                <text:p>0.125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28">
                <text:p>0.128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238">
                <text:p>0.1238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479">
                <text:p>0.1479</text:p>
              </table:table-cell>
              <table:table-cell office:value-type="float" office:value="0.7681">
                <text:p>0.76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69">
                <text:p>0.1269</text:p>
              </table:table-cell>
              <table:table-cell office:value-type="float" office:value="0.7732">
                <text:p>0.77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387">
                <text:p>0.1387</text:p>
              </table:table-cell>
              <table:table-cell office:value-type="float" office:value="0.7689">
                <text:p>0.76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441">
                <text:p>0.1441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496">
                <text:p>0.1496</text:p>
              </table:table-cell>
              <table:table-cell office:value-type="float" office:value="0.7702">
                <text:p>0.77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487">
                <text:p>0.1487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8">
                <text:p>0.128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322">
                <text:p>0.1322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457">
                <text:p>0.1457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34">
                <text:p>0.134</text:p>
              </table:table-cell>
              <table:table-cell office:value-type="float" office:value="0.7777">
                <text:p>0.77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433">
                <text:p>0.1433</text:p>
              </table:table-cell>
              <table:table-cell office:value-type="float" office:value="0.7698">
                <text:p>0.76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456">
                <text:p>0.1456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41">
                <text:p>0.141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84">
                <text:p>0.1284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521">
                <text:p>0.1521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401">
                <text:p>0.1401</text:p>
              </table:table-cell>
              <table:table-cell office:value-type="float" office:value="0.9197">
                <text:p>0.91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439">
                <text:p>0.1439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189">
                <text:p>0.1189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67">
                <text:p>0.1367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319">
                <text:p>0.131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45">
                <text:p>0.1545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349">
                <text:p>0.1349</text:p>
              </table:table-cell>
              <table:table-cell office:value-type="float" office:value="0.7537">
                <text:p>0.75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493">
                <text:p>0.1493</text:p>
              </table:table-cell>
              <table:table-cell office:value-type="float" office:value="0.7728">
                <text:p>0.77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507">
                <text:p>0.1507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549">
                <text:p>0.1549</text:p>
              </table:table-cell>
              <table:table-cell office:value-type="float" office:value="0.7719">
                <text:p>0.77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74">
                <text:p>0.1374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91">
                <text:p>0.1391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57">
                <text:p>0.1357</text:p>
              </table:table-cell>
              <table:table-cell office:value-type="float" office:value="0.6599">
                <text:p>0.65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38">
                <text:p>0.1338</text:p>
              </table:table-cell>
              <table:table-cell office:value-type="float" office:value="0.7734">
                <text:p>0.77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529">
                <text:p>0.1529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404">
                <text:p>0.1404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8">
                <text:p>0.138</text:p>
              </table:table-cell>
              <table:table-cell office:value-type="float" office:value="0.6182">
                <text:p>0.61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41">
                <text:p>0.1341</text:p>
              </table:table-cell>
              <table:table-cell office:value-type="float" office:value="0.7721">
                <text:p>0.77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483">
                <text:p>0.1483</text:p>
              </table:table-cell>
              <table:table-cell office:value-type="float" office:value="0.7348">
                <text:p>0.73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246">
                <text:p>0.1246</text:p>
              </table:table-cell>
              <table:table-cell office:value-type="float" office:value="0.7722">
                <text:p>0.77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258">
                <text:p>0.1258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47">
                <text:p>0.1247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208">
                <text:p>0.1208</text:p>
              </table:table-cell>
              <table:table-cell office:value-type="float" office:value="0.8042">
                <text:p>0.80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249">
                <text:p>0.1249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421">
                <text:p>0.1421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572">
                <text:p>0.157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15">
                <text:p>0.1315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52">
                <text:p>0.1352</text:p>
              </table:table-cell>
              <table:table-cell office:value-type="float" office:value="0.7761">
                <text:p>0.77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4">
                <text:p>0.134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57">
                <text:p>0.157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239">
                <text:p>0.1239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53">
                <text:p>0.1253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493">
                <text:p>0.1493</text:p>
              </table:table-cell>
              <table:table-cell office:value-type="float" office:value="0.6611">
                <text:p>0.66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279">
                <text:p>0.1279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64">
                <text:p>0.136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345">
                <text:p>0.1345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93">
                <text:p>0.1393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28">
                <text:p>0.1228</text:p>
              </table:table-cell>
              <table:table-cell office:value-type="float" office:value="0.7754">
                <text:p>0.77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306">
                <text:p>0.1306</text:p>
              </table:table-cell>
              <table:table-cell office:value-type="float" office:value="0.9456">
                <text:p>0.94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64">
                <text:p>0.1564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82">
                <text:p>0.1482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61">
                <text:p>0.1461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385">
                <text:p>0.1385</text:p>
              </table:table-cell>
              <table:table-cell office:value-type="float" office:value="0.8803">
                <text:p>0.88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294">
                <text:p>0.1294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9">
                <text:p>0.149</text:p>
              </table:table-cell>
              <table:table-cell office:value-type="float" office:value="0.7016">
                <text:p>0.70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63">
                <text:p>0.1263</text:p>
              </table:table-cell>
              <table:table-cell office:value-type="float" office:value="0.7752">
                <text:p>0.77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4">
                <text:p>0.134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212">
                <text:p>0.1212</text:p>
              </table:table-cell>
              <table:table-cell office:value-type="float" office:value="0.7759">
                <text:p>0.77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519">
                <text:p>0.1519</text:p>
              </table:table-cell>
              <table:table-cell office:value-type="float" office:value="0.7367">
                <text:p>0.73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377">
                <text:p>0.1377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325">
                <text:p>0.1325</text:p>
              </table:table-cell>
              <table:table-cell office:value-type="float" office:value="0.8306">
                <text:p>0.83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244">
                <text:p>0.1244</text:p>
              </table:table-cell>
              <table:table-cell office:value-type="float" office:value="0.7769">
                <text:p>0.77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8">
                <text:p>0.138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22">
                <text:p>0.122</text:p>
              </table:table-cell>
              <table:table-cell office:value-type="float" office:value="0.7755">
                <text:p>0.77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38">
                <text:p>0.1438</text:p>
              </table:table-cell>
              <table:table-cell office:value-type="float" office:value="0.7649">
                <text:p>0.76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296">
                <text:p>0.129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6">
                <text:p>0.146</text:p>
              </table:table-cell>
              <table:table-cell office:value-type="float" office:value="0.6732">
                <text:p>0.67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31">
                <text:p>0.131</text:p>
              </table:table-cell>
              <table:table-cell office:value-type="float" office:value="0.7754">
                <text:p>0.77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458">
                <text:p>0.1458</text:p>
              </table:table-cell>
              <table:table-cell office:value-type="float" office:value="0.8093">
                <text:p>0.8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">
                <text:p>0.14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162">
                <text:p>0.1162</text:p>
              </table:table-cell>
              <table:table-cell office:value-type="float" office:value="0.9235">
                <text:p>0.92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197">
                <text:p>0.1197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364">
                <text:p>0.1364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5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41" chart:label-cell-address="local-table.$B$1" chart:class="chart:line">
            <chart:data-point chart:repeated="540"/>
          </chart:series>
          <chart:series chart:style-name="ch7" chart:values-cell-range-address="local-table.$C$2:.$C$541" chart:label-cell-address="local-table.$C$1" chart:class="chart:line">
            <chart:data-point chart:repeated="5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94">
                <text:p>0.9394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9">
                <text:p>0.479</text:p>
              </table:table-cell>
              <table:table-cell office:value-type="float" office:value="0.7266">
                <text:p>0.7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12">
                <text:p>0.4912</text:p>
              </table:table-cell>
              <table:table-cell office:value-type="float" office:value="0.6678">
                <text:p>0.6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6">
                <text:p>0.456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83">
                <text:p>0.488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75">
                <text:p>0.4675</text:p>
              </table:table-cell>
              <table:table-cell office:value-type="float" office:value="0.6018">
                <text:p>0.6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94">
                <text:p>0.4594</text:p>
              </table:table-cell>
              <table:table-cell office:value-type="float" office:value="0.5813">
                <text:p>0.5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37">
                <text:p>0.4737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5">
                <text:p>0.446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2">
                <text:p>0.482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2">
                <text:p>0.4892</text:p>
              </table:table-cell>
              <table:table-cell office:value-type="float" office:value="0.5314">
                <text:p>0.5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3">
                <text:p>0.483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3">
                <text:p>0.463</text:p>
              </table:table-cell>
              <table:table-cell office:value-type="float" office:value="0.5183">
                <text:p>0.5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09">
                <text:p>0.5109</text:p>
              </table:table-cell>
              <table:table-cell office:value-type="float" office:value="0.5713">
                <text:p>0.5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86">
                <text:p>0.4986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76">
                <text:p>0.4476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49">
                <text:p>0.5049</text:p>
              </table:table-cell>
              <table:table-cell office:value-type="float" office:value="0.5218">
                <text:p>0.5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77">
                <text:p>0.4877</text:p>
              </table:table-cell>
              <table:table-cell office:value-type="float" office:value="0.5066">
                <text:p>0.5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63">
                <text:p>0.4563</text:p>
              </table:table-cell>
              <table:table-cell office:value-type="float" office:value="0.6524">
                <text:p>0.6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24">
                <text:p>0.4724</text:p>
              </table:table-cell>
              <table:table-cell office:value-type="float" office:value="0.6287">
                <text:p>0.6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43">
                <text:p>0.4943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7">
                <text:p>0.4537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05">
                <text:p>0.4405</text:p>
              </table:table-cell>
              <table:table-cell office:value-type="float" office:value="0.5638">
                <text:p>0.5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">
                <text:p>0.43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18">
                <text:p>0.4618</text:p>
              </table:table-cell>
              <table:table-cell office:value-type="float" office:value="0.5172">
                <text:p>0.5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4">
                <text:p>0.444</text:p>
              </table:table-cell>
              <table:table-cell office:value-type="float" office:value="0.5753">
                <text:p>0.5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94">
                <text:p>0.4894</text:p>
              </table:table-cell>
              <table:table-cell office:value-type="float" office:value="0.4966">
                <text:p>0.4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24">
                <text:p>0.4824</text:p>
              </table:table-cell>
              <table:table-cell office:value-type="float" office:value="0.5324">
                <text:p>0.5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36">
                <text:p>0.4436</text:p>
              </table:table-cell>
              <table:table-cell office:value-type="float" office:value="0.5131">
                <text:p>0.5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73">
                <text:p>0.4373</text:p>
              </table:table-cell>
              <table:table-cell office:value-type="float" office:value="0.5862">
                <text:p>0.5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31">
                <text:p>0.4431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52">
                <text:p>0.4352</text:p>
              </table:table-cell>
              <table:table-cell office:value-type="float" office:value="0.7327">
                <text:p>0.7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83">
                <text:p>0.4283</text:p>
              </table:table-cell>
              <table:table-cell office:value-type="float" office:value="0.6042">
                <text:p>0.6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63">
                <text:p>0.4263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79">
                <text:p>0.4379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04">
                <text:p>0.4304</text:p>
              </table:table-cell>
              <table:table-cell office:value-type="float" office:value="0.5589">
                <text:p>0.5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59">
                <text:p>0.4459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07">
                <text:p>0.4307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24">
                <text:p>0.4424</text:p>
              </table:table-cell>
              <table:table-cell office:value-type="float" office:value="0.5383">
                <text:p>0.5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">
                <text:p>0.427</text:p>
              </table:table-cell>
              <table:table-cell office:value-type="float" office:value="0.5068">
                <text:p>0.5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7">
                <text:p>0.4297</text:p>
              </table:table-cell>
              <table:table-cell office:value-type="float" office:value="0.5975">
                <text:p>0.5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3">
                <text:p>0.413</text:p>
              </table:table-cell>
              <table:table-cell office:value-type="float" office:value="0.5175">
                <text:p>0.5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35">
                <text:p>0.4235</text:p>
              </table:table-cell>
              <table:table-cell office:value-type="float" office:value="0.5306">
                <text:p>0.5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56">
                <text:p>0.4056</text:p>
              </table:table-cell>
              <table:table-cell office:value-type="float" office:value="0.5232">
                <text:p>0.5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86">
                <text:p>0.4186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11">
                <text:p>0.4011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4">
                <text:p>0.394</text:p>
              </table:table-cell>
              <table:table-cell office:value-type="float" office:value="0.9087">
                <text:p>0.9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88">
                <text:p>0.4288</text:p>
              </table:table-cell>
              <table:table-cell office:value-type="float" office:value="1.3376">
                <text:p>1.3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07">
                <text:p>0.4107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17">
                <text:p>0.4117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82">
                <text:p>0.4282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4">
                <text:p>0.414</text:p>
              </table:table-cell>
              <table:table-cell office:value-type="float" office:value="0.5894">
                <text:p>0.5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48">
                <text:p>0.4548</text:p>
              </table:table-cell>
              <table:table-cell office:value-type="float" office:value="0.7119">
                <text:p>0.7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87">
                <text:p>0.4187</text:p>
              </table:table-cell>
              <table:table-cell office:value-type="float" office:value="0.5591">
                <text:p>0.5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43">
                <text:p>0.3943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28">
                <text:p>0.4028</text:p>
              </table:table-cell>
              <table:table-cell office:value-type="float" office:value="0.5144">
                <text:p>0.5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58">
                <text:p>0.3858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25">
                <text:p>0.3925</text:p>
              </table:table-cell>
              <table:table-cell office:value-type="float" office:value="0.8526">
                <text:p>0.8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75">
                <text:p>0.4075</text:p>
              </table:table-cell>
              <table:table-cell office:value-type="float" office:value="0.4405">
                <text:p>0.4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05">
                <text:p>0.3905</text:p>
              </table:table-cell>
              <table:table-cell office:value-type="float" office:value="0.5305">
                <text:p>0.5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35">
                <text:p>0.4135</text:p>
              </table:table-cell>
              <table:table-cell office:value-type="float" office:value="0.5595">
                <text:p>0.5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17">
                <text:p>0.4117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72">
                <text:p>0.3872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67">
                <text:p>0.3967</text:p>
              </table:table-cell>
              <table:table-cell office:value-type="float" office:value="0.4639">
                <text:p>0.4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08">
                <text:p>0.3708</text:p>
              </table:table-cell>
              <table:table-cell office:value-type="float" office:value="0.4663">
                <text:p>0.46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82">
                <text:p>0.3682</text:p>
              </table:table-cell>
              <table:table-cell office:value-type="float" office:value="0.4558">
                <text:p>0.4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88">
                <text:p>0.3888</text:p>
              </table:table-cell>
              <table:table-cell office:value-type="float" office:value="0.4957">
                <text:p>0.4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4">
                <text:p>0.3974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15">
                <text:p>0.4015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97">
                <text:p>0.3597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4">
                <text:p>0.38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19">
                <text:p>0.3719</text:p>
              </table:table-cell>
              <table:table-cell office:value-type="float" office:value="0.5771">
                <text:p>0.5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08">
                <text:p>0.3608</text:p>
              </table:table-cell>
              <table:table-cell office:value-type="float" office:value="0.6109">
                <text:p>0.6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25">
                <text:p>0.402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63">
                <text:p>0.3763</text:p>
              </table:table-cell>
              <table:table-cell office:value-type="float" office:value="0.4603">
                <text:p>0.4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1">
                <text:p>0.371</text:p>
              </table:table-cell>
              <table:table-cell office:value-type="float" office:value="0.5308">
                <text:p>0.5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">
                <text:p>0.39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39">
                <text:p>0.3639</text:p>
              </table:table-cell>
              <table:table-cell office:value-type="float" office:value="0.7037">
                <text:p>0.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56">
                <text:p>0.3856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46">
                <text:p>0.36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58">
                <text:p>0.375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02">
                <text:p>0.3602</text:p>
              </table:table-cell>
              <table:table-cell office:value-type="float" office:value="0.4668">
                <text:p>0.46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84">
                <text:p>0.3684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41">
                <text:p>0.3641</text:p>
              </table:table-cell>
              <table:table-cell office:value-type="float" office:value="0.4725">
                <text:p>0.4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8">
                <text:p>0.3628</text:p>
              </table:table-cell>
              <table:table-cell office:value-type="float" office:value="0.4808">
                <text:p>0.4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99">
                <text:p>0.3599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99">
                <text:p>0.3499</text:p>
              </table:table-cell>
              <table:table-cell office:value-type="float" office:value="0.4864">
                <text:p>0.4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55">
                <text:p>0.3755</text:p>
              </table:table-cell>
              <table:table-cell office:value-type="float" office:value="1.3145">
                <text:p>1.3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33">
                <text:p>0.3533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71">
                <text:p>0.3271</text:p>
              </table:table-cell>
              <table:table-cell office:value-type="float" office:value="0.5355">
                <text:p>0.5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61">
                <text:p>0.3461</text:p>
              </table:table-cell>
              <table:table-cell office:value-type="float" office:value="0.5474">
                <text:p>0.5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53">
                <text:p>0.3453</text:p>
              </table:table-cell>
              <table:table-cell office:value-type="float" office:value="0.4529">
                <text:p>0.4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83">
                <text:p>0.3583</text:p>
              </table:table-cell>
              <table:table-cell office:value-type="float" office:value="0.5229">
                <text:p>0.5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56">
                <text:p>0.3456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59">
                <text:p>0.3759</text:p>
              </table:table-cell>
              <table:table-cell office:value-type="float" office:value="0.5186">
                <text:p>0.5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44">
                <text:p>0.3344</text:p>
              </table:table-cell>
              <table:table-cell office:value-type="float" office:value="0.4611">
                <text:p>0.46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">
                <text:p>0.3585</text:p>
              </table:table-cell>
              <table:table-cell office:value-type="float" office:value="0.6251">
                <text:p>0.6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56">
                <text:p>0.3656</text:p>
              </table:table-cell>
              <table:table-cell office:value-type="float" office:value="0.8866">
                <text:p>0.8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02">
                <text:p>0.3802</text:p>
              </table:table-cell>
              <table:table-cell office:value-type="float" office:value="0.6455">
                <text:p>0.6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42">
                <text:p>0.3442</text:p>
              </table:table-cell>
              <table:table-cell office:value-type="float" office:value="0.6174">
                <text:p>0.6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72">
                <text:p>0.3672</text:p>
              </table:table-cell>
              <table:table-cell office:value-type="float" office:value="0.5808">
                <text:p>0.5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22">
                <text:p>0.3622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78">
                <text:p>0.3378</text:p>
              </table:table-cell>
              <table:table-cell office:value-type="float" office:value="0.5151">
                <text:p>0.5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08">
                <text:p>0.3408</text:p>
              </table:table-cell>
              <table:table-cell office:value-type="float" office:value="0.7201">
                <text:p>0.7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64">
                <text:p>0.3264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06">
                <text:p>0.3306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86">
                <text:p>0.3186</text:p>
              </table:table-cell>
              <table:table-cell office:value-type="float" office:value="0.5824">
                <text:p>0.5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57">
                <text:p>0.3257</text:p>
              </table:table-cell>
              <table:table-cell office:value-type="float" office:value="0.4996">
                <text:p>0.4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43">
                <text:p>0.3343</text:p>
              </table:table-cell>
              <table:table-cell office:value-type="float" office:value="0.6265">
                <text:p>0.6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23">
                <text:p>0.3223</text:p>
              </table:table-cell>
              <table:table-cell office:value-type="float" office:value="0.7687">
                <text:p>0.7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69">
                <text:p>0.3269</text:p>
              </table:table-cell>
              <table:table-cell office:value-type="float" office:value="0.9016">
                <text:p>0.9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16">
                <text:p>0.3116</text:p>
              </table:table-cell>
              <table:table-cell office:value-type="float" office:value="0.5988">
                <text:p>0.59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12">
                <text:p>0.3212</text:p>
              </table:table-cell>
              <table:table-cell office:value-type="float" office:value="0.7398">
                <text:p>0.7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27">
                <text:p>0.3727</text:p>
              </table:table-cell>
              <table:table-cell office:value-type="float" office:value="0.7319">
                <text:p>0.7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82">
                <text:p>0.3582</text:p>
              </table:table-cell>
              <table:table-cell office:value-type="float" office:value="0.5004">
                <text:p>0.5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57">
                <text:p>0.3457</text:p>
              </table:table-cell>
              <table:table-cell office:value-type="float" office:value="0.5999">
                <text:p>0.5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2">
                <text:p>0.3482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85">
                <text:p>0.3285</text:p>
              </table:table-cell>
              <table:table-cell office:value-type="float" office:value="0.5619">
                <text:p>0.5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42">
                <text:p>0.2942</text:p>
              </table:table-cell>
              <table:table-cell office:value-type="float" office:value="0.6138">
                <text:p>0.61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07">
                <text:p>0.3307</text:p>
              </table:table-cell>
              <table:table-cell office:value-type="float" office:value="0.6064">
                <text:p>0.6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43">
                <text:p>0.3043</text:p>
              </table:table-cell>
              <table:table-cell office:value-type="float" office:value="0.5339">
                <text:p>0.5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171">
                <text:p>0.3171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92">
                <text:p>0.2992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52">
                <text:p>0.315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62">
                <text:p>0.2962</text:p>
              </table:table-cell>
              <table:table-cell office:value-type="float" office:value="0.5972">
                <text:p>0.5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4">
                <text:p>0.304</text:p>
              </table:table-cell>
              <table:table-cell office:value-type="float" office:value="0.4726">
                <text:p>0.4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01">
                <text:p>0.3201</text:p>
              </table:table-cell>
              <table:table-cell office:value-type="float" office:value="0.5839">
                <text:p>0.5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35">
                <text:p>0.3235</text:p>
              </table:table-cell>
              <table:table-cell office:value-type="float" office:value="0.4912">
                <text:p>0.4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34">
                <text:p>0.3234</text:p>
              </table:table-cell>
              <table:table-cell office:value-type="float" office:value="0.5188">
                <text:p>0.5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42">
                <text:p>0.3042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7">
                <text:p>0.31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01">
                <text:p>0.3301</text:p>
              </table:table-cell>
              <table:table-cell office:value-type="float" office:value="0.6677">
                <text:p>0.6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56">
                <text:p>0.3156</text:p>
              </table:table-cell>
              <table:table-cell office:value-type="float" office:value="0.6576">
                <text:p>0.6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22">
                <text:p>0.2922</text:p>
              </table:table-cell>
              <table:table-cell office:value-type="float" office:value="0.5634">
                <text:p>0.56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56">
                <text:p>0.2856</text:p>
              </table:table-cell>
              <table:table-cell office:value-type="float" office:value="0.5793">
                <text:p>0.5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44">
                <text:p>0.294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53">
                <text:p>0.2753</text:p>
              </table:table-cell>
              <table:table-cell office:value-type="float" office:value="0.5532">
                <text:p>0.5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13">
                <text:p>0.2913</text:p>
              </table:table-cell>
              <table:table-cell office:value-type="float" office:value="0.4178">
                <text:p>0.41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52">
                <text:p>0.3152</text:p>
              </table:table-cell>
              <table:table-cell office:value-type="float" office:value="0.5436">
                <text:p>0.5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77">
                <text:p>0.2777</text:p>
              </table:table-cell>
              <table:table-cell office:value-type="float" office:value="0.5956">
                <text:p>0.5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3">
                <text:p>0.273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75">
                <text:p>0.2975</text:p>
              </table:table-cell>
              <table:table-cell office:value-type="float" office:value="0.6532">
                <text:p>0.65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3">
                <text:p>0.2603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741">
                <text:p>0.2741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84">
                <text:p>0.2684</text:p>
              </table:table-cell>
              <table:table-cell office:value-type="float" office:value="0.5518">
                <text:p>0.55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23">
                <text:p>0.3023</text:p>
              </table:table-cell>
              <table:table-cell office:value-type="float" office:value="0.8224">
                <text:p>0.8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88">
                <text:p>0.2888</text:p>
              </table:table-cell>
              <table:table-cell office:value-type="float" office:value="0.5452">
                <text:p>0.5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77">
                <text:p>0.2977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02">
                <text:p>0.2902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786">
                <text:p>0.2786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45">
                <text:p>0.2845</text:p>
              </table:table-cell>
              <table:table-cell office:value-type="float" office:value="0.6369">
                <text:p>0.6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12">
                <text:p>0.2712</text:p>
              </table:table-cell>
              <table:table-cell office:value-type="float" office:value="0.6377">
                <text:p>0.63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15">
                <text:p>0.2715</text:p>
              </table:table-cell>
              <table:table-cell office:value-type="float" office:value="0.6483">
                <text:p>0.64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14">
                <text:p>0.2814</text:p>
              </table:table-cell>
              <table:table-cell office:value-type="float" office:value="0.5378">
                <text:p>0.53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84">
                <text:p>0.2984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77">
                <text:p>0.2577</text:p>
              </table:table-cell>
              <table:table-cell office:value-type="float" office:value="0.6531">
                <text:p>0.65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44">
                <text:p>0.2544</text:p>
              </table:table-cell>
              <table:table-cell office:value-type="float" office:value="0.5861">
                <text:p>0.58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82">
                <text:p>0.2682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62">
                <text:p>0.2562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3">
                <text:p>0.243</text:p>
              </table:table-cell>
              <table:table-cell office:value-type="float" office:value="0.4418">
                <text:p>0.44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78">
                <text:p>0.247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187">
                <text:p>0.3187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5">
                <text:p>0.315</text:p>
              </table:table-cell>
              <table:table-cell office:value-type="float" office:value="0.7222">
                <text:p>0.7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981">
                <text:p>0.2981</text:p>
              </table:table-cell>
              <table:table-cell office:value-type="float" office:value="0.4414">
                <text:p>0.4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3">
                <text:p>0.2583</text:p>
              </table:table-cell>
              <table:table-cell office:value-type="float" office:value="0.6129">
                <text:p>0.6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41">
                <text:p>0.2541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946">
                <text:p>0.2946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07">
                <text:p>0.2907</text:p>
              </table:table-cell>
              <table:table-cell office:value-type="float" office:value="0.5218">
                <text:p>0.5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54">
                <text:p>0.2854</text:p>
              </table:table-cell>
              <table:table-cell office:value-type="float" office:value="0.5121">
                <text:p>0.51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39">
                <text:p>0.2639</text:p>
              </table:table-cell>
              <table:table-cell office:value-type="float" office:value="0.5054">
                <text:p>0.50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88">
                <text:p>0.2888</text:p>
              </table:table-cell>
              <table:table-cell office:value-type="float" office:value="0.5394">
                <text:p>0.53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21">
                <text:p>0.2821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66">
                <text:p>0.3166</text:p>
              </table:table-cell>
              <table:table-cell office:value-type="float" office:value="0.6461">
                <text:p>0.6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97">
                <text:p>0.3197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8">
                <text:p>0.2908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59">
                <text:p>0.2859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77">
                <text:p>0.3277</text:p>
              </table:table-cell>
              <table:table-cell office:value-type="float" office:value="2.2087">
                <text:p>2.2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84">
                <text:p>0.3084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978">
                <text:p>0.2978</text:p>
              </table:table-cell>
              <table:table-cell office:value-type="float" office:value="0.5817">
                <text:p>0.58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957">
                <text:p>0.2957</text:p>
              </table:table-cell>
              <table:table-cell office:value-type="float" office:value="0.6788">
                <text:p>0.6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38">
                <text:p>0.3338</text:p>
              </table:table-cell>
              <table:table-cell office:value-type="float" office:value="0.5885">
                <text:p>0.58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34">
                <text:p>0.33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048">
                <text:p>0.3048</text:p>
              </table:table-cell>
              <table:table-cell office:value-type="float" office:value="0.7005">
                <text:p>0.7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324">
                <text:p>0.3324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44">
                <text:p>0.3044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63">
                <text:p>0.3063</text:p>
              </table:table-cell>
              <table:table-cell office:value-type="float" office:value="0.6641">
                <text:p>0.6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81">
                <text:p>0.2881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097">
                <text:p>0.3097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19">
                <text:p>0.2919</text:p>
              </table:table-cell>
              <table:table-cell office:value-type="float" office:value="0.8016">
                <text:p>0.80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119">
                <text:p>0.3119</text:p>
              </table:table-cell>
              <table:table-cell office:value-type="float" office:value="0.7654">
                <text:p>0.7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09">
                <text:p>0.3609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148">
                <text:p>0.3148</text:p>
              </table:table-cell>
              <table:table-cell office:value-type="float" office:value="0.6655">
                <text:p>0.6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67">
                <text:p>0.2967</text:p>
              </table:table-cell>
              <table:table-cell office:value-type="float" office:value="0.7364">
                <text:p>0.73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38">
                <text:p>0.2938</text:p>
              </table:table-cell>
              <table:table-cell office:value-type="float" office:value="0.5061">
                <text:p>0.50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1">
                <text:p>0.251</text:p>
              </table:table-cell>
              <table:table-cell office:value-type="float" office:value="1.4894">
                <text:p>1.4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">
                <text:p>0.297</text:p>
              </table:table-cell>
              <table:table-cell office:value-type="float" office:value="0.3877">
                <text:p>0.38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08">
                <text:p>0.2808</text:p>
              </table:table-cell>
              <table:table-cell office:value-type="float" office:value="0.8538">
                <text:p>0.85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19">
                <text:p>0.2719</text:p>
              </table:table-cell>
              <table:table-cell office:value-type="float" office:value="0.4238">
                <text:p>0.42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79">
                <text:p>0.2879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92">
                <text:p>0.2992</text:p>
              </table:table-cell>
              <table:table-cell office:value-type="float" office:value="0.5666">
                <text:p>0.5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38">
                <text:p>0.2738</text:p>
              </table:table-cell>
              <table:table-cell office:value-type="float" office:value="0.6234">
                <text:p>0.62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442">
                <text:p>0.2442</text:p>
              </table:table-cell>
              <table:table-cell office:value-type="float" office:value="0.4238">
                <text:p>0.42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242">
                <text:p>0.2242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96">
                <text:p>0.2196</text:p>
              </table:table-cell>
              <table:table-cell office:value-type="float" office:value="0.6179">
                <text:p>0.61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58">
                <text:p>0.1958</text:p>
              </table:table-cell>
              <table:table-cell office:value-type="float" office:value="0.5208">
                <text:p>0.52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8">
                <text:p>0.208</text:p>
              </table:table-cell>
              <table:table-cell office:value-type="float" office:value="0.5609">
                <text:p>0.56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39">
                <text:p>0.1839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94">
                <text:p>0.1994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37">
                <text:p>0.1937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26">
                <text:p>0.2126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99">
                <text:p>0.1999</text:p>
              </table:table-cell>
              <table:table-cell office:value-type="float" office:value="0.7851">
                <text:p>0.78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76">
                <text:p>0.2176</text:p>
              </table:table-cell>
              <table:table-cell office:value-type="float" office:value="0.5363">
                <text:p>0.53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45">
                <text:p>0.1945</text:p>
              </table:table-cell>
              <table:table-cell office:value-type="float" office:value="0.5995">
                <text:p>0.59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59">
                <text:p>0.2159</text:p>
              </table:table-cell>
              <table:table-cell office:value-type="float" office:value="0.5698">
                <text:p>0.56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4">
                <text:p>0.194</text:p>
              </table:table-cell>
              <table:table-cell office:value-type="float" office:value="0.8506">
                <text:p>0.8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19">
                <text:p>0.1819</text:p>
              </table:table-cell>
              <table:table-cell office:value-type="float" office:value="0.6166">
                <text:p>0.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14">
                <text:p>0.2014</text:p>
              </table:table-cell>
              <table:table-cell office:value-type="float" office:value="0.5251">
                <text:p>0.52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357">
                <text:p>0.2357</text:p>
              </table:table-cell>
              <table:table-cell office:value-type="float" office:value="0.7503">
                <text:p>0.75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2">
                <text:p>0.252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94">
                <text:p>0.2294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5">
                <text:p>0.2215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49">
                <text:p>0.2049</text:p>
              </table:table-cell>
              <table:table-cell office:value-type="float" office:value="0.7335">
                <text:p>0.73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79">
                <text:p>0.1879</text:p>
              </table:table-cell>
              <table:table-cell office:value-type="float" office:value="0.5418">
                <text:p>0.54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64">
                <text:p>0.1764</text:p>
              </table:table-cell>
              <table:table-cell office:value-type="float" office:value="0.5333">
                <text:p>0.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82">
                <text:p>0.1982</text:p>
              </table:table-cell>
              <table:table-cell office:value-type="float" office:value="0.5435">
                <text:p>0.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57">
                <text:p>0.1657</text:p>
              </table:table-cell>
              <table:table-cell office:value-type="float" office:value="0.4816">
                <text:p>0.4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97">
                <text:p>0.1697</text:p>
              </table:table-cell>
              <table:table-cell office:value-type="float" office:value="0.5339">
                <text:p>0.5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53">
                <text:p>0.1653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52">
                <text:p>0.1952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76">
                <text:p>0.1676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52">
                <text:p>0.1952</text:p>
              </table:table-cell>
              <table:table-cell office:value-type="float" office:value="0.5756">
                <text:p>0.57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795">
                <text:p>0.1795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75">
                <text:p>0.1775</text:p>
              </table:table-cell>
              <table:table-cell office:value-type="float" office:value="0.5052">
                <text:p>0.50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02">
                <text:p>0.202</text:p>
              </table:table-cell>
              <table:table-cell office:value-type="float" office:value="0.6417">
                <text:p>0.64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985">
                <text:p>0.1985</text:p>
              </table:table-cell>
              <table:table-cell office:value-type="float" office:value="0.5976">
                <text:p>0.59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84">
                <text:p>0.1684</text:p>
              </table:table-cell>
              <table:table-cell office:value-type="float" office:value="0.5842">
                <text:p>0.58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46">
                <text:p>0.1746</text:p>
              </table:table-cell>
              <table:table-cell office:value-type="float" office:value="0.6976">
                <text:p>0.69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44">
                <text:p>0.1744</text:p>
              </table:table-cell>
              <table:table-cell office:value-type="float" office:value="0.5262">
                <text:p>0.5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58">
                <text:p>0.1858</text:p>
              </table:table-cell>
              <table:table-cell office:value-type="float" office:value="0.6248">
                <text:p>0.62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48">
                <text:p>0.2048</text:p>
              </table:table-cell>
              <table:table-cell office:value-type="float" office:value="0.5299">
                <text:p>0.52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91">
                <text:p>0.1891</text:p>
              </table:table-cell>
              <table:table-cell office:value-type="float" office:value="0.4127">
                <text:p>0.4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94">
                <text:p>0.1594</text:p>
              </table:table-cell>
              <table:table-cell office:value-type="float" office:value="0.5685">
                <text:p>0.56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22">
                <text:p>0.1622</text:p>
              </table:table-cell>
              <table:table-cell office:value-type="float" office:value="0.6339">
                <text:p>0.6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588">
                <text:p>0.1588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576">
                <text:p>0.1576</text:p>
              </table:table-cell>
              <table:table-cell office:value-type="float" office:value="0.5844">
                <text:p>0.5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26">
                <text:p>0.1626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801">
                <text:p>0.1801</text:p>
              </table:table-cell>
              <table:table-cell office:value-type="float" office:value="0.5673">
                <text:p>0.56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79">
                <text:p>0.1679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558">
                <text:p>0.1558</text:p>
              </table:table-cell>
              <table:table-cell office:value-type="float" office:value="0.5738">
                <text:p>0.5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74">
                <text:p>0.1574</text:p>
              </table:table-cell>
              <table:table-cell office:value-type="float" office:value="0.6198">
                <text:p>0.6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795">
                <text:p>0.1795</text:p>
              </table:table-cell>
              <table:table-cell office:value-type="float" office:value="0.6062">
                <text:p>0.6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22">
                <text:p>0.1422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43">
                <text:p>0.1643</text:p>
              </table:table-cell>
              <table:table-cell office:value-type="float" office:value="0.4157">
                <text:p>0.4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41">
                <text:p>0.1441</text:p>
              </table:table-cell>
              <table:table-cell office:value-type="float" office:value="0.4793">
                <text:p>0.47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55">
                <text:p>0.1355</text:p>
              </table:table-cell>
              <table:table-cell office:value-type="float" office:value="0.6265">
                <text:p>0.62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51">
                <text:p>0.151</text:p>
              </table:table-cell>
              <table:table-cell office:value-type="float" office:value="0.5913">
                <text:p>0.59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14">
                <text:p>0.1214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21">
                <text:p>0.132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38">
                <text:p>0.1538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475">
                <text:p>0.1475</text:p>
              </table:table-cell>
              <table:table-cell office:value-type="float" office:value="0.5636">
                <text:p>0.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16">
                <text:p>0.1216</text:p>
              </table:table-cell>
              <table:table-cell office:value-type="float" office:value="0.7616">
                <text:p>0.76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78">
                <text:p>0.1678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26">
                <text:p>0.1626</text:p>
              </table:table-cell>
              <table:table-cell office:value-type="float" office:value="0.6079">
                <text:p>0.60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794">
                <text:p>0.1794</text:p>
              </table:table-cell>
              <table:table-cell office:value-type="float" office:value="0.4223">
                <text:p>0.42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02">
                <text:p>0.1402</text:p>
              </table:table-cell>
              <table:table-cell office:value-type="float" office:value="0.5811">
                <text:p>0.58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715">
                <text:p>0.1715</text:p>
              </table:table-cell>
              <table:table-cell office:value-type="float" office:value="0.7454">
                <text:p>0.7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46">
                <text:p>0.1346</text:p>
              </table:table-cell>
              <table:table-cell office:value-type="float" office:value="0.7323">
                <text:p>0.73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377">
                <text:p>0.137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284">
                <text:p>0.1284</text:p>
              </table:table-cell>
              <table:table-cell office:value-type="float" office:value="0.5948">
                <text:p>0.59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92">
                <text:p>0.1292</text:p>
              </table:table-cell>
              <table:table-cell office:value-type="float" office:value="0.5144">
                <text:p>0.5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33">
                <text:p>0.1433</text:p>
              </table:table-cell>
              <table:table-cell office:value-type="float" office:value="0.7968">
                <text:p>0.7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85">
                <text:p>0.1685</text:p>
              </table:table-cell>
              <table:table-cell office:value-type="float" office:value="0.7738">
                <text:p>0.77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95">
                <text:p>0.1495</text:p>
              </table:table-cell>
              <table:table-cell office:value-type="float" office:value="0.4666">
                <text:p>0.4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58">
                <text:p>0.1558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404">
                <text:p>0.1404</text:p>
              </table:table-cell>
              <table:table-cell office:value-type="float" office:value="0.5964">
                <text:p>0.59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239">
                <text:p>0.1239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408">
                <text:p>0.1408</text:p>
              </table:table-cell>
              <table:table-cell office:value-type="float" office:value="0.2947">
                <text:p>0.29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311">
                <text:p>0.1311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57">
                <text:p>0.1257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376">
                <text:p>0.1376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342">
                <text:p>0.1342</text:p>
              </table:table-cell>
              <table:table-cell office:value-type="float" office:value="0.4237">
                <text:p>0.42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15">
                <text:p>0.1215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08">
                <text:p>0.1108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46">
                <text:p>0.1346</text:p>
              </table:table-cell>
              <table:table-cell office:value-type="float" office:value="0.6112">
                <text:p>0.61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62">
                <text:p>0.1262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366">
                <text:p>0.136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37">
                <text:p>0.137</text:p>
              </table:table-cell>
              <table:table-cell office:value-type="float" office:value="1.0096">
                <text:p>1.00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79">
                <text:p>0.1679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368">
                <text:p>0.1368</text:p>
              </table:table-cell>
              <table:table-cell office:value-type="float" office:value="0.7158">
                <text:p>0.71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53">
                <text:p>0.1353</text:p>
              </table:table-cell>
              <table:table-cell office:value-type="float" office:value="0.5931">
                <text:p>0.5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46">
                <text:p>0.1146</text:p>
              </table:table-cell>
              <table:table-cell office:value-type="float" office:value="0.6334">
                <text:p>0.6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91">
                <text:p>0.0991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327">
                <text:p>0.1327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798">
                <text:p>0.0798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05">
                <text:p>0.1105</text:p>
              </table:table-cell>
              <table:table-cell office:value-type="float" office:value="0.8174">
                <text:p>0.81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442">
                <text:p>0.1442</text:p>
              </table:table-cell>
              <table:table-cell office:value-type="float" office:value="0.8214">
                <text:p>0.8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33">
                <text:p>0.1033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16">
                <text:p>0.1016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361">
                <text:p>0.1361</text:p>
              </table:table-cell>
              <table:table-cell office:value-type="float" office:value="0.8273">
                <text:p>0.82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2">
                <text:p>0.152</text:p>
              </table:table-cell>
              <table:table-cell office:value-type="float" office:value="0.6174">
                <text:p>0.6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332">
                <text:p>0.1332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84">
                <text:p>0.1284</text:p>
              </table:table-cell>
              <table:table-cell office:value-type="float" office:value="1.0776">
                <text:p>1.07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55">
                <text:p>0.1255</text:p>
              </table:table-cell>
              <table:table-cell office:value-type="float" office:value="0.7941">
                <text:p>0.79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173">
                <text:p>0.1173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18">
                <text:p>0.1018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92">
                <text:p>0.1192</text:p>
              </table:table-cell>
              <table:table-cell office:value-type="float" office:value="0.8867">
                <text:p>0.88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72">
                <text:p>0.1272</text:p>
              </table:table-cell>
              <table:table-cell office:value-type="float" office:value="0.8443">
                <text:p>0.84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1">
                <text:p>0.11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46">
                <text:p>0.1046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67">
                <text:p>0.1267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33">
                <text:p>0.0933</text:p>
              </table:table-cell>
              <table:table-cell office:value-type="float" office:value="0.6392">
                <text:p>0.6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009">
                <text:p>0.1009</text:p>
              </table:table-cell>
              <table:table-cell office:value-type="float" office:value="0.7854">
                <text:p>0.78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53">
                <text:p>0.1153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11">
                <text:p>0.1011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53">
                <text:p>0.1153</text:p>
              </table:table-cell>
              <table:table-cell office:value-type="float" office:value="0.6593">
                <text:p>0.65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167">
                <text:p>0.1167</text:p>
              </table:table-cell>
              <table:table-cell office:value-type="float" office:value="1.2021">
                <text:p>1.20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342">
                <text:p>0.134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56">
                <text:p>0.1256</text:p>
              </table:table-cell>
              <table:table-cell office:value-type="float" office:value="0.7535">
                <text:p>0.75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1">
                <text:p>0.111</text:p>
              </table:table-cell>
              <table:table-cell office:value-type="float" office:value="0.6704">
                <text:p>0.67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17">
                <text:p>0.081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879">
                <text:p>0.0879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33">
                <text:p>0.0933</text:p>
              </table:table-cell>
              <table:table-cell office:value-type="float" office:value="0.6356">
                <text:p>0.6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814">
                <text:p>0.0814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22">
                <text:p>0.0722</text:p>
              </table:table-cell>
              <table:table-cell office:value-type="float" office:value="0.9585">
                <text:p>0.9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97">
                <text:p>0.0797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31">
                <text:p>0.1131</text:p>
              </table:table-cell>
              <table:table-cell office:value-type="float" office:value="0.8797">
                <text:p>0.87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26">
                <text:p>0.10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96">
                <text:p>0.1096</text:p>
              </table:table-cell>
              <table:table-cell office:value-type="float" office:value="0.6484">
                <text:p>0.64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272">
                <text:p>0.1272</text:p>
              </table:table-cell>
              <table:table-cell office:value-type="float" office:value="0.9396">
                <text:p>0.93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17">
                <text:p>0.1417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02">
                <text:p>0.1202</text:p>
              </table:table-cell>
              <table:table-cell office:value-type="float" office:value="0.7666">
                <text:p>0.76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077">
                <text:p>0.1077</text:p>
              </table:table-cell>
              <table:table-cell office:value-type="float" office:value="0.6957">
                <text:p>0.69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32">
                <text:p>0.1032</text:p>
              </table:table-cell>
              <table:table-cell office:value-type="float" office:value="0.8211">
                <text:p>0.82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4">
                <text:p>0.094</text:p>
              </table:table-cell>
              <table:table-cell office:value-type="float" office:value="0.9946">
                <text:p>0.99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98">
                <text:p>0.1098</text:p>
              </table:table-cell>
              <table:table-cell office:value-type="float" office:value="0.6871">
                <text:p>0.68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4">
                <text:p>0.104</text:p>
              </table:table-cell>
              <table:table-cell office:value-type="float" office:value="0.5928">
                <text:p>0.59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62">
                <text:p>0.0662</text:p>
              </table:table-cell>
              <table:table-cell office:value-type="float" office:value="0.8217">
                <text:p>0.82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18">
                <text:p>0.081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06">
                <text:p>0.0806</text:p>
              </table:table-cell>
              <table:table-cell office:value-type="float" office:value="0.7621">
                <text:p>0.76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8">
                <text:p>0.078</text:p>
              </table:table-cell>
              <table:table-cell office:value-type="float" office:value="0.6052">
                <text:p>0.60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57">
                <text:p>0.0757</text:p>
              </table:table-cell>
              <table:table-cell office:value-type="float" office:value="0.8294">
                <text:p>0.82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12">
                <text:p>0.0912</text:p>
              </table:table-cell>
              <table:table-cell office:value-type="float" office:value="0.9171">
                <text:p>0.91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9">
                <text:p>0.129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45">
                <text:p>0.1245</text:p>
              </table:table-cell>
              <table:table-cell office:value-type="float" office:value="1.2306">
                <text:p>1.23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34">
                <text:p>0.093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9">
                <text:p>0.079</text:p>
              </table:table-cell>
              <table:table-cell office:value-type="float" office:value="1.0084">
                <text:p>1.00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1">
                <text:p>0.095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63">
                <text:p>0.0763</text:p>
              </table:table-cell>
              <table:table-cell office:value-type="float" office:value="1.1249">
                <text:p>1.1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83">
                <text:p>0.1083</text:p>
              </table:table-cell>
              <table:table-cell office:value-type="float" office:value="0.8267">
                <text:p>0.82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1">
                <text:p>0.071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08">
                <text:p>0.1008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89">
                <text:p>0.0789</text:p>
              </table:table-cell>
              <table:table-cell office:value-type="float" office:value="1.3407">
                <text:p>1.34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934">
                <text:p>0.0934</text:p>
              </table:table-cell>
              <table:table-cell office:value-type="float" office:value="0.7318">
                <text:p>0.73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976">
                <text:p>0.0976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08">
                <text:p>0.1008</text:p>
              </table:table-cell>
              <table:table-cell office:value-type="float" office:value="0.8146">
                <text:p>0.81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909">
                <text:p>0.0909</text:p>
              </table:table-cell>
              <table:table-cell office:value-type="float" office:value="0.7244">
                <text:p>0.72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47">
                <text:p>0.0747</text:p>
              </table:table-cell>
              <table:table-cell office:value-type="float" office:value="0.9328">
                <text:p>0.93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4">
                <text:p>0.064</text:p>
              </table:table-cell>
              <table:table-cell office:value-type="float" office:value="1.0546">
                <text:p>1.05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86">
                <text:p>0.0886</text:p>
              </table:table-cell>
              <table:table-cell office:value-type="float" office:value="0.8655">
                <text:p>0.86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974">
                <text:p>0.0974</text:p>
              </table:table-cell>
              <table:table-cell office:value-type="float" office:value="0.8699">
                <text:p>0.86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751">
                <text:p>0.0751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928">
                <text:p>0.0928</text:p>
              </table:table-cell>
              <table:table-cell office:value-type="float" office:value="0.8155">
                <text:p>0.8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82">
                <text:p>0.0682</text:p>
              </table:table-cell>
              <table:table-cell office:value-type="float" office:value="0.8859">
                <text:p>0.88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48">
                <text:p>0.0648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4">
                <text:p>0.064</text:p>
              </table:table-cell>
              <table:table-cell office:value-type="float" office:value="0.7223">
                <text:p>0.72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4">
                <text:p>0.084</text:p>
              </table:table-cell>
              <table:table-cell office:value-type="float" office:value="0.9165">
                <text:p>0.91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39">
                <text:p>0.073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851">
                <text:p>0.0851</text:p>
              </table:table-cell>
              <table:table-cell office:value-type="float" office:value="0.9205">
                <text:p>0.92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54">
                <text:p>0.0754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21">
                <text:p>0.0721</text:p>
              </table:table-cell>
              <table:table-cell office:value-type="float" office:value="0.6698">
                <text:p>0.6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655">
                <text:p>0.0655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689">
                <text:p>0.0689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73">
                <text:p>0.0873</text:p>
              </table:table-cell>
              <table:table-cell office:value-type="float" office:value="1.2224">
                <text:p>1.22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4">
                <text:p>0.074</text:p>
              </table:table-cell>
              <table:table-cell office:value-type="float" office:value="1.1183">
                <text:p>1.1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11">
                <text:p>0.0711</text:p>
              </table:table-cell>
              <table:table-cell office:value-type="float" office:value="0.9418">
                <text:p>0.94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623">
                <text:p>0.0623</text:p>
              </table:table-cell>
              <table:table-cell office:value-type="float" office:value="1.0045">
                <text:p>1.00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54">
                <text:p>0.0654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55">
                <text:p>0.0755</text:p>
              </table:table-cell>
              <table:table-cell office:value-type="float" office:value="0.6411">
                <text:p>0.64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694">
                <text:p>0.0694</text:p>
              </table:table-cell>
              <table:table-cell office:value-type="float" office:value="0.8151">
                <text:p>0.81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676">
                <text:p>0.0676</text:p>
              </table:table-cell>
              <table:table-cell office:value-type="float" office:value="1.0865">
                <text:p>1.08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76">
                <text:p>0.1076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79">
                <text:p>0.0779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18">
                <text:p>0.0718</text:p>
              </table:table-cell>
              <table:table-cell office:value-type="float" office:value="1.0016">
                <text:p>1.00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12">
                <text:p>0.0712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77">
                <text:p>0.0777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8">
                <text:p>0.078</text:p>
              </table:table-cell>
              <table:table-cell office:value-type="float" office:value="0.8079">
                <text:p>0.80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85">
                <text:p>0.0785</text:p>
              </table:table-cell>
              <table:table-cell office:value-type="float" office:value="0.8852">
                <text:p>0.88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22">
                <text:p>0.1022</text:p>
              </table:table-cell>
              <table:table-cell office:value-type="float" office:value="0.7596">
                <text:p>0.75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79">
                <text:p>0.0679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77">
                <text:p>0.0777</text:p>
              </table:table-cell>
              <table:table-cell office:value-type="float" office:value="0.7789">
                <text:p>0.77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04">
                <text:p>0.0904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97">
                <text:p>0.0597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28">
                <text:p>0.0628</text:p>
              </table:table-cell>
              <table:table-cell office:value-type="float" office:value="0.9723">
                <text:p>0.9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67">
                <text:p>0.0567</text:p>
              </table:table-cell>
              <table:table-cell office:value-type="float" office:value="0.8574">
                <text:p>0.85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52">
                <text:p>0.0652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31">
                <text:p>0.0531</text:p>
              </table:table-cell>
              <table:table-cell office:value-type="float" office:value="0.9465">
                <text:p>0.94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634">
                <text:p>0.0634</text:p>
              </table:table-cell>
              <table:table-cell office:value-type="float" office:value="0.9641">
                <text:p>0.96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59">
                <text:p>0.0659</text:p>
              </table:table-cell>
              <table:table-cell office:value-type="float" office:value="1.1743">
                <text:p>1.17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96">
                <text:p>0.0896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922">
                <text:p>0.0922</text:p>
              </table:table-cell>
              <table:table-cell office:value-type="float" office:value="0.9938">
                <text:p>0.99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36">
                <text:p>0.0736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33">
                <text:p>0.0833</text:p>
              </table:table-cell>
              <table:table-cell office:value-type="float" office:value="0.9735">
                <text:p>0.97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08">
                <text:p>0.0908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65">
                <text:p>0.0765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66">
                <text:p>0.0666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66">
                <text:p>0.0566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88">
                <text:p>0.0688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34">
                <text:p>0.0634</text:p>
              </table:table-cell>
              <table:table-cell office:value-type="float" office:value="0.9326">
                <text:p>0.93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14">
                <text:p>0.0714</text:p>
              </table:table-cell>
              <table:table-cell office:value-type="float" office:value="1.4461">
                <text:p>1.44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219">
                <text:p>0.1219</text:p>
              </table:table-cell>
              <table:table-cell office:value-type="float" office:value="0.9421">
                <text:p>0.94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58">
                <text:p>0.0758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11">
                <text:p>0.0811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19">
                <text:p>0.0519</text:p>
              </table:table-cell>
              <table:table-cell office:value-type="float" office:value="1.0391">
                <text:p>1.03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559">
                <text:p>0.0559</text:p>
              </table:table-cell>
              <table:table-cell office:value-type="float" office:value="1.2585">
                <text:p>1.25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84">
                <text:p>0.0484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93">
                <text:p>0.0393</text:p>
              </table:table-cell>
              <table:table-cell office:value-type="float" office:value="1.0532">
                <text:p>1.05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5">
                <text:p>0.055</text:p>
              </table:table-cell>
              <table:table-cell office:value-type="float" office:value="1.0043">
                <text:p>1.00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771">
                <text:p>0.0771</text:p>
              </table:table-cell>
              <table:table-cell office:value-type="float" office:value="1.0405">
                <text:p>1.04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07">
                <text:p>0.0707</text:p>
              </table:table-cell>
              <table:table-cell office:value-type="float" office:value="0.7607">
                <text:p>0.7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577">
                <text:p>0.0577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56">
                <text:p>0.0456</text:p>
              </table:table-cell>
              <table:table-cell office:value-type="float" office:value="0.8271">
                <text:p>0.82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41">
                <text:p>0.0641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528">
                <text:p>0.0528</text:p>
              </table:table-cell>
              <table:table-cell office:value-type="float" office:value="0.9661">
                <text:p>0.96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32">
                <text:p>0.0432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96">
                <text:p>0.039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44">
                <text:p>0.0944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717">
                <text:p>0.0717</text:p>
              </table:table-cell>
              <table:table-cell office:value-type="float" office:value="0.8168">
                <text:p>0.8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29">
                <text:p>0.0629</text:p>
              </table:table-cell>
              <table:table-cell office:value-type="float" office:value="0.7183">
                <text:p>0.71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14">
                <text:p>0.0414</text:p>
              </table:table-cell>
              <table:table-cell office:value-type="float" office:value="0.7387">
                <text:p>0.73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541">
                <text:p>0.0541</text:p>
              </table:table-cell>
              <table:table-cell office:value-type="float" office:value="0.7074">
                <text:p>0.70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98">
                <text:p>0.0498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8">
                <text:p>0.058</text:p>
              </table:table-cell>
              <table:table-cell office:value-type="float" office:value="1.1422">
                <text:p>1.14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78">
                <text:p>0.0878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76">
                <text:p>0.0676</text:p>
              </table:table-cell>
              <table:table-cell office:value-type="float" office:value="1.0742">
                <text:p>1.07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54">
                <text:p>0.0554</text:p>
              </table:table-cell>
              <table:table-cell office:value-type="float" office:value="0.8653">
                <text:p>0.86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42">
                <text:p>0.0542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65">
                <text:p>0.0365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79">
                <text:p>0.0379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2">
                <text:p>0.042</text:p>
              </table:table-cell>
              <table:table-cell office:value-type="float" office:value="1.0367">
                <text:p>1.0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68">
                <text:p>0.0368</text:p>
              </table:table-cell>
              <table:table-cell office:value-type="float" office:value="0.6277">
                <text:p>0.62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06">
                <text:p>0.0406</text:p>
              </table:table-cell>
              <table:table-cell office:value-type="float" office:value="0.8116">
                <text:p>0.81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82">
                <text:p>0.0382</text:p>
              </table:table-cell>
              <table:table-cell office:value-type="float" office:value="1.0066">
                <text:p>1.00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87">
                <text:p>0.0487</text:p>
              </table:table-cell>
              <table:table-cell office:value-type="float" office:value="0.9752">
                <text:p>0.9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91">
                <text:p>0.0391</text:p>
              </table:table-cell>
              <table:table-cell office:value-type="float" office:value="1.0095">
                <text:p>1.0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29">
                <text:p>0.0429</text:p>
              </table:table-cell>
              <table:table-cell office:value-type="float" office:value="0.8769">
                <text:p>0.87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02">
                <text:p>0.0402</text:p>
              </table:table-cell>
              <table:table-cell office:value-type="float" office:value="0.9696">
                <text:p>0.96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35">
                <text:p>0.0435</text:p>
              </table:table-cell>
              <table:table-cell office:value-type="float" office:value="1.0339">
                <text:p>1.03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6">
                <text:p>0.046</text:p>
              </table:table-cell>
              <table:table-cell office:value-type="float" office:value="1.1311">
                <text:p>1.13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28">
                <text:p>0.0528</text:p>
              </table:table-cell>
              <table:table-cell office:value-type="float" office:value="0.7447">
                <text:p>0.7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19">
                <text:p>0.051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12">
                <text:p>0.0412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88">
                <text:p>0.0488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24">
                <text:p>0.0424</text:p>
              </table:table-cell>
              <table:table-cell office:value-type="float" office:value="0.9541">
                <text:p>0.95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79">
                <text:p>0.0579</text:p>
              </table:table-cell>
              <table:table-cell office:value-type="float" office:value="0.7809">
                <text:p>0.78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52">
                <text:p>0.0352</text:p>
              </table:table-cell>
              <table:table-cell office:value-type="float" office:value="1.0467">
                <text:p>1.04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65">
                <text:p>0.0365</text:p>
              </table:table-cell>
              <table:table-cell office:value-type="float" office:value="0.7407">
                <text:p>0.74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653">
                <text:p>0.0653</text:p>
              </table:table-cell>
              <table:table-cell office:value-type="float" office:value="1.0083">
                <text:p>1.00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4">
                <text:p>0.034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626">
                <text:p>0.0626</text:p>
              </table:table-cell>
              <table:table-cell office:value-type="float" office:value="0.8806">
                <text:p>0.88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25">
                <text:p>0.0425</text:p>
              </table:table-cell>
              <table:table-cell office:value-type="float" office:value="0.7432">
                <text:p>0.74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43">
                <text:p>0.0343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2">
                <text:p>0.0612</text:p>
              </table:table-cell>
              <table:table-cell office:value-type="float" office:value="0.8631">
                <text:p>0.86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509">
                <text:p>0.0509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11">
                <text:p>0.0511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79">
                <text:p>0.0379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87">
                <text:p>0.0487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92">
                <text:p>0.049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88">
                <text:p>0.0488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85">
                <text:p>0.0485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72">
                <text:p>0.0372</text:p>
              </table:table-cell>
              <table:table-cell office:value-type="float" office:value="1.1091">
                <text:p>1.10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33">
                <text:p>0.0633</text:p>
              </table:table-cell>
              <table:table-cell office:value-type="float" office:value="1.0892">
                <text:p>1.08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42">
                <text:p>0.0442</text:p>
              </table:table-cell>
              <table:table-cell office:value-type="float" office:value="1.5357">
                <text:p>1.53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97">
                <text:p>0.0397</text:p>
              </table:table-cell>
              <table:table-cell office:value-type="float" office:value="1.0266">
                <text:p>1.02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18">
                <text:p>0.0218</text:p>
              </table:table-cell>
              <table:table-cell office:value-type="float" office:value="1.4257">
                <text:p>1.42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47">
                <text:p>0.0347</text:p>
              </table:table-cell>
              <table:table-cell office:value-type="float" office:value="1.1545">
                <text:p>1.15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85">
                <text:p>0.0285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319">
                <text:p>0.0319</text:p>
              </table:table-cell>
              <table:table-cell office:value-type="float" office:value="1.1718">
                <text:p>1.17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05">
                <text:p>0.0305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39">
                <text:p>0.039</text:p>
              </table:table-cell>
              <table:table-cell office:value-type="float" office:value="1.3996">
                <text:p>1.39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47">
                <text:p>0.0347</text:p>
              </table:table-cell>
              <table:table-cell office:value-type="float" office:value="1.0579">
                <text:p>1.05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67">
                <text:p>0.0567</text:p>
              </table:table-cell>
              <table:table-cell office:value-type="float" office:value="1.1736">
                <text:p>1.17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74">
                <text:p>0.0574</text:p>
              </table:table-cell>
              <table:table-cell office:value-type="float" office:value="1.3947">
                <text:p>1.39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3">
                <text:p>0.0483</text:p>
              </table:table-cell>
              <table:table-cell office:value-type="float" office:value="1.0654">
                <text:p>1.06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59">
                <text:p>0.0559</text:p>
              </table:table-cell>
              <table:table-cell office:value-type="float" office:value="1.0674">
                <text:p>1.06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44">
                <text:p>0.044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83">
                <text:p>0.0483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54">
                <text:p>0.0554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49">
                <text:p>0.0549</text:p>
              </table:table-cell>
              <table:table-cell office:value-type="float" office:value="1.0759">
                <text:p>1.07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28">
                <text:p>0.0428</text:p>
              </table:table-cell>
              <table:table-cell office:value-type="float" office:value="0.9311">
                <text:p>0.93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544">
                <text:p>0.0544</text:p>
              </table:table-cell>
              <table:table-cell office:value-type="float" office:value="1.1332">
                <text:p>1.1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69">
                <text:p>0.0369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03">
                <text:p>0.0203</text:p>
              </table:table-cell>
              <table:table-cell office:value-type="float" office:value="0.9014">
                <text:p>0.90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89">
                <text:p>0.0289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31">
                <text:p>0.0231</text:p>
              </table:table-cell>
              <table:table-cell office:value-type="float" office:value="0.5774">
                <text:p>0.57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12">
                <text:p>0.0412</text:p>
              </table:table-cell>
              <table:table-cell office:value-type="float" office:value="0.9373">
                <text:p>0.9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94">
                <text:p>0.0394</text:p>
              </table:table-cell>
              <table:table-cell office:value-type="float" office:value="1.0717">
                <text:p>1.07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52">
                <text:p>0.0252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31">
                <text:p>0.0431</text:p>
              </table:table-cell>
              <table:table-cell office:value-type="float" office:value="1.1899">
                <text:p>1.18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05">
                <text:p>0.0305</text:p>
              </table:table-cell>
              <table:table-cell office:value-type="float" office:value="0.9932">
                <text:p>0.99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44">
                <text:p>0.0244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32">
                <text:p>0.032</text:p>
              </table:table-cell>
              <table:table-cell office:value-type="float" office:value="1.1187">
                <text:p>1.11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67">
                <text:p>0.0267</text:p>
              </table:table-cell>
              <table:table-cell office:value-type="float" office:value="1.2583">
                <text:p>1.25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33">
                <text:p>0.0233</text:p>
              </table:table-cell>
              <table:table-cell office:value-type="float" office:value="1.0218">
                <text:p>1.02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51">
                <text:p>0.0251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329">
                <text:p>0.0329</text:p>
              </table:table-cell>
              <table:table-cell office:value-type="float" office:value="1.1398">
                <text:p>1.13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301">
                <text:p>0.0301</text:p>
              </table:table-cell>
              <table:table-cell office:value-type="float" office:value="1.5255">
                <text:p>1.52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44">
                <text:p>0.0244</text:p>
              </table:table-cell>
              <table:table-cell office:value-type="float" office:value="1.0468">
                <text:p>1.04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33">
                <text:p>0.033</text:p>
              </table:table-cell>
              <table:table-cell office:value-type="float" office:value="1.0182">
                <text:p>1.01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42">
                <text:p>0.0242</text:p>
              </table:table-cell>
              <table:table-cell office:value-type="float" office:value="0.9053">
                <text:p>0.90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64">
                <text:p>0.0264</text:p>
              </table:table-cell>
              <table:table-cell office:value-type="float" office:value="0.7505">
                <text:p>0.7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41">
                <text:p>0.0341</text:p>
              </table:table-cell>
              <table:table-cell office:value-type="float" office:value="0.9643">
                <text:p>0.96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337">
                <text:p>0.0337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368">
                <text:p>0.0368</text:p>
              </table:table-cell>
              <table:table-cell office:value-type="float" office:value="1.2308">
                <text:p>1.23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5">
                <text:p>0.025</text:p>
              </table:table-cell>
              <table:table-cell office:value-type="float" office:value="1.4199">
                <text:p>1.41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08">
                <text:p>0.0208</text:p>
              </table:table-cell>
              <table:table-cell office:value-type="float" office:value="1.1305">
                <text:p>1.13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338">
                <text:p>0.0338</text:p>
              </table:table-cell>
              <table:table-cell office:value-type="float" office:value="1.0371">
                <text:p>1.03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75">
                <text:p>0.0275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8">
                <text:p>0.038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26">
                <text:p>0.0226</text:p>
              </table:table-cell>
              <table:table-cell office:value-type="float" office:value="0.9568">
                <text:p>0.95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26">
                <text:p>0.0226</text:p>
              </table:table-cell>
              <table:table-cell office:value-type="float" office:value="1.0365">
                <text:p>1.03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76">
                <text:p>0.0276</text:p>
              </table:table-cell>
              <table:table-cell office:value-type="float" office:value="0.9691">
                <text:p>0.96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335">
                <text:p>0.0335</text:p>
              </table:table-cell>
              <table:table-cell office:value-type="float" office:value="1.3746">
                <text:p>1.37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16">
                <text:p>0.0216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86">
                <text:p>0.0286</text:p>
              </table:table-cell>
              <table:table-cell office:value-type="float" office:value="1.1836">
                <text:p>1.18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364">
                <text:p>0.0364</text:p>
              </table:table-cell>
              <table:table-cell office:value-type="float" office:value="1.1263">
                <text:p>1.12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53">
                <text:p>0.0253</text:p>
              </table:table-cell>
              <table:table-cell office:value-type="float" office:value="1.0437">
                <text:p>1.04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86">
                <text:p>0.0486</text:p>
              </table:table-cell>
              <table:table-cell office:value-type="float" office:value="1.4005">
                <text:p>1.40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459">
                <text:p>0.0459</text:p>
              </table:table-cell>
              <table:table-cell office:value-type="float" office:value="1.1371">
                <text:p>1.13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34">
                <text:p>0.0534</text:p>
              </table:table-cell>
              <table:table-cell office:value-type="float" office:value="1.3792">
                <text:p>1.37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89">
                <text:p>0.0389</text:p>
              </table:table-cell>
              <table:table-cell office:value-type="float" office:value="1.4326">
                <text:p>1.43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305">
                <text:p>0.0305</text:p>
              </table:table-cell>
              <table:table-cell office:value-type="float" office:value="1.3157">
                <text:p>1.3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94">
                <text:p>0.0194</text:p>
              </table:table-cell>
              <table:table-cell office:value-type="float" office:value="1.1588">
                <text:p>1.15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409">
                <text:p>0.040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408">
                <text:p>0.0408</text:p>
              </table:table-cell>
              <table:table-cell office:value-type="float" office:value="1.0873">
                <text:p>1.08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97">
                <text:p>0.0397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354">
                <text:p>0.0354</text:p>
              </table:table-cell>
              <table:table-cell office:value-type="float" office:value="1.3699">
                <text:p>1.36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24">
                <text:p>0.0524</text:p>
              </table:table-cell>
              <table:table-cell office:value-type="float" office:value="1.2031">
                <text:p>1.20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7">
                <text:p>0.057</text:p>
              </table:table-cell>
              <table:table-cell office:value-type="float" office:value="1.0882">
                <text:p>1.08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45">
                <text:p>0.0245</text:p>
              </table:table-cell>
              <table:table-cell office:value-type="float" office:value="1.1883">
                <text:p>1.18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952cm" style:legend-expansion="high" chart:style-name="ch2"/>
        <chart:plot-area chart:style-name="ch3" chart:data-source-has-labels="both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text">
            <chart:categories table:cell-range-address="local-table.$A$2:.$A$6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01" chart:label-cell-address="local-table.$B$1" chart:class="chart:line">
            <chart:data-point chart:repeated="600"/>
          </chart:series>
          <chart:series chart:style-name="ch7" chart:values-cell-range-address="local-table.$C$2:.$C$601" chart:label-cell-address="local-table.$C$1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22">
                <text:p>0.7122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79">
                <text:p>0.4679</text:p>
              </table:table-cell>
              <table:table-cell office:value-type="float" office:value="0.6635">
                <text:p>0.6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13">
                <text:p>0.4713</text:p>
              </table:table-cell>
              <table:table-cell office:value-type="float" office:value="0.6257">
                <text:p>0.6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17">
                <text:p>0.4717</text:p>
              </table:table-cell>
              <table:table-cell office:value-type="float" office:value="0.6138">
                <text:p>0.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">
                <text:p>0.454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36">
                <text:p>0.4736</text:p>
              </table:table-cell>
              <table:table-cell office:value-type="float" office:value="0.5901">
                <text:p>0.5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39">
                <text:p>0.5039</text:p>
              </table:table-cell>
              <table:table-cell office:value-type="float" office:value="0.5732">
                <text:p>0.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21">
                <text:p>0.4521</text:p>
              </table:table-cell>
              <table:table-cell office:value-type="float" office:value="0.5816">
                <text:p>0.5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99">
                <text:p>0.4499</text:p>
              </table:table-cell>
              <table:table-cell office:value-type="float" office:value="0.5391">
                <text:p>0.5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08">
                <text:p>0.4608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46">
                <text:p>0.4646</text:p>
              </table:table-cell>
              <table:table-cell office:value-type="float" office:value="0.5351">
                <text:p>0.5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53">
                <text:p>0.5053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67">
                <text:p>0.4567</text:p>
              </table:table-cell>
              <table:table-cell office:value-type="float" office:value="0.5117">
                <text:p>0.5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37">
                <text:p>0.4537</text:p>
              </table:table-cell>
              <table:table-cell office:value-type="float" office:value="0.5365">
                <text:p>0.5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84">
                <text:p>0.4484</text:p>
              </table:table-cell>
              <table:table-cell office:value-type="float" office:value="0.5247">
                <text:p>0.5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1">
                <text:p>0.4491</text:p>
              </table:table-cell>
              <table:table-cell office:value-type="float" office:value="0.5771">
                <text:p>0.5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16">
                <text:p>0.451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07">
                <text:p>0.4507</text:p>
              </table:table-cell>
              <table:table-cell office:value-type="float" office:value="0.7141">
                <text:p>0.7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22">
                <text:p>0.4422</text:p>
              </table:table-cell>
              <table:table-cell office:value-type="float" office:value="0.5764">
                <text:p>0.5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52">
                <text:p>0.4352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92">
                <text:p>0.4392</text:p>
              </table:table-cell>
              <table:table-cell office:value-type="float" office:value="0.5651">
                <text:p>0.5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09">
                <text:p>0.4309</text:p>
              </table:table-cell>
              <table:table-cell office:value-type="float" office:value="0.6213">
                <text:p>0.6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51">
                <text:p>0.4551</text:p>
              </table:table-cell>
              <table:table-cell office:value-type="float" office:value="0.5206">
                <text:p>0.5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23">
                <text:p>0.4823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43">
                <text:p>0.4543</text:p>
              </table:table-cell>
              <table:table-cell office:value-type="float" office:value="0.5603">
                <text:p>0.5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2">
                <text:p>0.442</text:p>
              </table:table-cell>
              <table:table-cell office:value-type="float" office:value="0.5807">
                <text:p>0.5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97">
                <text:p>0.4397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16">
                <text:p>0.4316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9">
                <text:p>0.4329</text:p>
              </table:table-cell>
              <table:table-cell office:value-type="float" office:value="0.6041">
                <text:p>0.6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79">
                <text:p>0.4479</text:p>
              </table:table-cell>
              <table:table-cell office:value-type="float" office:value="0.4737">
                <text:p>0.4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54">
                <text:p>0.4454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2">
                <text:p>0.432</text:p>
              </table:table-cell>
              <table:table-cell office:value-type="float" office:value="0.4843">
                <text:p>0.4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82">
                <text:p>0.4382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7">
                <text:p>0.4127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53">
                <text:p>0.4253</text:p>
              </table:table-cell>
              <table:table-cell office:value-type="float" office:value="0.6937">
                <text:p>0.6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81">
                <text:p>0.4281</text:p>
              </table:table-cell>
              <table:table-cell office:value-type="float" office:value="0.4484">
                <text:p>0.4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55">
                <text:p>0.4155</text:p>
              </table:table-cell>
              <table:table-cell office:value-type="float" office:value="0.5386">
                <text:p>0.5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49">
                <text:p>0.4249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16">
                <text:p>0.4016</text:p>
              </table:table-cell>
              <table:table-cell office:value-type="float" office:value="0.6563">
                <text:p>0.6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07">
                <text:p>0.4207</text:p>
              </table:table-cell>
              <table:table-cell office:value-type="float" office:value="0.5448">
                <text:p>0.5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89">
                <text:p>0.4189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23">
                <text:p>0.4423</text:p>
              </table:table-cell>
              <table:table-cell office:value-type="float" office:value="0.5723">
                <text:p>0.5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85">
                <text:p>0.4185</text:p>
              </table:table-cell>
              <table:table-cell office:value-type="float" office:value="0.5715">
                <text:p>0.5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84">
                <text:p>0.4384</text:p>
              </table:table-cell>
              <table:table-cell office:value-type="float" office:value="0.5905">
                <text:p>0.5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34">
                <text:p>0.4434</text:p>
              </table:table-cell>
              <table:table-cell office:value-type="float" office:value="0.6158">
                <text:p>0.6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07">
                <text:p>0.4407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1">
                <text:p>0.4271</text:p>
              </table:table-cell>
              <table:table-cell office:value-type="float" office:value="1.2054">
                <text:p>1.2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67">
                <text:p>0.4167</text:p>
              </table:table-cell>
              <table:table-cell office:value-type="float" office:value="3.2573">
                <text:p>3.2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67">
                <text:p>0.4167</text:p>
              </table:table-cell>
              <table:table-cell office:value-type="float" office:value="0.6841">
                <text:p>0.6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49">
                <text:p>0.4149</text:p>
              </table:table-cell>
              <table:table-cell office:value-type="float" office:value="0.6901">
                <text:p>0.6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5">
                <text:p>0.415</text:p>
              </table:table-cell>
              <table:table-cell office:value-type="float" office:value="0.5521">
                <text:p>0.5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82">
                <text:p>0.4082</text:p>
              </table:table-cell>
              <table:table-cell office:value-type="float" office:value="0.7786">
                <text:p>0.7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6">
                <text:p>0.4086</text:p>
              </table:table-cell>
              <table:table-cell office:value-type="float" office:value="0.5644">
                <text:p>0.5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92">
                <text:p>0.3892</text:p>
              </table:table-cell>
              <table:table-cell office:value-type="float" office:value="0.5475">
                <text:p>0.5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71">
                <text:p>0.3871</text:p>
              </table:table-cell>
              <table:table-cell office:value-type="float" office:value="0.5477">
                <text:p>0.5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99">
                <text:p>0.3899</text:p>
              </table:table-cell>
              <table:table-cell office:value-type="float" office:value="0.4549">
                <text:p>0.45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54">
                <text:p>0.3954</text:p>
              </table:table-cell>
              <table:table-cell office:value-type="float" office:value="0.6197">
                <text:p>0.6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23">
                <text:p>0.3823</text:p>
              </table:table-cell>
              <table:table-cell office:value-type="float" office:value="0.6173">
                <text:p>0.6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8">
                <text:p>0.388</text:p>
              </table:table-cell>
              <table:table-cell office:value-type="float" office:value="0.7077">
                <text:p>0.7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12">
                <text:p>0.3912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48">
                <text:p>0.4048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9">
                <text:p>0.3809</text:p>
              </table:table-cell>
              <table:table-cell office:value-type="float" office:value="0.7556">
                <text:p>0.7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18">
                <text:p>0.3818</text:p>
              </table:table-cell>
              <table:table-cell office:value-type="float" office:value="0.5789">
                <text:p>0.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5">
                <text:p>0.3915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7">
                <text:p>0.367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73">
                <text:p>0.3773</text:p>
              </table:table-cell>
              <table:table-cell office:value-type="float" office:value="0.5154">
                <text:p>0.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27">
                <text:p>0.3727</text:p>
              </table:table-cell>
              <table:table-cell office:value-type="float" office:value="0.6854">
                <text:p>0.6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89">
                <text:p>0.3989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61">
                <text:p>0.3861</text:p>
              </table:table-cell>
              <table:table-cell office:value-type="float" office:value="0.8861">
                <text:p>0.8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07">
                <text:p>0.3807</text:p>
              </table:table-cell>
              <table:table-cell office:value-type="float" office:value="0.5404">
                <text:p>0.5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13">
                <text:p>0.3513</text:p>
              </table:table-cell>
              <table:table-cell office:value-type="float" office:value="0.5506">
                <text:p>0.55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5">
                <text:p>0.3555</text:p>
              </table:table-cell>
              <table:table-cell office:value-type="float" office:value="0.5213">
                <text:p>0.52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536">
                <text:p>0.3536</text:p>
              </table:table-cell>
              <table:table-cell office:value-type="float" office:value="0.6684">
                <text:p>0.6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65">
                <text:p>0.3665</text:p>
              </table:table-cell>
              <table:table-cell office:value-type="float" office:value="0.6794">
                <text:p>0.6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21">
                <text:p>0.3621</text:p>
              </table:table-cell>
              <table:table-cell office:value-type="float" office:value="0.5431">
                <text:p>0.5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67">
                <text:p>0.3667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18">
                <text:p>0.3718</text:p>
              </table:table-cell>
              <table:table-cell office:value-type="float" office:value="1.0737">
                <text:p>1.0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9">
                <text:p>0.359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37">
                <text:p>0.3837</text:p>
              </table:table-cell>
              <table:table-cell office:value-type="float" office:value="0.6106">
                <text:p>0.6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71">
                <text:p>0.3571</text:p>
              </table:table-cell>
              <table:table-cell office:value-type="float" office:value="0.4707">
                <text:p>0.4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64">
                <text:p>0.3464</text:p>
              </table:table-cell>
              <table:table-cell office:value-type="float" office:value="0.5686">
                <text:p>0.5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06">
                <text:p>0.3706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48">
                <text:p>0.3548</text:p>
              </table:table-cell>
              <table:table-cell office:value-type="float" office:value="0.6214">
                <text:p>0.6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1">
                <text:p>0.3501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2">
                <text:p>0.3542</text:p>
              </table:table-cell>
              <table:table-cell office:value-type="float" office:value="0.6349">
                <text:p>0.6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15">
                <text:p>0.3615</text:p>
              </table:table-cell>
              <table:table-cell office:value-type="float" office:value="0.4658">
                <text:p>0.4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27">
                <text:p>0.3427</text:p>
              </table:table-cell>
              <table:table-cell office:value-type="float" office:value="0.5804">
                <text:p>0.5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53">
                <text:p>0.3353</text:p>
              </table:table-cell>
              <table:table-cell office:value-type="float" office:value="0.4344">
                <text:p>0.4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63">
                <text:p>0.3563</text:p>
              </table:table-cell>
              <table:table-cell office:value-type="float" office:value="0.5957">
                <text:p>0.5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2">
                <text:p>0.3512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74">
                <text:p>0.3474</text:p>
              </table:table-cell>
              <table:table-cell office:value-type="float" office:value="0.5237">
                <text:p>0.5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66">
                <text:p>0.3266</text:p>
              </table:table-cell>
              <table:table-cell office:value-type="float" office:value="0.8493">
                <text:p>0.8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12">
                <text:p>0.3412</text:p>
              </table:table-cell>
              <table:table-cell office:value-type="float" office:value="0.5832">
                <text:p>0.5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96">
                <text:p>0.3796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75">
                <text:p>0.3575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05">
                <text:p>0.3105</text:p>
              </table:table-cell>
              <table:table-cell office:value-type="float" office:value="0.5925">
                <text:p>0.5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87">
                <text:p>0.308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3">
                <text:p>0.353</text:p>
              </table:table-cell>
              <table:table-cell office:value-type="float" office:value="0.5266">
                <text:p>0.5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71">
                <text:p>0.3271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97">
                <text:p>0.3197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94">
                <text:p>0.3194</text:p>
              </table:table-cell>
              <table:table-cell office:value-type="float" office:value="0.6626">
                <text:p>0.6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087">
                <text:p>0.3087</text:p>
              </table:table-cell>
              <table:table-cell office:value-type="float" office:value="0.5115">
                <text:p>0.5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48">
                <text:p>0.3148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25">
                <text:p>0.3225</text:p>
              </table:table-cell>
              <table:table-cell office:value-type="float" office:value="0.6317">
                <text:p>0.63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13">
                <text:p>0.3213</text:p>
              </table:table-cell>
              <table:table-cell office:value-type="float" office:value="0.6055">
                <text:p>0.6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33">
                <text:p>0.3133</text:p>
              </table:table-cell>
              <table:table-cell office:value-type="float" office:value="0.5578">
                <text:p>0.5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06">
                <text:p>0.3206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32">
                <text:p>0.3232</text:p>
              </table:table-cell>
              <table:table-cell office:value-type="float" office:value="0.6242">
                <text:p>0.62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026">
                <text:p>0.3026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52">
                <text:p>0.3152</text:p>
              </table:table-cell>
              <table:table-cell office:value-type="float" office:value="0.6354">
                <text:p>0.63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55">
                <text:p>0.3255</text:p>
              </table:table-cell>
              <table:table-cell office:value-type="float" office:value="0.6953">
                <text:p>0.69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01">
                <text:p>0.3201</text:p>
              </table:table-cell>
              <table:table-cell office:value-type="float" office:value="0.5662">
                <text:p>0.56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87">
                <text:p>0.3287</text:p>
              </table:table-cell>
              <table:table-cell office:value-type="float" office:value="0.7955">
                <text:p>0.7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63">
                <text:p>0.3163</text:p>
              </table:table-cell>
              <table:table-cell office:value-type="float" office:value="0.4544">
                <text:p>0.45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46">
                <text:p>0.3046</text:p>
              </table:table-cell>
              <table:table-cell office:value-type="float" office:value="0.5755">
                <text:p>0.5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63">
                <text:p>0.3063</text:p>
              </table:table-cell>
              <table:table-cell office:value-type="float" office:value="0.5444">
                <text:p>0.5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31">
                <text:p>0.3031</text:p>
              </table:table-cell>
              <table:table-cell office:value-type="float" office:value="0.6073">
                <text:p>0.60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56">
                <text:p>0.2956</text:p>
              </table:table-cell>
              <table:table-cell office:value-type="float" office:value="0.6795">
                <text:p>0.6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1">
                <text:p>0.341</text:p>
              </table:table-cell>
              <table:table-cell office:value-type="float" office:value="0.5278">
                <text:p>0.5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47">
                <text:p>0.3147</text:p>
              </table:table-cell>
              <table:table-cell office:value-type="float" office:value="0.4839">
                <text:p>0.48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97">
                <text:p>0.3097</text:p>
              </table:table-cell>
              <table:table-cell office:value-type="float" office:value="0.8628">
                <text:p>0.86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1">
                <text:p>0.2841</text:p>
              </table:table-cell>
              <table:table-cell office:value-type="float" office:value="0.6927">
                <text:p>0.69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921">
                <text:p>0.2921</text:p>
              </table:table-cell>
              <table:table-cell office:value-type="float" office:value="0.5198">
                <text:p>0.51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78">
                <text:p>0.2978</text:p>
              </table:table-cell>
              <table:table-cell office:value-type="float" office:value="0.5983">
                <text:p>0.5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57">
                <text:p>0.3157</text:p>
              </table:table-cell>
              <table:table-cell office:value-type="float" office:value="0.6299">
                <text:p>0.62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944">
                <text:p>0.2944</text:p>
              </table:table-cell>
              <table:table-cell office:value-type="float" office:value="0.4486">
                <text:p>0.4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816">
                <text:p>0.2816</text:p>
              </table:table-cell>
              <table:table-cell office:value-type="float" office:value="0.5746">
                <text:p>0.5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16">
                <text:p>0.2916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49">
                <text:p>0.2749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78">
                <text:p>0.2778</text:p>
              </table:table-cell>
              <table:table-cell office:value-type="float" office:value="0.6611">
                <text:p>0.6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02">
                <text:p>0.3102</text:p>
              </table:table-cell>
              <table:table-cell office:value-type="float" office:value="0.7312">
                <text:p>0.7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79">
                <text:p>0.2679</text:p>
              </table:table-cell>
              <table:table-cell office:value-type="float" office:value="1.4109">
                <text:p>1.4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913">
                <text:p>0.2913</text:p>
              </table:table-cell>
              <table:table-cell office:value-type="float" office:value="0.5401">
                <text:p>0.54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774">
                <text:p>0.277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6">
                <text:p>0.266</text:p>
              </table:table-cell>
              <table:table-cell office:value-type="float" office:value="0.6537">
                <text:p>0.65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81">
                <text:p>0.2681</text:p>
              </table:table-cell>
              <table:table-cell office:value-type="float" office:value="0.8838">
                <text:p>0.88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7">
                <text:p>0.277</text:p>
              </table:table-cell>
              <table:table-cell office:value-type="float" office:value="0.6537">
                <text:p>0.6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87">
                <text:p>0.2687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52">
                <text:p>0.2552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46">
                <text:p>0.2846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67">
                <text:p>0.2767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662">
                <text:p>0.2662</text:p>
              </table:table-cell>
              <table:table-cell office:value-type="float" office:value="0.7146">
                <text:p>0.71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78">
                <text:p>0.2978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702">
                <text:p>0.2702</text:p>
              </table:table-cell>
              <table:table-cell office:value-type="float" office:value="0.6516">
                <text:p>0.65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56">
                <text:p>0.2656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04">
                <text:p>0.2704</text:p>
              </table:table-cell>
              <table:table-cell office:value-type="float" office:value="0.5511">
                <text:p>0.5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574">
                <text:p>0.2574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33">
                <text:p>0.2733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22">
                <text:p>0.2422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712">
                <text:p>0.2712</text:p>
              </table:table-cell>
              <table:table-cell office:value-type="float" office:value="0.6135">
                <text:p>0.6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92">
                <text:p>0.249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32">
                <text:p>0.2332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03">
                <text:p>0.2103</text:p>
              </table:table-cell>
              <table:table-cell office:value-type="float" office:value="0.5429">
                <text:p>0.54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84">
                <text:p>0.2084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09">
                <text:p>0.210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5">
                <text:p>0.20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3">
                <text:p>0.203</text:p>
              </table:table-cell>
              <table:table-cell office:value-type="float" office:value="0.5722">
                <text:p>0.5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32">
                <text:p>0.2232</text:p>
              </table:table-cell>
              <table:table-cell office:value-type="float" office:value="0.6049">
                <text:p>0.60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">
                <text:p>0.19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31">
                <text:p>0.1931</text:p>
              </table:table-cell>
              <table:table-cell office:value-type="float" office:value="0.4269">
                <text:p>0.4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78">
                <text:p>0.1878</text:p>
              </table:table-cell>
              <table:table-cell office:value-type="float" office:value="0.5588">
                <text:p>0.5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28">
                <text:p>0.1928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9">
                <text:p>0.209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61">
                <text:p>0.1861</text:p>
              </table:table-cell>
              <table:table-cell office:value-type="float" office:value="0.5453">
                <text:p>0.54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65">
                <text:p>0.2065</text:p>
              </table:table-cell>
              <table:table-cell office:value-type="float" office:value="0.5837">
                <text:p>0.5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04">
                <text:p>0.2004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66">
                <text:p>0.1766</text:p>
              </table:table-cell>
              <table:table-cell office:value-type="float" office:value="0.6238">
                <text:p>0.62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51">
                <text:p>0.1951</text:p>
              </table:table-cell>
              <table:table-cell office:value-type="float" office:value="0.7707">
                <text:p>0.77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41">
                <text:p>0.2041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82">
                <text:p>0.1582</text:p>
              </table:table-cell>
              <table:table-cell office:value-type="float" office:value="0.4955">
                <text:p>0.49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03">
                <text:p>0.1803</text:p>
              </table:table-cell>
              <table:table-cell office:value-type="float" office:value="0.5947">
                <text:p>0.59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68">
                <text:p>0.1868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1">
                <text:p>0.191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49">
                <text:p>0.1849</text:p>
              </table:table-cell>
              <table:table-cell office:value-type="float" office:value="0.6467">
                <text:p>0.6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18">
                <text:p>0.1918</text:p>
              </table:table-cell>
              <table:table-cell office:value-type="float" office:value="0.6252">
                <text:p>0.62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46">
                <text:p>0.1846</text:p>
              </table:table-cell>
              <table:table-cell office:value-type="float" office:value="0.5253">
                <text:p>0.5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8">
                <text:p>0.1768</text:p>
              </table:table-cell>
              <table:table-cell office:value-type="float" office:value="0.5903">
                <text:p>0.59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41">
                <text:p>0.1941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5934">
                <text:p>0.59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78">
                <text:p>0.187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66">
                <text:p>0.1766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65">
                <text:p>0.1865</text:p>
              </table:table-cell>
              <table:table-cell office:value-type="float" office:value="0.5646">
                <text:p>0.56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8">
                <text:p>0.1838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18">
                <text:p>0.1918</text:p>
              </table:table-cell>
              <table:table-cell office:value-type="float" office:value="0.6877">
                <text:p>0.6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7">
                <text:p>0.1857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47">
                <text:p>0.1847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45">
                <text:p>0.1745</text:p>
              </table:table-cell>
              <table:table-cell office:value-type="float" office:value="0.5715">
                <text:p>0.5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04">
                <text:p>0.1904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37">
                <text:p>0.1837</text:p>
              </table:table-cell>
              <table:table-cell office:value-type="float" office:value="0.5997">
                <text:p>0.59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784">
                <text:p>0.1784</text:p>
              </table:table-cell>
              <table:table-cell office:value-type="float" office:value="0.6661">
                <text:p>0.6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84">
                <text:p>0.1684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68">
                <text:p>0.1768</text:p>
              </table:table-cell>
              <table:table-cell office:value-type="float" office:value="0.7499">
                <text:p>0.74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25">
                <text:p>0.1625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04">
                <text:p>0.1804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52">
                <text:p>0.1552</text:p>
              </table:table-cell>
              <table:table-cell office:value-type="float" office:value="0.5849">
                <text:p>0.5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33">
                <text:p>0.1633</text:p>
              </table:table-cell>
              <table:table-cell office:value-type="float" office:value="0.6075">
                <text:p>0.60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74">
                <text:p>0.174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91">
                <text:p>0.1691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19">
                <text:p>0.1919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72">
                <text:p>0.1572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35">
                <text:p>0.1635</text:p>
              </table:table-cell>
              <table:table-cell office:value-type="float" office:value="0.5985">
                <text:p>0.5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846">
                <text:p>0.1846</text:p>
              </table:table-cell>
              <table:table-cell office:value-type="float" office:value="0.6468">
                <text:p>0.6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49">
                <text:p>0.1849</text:p>
              </table:table-cell>
              <table:table-cell office:value-type="float" office:value="0.6208">
                <text:p>0.62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64">
                <text:p>0.1764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08">
                <text:p>0.1608</text:p>
              </table:table-cell>
              <table:table-cell office:value-type="float" office:value="0.6173">
                <text:p>0.61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6">
                <text:p>0.166</text:p>
              </table:table-cell>
              <table:table-cell office:value-type="float" office:value="0.7477">
                <text:p>0.74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66">
                <text:p>0.1566</text:p>
              </table:table-cell>
              <table:table-cell office:value-type="float" office:value="0.6441">
                <text:p>0.64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513">
                <text:p>0.1513</text:p>
              </table:table-cell>
              <table:table-cell office:value-type="float" office:value="0.6313">
                <text:p>0.6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62">
                <text:p>0.1662</text:p>
              </table:table-cell>
              <table:table-cell office:value-type="float" office:value="0.6293">
                <text:p>0.62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515">
                <text:p>0.1515</text:p>
              </table:table-cell>
              <table:table-cell office:value-type="float" office:value="0.5895">
                <text:p>0.58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5">
                <text:p>0.155</text:p>
              </table:table-cell>
              <table:table-cell office:value-type="float" office:value="0.6396">
                <text:p>0.6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41">
                <text:p>0.1441</text:p>
              </table:table-cell>
              <table:table-cell office:value-type="float" office:value="0.5219">
                <text:p>0.52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42">
                <text:p>0.1442</text:p>
              </table:table-cell>
              <table:table-cell office:value-type="float" office:value="0.6363">
                <text:p>0.63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57">
                <text:p>0.1657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94">
                <text:p>0.1794</text:p>
              </table:table-cell>
              <table:table-cell office:value-type="float" office:value="0.6608">
                <text:p>0.6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49">
                <text:p>0.1549</text:p>
              </table:table-cell>
              <table:table-cell office:value-type="float" office:value="0.5021">
                <text:p>0.5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23">
                <text:p>0.1623</text:p>
              </table:table-cell>
              <table:table-cell office:value-type="float" office:value="0.6005">
                <text:p>0.6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832">
                <text:p>0.1832</text:p>
              </table:table-cell>
              <table:table-cell office:value-type="float" office:value="0.7749">
                <text:p>0.77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19">
                <text:p>0.1619</text:p>
              </table:table-cell>
              <table:table-cell office:value-type="float" office:value="0.6226">
                <text:p>0.62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07">
                <text:p>0.1607</text:p>
              </table:table-cell>
              <table:table-cell office:value-type="float" office:value="0.6671">
                <text:p>0.66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21">
                <text:p>0.1621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97">
                <text:p>0.1697</text:p>
              </table:table-cell>
              <table:table-cell office:value-type="float" office:value="0.6836">
                <text:p>0.68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94">
                <text:p>0.1594</text:p>
              </table:table-cell>
              <table:table-cell office:value-type="float" office:value="0.6415">
                <text:p>0.64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2">
                <text:p>0.172</text:p>
              </table:table-cell>
              <table:table-cell office:value-type="float" office:value="0.7309">
                <text:p>0.73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22">
                <text:p>0.1522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3">
                <text:p>0.143</text:p>
              </table:table-cell>
              <table:table-cell office:value-type="float" office:value="0.4384">
                <text:p>0.43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43">
                <text:p>0.1543</text:p>
              </table:table-cell>
              <table:table-cell office:value-type="float" office:value="0.6519">
                <text:p>0.65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98">
                <text:p>0.149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07">
                <text:p>0.1407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84">
                <text:p>0.1584</text:p>
              </table:table-cell>
              <table:table-cell office:value-type="float" office:value="0.7694">
                <text:p>0.76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26">
                <text:p>0.1526</text:p>
              </table:table-cell>
              <table:table-cell office:value-type="float" office:value="0.6263">
                <text:p>0.6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05">
                <text:p>0.1605</text:p>
              </table:table-cell>
              <table:table-cell office:value-type="float" office:value="0.5494">
                <text:p>0.54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96">
                <text:p>0.1596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85">
                <text:p>0.158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94">
                <text:p>0.1694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16">
                <text:p>0.1416</text:p>
              </table:table-cell>
              <table:table-cell office:value-type="float" office:value="0.7231">
                <text:p>0.7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1">
                <text:p>0.151</text:p>
              </table:table-cell>
              <table:table-cell office:value-type="float" office:value="0.6541">
                <text:p>0.6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29">
                <text:p>0.1629</text:p>
              </table:table-cell>
              <table:table-cell office:value-type="float" office:value="0.5745">
                <text:p>0.57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53">
                <text:p>0.1453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42">
                <text:p>0.1342</text:p>
              </table:table-cell>
              <table:table-cell office:value-type="float" office:value="0.9023">
                <text:p>0.9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262">
                <text:p>0.1262</text:p>
              </table:table-cell>
              <table:table-cell office:value-type="float" office:value="0.6831">
                <text:p>0.6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41">
                <text:p>0.1541</text:p>
              </table:table-cell>
              <table:table-cell office:value-type="float" office:value="0.7784">
                <text:p>0.77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05">
                <text:p>0.1505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64">
                <text:p>0.1364</text:p>
              </table:table-cell>
              <table:table-cell office:value-type="float" office:value="0.5541">
                <text:p>0.5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52">
                <text:p>0.1352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58">
                <text:p>0.1658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257">
                <text:p>0.1257</text:p>
              </table:table-cell>
              <table:table-cell office:value-type="float" office:value="0.7099">
                <text:p>0.70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87">
                <text:p>0.1287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398">
                <text:p>0.13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706">
                <text:p>0.1706</text:p>
              </table:table-cell>
              <table:table-cell office:value-type="float" office:value="0.5642">
                <text:p>0.56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84">
                <text:p>0.138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53">
                <text:p>0.1453</text:p>
              </table:table-cell>
              <table:table-cell office:value-type="float" office:value="0.7654">
                <text:p>0.76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68">
                <text:p>0.1668</text:p>
              </table:table-cell>
              <table:table-cell office:value-type="float" office:value="0.6809">
                <text:p>0.68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38">
                <text:p>0.138</text:p>
              </table:table-cell>
              <table:table-cell office:value-type="float" office:value="0.7161">
                <text:p>0.7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59">
                <text:p>0.1359</text:p>
              </table:table-cell>
              <table:table-cell office:value-type="float" office:value="0.6836">
                <text:p>0.68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53">
                <text:p>0.1253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49">
                <text:p>0.1249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32">
                <text:p>0.1332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212">
                <text:p>0.1212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47">
                <text:p>0.1547</text:p>
              </table:table-cell>
              <table:table-cell office:value-type="float" office:value="0.8024">
                <text:p>0.8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19">
                <text:p>0.1419</text:p>
              </table:table-cell>
              <table:table-cell office:value-type="float" office:value="0.6838">
                <text:p>0.68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353">
                <text:p>0.1353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39">
                <text:p>0.1339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86">
                <text:p>0.1286</text:p>
              </table:table-cell>
              <table:table-cell office:value-type="float" office:value="0.5191">
                <text:p>0.51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51">
                <text:p>0.1451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369">
                <text:p>0.1369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85">
                <text:p>0.1385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94">
                <text:p>0.1494</text:p>
              </table:table-cell>
              <table:table-cell office:value-type="float" office:value="0.6239">
                <text:p>0.62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85">
                <text:p>0.1485</text:p>
              </table:table-cell>
              <table:table-cell office:value-type="float" office:value="0.6906">
                <text:p>0.69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3">
                <text:p>0.153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79">
                <text:p>0.1479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56">
                <text:p>0.1456</text:p>
              </table:table-cell>
              <table:table-cell office:value-type="float" office:value="0.6839">
                <text:p>0.68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24">
                <text:p>0.1424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337">
                <text:p>0.1337</text:p>
              </table:table-cell>
              <table:table-cell office:value-type="float" office:value="0.6318">
                <text:p>0.63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67">
                <text:p>0.1567</text:p>
              </table:table-cell>
              <table:table-cell office:value-type="float" office:value="0.6849">
                <text:p>0.6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67">
                <text:p>0.1167</text:p>
              </table:table-cell>
              <table:table-cell office:value-type="float" office:value="0.7104">
                <text:p>0.7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05">
                <text:p>0.1505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8">
                <text:p>0.1288</text:p>
              </table:table-cell>
              <table:table-cell office:value-type="float" office:value="0.7101">
                <text:p>0.71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07">
                <text:p>0.1207</text:p>
              </table:table-cell>
              <table:table-cell office:value-type="float" office:value="0.6837">
                <text:p>0.68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41">
                <text:p>0.14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36">
                <text:p>0.113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381">
                <text:p>0.1381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45">
                <text:p>0.145</text:p>
              </table:table-cell>
              <table:table-cell office:value-type="float" office:value="0.6827">
                <text:p>0.68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44">
                <text:p>0.144</text:p>
              </table:table-cell>
              <table:table-cell office:value-type="float" office:value="0.5749">
                <text:p>0.57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253">
                <text:p>0.125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306">
                <text:p>0.1306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24">
                <text:p>0.124</text:p>
              </table:table-cell>
              <table:table-cell office:value-type="float" office:value="0.6789">
                <text:p>0.67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431">
                <text:p>0.1431</text:p>
              </table:table-cell>
              <table:table-cell office:value-type="float" office:value="0.6542">
                <text:p>0.65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231">
                <text:p>0.1231</text:p>
              </table:table-cell>
              <table:table-cell office:value-type="float" office:value="0.6794">
                <text:p>0.67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22">
                <text:p>0.132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346">
                <text:p>0.1346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37">
                <text:p>0.1437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225">
                <text:p>0.1225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449">
                <text:p>0.1449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498">
                <text:p>0.1498</text:p>
              </table:table-cell>
              <table:table-cell office:value-type="float" office:value="0.6733">
                <text:p>0.67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48">
                <text:p>0.148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95">
                <text:p>0.1295</text:p>
              </table:table-cell>
              <table:table-cell office:value-type="float" office:value="0.6745">
                <text:p>0.67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412">
                <text:p>0.1412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89">
                <text:p>0.1289</text:p>
              </table:table-cell>
              <table:table-cell office:value-type="float" office:value="0.6743">
                <text:p>0.67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414">
                <text:p>0.14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177">
                <text:p>0.1177</text:p>
              </table:table-cell>
              <table:table-cell office:value-type="float" office:value="0.6732">
                <text:p>0.67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01">
                <text:p>0.1301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28">
                <text:p>0.112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363">
                <text:p>0.1363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37">
                <text:p>0.1437</text:p>
              </table:table-cell>
              <table:table-cell office:value-type="float" office:value="0.6681">
                <text:p>0.6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02">
                <text:p>0.1502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56">
                <text:p>0.1456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61">
                <text:p>0.1361</text:p>
              </table:table-cell>
              <table:table-cell office:value-type="float" office:value="0.5561">
                <text:p>0.55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54">
                <text:p>0.1254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98">
                <text:p>0.1298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334">
                <text:p>0.1334</text:p>
              </table:table-cell>
              <table:table-cell office:value-type="float" office:value="0.6683">
                <text:p>0.66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2">
                <text:p>0.1242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54">
                <text:p>0.1454</text:p>
              </table:table-cell>
              <table:table-cell office:value-type="float" office:value="0.6683">
                <text:p>0.6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37">
                <text:p>0.1337</text:p>
              </table:table-cell>
              <table:table-cell office:value-type="float" office:value="0.6322">
                <text:p>0.6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25">
                <text:p>0.1325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39">
                <text:p>0.1439</text:p>
              </table:table-cell>
              <table:table-cell office:value-type="float" office:value="0.6409">
                <text:p>0.6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3">
                <text:p>0.143</text:p>
              </table:table-cell>
              <table:table-cell office:value-type="float" office:value="0.6677">
                <text:p>0.66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7">
                <text:p>0.1267</text:p>
              </table:table-cell>
              <table:table-cell office:value-type="float" office:value="0.6657">
                <text:p>0.66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03">
                <text:p>0.1503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04">
                <text:p>0.1604</text:p>
              </table:table-cell>
              <table:table-cell office:value-type="float" office:value="0.8027">
                <text:p>0.8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78">
                <text:p>0.1478</text:p>
              </table:table-cell>
              <table:table-cell office:value-type="float" office:value="0.6646">
                <text:p>0.66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389">
                <text:p>0.1389</text:p>
              </table:table-cell>
              <table:table-cell office:value-type="float" office:value="0.7188">
                <text:p>0.71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91">
                <text:p>0.1291</text:p>
              </table:table-cell>
              <table:table-cell office:value-type="float" office:value="0.6656">
                <text:p>0.66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04">
                <text:p>0.1204</text:p>
              </table:table-cell>
              <table:table-cell office:value-type="float" office:value="0.9532">
                <text:p>0.9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354">
                <text:p>0.1354</text:p>
              </table:table-cell>
              <table:table-cell office:value-type="float" office:value="0.6669">
                <text:p>0.66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99">
                <text:p>0.1499</text:p>
              </table:table-cell>
              <table:table-cell office:value-type="float" office:value="0.6377">
                <text:p>0.63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297">
                <text:p>0.1297</text:p>
              </table:table-cell>
              <table:table-cell office:value-type="float" office:value="0.6662">
                <text:p>0.66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19">
                <text:p>0.1219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4">
                <text:p>0.164</text:p>
              </table:table-cell>
              <table:table-cell office:value-type="float" office:value="0.6674">
                <text:p>0.66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271">
                <text:p>0.1271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31">
                <text:p>0.1131</text:p>
              </table:table-cell>
              <table:table-cell office:value-type="float" office:value="0.6637">
                <text:p>0.6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98">
                <text:p>0.1298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04">
                <text:p>0.1404</text:p>
              </table:table-cell>
              <table:table-cell office:value-type="float" office:value="0.6629">
                <text:p>0.66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42">
                <text:p>0.1342</text:p>
              </table:table-cell>
              <table:table-cell office:value-type="float" office:value="0.7148">
                <text:p>0.71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56">
                <text:p>0.1256</text:p>
              </table:table-cell>
              <table:table-cell office:value-type="float" office:value="0.6641">
                <text:p>0.66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37">
                <text:p>0.1437</text:p>
              </table:table-cell>
              <table:table-cell office:value-type="float" office:value="0.6657">
                <text:p>0.66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08">
                <text:p>0.1308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67">
                <text:p>0.1367</text:p>
              </table:table-cell>
              <table:table-cell office:value-type="float" office:value="0.6983">
                <text:p>0.69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73">
                <text:p>0.1173</text:p>
              </table:table-cell>
              <table:table-cell office:value-type="float" office:value="0.6725">
                <text:p>0.67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46">
                <text:p>0.1446</text:p>
              </table:table-cell>
              <table:table-cell office:value-type="float" office:value="0.6526">
                <text:p>0.65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73">
                <text:p>0.1273</text:p>
              </table:table-cell>
              <table:table-cell office:value-type="float" office:value="0.6742">
                <text:p>0.67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67">
                <text:p>0.1267</text:p>
              </table:table-cell>
              <table:table-cell office:value-type="float" office:value="0.7873">
                <text:p>0.78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33">
                <text:p>0.1233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69">
                <text:p>0.1269</text:p>
              </table:table-cell>
              <table:table-cell office:value-type="float" office:value="0.5402">
                <text:p>0.54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64">
                <text:p>0.1264</text:p>
              </table:table-cell>
              <table:table-cell office:value-type="float" office:value="0.6761">
                <text:p>0.67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98">
                <text:p>0.1498</text:p>
              </table:table-cell>
              <table:table-cell office:value-type="float" office:value="0.5736">
                <text:p>0.57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11">
                <text:p>0.1411</text:p>
              </table:table-cell>
              <table:table-cell office:value-type="float" office:value="0.6732">
                <text:p>0.67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4">
                <text:p>0.134</text:p>
              </table:table-cell>
              <table:table-cell office:value-type="float" office:value="0.5134">
                <text:p>0.51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296">
                <text:p>0.1296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572">
                <text:p>0.1572</text:p>
              </table:table-cell>
              <table:table-cell office:value-type="float" office:value="0.6555">
                <text:p>0.65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303">
                <text:p>0.1303</text:p>
              </table:table-cell>
              <table:table-cell office:value-type="float" office:value="0.6714">
                <text:p>0.67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284">
                <text:p>0.1284</text:p>
              </table:table-cell>
              <table:table-cell office:value-type="float" office:value="0.7493">
                <text:p>0.7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76">
                <text:p>0.127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82">
                <text:p>0.1282</text:p>
              </table:table-cell>
              <table:table-cell office:value-type="float" office:value="0.5983">
                <text:p>0.5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">
                <text:p>0.14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271">
                <text:p>0.1271</text:p>
              </table:table-cell>
              <table:table-cell office:value-type="float" office:value="0.7666">
                <text:p>0.76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71">
                <text:p>0.1171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25">
                <text:p>0.125</text:p>
              </table:table-cell>
              <table:table-cell office:value-type="float" office:value="0.9154">
                <text:p>0.9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47">
                <text:p>0.124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95">
                <text:p>0.1395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503">
                <text:p>0.1503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275">
                <text:p>0.1275</text:p>
              </table:table-cell>
              <table:table-cell office:value-type="float" office:value="0.7794">
                <text:p>0.77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363">
                <text:p>0.1363</text:p>
              </table:table-cell>
              <table:table-cell office:value-type="float" office:value="0.6763">
                <text:p>0.67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365">
                <text:p>0.1365</text:p>
              </table:table-cell>
              <table:table-cell office:value-type="float" office:value="0.5937">
                <text:p>0.59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84">
                <text:p>0.1184</text:p>
              </table:table-cell>
              <table:table-cell office:value-type="float" office:value="0.6749">
                <text:p>0.67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38">
                <text:p>0.1338</text:p>
              </table:table-cell>
              <table:table-cell office:value-type="float" office:value="0.6308">
                <text:p>0.6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56">
                <text:p>0.1356</text:p>
              </table:table-cell>
              <table:table-cell office:value-type="float" office:value="0.6763">
                <text:p>0.67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6">
                <text:p>0.146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248">
                <text:p>0.1248</text:p>
              </table:table-cell>
              <table:table-cell office:value-type="float" office:value="0.6767">
                <text:p>0.6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268">
                <text:p>0.1268</text:p>
              </table:table-cell>
              <table:table-cell office:value-type="float" office:value="0.6604">
                <text:p>0.66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252">
                <text:p>0.1252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557">
                <text:p>0.1557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247">
                <text:p>0.1247</text:p>
              </table:table-cell>
              <table:table-cell office:value-type="float" office:value="0.6786">
                <text:p>0.67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311">
                <text:p>0.1311</text:p>
              </table:table-cell>
              <table:table-cell office:value-type="float" office:value="0.5854">
                <text:p>0.58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355">
                <text:p>0.1355</text:p>
              </table:table-cell>
              <table:table-cell office:value-type="float" office:value="0.6792">
                <text:p>0.67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27">
                <text:p>0.127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55">
                <text:p>0.1355</text:p>
              </table:table-cell>
              <table:table-cell office:value-type="float" office:value="0.6783">
                <text:p>0.67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93">
                <text:p>0.1193</text:p>
              </table:table-cell>
              <table:table-cell office:value-type="float" office:value="0.5888">
                <text:p>0.58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27">
                <text:p>0.1527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51">
                <text:p>0.1251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47">
                <text:p>0.1247</text:p>
              </table:table-cell>
              <table:table-cell office:value-type="float" office:value="0.6791">
                <text:p>0.67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71">
                <text:p>0.1371</text:p>
              </table:table-cell>
              <table:table-cell office:value-type="float" office:value="0.6854">
                <text:p>0.68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204">
                <text:p>0.1204</text:p>
              </table:table-cell>
              <table:table-cell office:value-type="float" office:value="0.6801">
                <text:p>0.68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441">
                <text:p>0.1441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82">
                <text:p>0.1282</text:p>
              </table:table-cell>
              <table:table-cell office:value-type="float" office:value="0.6784">
                <text:p>0.67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303">
                <text:p>0.1303</text:p>
              </table:table-cell>
              <table:table-cell office:value-type="float" office:value="0.4963">
                <text:p>0.4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274">
                <text:p>0.1274</text:p>
              </table:table-cell>
              <table:table-cell office:value-type="float" office:value="0.6805">
                <text:p>0.6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45">
                <text:p>0.1445</text:p>
              </table:table-cell>
              <table:table-cell office:value-type="float" office:value="0.6993">
                <text:p>0.69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463">
                <text:p>0.1463</text:p>
              </table:table-cell>
              <table:table-cell office:value-type="float" office:value="0.6762">
                <text:p>0.6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3">
                <text:p>0.13</text:p>
              </table:table-cell>
              <table:table-cell office:value-type="float" office:value="0.5093">
                <text:p>0.50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293">
                <text:p>0.1293</text:p>
              </table:table-cell>
              <table:table-cell office:value-type="float" office:value="0.6779">
                <text:p>0.67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32">
                <text:p>0.132</text:p>
              </table:table-cell>
              <table:table-cell office:value-type="float" office:value="0.7704">
                <text:p>0.77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62">
                <text:p>0.1462</text:p>
              </table:table-cell>
              <table:table-cell office:value-type="float" office:value="0.6777">
                <text:p>0.67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228">
                <text:p>0.1228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399">
                <text:p>0.1399</text:p>
              </table:table-cell>
              <table:table-cell office:value-type="float" office:value="0.6781">
                <text:p>0.67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43">
                <text:p>0.1543</text:p>
              </table:table-cell>
              <table:table-cell office:value-type="float" office:value="0.5165">
                <text:p>0.51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358">
                <text:p>0.1358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34">
                <text:p>0.1334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401">
                <text:p>0.1401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476">
                <text:p>0.1476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327">
                <text:p>0.1327</text:p>
              </table:table-cell>
              <table:table-cell office:value-type="float" office:value="0.6773">
                <text:p>0.67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42">
                <text:p>0.142</text:p>
              </table:table-cell>
              <table:table-cell office:value-type="float" office:value="0.6105">
                <text:p>0.61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359">
                <text:p>0.1359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324">
                <text:p>0.1324</text:p>
              </table:table-cell>
              <table:table-cell office:value-type="float" office:value="0.7172">
                <text:p>0.71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407">
                <text:p>0.1407</text:p>
              </table:table-cell>
              <table:table-cell office:value-type="float" office:value="0.6763">
                <text:p>0.67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543">
                <text:p>0.1543</text:p>
              </table:table-cell>
              <table:table-cell office:value-type="float" office:value="0.7086">
                <text:p>0.70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581">
                <text:p>0.1581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25">
                <text:p>0.12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368">
                <text:p>0.1368</text:p>
              </table:table-cell>
              <table:table-cell office:value-type="float" office:value="0.6764">
                <text:p>0.67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218">
                <text:p>0.1218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196">
                <text:p>0.1196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361">
                <text:p>0.1361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421">
                <text:p>0.1421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436">
                <text:p>0.1436</text:p>
              </table:table-cell>
              <table:table-cell office:value-type="float" office:value="0.8186">
                <text:p>0.81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382">
                <text:p>0.1382</text:p>
              </table:table-cell>
              <table:table-cell office:value-type="float" office:value="0.6784">
                <text:p>0.67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34">
                <text:p>0.134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215">
                <text:p>0.1215</text:p>
              </table:table-cell>
              <table:table-cell office:value-type="float" office:value="0.6789">
                <text:p>0.67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473">
                <text:p>0.1473</text:p>
              </table:table-cell>
              <table:table-cell office:value-type="float" office:value="0.6377">
                <text:p>0.63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295">
                <text:p>0.1295</text:p>
              </table:table-cell>
              <table:table-cell office:value-type="float" office:value="0.6784">
                <text:p>0.67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239">
                <text:p>0.1239</text:p>
              </table:table-cell>
              <table:table-cell office:value-type="float" office:value="0.5507">
                <text:p>0.5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224">
                <text:p>0.1224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284">
                <text:p>0.1284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367">
                <text:p>0.1367</text:p>
              </table:table-cell>
              <table:table-cell office:value-type="float" office:value="0.6759">
                <text:p>0.6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288">
                <text:p>0.1288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164">
                <text:p>0.1164</text:p>
              </table:table-cell>
              <table:table-cell office:value-type="float" office:value="0.6757">
                <text:p>0.67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488">
                <text:p>0.1488</text:p>
              </table:table-cell>
              <table:table-cell office:value-type="float" office:value="0.5334">
                <text:p>0.53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259">
                <text:p>0.1259</text:p>
              </table:table-cell>
              <table:table-cell office:value-type="float" office:value="0.6765">
                <text:p>0.67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307">
                <text:p>0.130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156">
                <text:p>0.1156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363">
                <text:p>0.1363</text:p>
              </table:table-cell>
              <table:table-cell office:value-type="float" office:value="0.4414">
                <text:p>0.44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204">
                <text:p>0.1204</text:p>
              </table:table-cell>
              <table:table-cell office:value-type="float" office:value="0.6758">
                <text:p>0.6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235">
                <text:p>0.1235</text:p>
              </table:table-cell>
              <table:table-cell office:value-type="float" office:value="0.4615">
                <text:p>0.46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05">
                <text:p>0.1505</text:p>
              </table:table-cell>
              <table:table-cell office:value-type="float" office:value="0.6746">
                <text:p>0.67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527">
                <text:p>0.1527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317">
                <text:p>0.1317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684">
                <text:p>0.1684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524">
                <text:p>0.1524</text:p>
              </table:table-cell>
              <table:table-cell office:value-type="float" office:value="0.6739">
                <text:p>0.67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349">
                <text:p>0.1349</text:p>
              </table:table-cell>
              <table:table-cell office:value-type="float" office:value="0.6306">
                <text:p>0.63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402">
                <text:p>0.1402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91">
                <text:p>0.1391</text:p>
              </table:table-cell>
              <table:table-cell office:value-type="float" office:value="0.6703">
                <text:p>0.67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188">
                <text:p>0.118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309">
                <text:p>0.1309</text:p>
              </table:table-cell>
              <table:table-cell office:value-type="float" office:value="0.7693">
                <text:p>0.76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414">
                <text:p>0.1414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236">
                <text:p>0.1236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2">
                <text:p>0.152</text:p>
              </table:table-cell>
              <table:table-cell office:value-type="float" office:value="0.6761">
                <text:p>0.67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334">
                <text:p>0.133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347">
                <text:p>0.1347</text:p>
              </table:table-cell>
              <table:table-cell office:value-type="float" office:value="0.6733">
                <text:p>0.67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423">
                <text:p>0.1423</text:p>
              </table:table-cell>
              <table:table-cell office:value-type="float" office:value="0.6645">
                <text:p>0.6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243">
                <text:p>0.1243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491">
                <text:p>0.1491</text:p>
              </table:table-cell>
              <table:table-cell office:value-type="float" office:value="0.6533">
                <text:p>0.65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29">
                <text:p>0.129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44">
                <text:p>0.1544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236">
                <text:p>0.1236</text:p>
              </table:table-cell>
              <table:table-cell office:value-type="float" office:value="0.6737">
                <text:p>0.6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411">
                <text:p>0.1411</text:p>
              </table:table-cell>
              <table:table-cell office:value-type="float" office:value="0.9482">
                <text:p>0.94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308">
                <text:p>0.1308</text:p>
              </table:table-cell>
              <table:table-cell office:value-type="float" office:value="0.6732">
                <text:p>0.67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299">
                <text:p>0.1299</text:p>
              </table:table-cell>
              <table:table-cell office:value-type="float" office:value="0.7239">
                <text:p>0.72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562">
                <text:p>0.1562</text:p>
              </table:table-cell>
              <table:table-cell office:value-type="float" office:value="0.6706">
                <text:p>0.67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452">
                <text:p>0.1452</text:p>
              </table:table-cell>
              <table:table-cell office:value-type="float" office:value="0.8266">
                <text:p>0.82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373">
                <text:p>0.1373</text:p>
              </table:table-cell>
              <table:table-cell office:value-type="float" office:value="0.6717">
                <text:p>0.6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319">
                <text:p>0.1319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131">
                <text:p>0.113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461">
                <text:p>0.1461</text:p>
              </table:table-cell>
              <table:table-cell office:value-type="float" office:value="0.8134">
                <text:p>0.81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268">
                <text:p>0.1268</text:p>
              </table:table-cell>
              <table:table-cell office:value-type="float" office:value="0.6734">
                <text:p>0.67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471">
                <text:p>0.1471</text:p>
              </table:table-cell>
              <table:table-cell office:value-type="float" office:value="0.7411">
                <text:p>0.74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194">
                <text:p>0.1194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353">
                <text:p>0.135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37">
                <text:p>0.1137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463">
                <text:p>0.1463</text:p>
              </table:table-cell>
              <table:table-cell office:value-type="float" office:value="0.5076">
                <text:p>0.50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485">
                <text:p>0.1485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302">
                <text:p>0.1302</text:p>
              </table:table-cell>
              <table:table-cell office:value-type="float" office:value="0.5773">
                <text:p>0.57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361">
                <text:p>0.1361</text:p>
              </table:table-cell>
              <table:table-cell office:value-type="float" office:value="0.6757">
                <text:p>0.67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424">
                <text:p>0.1424</text:p>
              </table:table-cell>
              <table:table-cell office:value-type="float" office:value="0.5845">
                <text:p>0.58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172">
                <text:p>0.1172</text:p>
              </table:table-cell>
              <table:table-cell office:value-type="float" office:value="0.6739">
                <text:p>0.67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453">
                <text:p>0.1453</text:p>
              </table:table-cell>
              <table:table-cell office:value-type="float" office:value="0.6025">
                <text:p>0.6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284">
                <text:p>0.1284</text:p>
              </table:table-cell>
              <table:table-cell office:value-type="float" office:value="0.6734">
                <text:p>0.67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189">
                <text:p>0.1189</text:p>
              </table:table-cell>
              <table:table-cell office:value-type="float" office:value="0.6001">
                <text:p>0.60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32">
                <text:p>0.1432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342">
                <text:p>0.134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316">
                <text:p>0.1316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223">
                <text:p>0.1223</text:p>
              </table:table-cell>
              <table:table-cell office:value-type="float" office:value="0.8317">
                <text:p>0.8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44">
                <text:p>0.1344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267">
                <text:p>0.1267</text:p>
              </table:table-cell>
              <table:table-cell office:value-type="float" office:value="0.8446">
                <text:p>0.84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362">
                <text:p>0.1362</text:p>
              </table:table-cell>
              <table:table-cell office:value-type="float" office:value="0.6742">
                <text:p>0.67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324">
                <text:p>0.1324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103">
                <text:p>0.1103</text:p>
              </table:table-cell>
              <table:table-cell office:value-type="float" office:value="0.6759">
                <text:p>0.67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02">
                <text:p>0.1302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444">
                <text:p>0.1444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01">
                <text:p>0.1301</text:p>
              </table:table-cell>
              <table:table-cell office:value-type="float" office:value="0.6568">
                <text:p>0.65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151">
                <text:p>0.1151</text:p>
              </table:table-cell>
              <table:table-cell office:value-type="float" office:value="0.6743">
                <text:p>0.67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446">
                <text:p>0.1446</text:p>
              </table:table-cell>
              <table:table-cell office:value-type="float" office:value="0.7114">
                <text:p>0.71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212">
                <text:p>0.1212</text:p>
              </table:table-cell>
              <table:table-cell office:value-type="float" office:value="0.6757">
                <text:p>0.67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283">
                <text:p>0.1283</text:p>
              </table:table-cell>
              <table:table-cell office:value-type="float" office:value="0.5903">
                <text:p>0.59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27">
                <text:p>0.1327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27">
                <text:p>0.127</text:p>
              </table:table-cell>
              <table:table-cell office:value-type="float" office:value="0.6074">
                <text:p>0.60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458">
                <text:p>0.1458</text:p>
              </table:table-cell>
              <table:table-cell office:value-type="float" office:value="0.6772">
                <text:p>0.67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303">
                <text:p>0.1303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284">
                <text:p>0.1284</text:p>
              </table:table-cell>
              <table:table-cell office:value-type="float" office:value="0.6776">
                <text:p>0.67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392">
                <text:p>0.1392</text:p>
              </table:table-cell>
              <table:table-cell office:value-type="float" office:value="0.4433">
                <text:p>0.44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379">
                <text:p>0.1379</text:p>
              </table:table-cell>
              <table:table-cell office:value-type="float" office:value="0.6759">
                <text:p>0.67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266">
                <text:p>0.1266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231">
                <text:p>0.1231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383">
                <text:p>0.1383</text:p>
              </table:table-cell>
              <table:table-cell office:value-type="float" office:value="0.9288">
                <text:p>0.92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67">
                <text:p>0.1367</text:p>
              </table:table-cell>
              <table:table-cell office:value-type="float" office:value="0.6747">
                <text:p>0.67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207">
                <text:p>0.1207</text:p>
              </table:table-cell>
              <table:table-cell office:value-type="float" office:value="0.6869">
                <text:p>0.68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373">
                <text:p>0.1373</text:p>
              </table:table-cell>
              <table:table-cell office:value-type="float" office:value="0.6726">
                <text:p>0.67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422">
                <text:p>0.1422</text:p>
              </table:table-cell>
              <table:table-cell office:value-type="float" office:value="0.4724">
                <text:p>0.47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522">
                <text:p>0.1522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32">
                <text:p>0.1132</text:p>
              </table:table-cell>
              <table:table-cell office:value-type="float" office:value="0.7481">
                <text:p>0.74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292">
                <text:p>0.1292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35">
                <text:p>0.135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499">
                <text:p>0.1499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271">
                <text:p>0.1271</text:p>
              </table:table-cell>
              <table:table-cell office:value-type="float" office:value="0.6748">
                <text:p>0.67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485">
                <text:p>0.1485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6">
                <text:p>0.116</text:p>
              </table:table-cell>
              <table:table-cell office:value-type="float" office:value="0.7086">
                <text:p>0.70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289">
                <text:p>0.1289</text:p>
              </table:table-cell>
              <table:table-cell office:value-type="float" office:value="0.6746">
                <text:p>0.67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221">
                <text:p>0.1221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215">
                <text:p>0.1215</text:p>
              </table:table-cell>
              <table:table-cell office:value-type="float" office:value="0.6733">
                <text:p>0.67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407">
                <text:p>0.1407</text:p>
              </table:table-cell>
              <table:table-cell office:value-type="float" office:value="0.6711">
                <text:p>0.67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488">
                <text:p>0.1488</text:p>
              </table:table-cell>
              <table:table-cell office:value-type="float" office:value="0.6722">
                <text:p>0.67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31">
                <text:p>0.13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266">
                <text:p>0.1266</text:p>
              </table:table-cell>
              <table:table-cell office:value-type="float" office:value="0.6746">
                <text:p>0.67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291">
                <text:p>0.1291</text:p>
              </table:table-cell>
              <table:table-cell office:value-type="float" office:value="0.6627">
                <text:p>0.66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56">
                <text:p>0.1256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34">
                <text:p>0.134</text:p>
              </table:table-cell>
              <table:table-cell office:value-type="float" office:value="0.6273">
                <text:p>0.62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355">
                <text:p>0.1355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9">
                <text:p>0.129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453">
                <text:p>0.1453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338">
                <text:p>0.1338</text:p>
              </table:table-cell>
              <table:table-cell office:value-type="float" office:value="0.7179">
                <text:p>0.71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39">
                <text:p>0.1239</text:p>
              </table:table-cell>
              <table:table-cell office:value-type="float" office:value="0.6718">
                <text:p>0.67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433">
                <text:p>0.1433</text:p>
              </table:table-cell>
              <table:table-cell office:value-type="float" office:value="0.7024">
                <text:p>0.70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658">
                <text:p>0.1658</text:p>
              </table:table-cell>
              <table:table-cell office:value-type="float" office:value="0.6685">
                <text:p>0.66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451">
                <text:p>0.145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358">
                <text:p>0.1358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307">
                <text:p>0.130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331">
                <text:p>0.1331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47">
                <text:p>0.1347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496">
                <text:p>0.1496</text:p>
              </table:table-cell>
              <table:table-cell office:value-type="float" office:value="0.6718">
                <text:p>0.67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511">
                <text:p>0.1511</text:p>
              </table:table-cell>
              <table:table-cell office:value-type="float" office:value="0.4261">
                <text:p>0.42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363">
                <text:p>0.1363</text:p>
              </table:table-cell>
              <table:table-cell office:value-type="float" office:value="0.6714">
                <text:p>0.67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188">
                <text:p>0.1188</text:p>
              </table:table-cell>
              <table:table-cell office:value-type="float" office:value="0.7905">
                <text:p>0.79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9">
                <text:p>0.129</text:p>
              </table:table-cell>
              <table:table-cell office:value-type="float" office:value="0.6717">
                <text:p>0.67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51">
                <text:p>0.1251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433">
                <text:p>0.1433</text:p>
              </table:table-cell>
              <table:table-cell office:value-type="float" office:value="0.6709">
                <text:p>0.67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381">
                <text:p>0.1381</text:p>
              </table:table-cell>
              <table:table-cell office:value-type="float" office:value="0.7682">
                <text:p>0.76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332">
                <text:p>0.1332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244">
                <text:p>0.1244</text:p>
              </table:table-cell>
              <table:table-cell office:value-type="float" office:value="0.8638">
                <text:p>0.86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227">
                <text:p>0.1227</text:p>
              </table:table-cell>
              <table:table-cell office:value-type="float" office:value="0.6746">
                <text:p>0.67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9">
                <text:p>0.139</text:p>
              </table:table-cell>
              <table:table-cell office:value-type="float" office:value="0.6689">
                <text:p>0.66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442">
                <text:p>0.1442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204">
                <text:p>0.1204</text:p>
              </table:table-cell>
              <table:table-cell office:value-type="float" office:value="0.6351">
                <text:p>0.63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42">
                <text:p>0.1342</text:p>
              </table:table-cell>
              <table:table-cell office:value-type="float" office:value="0.6735">
                <text:p>0.67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284">
                <text:p>0.1284</text:p>
              </table:table-cell>
              <table:table-cell office:value-type="float" office:value="0.6008">
                <text:p>0.60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262">
                <text:p>0.1262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233">
                <text:p>0.1233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451">
                <text:p>0.1451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89">
                <text:p>0.1189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501">
                <text:p>0.1501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25">
                <text:p>0.1325</text:p>
              </table:table-cell>
              <table:table-cell office:value-type="float" office:value="0.7141">
                <text:p>0.71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37">
                <text:p>0.1337</text:p>
              </table:table-cell>
              <table:table-cell office:value-type="float" office:value="0.6726">
                <text:p>0.67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01">
                <text:p>0.1401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274">
                <text:p>0.1274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63">
                <text:p>0.1363</text:p>
              </table:table-cell>
              <table:table-cell office:value-type="float" office:value="0.7121">
                <text:p>0.71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59">
                <text:p>0.1359</text:p>
              </table:table-cell>
              <table:table-cell office:value-type="float" office:value="0.6734">
                <text:p>0.67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409">
                <text:p>0.1409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233">
                <text:p>0.1233</text:p>
              </table:table-cell>
              <table:table-cell office:value-type="float" office:value="0.6735">
                <text:p>0.67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63">
                <text:p>0.1263</text:p>
              </table:table-cell>
              <table:table-cell office:value-type="float" office:value="0.6697">
                <text:p>0.66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337">
                <text:p>0.1337</text:p>
              </table:table-cell>
              <table:table-cell office:value-type="float" office:value="0.6713">
                <text:p>0.67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82">
                <text:p>0.1382</text:p>
              </table:table-cell>
              <table:table-cell office:value-type="float" office:value="0.7682">
                <text:p>0.76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59">
                <text:p>0.1359</text:p>
              </table:table-cell>
              <table:table-cell office:value-type="float" office:value="0.6715">
                <text:p>0.67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59">
                <text:p>0.159</text:p>
              </table:table-cell>
              <table:table-cell office:value-type="float" office:value="0.6322">
                <text:p>0.63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357">
                <text:p>0.1357</text:p>
              </table:table-cell>
              <table:table-cell office:value-type="float" office:value="0.6717">
                <text:p>0.67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538">
                <text:p>0.1538</text:p>
              </table:table-cell>
              <table:table-cell office:value-type="float" office:value="0.7042">
                <text:p>0.70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128">
                <text:p>0.1128</text:p>
              </table:table-cell>
              <table:table-cell office:value-type="float" office:value="0.6707">
                <text:p>0.67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226">
                <text:p>0.1226</text:p>
              </table:table-cell>
              <table:table-cell office:value-type="float" office:value="0.8249">
                <text:p>0.82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355">
                <text:p>0.1355</text:p>
              </table:table-cell>
              <table:table-cell office:value-type="float" office:value="0.6723">
                <text:p>0.67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42">
                <text:p>0.1442</text:p>
              </table:table-cell>
              <table:table-cell office:value-type="float" office:value="0.6338">
                <text:p>0.63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265">
                <text:p>0.1265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688">
                <text:p>0.1688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241">
                <text:p>0.1241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386">
                <text:p>0.1386</text:p>
              </table:table-cell>
              <table:table-cell office:value-type="float" office:value="0.6243">
                <text:p>0.62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392">
                <text:p>0.1392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16">
                <text:p>0.1416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92">
                <text:p>0.1492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86">
                <text:p>0.1386</text:p>
              </table:table-cell>
              <table:table-cell office:value-type="float" office:value="0.7086">
                <text:p>0.70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304">
                <text:p>0.1304</text:p>
              </table:table-cell>
              <table:table-cell office:value-type="float" office:value="0.6743">
                <text:p>0.67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235">
                <text:p>0.1235</text:p>
              </table:table-cell>
              <table:table-cell office:value-type="float" office:value="0.7417">
                <text:p>0.74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306">
                <text:p>0.130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259">
                <text:p>0.1259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325">
                <text:p>0.1325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35">
                <text:p>0.135</text:p>
              </table:table-cell>
              <table:table-cell office:value-type="float" office:value="0.7503">
                <text:p>0.75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64">
                <text:p>0.1564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96">
                <text:p>0.1496</text:p>
              </table:table-cell>
              <table:table-cell office:value-type="float" office:value="0.7828">
                <text:p>0.78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62">
                <text:p>0.1162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155">
                <text:p>0.1155</text:p>
              </table:table-cell>
              <table:table-cell office:value-type="float" office:value="0.5046">
                <text:p>0.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01">
                <text:p>0.1401</text:p>
              </table:table-cell>
              <table:table-cell office:value-type="float" office:value="0.6743">
                <text:p>0.67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339">
                <text:p>0.1339</text:p>
              </table:table-cell>
              <table:table-cell office:value-type="float" office:value="0.7368">
                <text:p>0.73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4">
                <text:p>0.144</text:p>
              </table:table-cell>
              <table:table-cell office:value-type="float" office:value="0.6739">
                <text:p>0.67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38">
                <text:p>0.1438</text:p>
              </table:table-cell>
              <table:table-cell office:value-type="float" office:value="0.7076">
                <text:p>0.70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622">
                <text:p>0.1622</text:p>
              </table:table-cell>
              <table:table-cell office:value-type="float" office:value="0.6754">
                <text:p>0.67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301">
                <text:p>0.1301</text:p>
              </table:table-cell>
              <table:table-cell office:value-type="float" office:value="0.6171">
                <text:p>0.61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